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7222in" fo:margin-top="0in" fo:margin-bottom="0in" fo:break-before="auto" fo:break-after="auto" table:align="left"/>
    </style:style>
    <style:style style:name="Table1.A" style:family="table-column">
      <style:table-column-properties style:column-width="1.4576in"/>
    </style:style>
    <style:style style:name="Table1.B" style:family="table-column">
      <style:table-column-properties style:column-width="5.04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1.10" style:family="table-row">
      <style:table-row-properties style:min-row-height="0.4375in" fo:keep-together="auto"/>
    </style:style>
    <style:style style:name="Table1.11" style:family="table-row">
      <style:table-row-properties style:min-row-height="5.6438in" fo:keep-together="auto"/>
    </style:style>
    <style:style style:name="Table1.12" style:family="table-row">
      <style:table-row-properties style:min-row-height="8.3021in" fo:keep-together="auto"/>
    </style:style>
    <style:style style:name="Table1.14" style:family="table-row">
      <style:table-row-properties style:min-row-height="0in" fo:keep-together="auto"/>
    </style:style>
    <style:style style:name="Table1.A15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" style:family="table">
      <style:table-properties style:width="7.5208in" fo:margin-left="-0.6701in" fo:margin-top="0in" fo:margin-bottom="0in" fo:break-before="auto" fo:break-after="auto" table:align="left"/>
    </style:style>
    <style:style style:name="Table2.A" style:family="table-column">
      <style:table-column-properties style:column-width="1.3438in"/>
    </style:style>
    <style:style style:name="Table2.B" style:family="table-column">
      <style:table-column-properties style:column-width="6.1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8854in" fo:margin-left="-0.6493in" fo:margin-top="0in" fo:margin-bottom="0in" fo:break-before="auto" fo:break-after="auto" table:align="left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6.5417in"/>
    </style:style>
    <style:style style:name="Table3.1" style:family="table-row">
      <style:table-row-properties style:min-row-height="9.8854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8854in" fo:margin-left="-0.6493in" fo:margin-top="0in" fo:margin-bottom="0in" table:align="left"/>
    </style:style>
    <style:style style:name="Table4.A" style:family="table-column">
      <style:table-column-properties style:column-width="1.3431in"/>
    </style:style>
    <style:style style:name="Table4.B" style:family="table-column">
      <style:table-column-properties style:column-width="6.5417in"/>
    </style:style>
    <style:style style:name="Table4.1" style:family="table-row">
      <style:table-row-properties style:min-row-height="9.885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8.9896in" fo:keep-together="auto"/>
    </style:style>
    <style:style style:name="Table4.B2" style:family="table-cell">
      <style:table-cell-properties style:vertical-align="" fo:background-color="#24292f" fo:padding="0.0694in" fo:border="1pt solid #000000">
        <style:background-image/>
      </style:table-cell-properties>
    </style:style>
    <style:style style:name="Table5" style:family="table">
      <style:table-properties style:width="7.8854in" fo:margin-left="-0.6493in" fo:margin-top="0in" fo:margin-bottom="0in" table:align="left"/>
    </style:style>
    <style:style style:name="Table5.A" style:family="table-column">
      <style:table-column-properties style:column-width="1.3431in"/>
    </style:style>
    <style:style style:name="Table5.B" style:family="table-column">
      <style:table-column-properties style:column-width="6.5417in"/>
    </style:style>
    <style:style style:name="Table5.1" style:family="table-row">
      <style:table-row-properties style:min-row-height="9.8854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5.A5" style:family="table-cell">
      <style:table-cell-properties style:vertical-align="" fo:background-color="#d0e0e3" fo:padding="0.0694in" fo:border="1pt solid #000000">
        <style:background-image/>
      </style:table-cell-properties>
    </style:style>
    <style:style style:name="Table6" style:family="table">
      <style:table-properties style:width="13.9653in" fo:margin-left="0in" fo:margin-top="0in" fo:margin-bottom="0in" table:align="left"/>
    </style:style>
    <style:style style:name="Table6.A" style:family="table-column">
      <style:table-column-properties style:column-width="6.9819in"/>
    </style:style>
    <style:style style:name="Table6.B" style:family="table-column">
      <style:table-column-properties style:column-width="6.9826in"/>
    </style:style>
    <style:style style:name="Table6.1" style:family="table-row">
      <style:table-row-properties style:min-row-height="0.9833in" fo:keep-together="auto"/>
    </style:style>
    <style:style style:name="Table6.A1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7" style:family="table">
      <style:table-properties style:width="7.8854in" fo:margin-left="-0.6493in" fo:margin-top="0in" fo:margin-bottom="0in" table:align="left"/>
    </style:style>
    <style:style style:name="Table7.A" style:family="table-column">
      <style:table-column-properties style:column-width="1.3431in"/>
    </style:style>
    <style:style style:name="Table7.B" style:family="table-column">
      <style:table-column-properties style:column-width="6.5417in"/>
    </style:style>
    <style:style style:name="Table7.1" style:family="table-row">
      <style:table-row-properties style:min-row-height="9.8854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B1" style:family="table-cell">
      <style:table-cell-properties style:vertical-align="" fo:background-color="#24292f" fo:padding="0.0694in" fo:border="1pt solid #000000">
        <style:background-image/>
      </style:table-cell-properties>
    </style:style>
    <style:style style:name="Table8" style:family="table">
      <style:table-properties style:width="7.8854in" fo:margin-left="-0.6493in" fo:margin-top="0in" fo:margin-bottom="0in" table:align="left"/>
    </style:style>
    <style:style style:name="Table8.A" style:family="table-column">
      <style:table-column-properties style:column-width="1.3431in"/>
    </style:style>
    <style:style style:name="Table8.B" style:family="table-column">
      <style:table-column-properties style:column-width="6.5417in"/>
    </style:style>
    <style:style style:name="Table8.1" style:family="table-row">
      <style:table-row-properties style:min-row-height="19.7313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B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9" style:family="table">
      <style:table-properties style:width="7.8542in" fo:margin-left="-0.6806in" fo:margin-top="0in" fo:margin-bottom="0in" fo:break-before="auto" fo:break-after="auto" table:align="left"/>
    </style:style>
    <style:style style:name="Table9.A" style:family="table-column">
      <style:table-column-properties style:column-width="1.4681in"/>
    </style:style>
    <style:style style:name="Table9.B" style:family="table-column">
      <style:table-column-properties style:column-width="6.3854in"/>
    </style:style>
    <style:style style:name="Table9.1" style:family="table-row">
      <style:table-row-properties style:min-row-height="0.925in" fo:keep-together="auto"/>
    </style:style>
    <style:style style:name="Table9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  <style:text-properties fo:color="#24292f" style:font-name="Courier New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line-height="100%" fo:orphans="0" fo:widows="0"/>
      <style:text-properties fo:color="#24292f"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orphans="0" fo:widows="0"/>
      <style:text-properties fo:color="#24292f" fo:font-size="10pt" fo:background-color="#2b2b2b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24292f" fo:font-size="10pt" style:font-size-asian="10pt" style:font-size-complex="10pt" fo:background-color="#ffffff"/>
    </style:style>
    <style:style style:name="P5" style:family="paragraph" style:parent-style-name="Standard">
      <style:paragraph-properties fo:line-height="145%" fo:orphans="0" fo:widows="0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loext:graphic-properties draw:fill="solid" draw:fill-color="#1e1e1e"/>
      <style:paragraph-properties fo:line-height="100%" fo:orphans="0" fo:widows="0" fo:background-color="#1e1e1e"/>
    </style:style>
    <style:style style:name="P9" style:family="paragraph" style:parent-style-name="Standard">
      <style:paragraph-properties fo:line-height="100%" fo:orphans="0" fo:widows="0"/>
      <style:text-properties fo:color="#cc7832" style:font-name="Courier New" fo:font-size="10pt" fo:background-color="#2b2b2b" style:font-name-asian="Courier New1" style:font-size-asian="10pt" style:font-name-complex="Courier New1" style:font-size-complex="10pt"/>
    </style:style>
    <style:style style:name="P10" style:family="paragraph" style:parent-style-name="Standard">
      <loext:graphic-properties draw:fill="solid" draw:fill-color="#1e1e1e"/>
      <style:paragraph-properties fo:line-height="100%" fo:orphans="0" fo:widows="0" fo:background-color="#1e1e1e"/>
      <style:text-properties fo:color="#cc7832" style:font-name="Consolas" fo:font-size="9.5pt" fo:background-color="#2b2b2b" style:font-name-asian="Consolas1" style:font-size-asian="9.5pt" style:font-name-complex="Consolas1" style:font-size-complex="9.5pt"/>
    </style:style>
    <style:style style:name="P11" style:family="paragraph" style:parent-style-name="Standard">
      <loext:graphic-properties draw:fill="solid" draw:fill-color="#1e1e1e"/>
      <style:paragraph-properties fo:line-height="100%" fo:orphans="0" fo:widows="0" fo:background-color="#1e1e1e"/>
      <style:text-properties fo:color="#d4d4d4" style:font-name="Consolas" fo:font-size="9.5pt" style:font-name-asian="Consolas1" style:font-size-asian="9.5pt" style:font-name-complex="Consolas1" style:font-size-complex="9.5pt"/>
    </style:style>
    <style:style style:name="P12" style:family="paragraph" style:parent-style-name="Standard">
      <loext:graphic-properties draw:fill="solid" draw:fill-color="#1e1e1e"/>
      <style:paragraph-properties fo:line-height="133%" fo:orphans="0" fo:widows="0" fo:background-color="#1e1e1e"/>
      <style:text-properties fo:color="#d4d4d4" style:font-name="Consolas" fo:font-size="13.5pt" style:font-name-asian="Consolas1" style:font-size-asian="13.5pt" style:font-name-complex="Consolas1" style:font-size-complex="13.5pt"/>
    </style:style>
    <style:style style:name="P13" style:family="paragraph" style:parent-style-name="Standard">
      <loext:graphic-properties draw:fill="solid" draw:fill-color="#1e1e1e"/>
      <style:paragraph-properties fo:line-height="135%" fo:orphans="0" fo:widows="0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14" style:family="paragraph" style:parent-style-name="Standard">
      <loext:graphic-properties draw:fill="solid" draw:fill-color="#1e1e1e"/>
      <style:paragraph-properties fo:line-height="100%" fo:orphans="0" fo:widows="0" fo:background-color="#1e1e1e"/>
      <style:text-properties fo:color="#a9b7c6" style:font-name="Consolas" fo:font-size="9.5pt" fo:background-color="#2b2b2b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fo:line-height="100%" fo:orphans="0" fo:widows="0"/>
      <style:text-properties fo:color="#a9b7c6" style:font-name="Courier New" fo:font-size="10pt" fo:background-color="#2b2b2b" style:font-name-asian="Courier New1" style:font-size-asian="10pt" style:font-name-complex="Courier New1" style:font-size-complex="10pt"/>
    </style:style>
    <style:style style:name="P16" style:family="paragraph" style:parent-style-name="Standard">
      <loext:graphic-properties draw:fill="solid" draw:fill-color="#1e1e1e"/>
      <style:paragraph-properties fo:line-height="100%" fo:orphans="0" fo:widows="0" fo:background-color="#1e1e1e"/>
      <style:text-properties fo:color="#569cd6" style:font-name="Consolas" fo:font-size="9.5pt" style:font-name-asian="Consolas1" style:font-size-asian="9.5pt" style:font-name-complex="Consolas1" style:font-size-complex="9.5pt"/>
    </style:style>
    <style:style style:name="P17" style:family="paragraph" style:parent-style-name="Standard">
      <style:paragraph-properties fo:line-height="100%" fo:orphans="0" fo:widows="0"/>
      <style:text-properties fo:color="#808080" style:font-name="Courier New" fo:font-size="10pt" fo:background-color="#2b2b2b" style:font-name-asian="Courier New1" style:font-size-asian="10pt" style:font-name-complex="Courier New1" style:font-size-complex="10pt"/>
    </style:style>
    <style:style style:name="P18" style:family="paragraph" style:parent-style-name="Standard">
      <loext:graphic-properties draw:fill="solid" draw:fill-color="#1e1e1e"/>
      <style:paragraph-properties fo:line-height="135%" fo:orphans="0" fo:widows="0" fo:background-color="#1e1e1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4292f"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4292f" style:font-name="Courier New" fo:font-size="9pt" style:font-name-asian="Courier New1" style:font-size-asian="9pt" style:font-name-complex="Courier New1" style:font-size-complex="9pt" fo:background-color="#ffffff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4292f" style:font-name="Courier New" style:font-name-asian="Courier New1" style:font-name-complex="Courier New1" fo:background-color="#ffffff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4292f" style:font-name="Courier New" fo:font-size="8pt" style:font-name-asian="Courier New1" style:font-size-asian="8pt" style:font-name-complex="Courier New1" style:font-size-complex="8pt" fo:background-color="#ffffff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10pt" style:font-name-asian="Courier New1" style:font-size-asian="10pt" style:font-name-complex="Courier New1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 fo:background-color="#ffffff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8pt" style:font-name-asian="Times New Roman1" style:font-size-asian="8pt" style:font-name-complex="Times New Roman1" style:font-size-complex="8pt" fo:background-color="#ffffff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8pt" style:font-name-asian="Times New Roman1" style:font-size-asian="8pt" style:font-name-complex="Times New Roman1" style:font-size-complex="8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cc7832" style:font-name="Courier New" style:font-name-asian="Courier New1" style:font-name-complex="Courier New1"/>
    </style:style>
    <style:style style:name="P31" style:family="paragraph" style:parent-style-name="Standard">
      <style:paragraph-properties fo:margin-top="0in" fo:margin-bottom="0in" loext:contextual-spacing="false" fo:line-height="100%" fo:orphans="0" fo:widows="0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fo:color="#24292f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color="#24292f"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35" style:family="paragraph" style:parent-style-name="Standard" style:master-page-name="Standard">
      <style:paragraph-properties style:page-number="1"/>
    </style:style>
    <style:style style:name="T1" style:family="text">
      <style:text-properties fo:color="#24292f" style:font-name="Consolas" fo:font-size="10pt" style:font-name-asian="Consolas1" style:font-size-asian="10pt" style:font-name-complex="Consolas1" style:font-size-complex="10pt"/>
    </style:style>
    <style:style style:name="T2" style:family="text">
      <style:text-properties fo:color="#24292f" style:font-name="Courier New" fo:font-size="9pt" style:font-name-asian="Courier New1" style:font-size-asian="9pt" style:font-name-complex="Courier New1" style:font-size-complex="9pt" fo:background-color="#ffffff"/>
    </style:style>
    <style:style style:name="T3" style:family="text">
      <style:text-properties fo:color="#24292f" style:font-name="Courier New" fo:font-size="9pt" fo:font-style="italic" style:font-name-asian="Courier New1" style:font-size-asian="9pt" style:font-style-asian="italic" style:font-name-complex="Courier New1" style:font-size-complex="9pt" fo:background-color="#ffffff"/>
    </style:style>
    <style:style style:name="T4" style:family="text">
      <style:text-properties fo:color="#24292f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T5" style:family="text">
      <style:text-properties fo:color="#24292f" style:font-name="Courier New" fo:font-size="10pt" style:font-name-asian="Courier New1" style:font-size-asian="10pt" style:font-name-complex="Courier New1" style:font-size-complex="10pt"/>
    </style:style>
    <style:style style:name="T6" style:family="text">
      <style:text-properties fo:color="#24292f" style:font-name="Courier New" style:font-name-asian="Courier New1" style:font-name-complex="Courier New1" fo:background-color="#ffffff"/>
    </style:style>
    <style:style style:name="T7" style:family="text">
      <style:text-properties fo:color="#24292f" style:font-name="Courier New" style:font-name-asian="Courier New1" style:font-name-complex="Courier New1"/>
    </style:style>
    <style:style style:name="T8" style:family="text">
      <style:text-properties fo:color="#24292f" style:font-name="Courier New" fo:font-size="8pt" style:font-name-asian="Courier New1" style:font-size-asian="8pt" style:font-name-complex="Courier New1" style:font-size-complex="8pt" fo:background-color="#ffffff"/>
    </style:style>
    <style:style style:name="T9" style:family="text">
      <style:text-properties fo:color="#24292f" style:font-name="Courier New" fo:font-size="8pt" fo:font-style="italic" style:font-name-asian="Courier New1" style:font-size-asian="8pt" style:font-style-asian="italic" style:font-name-complex="Courier New1" style:font-size-complex="8pt" fo:background-color="#ffffff"/>
    </style:style>
    <style:style style:name="T10" style:family="text">
      <style:text-properties fo:color="#24292f" style:font-name="Courier New" fo:font-style="italic" style:font-name-asian="Courier New1" style:font-style-asian="italic" style:font-name-complex="Courier New1"/>
    </style:style>
    <style:style style:name="T11" style:family="text">
      <style:text-properties fo:color="#24292f"/>
    </style:style>
    <style:style style:name="T12" style:family="text">
      <style:text-properties fo:color="#24292f" fo:font-size="10pt" fo:background-color="#2b2b2b" loext:char-shading-value="0" style:font-size-asian="10pt" style:font-size-complex="10pt"/>
    </style:style>
    <style:style style:name="T13" style:family="text">
      <style:text-properties fo:color="#24292f" fo:font-size="10pt" style:font-size-asian="10pt" style:font-size-complex="10pt" fo:background-color="#ffffff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9" style:family="text">
      <style:text-properties style:font-name="Courier New" style:font-name-asian="Courier New1" style:font-name-complex="Courier New1" fo:background-color="#ffffff"/>
    </style:style>
    <style:style style:name="T20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1" style:family="text">
      <style:text-properties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2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3" style:family="text">
      <style:text-properties style:font-name="Times New Roman" fo:font-size="8pt" style:font-name-asian="Times New Roman1" style:font-size-asian="8pt" style:font-name-complex="Times New Roman1" style:font-size-complex="8pt" fo:background-color="#ffffff"/>
    </style:style>
    <style:style style:name="T24" style:family="text">
      <style:text-properties fo:background-color="#ffff00"/>
    </style:style>
    <style:style style:name="T25" style:family="text">
      <style:text-properties fo:background-color="#00ffff"/>
    </style:style>
    <style:style style:name="T26" style:family="text">
      <style:text-properties style:text-position="super 58%"/>
    </style:style>
    <style:style style:name="T27" style:family="text">
      <style:text-properties fo:color="#cc7832" style:font-name="Courier New" style:font-name-asian="Courier New1" style:font-name-complex="Courier New1"/>
    </style:style>
    <style:style style:name="T28" style:family="text">
      <style:text-properties fo:color="#cc7832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29" style:family="text">
      <style:text-properties fo:color="#cc7832" style:font-name="Courier New" fo:font-size="10pt" fo:background-color="#24292f" loext:char-shading-value="0" style:font-name-asian="Courier New1" style:font-size-asian="10pt" style:font-name-complex="Courier New1" style:font-size-complex="10pt"/>
    </style:style>
    <style:style style:name="T30" style:family="text">
      <style:text-properties fo:color="#cc7832" style:font-name="Consolas" fo:font-size="9.5pt" fo:background-color="#2b2b2b" loext:char-shading-value="0" style:font-name-asian="Consolas1" style:font-size-asian="9.5pt" style:font-name-complex="Consolas1" style:font-size-complex="9.5pt"/>
    </style:style>
    <style:style style:name="T31" style:family="text">
      <style:text-properties fo:color="#a9b7c6" style:font-name="Courier New" style:font-name-asian="Courier New1" style:font-name-complex="Courier New1"/>
    </style:style>
    <style:style style:name="T32" style:family="text">
      <style:text-properties fo:color="#a9b7c6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33" style:family="text">
      <style:text-properties fo:color="#a9b7c6" style:font-name="Consolas" fo:font-size="9.5pt" fo:background-color="#2b2b2b" loext:char-shading-value="0" style:font-name-asian="Consolas1" style:font-size-asian="9.5pt" style:font-name-complex="Consolas1" style:font-size-complex="9.5pt"/>
    </style:style>
    <style:style style:name="T34" style:family="text">
      <style:text-properties fo:color="#bbb529" style:font-name="Courier New" style:font-name-asian="Courier New1" style:font-name-complex="Courier New1"/>
    </style:style>
    <style:style style:name="T35" style:family="text">
      <style:text-properties fo:color="#bbb529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36" style:family="text">
      <style:text-properties fo:color="#ffc66d" style:font-name="Courier New" style:font-name-asian="Courier New1" style:font-name-complex="Courier New1"/>
    </style:style>
    <style:style style:name="T37" style:family="text">
      <style:text-properties fo:color="#ffc66d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38" style:family="text">
      <style:text-properties fo:color="#ffc66d" style:font-name="Consolas" fo:font-size="9.5pt" fo:background-color="#2b2b2b" loext:char-shading-value="0" style:font-name-asian="Consolas1" style:font-size-asian="9.5pt" style:font-name-complex="Consolas1" style:font-size-complex="9.5pt"/>
    </style:style>
    <style:style style:name="T39" style:family="text">
      <style:text-properties fo:color="#6897bb" style:font-name="Courier New" style:font-name-asian="Courier New1" style:font-name-complex="Courier New1"/>
    </style:style>
    <style:style style:name="T40" style:family="text">
      <style:text-properties fo:color="#6897bb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41" style:family="text">
      <style:text-properties fo:color="#6897bb" style:font-name="Consolas" fo:font-size="9.5pt" fo:background-color="#2b2b2b" loext:char-shading-value="0" style:font-name-asian="Consolas1" style:font-size-asian="9.5pt" style:font-name-complex="Consolas1" style:font-size-complex="9.5pt"/>
    </style:style>
    <style:style style:name="T42" style:family="text">
      <style:text-properties fo:color="#808080" style:font-name="Courier New" style:font-name-asian="Courier New1" style:font-name-complex="Courier New1"/>
    </style:style>
    <style:style style:name="T43" style:family="text">
      <style:text-properties fo:color="#808080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44" style:family="text">
      <style:text-properties fo:color="#569cd6" style:font-name="Consolas" fo:font-size="9.5pt" style:font-name-asian="Consolas1" style:font-size-asian="9.5pt" style:font-name-complex="Consolas1" style:font-size-complex="9.5pt"/>
    </style:style>
    <style:style style:name="T45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46" style:family="text">
      <style:text-properties fo:color="#d4d4d4" style:font-name="Consolas" fo:font-size="9.5pt" style:font-name-asian="Consolas1" style:font-size-asian="9.5pt" style:font-name-complex="Consolas1" style:font-size-complex="9.5pt"/>
    </style:style>
    <style:style style:name="T47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48" style:family="text">
      <style:text-properties fo:color="#4ec9b0" style:font-name="Consolas" fo:font-size="9.5pt" style:font-name-asian="Consolas1" style:font-size-asian="9.5pt" style:font-name-complex="Consolas1" style:font-size-complex="9.5pt"/>
    </style:style>
    <style:style style:name="T49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50" style:family="text">
      <style:text-properties fo:color="#c8c8c8" style:font-name="Consolas" fo:font-size="9.5pt" style:font-name-asian="Consolas1" style:font-size-asian="9.5pt" style:font-name-complex="Consolas1" style:font-size-complex="9.5pt"/>
    </style:style>
    <style:style style:name="T51" style:family="text">
      <style:text-properties fo:color="#7f7f7f" style:font-name="Consolas" fo:font-size="9.5pt" style:font-name-asian="Consolas1" style:font-size-asian="9.5pt" style:font-name-complex="Consolas1" style:font-size-complex="9.5pt"/>
    </style:style>
    <style:style style:name="T52" style:family="text">
      <style:text-properties fo:color="#b4b4b4" style:font-name="Consolas" fo:font-size="9.5pt" style:font-name-asian="Consolas1" style:font-size-asian="9.5pt" style:font-name-complex="Consolas1" style:font-size-complex="9.5pt"/>
    </style:style>
    <style:style style:name="T53" style:family="text">
      <style:text-properties fo:color="#b5cea8" style:font-name="Consolas" fo:font-size="9.5pt" style:font-name-asian="Consolas1" style:font-size-asian="9.5pt" style:font-name-complex="Consolas1" style:font-size-complex="9.5pt"/>
    </style:style>
    <style:style style:name="T54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55" style:family="text">
      <style:text-properties fo:color="#57a64a" style:font-name="Consolas" fo:font-size="9.5pt" style:font-name-asian="Consolas1" style:font-size-asian="9.5pt" style:font-name-complex="Consolas1" style:font-size-complex="9.5pt"/>
    </style:style>
    <style:style style:name="T56" style:family="text">
      <style:text-properties fo:color="#9876aa" style:font-name="Consolas" fo:font-size="9.5pt" fo:background-color="#2b2b2b" loext:char-shading-value="0" style:font-name-asian="Consolas1" style:font-size-asian="9.5pt" style:font-name-complex="Consolas1" style:font-size-complex="9.5pt"/>
    </style:style>
    <style:style style:name="T57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58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59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60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T6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Модуль</text:p>
          </table:table-cell>
          <table:table-cell table:style-name="Table1.A1" office:value-type="string">
            <text:p text:style-name="P19">Ссылка на Git/Код модуля</text:p>
          </table:table-cell>
        </table:table-row>
        <table:table-row table:style-name="Table1.1">
          <table:table-cell table:style-name="Table1.A1" office:value-type="string">
            <text:p text:style-name="P19">Образует ли дополненный красными ребрами граф дополнение исходного…</text:p>
          </table:table-cell>
          <table:table-cell table:style-name="Table1.A1" office:value-type="string">
            <text:p text:style-name="P19"><text:span text:style-name="T1">public class GraphSquare implements GraphProperty {</text:span></text:p>
            <text:p text:style-name="P19"><text:span text:style-name="T1"><text:s text:c="3"/>@Override</text:span></text:p>
            <text:p text:style-name="P19"><text:span text:style-name="T1"><text:s text:c="3"/>public boolean execute(AbstractGraph abstractGraph) {</text:span></text:p>
            <text:p text:style-name="P19"><text:span text:style-name="T1"><text:s text:c="7"/>ArrayList&lt;PrimitiveEdge&gt; primitiveEdges = new ArrayList&lt;&gt;();</text:span></text:p>
            <text:p text:style-name="P20"/>
            <text:p text:style-name="P19"><text:span text:style-name="T1"><text:s text:c="7"/>for (int j = 0; j &lt; abstractGraph.getVertexCount(); j++) {</text:span></text:p>
            <text:p text:style-name="P19"><text:span text:style-name="T1"><text:s text:c="11"/>BFS bfs = new BFS(j, abstractGraph);</text:span></text:p>
            <text:p text:style-name="P19"><text:span text:style-name="T1"><text:s text:c="11"/>bfs.bfs();</text:span></text:p>
            <text:p text:style-name="P19"><text:span text:style-name="T1"><text:s text:c="11"/>for (int i = 0; i &lt; abstractGraph.getVertexCount(); i++) {</text:span></text:p>
            <text:p text:style-name="P19"><text:span text:style-name="T1"><text:s text:c="15"/>if (bfs.pathTo(i) - 1 == 2) {</text:span></text:p>
            <text:p text:style-name="P19"><text:span text:style-name="T1"><text:s text:c="19"/>primitiveEdges.add(new PrimitiveEdge(j, i));</text:span></text:p>
            <text:p text:style-name="P19"><text:span text:style-name="T1"><text:s text:c="15"/>}</text:span></text:p>
            <text:p text:style-name="P19"><text:span text:style-name="T1"><text:s text:c="11"/>}</text:span></text:p>
            <text:p text:style-name="P19"><text:span text:style-name="T1"><text:s text:c="7"/>}</text:span></text:p>
            <text:p text:style-name="P20"/>
            <text:p text:style-name="P19"><text:span text:style-name="T1"><text:s text:c="7"/>int grayEdgeCount = 0;</text:span></text:p>
            <text:p text:style-name="P19"><text:span text:style-name="T1"><text:s text:c="7"/>List&lt;Vertex&gt; vertices = abstractGraph.getVertices();</text:span></text:p>
            <text:p text:style-name="P19"><text:span text:style-name="T1"><text:s text:c="7"/>List&lt;AbstractEdge&gt; answer = new ArrayList&lt;&gt;();</text:span></text:p>
            <text:p text:style-name="P19"><text:span text:style-name="T1"><text:s text:c="7"/>for (int i = 0; i &lt; abstractGraph.getVertexCount(); i++) {</text:span></text:p>
            <text:p text:style-name="P19"><text:span text:style-name="T1"><text:s text:c="8"/>Vertex vertex = vertices.get(i);</text:span></text:p>
            <text:p text:style-name="P19"><text:span text:style-name="T1"><text:s text:c="11"/>for (AbstractEdge abstractEdge: vertex.getEdgeList()) {</text:span></text:p>
            <text:p text:style-name="P19"><text:span text:style-name="T1"><text:s text:c="15"/>if (abstractEdge.getColor() == Color.red) {</text:span></text:p>
            <text:p text:style-name="P19"><text:span text:style-name="T1"><text:s text:c="19"/>answer.add(abstractEdge);</text:span></text:p>
            <text:p text:style-name="P19"><text:span text:style-name="T1"><text:s text:c="15"/>}</text:span></text:p>
            <text:p text:style-name="P19"><text:span text:style-name="T1"><text:s text:c="11"/>}</text:span></text:p>
            <text:p text:style-name="P19"><text:span text:style-name="T1"><text:s text:c="7"/>}</text:span></text:p>
            <text:p text:style-name="P20"/>
            <text:p text:style-name="P19"><text:span text:style-name="T1"><text:s text:c="7"/>if (answer.size() != primitiveEdges.size()) {</text:span></text:p>
            <text:p text:style-name="P19"><text:span text:style-name="T1"><text:s text:c="11"/>return false;</text:span></text:p>
            <text:p text:style-name="P19"><text:span text:style-name="T1"><text:s text:c="7"/>}</text:span></text:p>
            <text:p text:style-name="P20"/>
            <text:p text:style-name="P19"><text:span text:style-name="T1"><text:s text:c="7"/>for (int i = 0; i &lt; answer.size(); i++) {</text:span></text:p>
            <text:p text:style-name="P19"><text:span text:style-name="T1"><text:s text:c="11"/>int v = answer.get(i).getV().getIndex();</text:span></text:p>
            <text:p text:style-name="P19"><text:span text:style-name="T1"><text:s text:c="11"/>int w = answer.get(i).getW().getIndex();</text:span></text:p>
            <text:p text:style-name="P19"><text:span text:style-name="T1"><text:s text:c="11"/>boolean flag = false;</text:span></text:p>
            <text:p text:style-name="P19"><text:span text:style-name="T1"><text:s text:c="11"/>for (int j = 0; j &lt; answer.size(); j++) {</text:span></text:p>
            <text:p text:style-name="P19"><text:span text:style-name="T1"><text:s text:c="15"/>int from = primitiveEdges.get(j).getFrom();</text:span></text:p>
            <text:p text:style-name="P19"><text:span text:style-name="T1"><text:s text:c="15"/>int to = primitiveEdges.get(j).getTo();</text:span></text:p>
            <text:p text:style-name="P19"><text:span text:style-name="T1"><text:s text:c="15"/>if (((v == from &amp;&amp; w == to) || (v == to &amp;&amp; w == from))) {</text:span></text:p>
            <text:p text:style-name="P19"><text:span text:style-name="T1"><text:s text:c="19"/>flag = true;</text:span></text:p>
            <text:p text:style-name="P19"><text:span text:style-name="T1"><text:s text:c="15"/>}</text:span></text:p>
            <text:p text:style-name="P19"><text:span text:style-name="T1"><text:s text:c="11"/>}</text:span></text:p>
            <text:p text:style-name="P19"><text:span text:style-name="T1"><text:s text:c="11"/>if (!flag) {</text:span></text:p>
            <text:p text:style-name="P19"><text:span text:style-name="T1"><text:s text:c="15"/>return false;</text:span></text:p>
            <text:p text:style-name="P19"><text:span text:style-name="T1"><text:s text:c="11"/>}</text:span></text:p>
            <text:p text:style-name="P19"><text:span text:style-name="T1"><text:s text:c="7"/>}</text:span></text:p>
            <text:p text:style-name="P19"><text:span text:style-name="T1"><text:s text:c="7"/>return true;</text:span></text:p>
            <text:p text:style-name="P19"><text:span text:style-name="T1"><text:s text:c="3"/>}</text:span></text:p>
            <text:p text:style-name="P5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19">5 (отношение строгого линейного порядка)</text:p>
            <text:p text:style-name="P19">17 (трёхсвязность графа)</text:p>
            <text:p text:style-name="P19">21 (является ли граф полным)</text:p>
            <text:p text:style-name="P19">25 (сумма степеней вершин)</text:p>
            <text:p text:style-name="P19">57 (наличие изолированной вершины)</text:p>
            <text:p text:style-name="P19">85 (является ли граф ориентированным деревом)</text:p>
            <text:p text:style-name="P19"/>
          </table:table-cell>
          <table:table-cell table:style-name="Table1.A1" office:value-type="string">
            <text:p text:style-name="P19"><text:a xlink:type="simple" xlink:href="https://github.com/osiptsoff/GraphSystemPlugins" text:style-name="ListLabel_20_1" text:visited-style-name="ListLabel_20_1"><text:span text:style-name="T14">Гитхаб</text:span></text:a></text:p>
          </table:table-cell>
        </table:table-row>
        <table:table-row table:style-name="Table1.1">
          <table:table-cell table:style-name="Table1.A1" office:value-type="string">
            <text:p text:style-name="P19">13 Образуют ли помеченные натуральными числами рёбра вершины …</text:p>
          </table:table-cell>
          <table:table-cell table:style-name="Table1.A1" office:value-type="string">
            <text:p text:style-name="P19"><text:span text:style-name="T15">public class HamiltonPath implements GraphProperty {</text:span></text:p>
            <text:p text:style-name="P19"><text:span text:style-name="T15"><text:s text:c="4"/>@Override</text:span></text:p>
            <text:p text:style-name="P19"><text:span text:style-name="T15"><text:s text:c="4"/>public boolean execute(AbstractGraph abstractGraph) {</text:span></text:p>
            <text:p text:style-name="P19"><text:span text:style-name="T15"><text:s text:c="8"/>ArrayList&lt;Vertex&gt; sortedVertecies = new ArrayList&lt;&gt;();</text:span></text:p>
            <text:p text:style-name="P24"/>
            <text:p text:style-name="P19"><text:span text:style-name="T15"><text:s text:c="8"/>for(Vertex v : abstractGraph.getVertices()){</text:span></text:p>
            <text:p text:style-name="P19"><text:span text:style-name="T15"><text:s text:c="12"/>if(isNumeric(v.getLabel())){</text:span></text:p>
            <text:p text:style-name="P19"><text:span text:style-name="T15"><text:s text:c="16"/>sortedVertecies.add(v);</text:span></text:p>
            <text:p text:style-name="P19"><text:span text:style-name="T15"><text:s text:c="12"/>}</text:span></text:p>
            <text:p text:style-name="P19"><text:span text:style-name="T15"><text:s text:c="12"/>else{</text:span></text:p>
            <text:p text:style-name="P19"><text:span text:style-name="T15"><text:s text:c="16"/>return false;</text:span></text:p>
            <text:p text:style-name="P19"><text:span text:style-name="T15"><text:s text:c="12"/>}</text:span></text:p>
            <text:p text:style-name="P19"><text:span text:style-name="T15"><text:s text:c="8"/>}</text:span></text:p>
            <text:p text:style-name="P19"><text:span text:style-name="T15"><text:s text:c="8"/>sortedVertecies.sort((Vertex v1, Vertex v2)</text:span></text:p>
            <text:p text:style-name="P19"><text:span text:style-name="T15"><text:s text:c="16"/>-&gt; Integer.compare(Integer.valueOf(v1.getLabel()), Integer.valueOf(v2.getLabel())));</text:span></text:p>
            <text:p text:style-name="P24"/>
            <text:p text:style-name="P19"><text:span text:style-name="T15"><text:s text:c="8"/>Vertex previousVertex = null;</text:span></text:p>
            <text:p text:style-name="P19"><text:span text:style-name="T15"><text:s text:c="8"/>for(Vertex v : sortedVertecies){</text:span></text:p>
            <text:p text:style-name="P19"><text:span text:style-name="T15"><text:s text:c="12"/>if(previousVertex != null){</text:span></text:p>
            <text:p text:style-name="P19"><text:span text:style-name="T15"><text:s text:c="16"/>if(!edgeExists(previousVertex, v)) {</text:span></text:p>
            <text:p text:style-name="P19"><text:span text:style-name="T15"><text:s text:c="20"/>return false;</text:span></text:p>
            <text:p text:style-name="P19"><text:span text:style-name="T15"><text:s text:c="16"/>}</text:span></text:p>
            <text:p text:style-name="P19"><text:span text:style-name="T15"><text:s text:c="12"/>}</text:span></text:p>
            <text:p text:style-name="P19"><text:span text:style-name="T15"><text:s text:c="12"/>previousVertex = v;</text:span></text:p>
            <text:p text:style-name="P19"><text:span text:style-name="T15"><text:s text:c="8"/>}</text:span></text:p>
            <text:p text:style-name="P24"/>
            <text:p text:style-name="P19"><text:span text:style-name="T15"><text:s text:c="8"/>return true;</text:span></text:p>
            <text:p text:style-name="P19"><text:span text:style-name="T15"><text:s text:c="4"/>}</text:span></text:p>
            <text:p text:style-name="P19"><text:span text:style-name="T15"><text:s text:c="4"/>static private boolean edgeExists(Vertex v1, Vertex v2){</text:span></text:p>
            <text:p text:style-name="P19"><text:span text:style-name="T15"><text:s text:c="8"/>for(AbstractEdge e : v1.getEdgeList()){</text:span></text:p>
            <text:p text:style-name="P19"><text:span text:style-name="T15"><text:s text:c="12"/>if(e.getW() == v2)</text:span></text:p>
            <text:p text:style-name="P19"><text:span text:style-name="T15"><text:s text:c="16"/>return true;</text:span></text:p>
            <text:p text:style-name="P19"><text:span text:style-name="T15"><text:s text:c="8"/>}</text:span></text:p>
            <text:p text:style-name="P19"><text:span text:style-name="T15"><text:s text:c="8"/>return false;</text:span></text:p>
            <text:p text:style-name="P19"><text:span text:style-name="T15"><text:s text:c="4"/>}</text:span></text:p>
            <text:p text:style-name="P19"><text:span text:style-name="T15"><text:s text:c="4"/>private static boolean isNumeric(String strNum) {</text:span></text:p>
            <text:p text:style-name="P19"><text:span text:style-name="T15"><text:s text:c="8"/>if (strNum == null) {</text:span></text:p>
            <text:p text:style-name="P19"><text:span text:style-name="T15"><text:s text:c="12"/>return false;</text:span></text:p>
            <text:p text:style-name="P19"><text:span text:style-name="T15"><text:s text:c="8"/>}</text:span></text:p>
            <text:p text:style-name="P19"><text:span text:style-name="T15"><text:s text:c="8"/>try {</text:span></text:p>
            <text:p text:style-name="P19"><text:span text:style-name="T15"><text:s text:c="12"/>double d = Double.parseDouble(strNum);</text:span></text:p>
            <text:p text:style-name="P19"><text:span text:style-name="T15"><text:s text:c="8"/>} catch (NumberFormatException nfe) {</text:span></text:p>
            <text:p text:style-name="P19"><text:span text:style-name="T15"><text:s text:c="12"/>return false;</text:span></text:p>
            <text:p text:style-name="P19"><text:span text:style-name="T15"><text:s text:c="8"/>}</text:span></text:p>
            <text:p text:style-name="P19"><text:span text:style-name="T15"><text:s text:c="8"/>return true;</text:span></text:p>
            <text:p text:style-name="P19"><text:span text:style-name="T15"><text:s text:c="4"/>}</text:span></text:p>
            <text:p text:style-name="P19"><text:span text:style-name="T15">}</text:span></text:p>
          </table:table-cell>
        </table:table-row>
        <table:table-row table:style-name="Table1.1">
          <table:table-cell table:style-name="Table1.A1" office:value-type="string">
            <text:p text:style-name="P19"/>
            <text:p text:style-name="P19">26 - Найти число вершин чётной степени в неориентированном графе</text:p>
          </table:table-cell>
          <table:table-cell table:style-name="Table1.A1" office:value-type="string">
            <text:p text:style-name="P19"/>
            <text:p text:style-name="P19"><text:span text:style-name="T16">public class VertexEvenCount implements GraphCharacteristic {</text:span></text:p>
            <text:p text:style-name="P19"><text:span text:style-name="T16"><text:s text:c="4"/>@Override</text:span></text:p>
            <text:p text:style-name="P19"><text:span text:style-name="T16"><text:s text:c="4"/>public Integer execute(AbstractGraph abstractGraph){</text:span></text:p>
            <text:p text:style-name="P19"><text:span text:style-name="T16"><text:s text:c="8"/>int count = 0;</text:span></text:p>
            <text:p text:style-name="P19"><text:span text:style-name="T16"><text:s text:c="8"/>int c = 0;</text:span></text:p>
            <text:p text:style-name="P19"><text:span text:style-name="T16"><text:s text:c="8"/>List&lt;Vertex&gt; vertices = abstractGraph.getVertices();</text:span></text:p>
            <text:p text:style-name="P19"><text:span text:style-name="T16"><text:s text:c="8"/>for(int i = 0; i &lt; abstractGraph.getVertexCount(); i++)</text:span></text:p>
            <text:p text:style-name="P19"><text:span text:style-name="T16"><text:s text:c="8"/>{</text:span></text:p>
            <text:p text:style-name="P19"><text:span text:style-name="T16"><text:s text:c="12"/>Vertex vertex;</text:span></text:p>
            <text:p text:style-name="P19"><text:span text:style-name="T16"><text:s text:c="12"/>vertex = vertices.get(i);</text:span></text:p>
            <text:p text:style-name="P19"><text:span text:style-name="T16"><text:s text:c="12"/>c = vertex.getEdgeList().size();</text:span></text:p>
            <text:p text:style-name="P19"><text:span text:style-name="T16"><text:s text:c="12"/>if(c % 2 == 0)</text:span></text:p>
            <text:p text:style-name="P19"><text:span text:style-name="T16"><text:s text:c="12"/>{</text:span></text:p>
            <text:p text:style-name="P19"><text:span text:style-name="T16"><text:s text:c="16"/>count += 1;</text:span></text:p>
            <text:p text:style-name="P19"><text:span text:style-name="T16"><text:s text:c="12"/>}</text:span></text:p>
            <text:p text:style-name="P19"><text:span text:style-name="T16"><text:s text:c="8"/>}</text:span></text:p>
            <text:p text:style-name="P19"><text:span text:style-name="T16"><text:s text:c="8"/>return count;</text:span></text:p>
            <text:p text:style-name="P19"><text:span text:style-name="T16"><text:s text:c="4"/>}</text:span></text:p>
            <text:p text:style-name="P19"><text:span text:style-name="T16">}</text:span></text:p>
            <text:p text:style-name="P19"/>
            <text:p text:style-name="P19"/>
          </table:table-cell>
        </table:table-row>
        <table:table-row table:style-name="Table1.1">
          <table:table-cell table:style-name="Table1.A6" office:value-type="string">
            <text:p text:style-name="P7">97-Образуют ли центр неориентированного графа отмеченные вершины</text:p>
          </table:table-cell>
          <table:table-cell table:style-name="Table1.A1" office:value-type="string">
            <text:p text:style-name="P19">https://github.com/IceFroggit/algebra-clqm/tree/master/%D0%9A%D0%BE%D0%BB%D0%BB%D0%BE%D0%BA%D0%B2%D0%B8%D1%83%D0%BC%202021</text:p>
          </table:table-cell>
        </table:table-row>
        <table:table-row table:style-name="Table1.1">
          <table:table-cell table:style-name="Table1.A1" office:value-type="string">
            <text:p text:style-name="P19">15 - Является ли построенный неориентированный граф лесом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1.A1" office:value-type="string">
            <text:p text:style-name="P19"/>
            <text:p text:style-name="P19"><text:span text:style-name="T2">import com.mathsystem.graphapi.AbstractGraph;</text:span></text:p>
            <text:p text:style-name="P19"><text:span text:style-name="T2">import com.mathsystem.graphapi.Vertex;</text:span></text:p>
            <text:p text:style-name="P19"><text:span text:style-name="T2">import com.mathsystem.plugin.GraphProperty;</text:span></text:p>
            <text:p text:style-name="P21"/>
            <text:p text:style-name="P19"><text:span text:style-name="T2">import ForestСheck.BFS;</text:span></text:p>
            <text:p text:style-name="P21"/>
            <text:p text:style-name="P19"><text:span text:style-name="T2">public class ForestСheck implements GraphProperty {</text:span></text:p>
            <text:p text:style-name="P19"><text:span text:style-name="T2"><text:s text:c="3"/>@Override</text:span></text:p>
            <text:p text:style-name="P19"><text:span text:style-name="T2"><text:s text:c="3"/>public boolean execute(AbstractGraph abstractGraph) {</text:span></text:p>
            <text:p text:style-name="P21"/>
            <text:p text:style-name="P19"><text:span text:style-name="T2"><text:s text:c="7"/>int ver = abstractGraph.getVertexCount();</text:span></text:p>
            <text:p text:style-name="P19"><text:span text:style-name="T2"><text:s text:c="7"/>int k = 1;</text:span></text:p>
            <text:p text:style-name="P19"><text:span text:style-name="T2"><text:s text:c="7"/>int check = 1;</text:span></text:p>
            <text:p text:style-name="P21"/>
            <text:p text:style-name="P19"><text:span text:style-name="T2"><text:s text:c="7"/>int[] arr_ver = new int[ver];</text:span></text:p>
            <text:p text:style-name="P19"><text:span text:style-name="T2"><text:s text:c="7"/>for (int i = 0; i &lt; ver;i++){</text:span></text:p>
            <text:p text:style-name="P19"><text:span text:style-name="T2"><text:s text:c="11"/>arr_ver[i] = 1;</text:span></text:p>
            <text:p text:style-name="P19"><text:span text:style-name="T2"><text:s text:c="7"/>}</text:span></text:p>
            <text:p text:style-name="P21"/>
            <text:p text:style-name="P19"><text:span text:style-name="T2"><text:s text:c="7"/>int[] arr_ver3 = new int[ver];</text:span></text:p>
            <text:p text:style-name="P19"><text:span text:style-name="T2"><text:s text:c="7"/>for (int i = 0; i &lt; ver;i++){</text:span></text:p>
            <text:p text:style-name="P19"><text:span text:style-name="T2"><text:s text:c="11"/>arr_ver3[i] = i;</text:span></text:p>
            <text:p text:style-name="P19"><text:span text:style-name="T2"><text:s text:c="7"/>}</text:span></text:p>
            <text:p text:style-name="P21"/>
            <text:p text:style-name="P19"><text:span text:style-name="T2"><text:s text:c="7"/>int[] arr_ver2 = new int[ver*2];</text:span></text:p>
            <text:p text:style-name="P19"><text:span text:style-name="T2"><text:s text:c="7"/>for (int i = 0; i &lt; ver*2;i++){</text:span></text:p>
            <text:p text:style-name="P19"><text:span text:style-name="T2"><text:s text:c="11"/>arr_ver2[i] = 1;</text:span></text:p>
            <text:p text:style-name="P19"><text:span text:style-name="T2"><text:s text:c="7"/>}</text:span></text:p>
            <text:p text:style-name="P19"><text:span text:style-name="T2"><text:s text:c="7"/>int one = 0;</text:span></text:p>
            <text:p text:style-name="P21"/>
            <text:p text:style-name="P19"><text:span text:style-name="T2"><text:s text:c="7"/>int ver2 = ver;</text:span></text:p>
            <text:p text:style-name="P19"><text:span text:style-name="T2"><text:s text:c="7"/>int count = 0;</text:span></text:p>
            <text:p text:style-name="P19"><text:span text:style-name="T2"><text:s text:c="7"/>while (check == 1) {</text:span></text:p>
            <text:p text:style-name="P19"><text:span text:style-name="T2"><text:s text:c="11"/>int j = 0;</text:span></text:p>
            <text:p text:style-name="P19"><text:span text:style-name="T2"><text:s text:c="11"/>int arbuzer = 0;</text:span></text:p>
            <text:p text:style-name="P19"><text:span text:style-name="T2"><text:s text:c="11"/>while ((arr_ver[j] == 0) &amp;&amp; (check == 1)) {</text:span></text:p>
            <text:p text:style-name="P19"><text:span text:style-name="T2"><text:s text:c="15"/>j++;</text:span></text:p>
            <text:p text:style-name="P19"><text:span text:style-name="T2"><text:s text:c="15"/>ver2--;</text:span></text:p>
            <text:p text:style-name="P19"><text:span text:style-name="T2"><text:s text:c="15"/>if (ver2 == 0) {</text:span></text:p>
            <text:p text:style-name="P19"><text:span text:style-name="T2"><text:s text:c="19"/>check = 0;</text:span></text:p>
            <text:p text:style-name="P19"><text:span text:style-name="T2"><text:s text:c="15"/>}</text:span></text:p>
            <text:p text:style-name="P19"><text:span text:style-name="T2"><text:s text:c="11"/>}</text:span></text:p>
            <text:p text:style-name="P21"/>
            <text:p text:style-name="P19"><text:span text:style-name="T2"><text:s text:c="11"/>if (check == 1) {</text:span></text:p>
            <text:p text:style-name="P19"><text:span text:style-name="T2"><text:s text:c="15"/>BFS bfs = new BFS(arr_ver3[j], abstractGraph);</text:span></text:p>
            <text:p text:style-name="P19"><text:span text:style-name="T2"><text:s text:c="15"/>bfs.bfs();</text:span></text:p>
            <text:p text:style-name="P19"><text:span text:style-name="T2"><text:s text:c="15"/>for (int i = 0; i &lt; ver; i++) {</text:span></text:p>
            <text:p text:style-name="P21"/>
            <text:p text:style-name="P19"><text:span text:style-name="T2"><text:s text:c="19"/>if (bfs.hasPathTo(i) &amp;&amp; arr_ver[i] != 0) {</text:span></text:p>
            <text:p text:style-name="P19"><text:span text:style-name="T2"><text:s text:c="23"/>arr_ver[i] = 0;</text:span></text:p>
            <text:p text:style-name="P19"><text:span text:style-name="T2"><text:s text:c="23"/>arr_ver2[count+one] = i;</text:span></text:p>
            <text:p text:style-name="P19"><text:span text:style-name="T2"><text:s text:c="23"/>count++;</text:span></text:p>
            <text:p text:style-name="P19"><text:span text:style-name="T2"><text:s text:c="23"/>arbuzer = count;</text:span></text:p>
            <text:p text:style-name="P19"><text:span text:style-name="T2"><text:s text:c="19"/>}</text:span></text:p>
            <text:p text:style-name="P19"><text:span text:style-name="T2"><text:s text:c="15"/>}</text:span></text:p>
            <text:p text:style-name="P19"><text:span text:style-name="T2"><text:s text:c="15"/>arr_ver2[arbuzer+one] = -1;</text:span></text:p>
            <text:p text:style-name="P19"><text:span text:style-name="T2"><text:s text:c="15"/>one++;</text:span></text:p>
            <text:p text:style-name="P19"><text:span text:style-name="T2"><text:s text:c="15"/>ver2 = ver-1;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19"><text:span text:style-name="T2"><text:s text:c="7"/>check = 1;</text:span></text:p>
            <text:p text:style-name="P19"><text:span text:style-name="T2"><text:s text:c="7"/>int sum_edge = 0;</text:span></text:p>
            <text:p text:style-name="P19"><text:span text:style-name="T2"><text:s text:c="7"/>int sum_ver = 0;</text:span></text:p>
            <text:p text:style-name="P19"><text:span text:style-name="T2"><text:s text:c="7"/>int i = 0;</text:span></text:p>
            <text:p text:style-name="P19"><text:span text:style-name="T2"><text:s text:c="7"/>int res_sum_ver = 0;</text:span></text:p>
            <text:p text:style-name="P19"><text:span text:style-name="T2"><text:s text:c="7"/>while (check == 1 &amp;&amp; k == 1) {</text:span></text:p>
            <text:p text:style-name="P19"><text:span text:style-name="T2"><text:s text:c="11"/>if (res_sum_ver &lt; ver) {</text:span></text:p>
            <text:p text:style-name="P19"><text:span text:style-name="T2"><text:s text:c="15"/>while (arr_ver2[i] != -1) {</text:span></text:p>
            <text:p text:style-name="P19"><text:span text:style-name="T2"><text:s text:c="19"/>Vertex z = abstractGraph.getVertices().get(arr_ver2[i]);</text:span></text:p>
            <text:p text:style-name="P19"><text:span text:style-name="T2"><text:s text:c="19"/>int d = z.getEdgeList().size();</text:span></text:p>
            <text:p text:style-name="P19"><text:span text:style-name="T2"><text:s text:c="19"/>sum_edge = sum_edge + d;</text:span></text:p>
            <text:p text:style-name="P19"><text:span text:style-name="T2"><text:s text:c="19"/>sum_ver++;</text:span></text:p>
            <text:p text:style-name="P19"><text:span text:style-name="T2"><text:s text:c="19"/>res_sum_ver++;</text:span></text:p>
            <text:p text:style-name="P19"><text:span text:style-name="T2"><text:s text:c="19"/>i++;</text:span></text:p>
            <text:p text:style-name="P19"><text:span text:style-name="T2"><text:s text:c="15"/>}</text:span></text:p>
            <text:p text:style-name="P19"><text:span text:style-name="T2"><text:s text:c="15"/>sum_edge = sum_edge / 2;</text:span></text:p>
            <text:p text:style-name="P19"><text:span text:style-name="T2"><text:s text:c="15"/>if (sum_edge == sum_ver - 1 &amp;&amp; one &gt; 1) {</text:span></text:p>
            <text:p text:style-name="P19"><text:span text:style-name="T2"><text:s text:c="19"/>if (res_sum_ver == ver){</text:span></text:p>
            <text:p text:style-name="P19"><text:span text:style-name="T2"><text:s text:c="23"/>check = 0;</text:span></text:p>
            <text:p text:style-name="P19"><text:span text:style-name="T2"><text:s text:c="19"/>}</text:span></text:p>
            <text:p text:style-name="P19"><text:span text:style-name="T2"><text:s text:c="19"/>sum_edge = 0;</text:span></text:p>
            <text:p text:style-name="P19"><text:span text:style-name="T2"><text:s text:c="19"/>sum_ver = 0;</text:span></text:p>
            <text:p text:style-name="P19"><text:span text:style-name="T2"><text:s text:c="19"/>i++;</text:span></text:p>
            <text:p text:style-name="P19"><text:span text:style-name="T2"><text:s text:c="15"/>} else {</text:span></text:p>
            <text:p text:style-name="P19"><text:span text:style-name="T2"><text:s text:c="19"/>k = 0;</text:span></text:p>
            <text:p text:style-name="P19"><text:span text:style-name="T2"><text:s text:c="15"/>}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19"><text:span text:style-name="T2"><text:s text:c="7"/>if (k == 1) {</text:span></text:p>
            <text:p text:style-name="P19"><text:span text:style-name="T2"><text:s text:c="11"/>return true;</text:span></text:p>
            <text:p text:style-name="P19"><text:span text:style-name="T2"><text:s text:c="7"/>}</text:span></text:p>
            <text:p text:style-name="P19"><text:span text:style-name="T2"><text:s text:c="7"/>else{</text:span></text:p>
            <text:p text:style-name="P19"><text:span text:style-name="T2"><text:s text:c="11"/>return false;</text:span></text:p>
            <text:p text:style-name="P19"><text:span text:style-name="T2"><text:s text:c="7"/>}</text:span></text:p>
            <text:p text:style-name="P19"><text:span text:style-name="T2"><text:s text:c="3"/>}</text:span></text:p>
            <text:p text:style-name="P19"><text:span text:style-name="T2">}</text:span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103 - Является ли отмеченное множество вершин связного неориентированного графа множеством всех шарниров графа (шарнир — вершина графа, в результате удаления которой вместе со всеми инцидентными ей рёбрами количество компонент связности в графе возрастает)</text:p>
          </table:table-cell>
          <table:table-cell table:style-name="Table1.A1" office:value-type="string">
            <text:p text:style-name="P19"><text:span text:style-name="T2">import com.mathsystem.entity.graph.Color;</text:span></text:p>
            <text:p text:style-name="P19"><text:span text:style-name="T2">import com.mathsystem.graphapi.AbstractGraph;</text:span></text:p>
            <text:p text:style-name="P19"><text:span text:style-name="T2">import com.mathsystem.graphapi.Vertex;</text:span></text:p>
            <text:p text:style-name="P19"><text:span text:style-name="T2">import com.mathsystem.plugin.GraphProperty;</text:span></text:p>
            <text:p text:style-name="P19"><text:span text:style-name="T2">import java.util.Stack;</text:span></text:p>
            <text:p text:style-name="P21"/>
            <text:p text:style-name="P19"><text:span text:style-name="T2">public class MultipleHinges implements GraphProperty {</text:span></text:p>
            <text:p text:style-name="P19"><text:span text:style-name="T2"><text:s text:c="3"/>@Override</text:span></text:p>
            <text:p text:style-name="P19"><text:span text:style-name="T2"><text:s text:c="3"/>public boolean execute(AbstractGraph abstractGraph) {</text:span></text:p>
            <text:p text:style-name="P19"><text:span text:style-name="T2"><text:s text:c="7"/>int ver = abstractGraph.getVertexCount();</text:span></text:p>
            <text:p text:style-name="P19"><text:span text:style-name="T2"><text:s text:c="7"/>int [] arr_ver = new int[ver];</text:span></text:p>
            <text:p text:style-name="P19"><text:span text:style-name="T2"><text:s text:c="7"/>int [][] matrix = new int[ver][ver];</text:span></text:p>
            <text:p text:style-name="P19"><text:span text:style-name="T2"><text:s text:c="7"/>int [] hinge = new int[ver];</text:span></text:p>
            <text:p text:style-name="P19"><text:span text:style-name="T2"><text:s text:c="7"/>int [] tops = new int[ver];</text:span></text:p>
            <text:p text:style-name="P19"><text:span text:style-name="T2"><text:s text:c="7"/>int count_hinge = 0;</text:span></text:p>
            <text:p text:style-name="P19"><text:span text:style-name="T2"><text:s text:c="7"/>int <text:s/>count_ver_user = 0;</text:span></text:p>
            <text:p text:style-name="P19"><text:span text:style-name="T2"><text:s text:c="7"/>Stack&lt;Integer&gt; stack = new Stack&lt;&gt;();</text:span></text:p>
            <text:p text:style-name="P21"/>
            <text:p text:style-name="P19"><text:span text:style-name="T2"><text:s text:c="7"/>for(int i = 0; i &lt; ver; i++){</text:span></text:p>
            <text:p text:style-name="P19"><text:span text:style-name="T2"><text:s text:c="11"/>hinge[i] = 0;</text:span></text:p>
            <text:p text:style-name="P19"><text:span text:style-name="T2"><text:s text:c="11"/>tops[i] = 0;</text:span></text:p>
            <text:p text:style-name="P19"><text:span text:style-name="T2"><text:s text:c="7"/>}</text:span></text:p>
            <text:p text:style-name="P21"/>
            <text:p text:style-name="P19"><text:span text:style-name="T2"><text:s text:c="7"/>for(int i = 0; i &lt; ver; i++) {</text:span></text:p>
            <text:p text:style-name="P19"><text:span text:style-name="T2"><text:s text:c="11"/>matrix[i][i] = 1;</text:span></text:p>
            <text:p text:style-name="P19"><text:span text:style-name="T2"><text:s text:c="11"/>Vertex top = abstractGraph.getVertices().get(i);</text:span></text:p>
            <text:p text:style-name="P19"><text:span text:style-name="T2"><text:s text:c="11"/>int count_edge = top.getEdgeList().size();</text:span></text:p>
            <text:p text:style-name="P19"><text:span text:style-name="T2"><text:s text:c="11"/>int edge;</text:span></text:p>
            <text:p text:style-name="P19"><text:span text:style-name="T2"><text:s text:c="11"/>for (int j = 0; j &lt; count_edge; j++) {</text:span></text:p>
            <text:p text:style-name="P19"><text:span text:style-name="T2"><text:s text:c="15"/>edge = top.getEdgeList().get(j).getW().getIndex();</text:span></text:p>
            <text:p text:style-name="P19"><text:span text:style-name="T2"><text:s text:c="15"/>if (edge == i) {</text:span></text:p>
            <text:p text:style-name="P19"><text:span text:style-name="T2"><text:s text:c="19"/>edge = top.getEdgeList().get(j).getV().getIndex();</text:span></text:p>
            <text:p text:style-name="P19"><text:span text:style-name="T2"><text:s text:c="15"/>}</text:span></text:p>
            <text:p text:style-name="P19"><text:span text:style-name="T2"><text:s text:c="15"/>matrix[i][edge] = 1;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19"><text:span text:style-name="T2"><text:s text:c="7"/>int [][] matrix_copy = new int [ver][ver];</text:span></text:p>
            <text:p text:style-name="P19"><text:span text:style-name="T2"><text:s text:c="7"/>for (int i = 0; i &lt; ver; i++){</text:span></text:p>
            <text:p text:style-name="P19"><text:span text:style-name="T2"><text:s text:c="11"/>for(int j = 0; j &lt; ver; j++){</text:span></text:p>
            <text:p text:style-name="P19"><text:span text:style-name="T2"><text:s text:c="15"/>matrix_copy[i][j] = matrix[i][j];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21"/>
            <text:p text:style-name="P19"><text:span text:style-name="T2"><text:s text:c="7"/>for (int i = 0; i &lt; ver; i++) {</text:span></text:p>
            <text:p text:style-name="P21"/>
            <text:p text:style-name="P19"><text:span text:style-name="T2"><text:s text:c="11"/>for (int j = 0; j &lt; ver; j++) {</text:span></text:p>
            <text:p text:style-name="P19"><text:span text:style-name="T2"><text:s text:c="15"/>matrix[i][j] = 0;</text:span></text:p>
            <text:p text:style-name="P19"><text:span text:style-name="T2"><text:s text:c="15"/>matrix[j][i] = 0;</text:span></text:p>
            <text:p text:style-name="P19"><text:span text:style-name="T2"><text:s text:c="11"/>}</text:span></text:p>
            <text:p text:style-name="P19"><text:span text:style-name="T2"><text:s text:c="11"/>//dfs</text:span></text:p>
            <text:p text:style-name="P19"><text:span text:style-name="T2"><text:s text:c="11"/>int flag;</text:span></text:p>
            <text:p text:style-name="P19"><text:span text:style-name="T2"><text:s text:c="11"/>int count_ver = 1;</text:span></text:p>
            <text:p text:style-name="P19"><text:span text:style-name="T2"><text:s text:c="11"/>if (i != ver -1) {</text:span></text:p>
            <text:p text:style-name="P19"><text:span text:style-name="T2"><text:s text:c="15"/>tops[i + 1] = 1;</text:span></text:p>
            <text:p text:style-name="P19"><text:span text:style-name="T2"><text:s text:c="15"/>stack.push(i+1);</text:span></text:p>
            <text:p text:style-name="P19"><text:span text:style-name="T2"><text:s text:c="11"/>}</text:span></text:p>
            <text:p text:style-name="P19"><text:span text:style-name="T2"><text:s text:c="11"/>else{</text:span></text:p>
            <text:p text:style-name="P19"><text:span text:style-name="T2"><text:s text:c="15"/>tops[0] = 1;</text:span></text:p>
            <text:p text:style-name="P19"><text:span text:style-name="T2"><text:s text:c="15"/>stack.push(0);</text:span></text:p>
            <text:p text:style-name="P19"><text:span text:style-name="T2"><text:s text:c="11"/>}</text:span></text:p>
            <text:p text:style-name="P21"/>
            <text:p text:style-name="P21"/>
            <text:p text:style-name="P19"><text:span text:style-name="T2"><text:s text:c="11"/>while (!stack.empty()) {</text:span></text:p>
            <text:p text:style-name="P19"><text:span text:style-name="T2"><text:s text:c="15"/>flag = -1;</text:span></text:p>
            <text:p text:style-name="P19"><text:span text:style-name="T2"><text:s text:c="15"/>int v = stack.peek();</text:span></text:p>
            <text:p text:style-name="P19"><text:span text:style-name="T2"><text:s text:c="23"/>for (int p = 0; p &lt; ver; p++){</text:span></text:p>
            <text:p text:style-name="P19"><text:span text:style-name="T2"><text:s text:c="27"/>if (p != i &amp;&amp; p != i + 1) {</text:span></text:p>
            <text:p text:style-name="P19"><text:span text:style-name="T2"><text:s text:c="31"/>if (matrix[v][p] == 1 &amp;&amp; tops[p] == 0) {</text:span></text:p>
            <text:p text:style-name="P19"><text:span text:style-name="T2"><text:s text:c="35"/>v = p; //возвращает первую найденную вершину</text:span></text:p>
            <text:p text:style-name="P19"><text:span text:style-name="T2"><text:s text:c="35"/>p = ver;</text:span></text:p>
            <text:p text:style-name="P19"><text:span text:style-name="T2"><text:s text:c="35"/>flag = 1;</text:span></text:p>
            <text:p text:style-name="P19"><text:span text:style-name="T2"><text:s text:c="31"/>}</text:span></text:p>
            <text:p text:style-name="P19"><text:span text:style-name="T2"><text:s text:c="27"/>}</text:span></text:p>
            <text:p text:style-name="P19"><text:span text:style-name="T2"><text:s text:c="23"/>}</text:span></text:p>
            <text:p text:style-name="P19"><text:span text:style-name="T2"><text:s text:c="23"/>if (flag == -1) { // если непройденных смежных вершин нету</text:span></text:p>
            <text:p text:style-name="P19"><text:span text:style-name="T2"><text:s text:c="27"/>stack.pop(); // элемент извлекается из стека</text:span></text:p>
            <text:p text:style-name="P21"/>
            <text:p text:style-name="P19"><text:span text:style-name="T2"><text:s text:c="23"/>} else {</text:span></text:p>
            <text:p text:style-name="P19"><text:span text:style-name="T2"><text:s text:c="27"/>count_ver++;</text:span></text:p>
            <text:p text:style-name="P19"><text:span text:style-name="T2"><text:s text:c="27"/>tops[v] = 1;</text:span></text:p>
            <text:p text:style-name="P19"><text:span text:style-name="T2"><text:s text:c="27"/>stack.push(v); // элемент попадает на вершину стека</text:span></text:p>
            <text:p text:style-name="P19"><text:span text:style-name="T2"><text:s text:c="23"/>}</text:span></text:p>
            <text:p text:style-name="P19"><text:span text:style-name="T2"><text:s text:c="19"/>}</text:span></text:p>
            <text:p text:style-name="P21"/>
            <text:p text:style-name="P21"/>
            <text:p text:style-name="P21"/>
            <text:p text:style-name="P19"><text:span text:style-name="T2"><text:s text:c="11"/>if (count_ver &lt; ver - 1){</text:span></text:p>
            <text:p text:style-name="P19"><text:span text:style-name="T2"><text:s text:c="15"/>hinge[count_hinge] = i;</text:span></text:p>
            <text:p text:style-name="P19"><text:span text:style-name="T2"><text:s text:c="15"/>count_hinge++;</text:span></text:p>
            <text:p text:style-name="P19"><text:span text:style-name="T2"><text:s text:c="11"/>}</text:span></text:p>
            <text:p text:style-name="P21"/>
            <text:p text:style-name="P19"><text:span text:style-name="T2"><text:s text:c="11"/>for (int z = 0; z &lt; ver; z++) { <text:s/>// сброс флагов</text:span></text:p>
            <text:p text:style-name="P19"><text:span text:style-name="T2"><text:s text:c="15"/>tops[z] = 0;</text:span></text:p>
            <text:p text:style-name="P19"><text:span text:style-name="T2"><text:s text:c="11"/>}</text:span></text:p>
            <text:p text:style-name="P21"/>
            <text:p text:style-name="P19"><text:span text:style-name="T2"><text:s text:c="11"/>for (int j = 0; j &lt; ver; j++) {</text:span></text:p>
            <text:p text:style-name="P19"><text:span text:style-name="T2"><text:s text:c="15"/>matrix[i][j] = matrix_copy[i][j];</text:span></text:p>
            <text:p text:style-name="P19"><text:span text:style-name="T2"><text:s text:c="15"/>matrix[j][i] = matrix_copy[j][i];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21"/>
            <text:p text:style-name="P19"><text:span text:style-name="T2"><text:s text:c="7"/>for (int i = 0; i &lt; ver; i++){</text:span></text:p>
            <text:p text:style-name="P19"><text:span text:style-name="T2"><text:s text:c="11"/>if(abstractGraph.getVertices().get(i).getColor() != Color.</text:span><text:span text:style-name="T3">gray</text:span><text:span text:style-name="T2">){</text:span></text:p>
            <text:p text:style-name="P19"><text:span text:style-name="T2"><text:s text:c="15"/>arr_ver[count_ver_user] = abstractGraph.getVertices().get(i).getIndex();</text:span></text:p>
            <text:p text:style-name="P19"><text:span text:style-name="T2"><text:s text:c="15"/>count_ver_user++;</text:span></text:p>
            <text:p text:style-name="P21"/>
            <text:p text:style-name="P19"><text:span text:style-name="T2"><text:s text:c="11"/>}</text:span></text:p>
            <text:p text:style-name="P19"><text:span text:style-name="T2"><text:s text:c="7"/>}</text:span></text:p>
            <text:p text:style-name="P19"><text:span text:style-name="T2"><text:s text:c="7"/>boolean flag = false;</text:span></text:p>
            <text:p text:style-name="P19"><text:span text:style-name="T2"><text:s text:c="7"/>if (count_hinge != count_ver_user || count_hinge == ver){</text:span></text:p>
            <text:p text:style-name="P19"><text:span text:style-name="T2"><text:s text:c="11"/>return false;</text:span></text:p>
            <text:p text:style-name="P19"><text:span text:style-name="T2"><text:s text:c="7"/>}</text:span></text:p>
            <text:p text:style-name="P21"/>
            <text:p text:style-name="P19"><text:span text:style-name="T2"><text:s text:c="7"/>else {</text:span></text:p>
            <text:p text:style-name="P19"><text:span text:style-name="T2"><text:s text:c="11"/>for (int i = 0; i &lt; count_ver_user; i++) {</text:span></text:p>
            <text:p text:style-name="P21"/>
            <text:p text:style-name="P19"><text:span text:style-name="T2"><text:s text:c="15"/>for (int j = 0; j &lt; count_ver_user; j++){</text:span></text:p>
            <text:p text:style-name="P19"><text:span text:style-name="T2"><text:s text:c="19"/>if (hinge[i] == arr_ver[j]){</text:span></text:p>
            <text:p text:style-name="P19"><text:span text:style-name="T2"><text:s text:c="23"/>j = count_ver_user;</text:span></text:p>
            <text:p text:style-name="P19"><text:span text:style-name="T2"><text:s text:c="23"/>flag = true;</text:span></text:p>
            <text:p text:style-name="P19"><text:span text:style-name="T2"><text:s text:c="19"/>}</text:span></text:p>
            <text:p text:style-name="P19"><text:span text:style-name="T2"><text:s text:c="15"/>}</text:span></text:p>
            <text:p text:style-name="P19"><text:span text:style-name="T2"><text:s text:c="15"/>if (!flag){</text:span></text:p>
            <text:p text:style-name="P19"><text:span text:style-name="T2"><text:s text:c="19"/>return false;</text:span></text:p>
            <text:p text:style-name="P19"><text:span text:style-name="T2"><text:s text:c="15"/>}</text:span></text:p>
            <text:p text:style-name="P19"><text:span text:style-name="T2"><text:s text:c="15"/>else {</text:span></text:p>
            <text:p text:style-name="P19"><text:span text:style-name="T2"><text:s text:c="19"/>flag = false;</text:span></text:p>
            <text:p text:style-name="P19"><text:span text:style-name="T2"><text:s text:c="15"/>}</text:span></text:p>
            <text:p text:style-name="P19"><text:span text:style-name="T2"><text:s text:c="11"/>}</text:span></text:p>
            <text:p text:style-name="P19"><text:span text:style-name="T2"><text:s text:c="7"/>}</text:span></text:p>
            <text:p text:style-name="P19"><text:span text:style-name="T2"><text:s text:c="7"/>return true;</text:span></text:p>
            <text:p text:style-name="P19"><text:span text:style-name="T2"><text:s text:c="3"/>}}</text:span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14. Является ли отмеченное (красным цветом) подмножество рёбер (вместе с их концами) остовным деревом неориентированного графа</text:p>
          </table:table-cell>
          <table:table-cell table:style-name="Table1.A1" office:value-type="string">
            <text:p text:style-name="P19"><text:span text:style-name="T18">import com.mathsystem.entity.graph.Color;</text:span></text:p>
            <text:p text:style-name="P19"><text:span text:style-name="T18">import com.mathsystem.entity.graph.Edge;</text:span></text:p>
            <text:p text:style-name="P19"><text:span text:style-name="T18">import com.mathsystem.graphapi.AbstractEdge;</text:span></text:p>
            <text:p text:style-name="P19"><text:span text:style-name="T18">import com.mathsystem.graphapi.AbstractGraph;</text:span></text:p>
            <text:p text:style-name="P19"><text:span text:style-name="T18">import com.mathsystem.graphapi.Vertex;</text:span></text:p>
            <text:p text:style-name="P19"><text:span text:style-name="T18">import com.mathsystem.graphapi.undirected.UndirectedGraph;</text:span></text:p>
            <text:p text:style-name="P19"><text:span text:style-name="T18">import com.mathsystem.plugin.GraphProperty;</text:span></text:p>
            <text:p text:style-name="P25"/>
            <text:p text:style-name="P19"><text:span text:style-name="T18">import java.util.ArrayList;</text:span></text:p>
            <text:p text:style-name="P19"><text:span text:style-name="T18">import java.util.List;</text:span></text:p>
            <text:p text:style-name="P25"/>
            <text:p text:style-name="P19"><text:span text:style-name="T18">public class SpinningTreeOfUndirectedGraph implements GraphProperty{</text:span></text:p>
            <text:p text:style-name="P19"><text:span text:style-name="T18"><text:s text:c="4"/>@Override</text:span></text:p>
            <text:p text:style-name="P19"><text:span text:style-name="T18"><text:s text:c="4"/>public boolean execute(AbstractGraph abstractGraph)</text:span></text:p>
            <text:p text:style-name="P19"><text:span text:style-name="T18"><text:s text:c="4"/>{</text:span></text:p>
            <text:p text:style-name="P19"><text:span text:style-name="T18"><text:s text:c="8"/>List&lt;Vertex&gt; vertices = abstractGraph.getVertices();</text:span></text:p>
            <text:p text:style-name="P19"><text:span text:style-name="T18"><text:s text:c="8"/>List&lt;AbstractEdge&gt; ArrOfRedEdges = new ArrayList&lt;&gt;();</text:span></text:p>
            <text:p text:style-name="P25"/>
            <text:p text:style-name="P19"><text:span text:style-name="T18"><text:s text:c="8"/>for (int i = 0; i &lt; abstractGraph.getVertexCount(); i++)</text:span></text:p>
            <text:p text:style-name="P19"><text:span text:style-name="T18"><text:s text:c="8"/>{</text:span></text:p>
            <text:p text:style-name="P19"><text:span text:style-name="T18"><text:s text:c="12"/>Vertex vertex = vertices.get(i);</text:span></text:p>
            <text:p text:style-name="P19"><text:span text:style-name="T18"><text:s text:c="12"/>for (AbstractEdge abstractEdge: vertex.getEdgeList())</text:span></text:p>
            <text:p text:style-name="P19"><text:span text:style-name="T18"><text:s text:c="12"/>{</text:span></text:p>
            <text:p text:style-name="P19"><text:span text:style-name="T18"><text:s text:c="16"/>if (abstractEdge.getColor() == Color.red)</text:span></text:p>
            <text:p text:style-name="P19"><text:span text:style-name="T18"><text:s text:c="20"/>ArrOfRedEdges.add(abstractEdge);</text:span></text:p>
            <text:p text:style-name="P19"><text:span text:style-name="T18"><text:s text:c="12"/>}</text:span></text:p>
            <text:p text:style-name="P19"><text:span text:style-name="T18"><text:s text:c="8"/>}</text:span></text:p>
            <text:p text:style-name="P25"/>
            <text:p text:style-name="P19"><text:span text:style-name="T18"><text:s text:c="8"/>boolean tV, tW;</text:span></text:p>
            <text:p text:style-name="P19"><text:span text:style-name="T18"><text:s text:c="8"/>if(abstractGraph.getVertexCount() - ArrOfRedEdges.size()/2 == 1)</text:span></text:p>
            <text:p text:style-name="P19"><text:span text:style-name="T18"><text:s text:c="8"/>{</text:span></text:p>
            <text:p text:style-name="P19"><text:span text:style-name="T18"><text:s text:c="12"/>List&lt;Vertex&gt; VerticesOfRedEdges = new ArrayList&lt;&gt;();</text:span></text:p>
            <text:p text:style-name="P19"><text:span text:style-name="T18"><text:s text:c="12"/>for(int i = 0; i &lt; ArrOfRedEdges.size(); i++)</text:span></text:p>
            <text:p text:style-name="P19"><text:span text:style-name="T18"><text:s text:c="12"/>{</text:span></text:p>
            <text:p text:style-name="P19"><text:span text:style-name="T18"><text:s text:c="16"/>tV = true;</text:span></text:p>
            <text:p text:style-name="P19"><text:span text:style-name="T18"><text:s text:c="16"/>tW = true;</text:span></text:p>
            <text:p text:style-name="P19"><text:span text:style-name="T18"><text:s text:c="16"/>for(int j = 0; j &lt; VerticesOfRedEdges.size(); j++)</text:span></text:p>
            <text:p text:style-name="P19"><text:span text:style-name="T18"><text:s text:c="16"/>{</text:span></text:p>
            <text:p text:style-name="P19"><text:span text:style-name="T18"><text:s text:c="20"/>if(ArrOfRedEdges.get(i).getV() == VerticesOfRedEdges.get(j))</text:span></text:p>
            <text:p text:style-name="P19"><text:span text:style-name="T18"><text:s text:c="24"/>tV = false;</text:span></text:p>
            <text:p text:style-name="P19"><text:span text:style-name="T18"><text:s text:c="20"/>if(ArrOfRedEdges.get(i).getW() == VerticesOfRedEdges.get(j))</text:span></text:p>
            <text:p text:style-name="P19"><text:span text:style-name="T18"><text:s text:c="24"/>tW = false;</text:span></text:p>
            <text:p text:style-name="P19"><text:span text:style-name="T18"><text:s text:c="16"/>}</text:span></text:p>
            <text:p text:style-name="P19"><text:span text:style-name="T18"><text:s text:c="16"/>if(tV) VerticesOfRedEdges.add(ArrOfRedEdges.get(i).getV());</text:span></text:p>
            <text:p text:style-name="P19"><text:span text:style-name="T18"><text:s text:c="16"/>if(tW) VerticesOfRedEdges.add(ArrOfRedEdges.get(i).getW());</text:span></text:p>
            <text:p text:style-name="P19"><text:span text:style-name="T18"><text:s text:c="12"/>}</text:span></text:p>
            <text:p text:style-name="P25"/>
            <text:p text:style-name="P19"><text:span text:style-name="T18"><text:s text:c="12"/>if(VerticesOfRedEdges.size() == abstractGraph.getVertexCount())</text:span></text:p>
            <text:p text:style-name="P19"><text:span text:style-name="T18"><text:s text:c="16"/>return true;</text:span></text:p>
            <text:p text:style-name="P19"><text:span text:style-name="T18"><text:s text:c="12"/>else return false;</text:span></text:p>
            <text:p text:style-name="P19"><text:span text:style-name="T18"><text:s text:c="8"/>}</text:span></text:p>
            <text:p text:style-name="P19"><text:span text:style-name="T18"><text:s text:c="8"/>else return false;</text:span></text:p>
            <text:p text:style-name="P19"><text:span text:style-name="T18"><text:s text:c="4"/>}</text:span></text:p>
          </table:table-cell>
        </table:table-row>
        <table:table-row table:style-name="Table1.10">
          <table:table-cell table:style-name="Table1.A1" office:value-type="string">
            <text:p text:style-name="P19">23. Является ли построенный неориентированный граф полным трёхдольным</text:p>
          </table:table-cell>
          <table:table-cell table:style-name="Table1.A1" office:value-type="string">
            <text:p text:style-name="P31"><text:span text:style-name="T4">import com.mathsystem.graphapi.AbstractEdge;</text:span></text:p>
            <text:p text:style-name="P31"><text:span text:style-name="T4">import com.mathsystem.graphapi.AbstractGraph;</text:span></text:p>
            <text:p text:style-name="P31"><text:span text:style-name="T4">import com.mathsystem.graphapi.Vertex;</text:span></text:p>
            <text:p text:style-name="P31"><text:span text:style-name="T4">import com.mathsystem.plugin.GraphProperty;</text:span></text:p>
            <text:p text:style-name="P32"/>
            <text:p text:style-name="P31"><text:span text:style-name="T4">import java.util.List;</text:span></text:p>
            <text:p text:style-name="P32"/>
            <text:p text:style-name="P31"><text:span text:style-name="T4">public class FullThree implements GraphProperty {</text:span></text:p>
            <text:p text:style-name="P31"><text:span text:style-name="T4"><text:s text:c="3"/>@Override</text:span></text:p>
            <text:p text:style-name="P31"><text:span text:style-name="T4"><text:s text:c="3"/>public boolean execute(AbstractGraph abstractGraph) {</text:span></text:p>
            <text:p text:style-name="P31"><text:span text:style-name="T4"><text:s text:c="7"/>int ver = abstractGraph.getVertexCount();</text:span></text:p>
            <text:p text:style-name="P31"><text:span text:style-name="T4"><text:s text:c="7"/>if (ver &gt; 2) {</text:span></text:p>
            <text:p text:style-name="P31"><text:span text:style-name="T4"><text:s text:c="11"/>List&lt;Vertex&gt; vertices = abstractGraph.getVertices();</text:span></text:p>
            <text:p text:style-name="P31"><text:span text:style-name="T4"><text:s text:c="11"/>int[][] arr_ver = new int[ver][ver];</text:span></text:p>
            <text:p text:style-name="P32"/>
            <text:p text:style-name="P31"><text:span text:style-name="T4"><text:s text:c="11"/>for (int i = 0; i &lt; ver; i++)</text:span></text:p>
            <text:p text:style-name="P31"><text:span text:style-name="T4"><text:s text:c="15"/>for (int j = 0; j &lt; ver; j++)</text:span></text:p>
            <text:p text:style-name="P31"><text:span text:style-name="T4"><text:s text:c="19"/>arr_ver[i][j] = 0;</text:span></text:p>
            <text:p text:style-name="P32"/>
            <text:p text:style-name="P31"><text:span text:style-name="T4"><text:s text:c="11"/>for (int i = 0; i &lt; ver; i++) {</text:span></text:p>
            <text:p text:style-name="P31"><text:span text:style-name="T4"><text:s text:c="15"/>var v = vertices.get(i);</text:span></text:p>
            <text:p text:style-name="P31"><text:span text:style-name="T4"><text:s text:c="15"/>for (int j = 0; j &lt; ver; j++) {</text:span></text:p>
            <text:p text:style-name="P31"><text:span text:style-name="T4"><text:s text:c="19"/>var w = vertices.get(j);</text:span></text:p>
            <text:p text:style-name="P31"><text:span text:style-name="T4"><text:s text:c="19"/>var edgesFromW = w.getEdgeList();</text:span></text:p>
            <text:p text:style-name="P31"><text:span text:style-name="T4"><text:s text:c="19"/>for (AbstractEdge abstractEdge : edgesFromW) {</text:span></text:p>
            <text:p text:style-name="P31"><text:span text:style-name="T4"><text:s text:c="23"/>if (abstractEdge.other(w) == v) {</text:span></text:p>
            <text:p text:style-name="P31"><text:span text:style-name="T4"><text:s text:c="27"/>arr_ver[i][j] = 1;</text:span></text:p>
            <text:p text:style-name="P31"><text:span text:style-name="T4"><text:s text:c="23"/>}</text:span></text:p>
            <text:p text:style-name="P31"><text:span text:style-name="T4"><text:s text:c="19"/>}</text:span></text:p>
            <text:p text:style-name="P31"><text:span text:style-name="T4"><text:s text:c="15"/>}</text:span></text:p>
            <text:p text:style-name="P31"><text:span text:style-name="T4"><text:s text:c="11"/>}</text:span></text:p>
            <text:p text:style-name="P31"><text:span text:style-name="T4"><text:s text:c="11"/>for (int i = 0; i &lt; ver; i++) {</text:span></text:p>
            <text:p text:style-name="P32"/>
            <text:p text:style-name="P31"><text:span text:style-name="T4"><text:s text:c="15"/>int sum = 0;</text:span></text:p>
            <text:p text:style-name="P31"><text:span text:style-name="T4"><text:s text:c="15"/>for (int j = 0; j &lt; ver; j++) {</text:span></text:p>
            <text:p text:style-name="P31"><text:span text:style-name="T4"><text:s text:c="19"/>if (arr_ver[i][j] == 0)</text:span></text:p>
            <text:p text:style-name="P31"><text:span text:style-name="T4"><text:s text:c="23"/>sum++;</text:span></text:p>
            <text:p text:style-name="P31"><text:span text:style-name="T4"><text:s text:c="15"/>}</text:span></text:p>
            <text:p text:style-name="P31"><text:span text:style-name="T4"><text:s text:c="15"/>if (sum == ver)</text:span></text:p>
            <text:p text:style-name="P31"><text:span text:style-name="T4"><text:s text:c="19"/>return false;</text:span></text:p>
            <text:p text:style-name="P31"><text:span text:style-name="T4"><text:s text:c="11"/>}</text:span></text:p>
            <text:p text:style-name="P31"><text:span text:style-name="T4"><text:s text:c="11"/>int[][] a = new int[ver][ver];</text:span></text:p>
            <text:p text:style-name="P31"><text:span text:style-name="T4"><text:s text:c="11"/>for (int i = 0; i &lt; ver; i++) {</text:span></text:p>
            <text:p text:style-name="P31"><text:span text:style-name="T4"><text:s text:c="15"/>a[0][i] = arr_ver[0][i];</text:span></text:p>
            <text:p text:style-name="P31"><text:span text:style-name="T4"><text:s text:c="11"/>}</text:span></text:p>
            <text:p text:style-name="P31"><text:span text:style-name="T4"><text:s text:c="11"/>int d = 1;</text:span></text:p>
            <text:p text:style-name="P31"><text:span text:style-name="T4"><text:s text:c="11"/>for (int j = 1; j &lt; ver; j++) {</text:span></text:p>
            <text:p text:style-name="P31"><text:span text:style-name="T4"><text:s text:c="15"/>int m = 0;</text:span></text:p>
            <text:p text:style-name="P31"><text:span text:style-name="T4"><text:s text:c="15"/>for (int l = 0; l &lt; d; l++) {</text:span></text:p>
            <text:p text:style-name="P31"><text:span text:style-name="T4"><text:s text:c="19"/>for (int k = 0; k &lt; ver; k++)</text:span></text:p>
            <text:p text:style-name="P31"><text:span text:style-name="T4"><text:s text:c="23"/>if (a[l][k] != arr_ver[j][k]) {</text:span></text:p>
            <text:p text:style-name="P31"><text:span text:style-name="T4"><text:s text:c="27"/>m++;</text:span></text:p>
            <text:p text:style-name="P31"><text:span text:style-name="T4"><text:s text:c="27"/>break;</text:span></text:p>
            <text:p text:style-name="P31"><text:span text:style-name="T4"><text:s text:c="23"/>}</text:span></text:p>
            <text:p text:style-name="P31"><text:span text:style-name="T4"><text:s text:c="19"/>if (m == d) { //одну мы уже нашли</text:span></text:p>
            <text:p text:style-name="P31"><text:span text:style-name="T4"><text:s text:c="23"/>a[d] = arr_ver[j];</text:span></text:p>
            <text:p text:style-name="P31"><text:span text:style-name="T4"><text:s text:c="23"/>d++;</text:span></text:p>
            <text:p text:style-name="P31"><text:span text:style-name="T4"><text:s text:c="23"/>break;</text:span></text:p>
            <text:p text:style-name="P31"><text:span text:style-name="T4"><text:s text:c="19"/>}</text:span></text:p>
            <text:p text:style-name="P31"><text:span text:style-name="T4"><text:s text:c="15"/>}</text:span></text:p>
            <text:p text:style-name="P31"><text:span text:style-name="T4"><text:s text:c="11"/>}</text:span></text:p>
            <text:p text:style-name="P31"><text:span text:style-name="T4"><text:s text:c="11"/>return d == 3;</text:span></text:p>
            <text:p text:style-name="P31"><text:span text:style-name="T4"><text:s text:c="7"/>}</text:span></text:p>
            <text:p text:style-name="P31"><text:span text:style-name="T4"><text:s text:c="7"/>return false;</text:span></text:p>
            <text:p text:style-name="P31"><text:span text:style-name="T4"><text:s text:c="3"/>}</text:span></text:p>
            <text:p text:style-name="P31"><text:span text:style-name="T4">}</text:span></text:p>
            <text:p text:style-name="P33"/>
            <text:p text:style-name="P34"/>
            <text:p text:style-name="P26"/>
          </table:table-cell>
        </table:table-row>
        <table:table-row table:style-name="Table1.11">
          <table:table-cell table:style-name="Table1.A1" office:value-type="string">
            <text:p text:style-name="P19">4. Является ли построенный граф графом отношения строгого порядка</text:p>
            <text:p text:style-name="P19">8. Является ли построенный неориентированный граф эйлеровым</text:p>
            <text:p text:style-name="P19">16. Является ли построенный неориентированный граф двусвязным (остается связным при удалении любого ребра)</text:p>
            <text:p text:style-name="P19">32. Найти радиус неориентированного связного графа</text:p>
            <text:p text:style-name="P19">104. Найти количество шарниров заданного связного неориентированного графа (шарнир — вершина графа, в результате удаления которой вместе со всеми инцидентными ей рёбрами количество компонент связности в графе возрастает)</text:p>
            <text:p text:style-name="P19"/>
          </table:table-cell>
          <table:table-cell table:style-name="Table1.A1" office:value-type="string">
            <text:p text:style-name="P19"><text:a xlink:type="simple" xlink:href="https://github.com/Grooblik/Colloquim2021" text:style-name="ListLabel_20_1" text:visited-style-name="ListLabel_20_1"><text:span text:style-name="T14">https://github.com/Grooblik/Colloquim2021</text:span></text:a> </text:p>
          </table:table-cell>
        </table:table-row>
        <table:table-row table:style-name="Table1.12">
          <table:table-cell table:style-name="Table1.A1" office:value-type="string">
            <text:p text:style-name="P19">34 - Является ли множество отмеченных вершин неориентированного графа доминирующим</text:p>
          </table:table-cell>
          <table:table-cell table:style-name="Table1.A1" office:value-type="string">
            <text:p text:style-name="P19"><text:span text:style-name="T19">import com.mathsystem.entity.graph.Color;</text:span></text:p>
            <text:p text:style-name="P19"><text:span text:style-name="T19">import com.mathsystem.graphapi.AbstractEdge;</text:span></text:p>
            <text:p text:style-name="P19"><text:span text:style-name="T19">import com.mathsystem.graphapi.AbstractGraph;</text:span></text:p>
            <text:p text:style-name="P19"><text:span text:style-name="T19">import com.mathsystem.graphapi.Vertex;</text:span></text:p>
            <text:p text:style-name="P19"><text:span text:style-name="T19">import com.mathsystem.plugin.GraphProperty;</text:span></text:p>
            <text:p text:style-name="P27"/>
            <text:p text:style-name="P19"><text:span text:style-name="T19">import java.util.Arrays;</text:span></text:p>
            <text:p text:style-name="P19"><text:span text:style-name="T19">import java.util.List;</text:span></text:p>
            <text:p text:style-name="P27"/>
            <text:p text:style-name="P19"><text:span text:style-name="T19">public class DominantSet implements GraphProperty {</text:span></text:p>
            <text:p text:style-name="P27"/>
            <text:p text:style-name="P19"><text:span text:style-name="T19"><text:s text:c="3"/>private boolean flag = false;</text:span></text:p>
            <text:p text:style-name="P27"/>
            <text:p text:style-name="P19"><text:span text:style-name="T19"><text:s text:c="3"/>@Override</text:span></text:p>
            <text:p text:style-name="P19"><text:span text:style-name="T19"><text:s text:c="3"/>public boolean execute(AbstractGraph abstractGraph) {</text:span></text:p>
            <text:p text:style-name="P19"><text:span text:style-name="T19"><text:s text:c="7"/>List&lt;Vertex&gt; vertexList = abstractGraph.getVertices();</text:span></text:p>
            <text:p text:style-name="P19"><text:span text:style-name="T19"><text:s text:c="7"/>Boolean[] boolFlag = new Boolean[abstractGraph.getVertexCount()];</text:span></text:p>
            <text:p text:style-name="P19"><text:span text:style-name="T19"><text:s text:c="7"/>Arrays.fill(boolFlag, Boolean.FALSE);</text:span></text:p>
            <text:p text:style-name="P27"/>
            <text:p text:style-name="P19"><text:span text:style-name="T19"><text:s text:c="7"/>for (Vertex vertex : vertexList) {</text:span></text:p>
            <text:p text:style-name="P19"><text:span text:style-name="T19"><text:s text:c="11"/>if (vertex.getColor() != Color.red) {</text:span></text:p>
            <text:p text:style-name="P19"><text:span text:style-name="T19"><text:s text:c="15"/>List&lt;AbstractEdge&gt; edgeList = vertex.getEdgeList();</text:span></text:p>
            <text:p text:style-name="P19"><text:span text:style-name="T19"><text:s text:c="15"/>for (AbstractEdge edge : edgeList) {</text:span></text:p>
            <text:p text:style-name="P19"><text:span text:style-name="T19"><text:s text:c="19"/>if (edge.other(vertex).getColor() == Color.red)</text:span></text:p>
            <text:p text:style-name="P19"><text:span text:style-name="T19"><text:s text:c="23"/>boolFlag[vertex.getIndex()] = true;</text:span></text:p>
            <text:p text:style-name="P19"><text:span text:style-name="T19"><text:s text:c="15"/>}</text:span></text:p>
            <text:p text:style-name="P19"><text:span text:style-name="T19"><text:s text:c="15"/>if (!boolFlag[vertex.getIndex()])</text:span></text:p>
            <text:p text:style-name="P19"><text:span text:style-name="T19"><text:s text:c="19"/>break;</text:span></text:p>
            <text:p text:style-name="P19"><text:span text:style-name="T19"><text:s text:c="11"/>}</text:span></text:p>
            <text:p text:style-name="P19"><text:span text:style-name="T19"><text:s text:c="7"/>}</text:span></text:p>
            <text:p text:style-name="P27"/>
            <text:p text:style-name="P19"><text:span text:style-name="T19"><text:s text:c="7"/>for (int i = 0; i &lt; boolFlag.length; i++) {</text:span></text:p>
            <text:p text:style-name="P19"><text:span text:style-name="T19"><text:s text:c="11"/>if (vertexList.get(i).getColor() == Color.gray) {</text:span></text:p>
            <text:p text:style-name="P19"><text:span text:style-name="T19"><text:s text:c="15"/>if (!boolFlag[vertexList.get(i).getIndex()]){</text:span></text:p>
            <text:p text:style-name="P19"><text:span text:style-name="T19"><text:s text:c="19"/>flag = false;</text:span></text:p>
            <text:p text:style-name="P19"><text:span text:style-name="T19"><text:s text:c="19"/>break;</text:span></text:p>
            <text:p text:style-name="P19"><text:span text:style-name="T19"><text:s text:c="15"/>} else</text:span></text:p>
            <text:p text:style-name="P19"><text:span text:style-name="T19"><text:s text:c="19"/>flag = true;</text:span></text:p>
            <text:p text:style-name="P19"><text:span text:style-name="T19"><text:s text:c="11"/>}</text:span></text:p>
            <text:p text:style-name="P19"><text:span text:style-name="T19"><text:s text:c="7"/>}</text:span></text:p>
            <text:p text:style-name="P19"><text:span text:style-name="T19"><text:s text:c="7"/>return flag;</text:span></text:p>
            <text:p text:style-name="P19"><text:span text:style-name="T19"><text:s text:c="3"/>}</text:span></text:p>
            <text:p text:style-name="P19"><text:span text:style-name="T19">}</text:span></text:p>
            <text:p text:style-name="P19"/>
          </table:table-cell>
        </table:table-row>
        <table:table-row table:style-name="Table1.12">
          <table:table-cell table:style-name="Table1.A1" office:value-type="string">
            <text:p text:style-name="P19">91 - Является ли отмеченный натуральными числами порядок обхода вершин неориентированного взвешенного с равными весами рёбер протоколом алгоритма Дейкстры (обход в порядке возрастания пометок)</text:p>
            <text:p text:style-name="P19"/>
            <text:p text:style-name="P19"/>
          </table:table-cell>
          <table:table-cell table:style-name="Table1.A1" office:value-type="string">
            <text:p text:style-name="P19"><text:span text:style-name="T23">import com.mathsystem.graphapi.AbstractEdge;</text:span></text:p>
            <text:p text:style-name="P19"><text:span text:style-name="T23">import com.mathsystem.graphapi.AbstractGraph;</text:span></text:p>
            <text:p text:style-name="P19"><text:span text:style-name="T23">import com.mathsystem.graphapi.Vertex;</text:span></text:p>
            <text:p text:style-name="P19"><text:span text:style-name="T23">import com.mathsystem.plugin.GraphProperty;</text:span></text:p>
            <text:p text:style-name="P28"/>
            <text:p text:style-name="P19"><text:span text:style-name="T23">import java.util.List;</text:span></text:p>
            <text:p text:style-name="P19"><text:span text:style-name="T23">import java.lang.*;</text:span></text:p>
            <text:p text:style-name="P28"/>
            <text:p text:style-name="P28"/>
            <text:p text:style-name="P19"><text:span text:style-name="T23">public class Dijkstra implements GraphProperty {</text:span></text:p>
            <text:p text:style-name="P28"/>
            <text:p text:style-name="P19"><text:span text:style-name="T23"><text:s text:c="4"/>@Override</text:span></text:p>
            <text:p text:style-name="P19"><text:span text:style-name="T23"><text:s text:c="4"/>public boolean execute(AbstractGraph abstractGraph) {</text:span></text:p>
            <text:p text:style-name="P19"><text:span text:style-name="T23"><text:s text:c="8"/>int ver = abstractGraph.getVertexCount();</text:span></text:p>
            <text:p text:style-name="P19"><text:span text:style-name="T23"><text:s text:c="8"/>if (ver &gt; 2) {</text:span></text:p>
            <text:p text:style-name="P19"><text:span text:style-name="T23"><text:s text:c="12"/>List&lt;Vertex&gt; vertices = abstractGraph.getVertices();</text:span></text:p>
            <text:p text:style-name="P19"><text:span text:style-name="T23"><text:s text:c="12"/>int[][] arr_ver = new int[ver][ver];</text:span></text:p>
            <text:p text:style-name="P28"/>
            <text:p text:style-name="P19"><text:span text:style-name="T23"><text:s text:c="12"/>for (int i = 0; i &lt; ver;i++) {</text:span></text:p>
            <text:p text:style-name="P19"><text:span text:style-name="T23"><text:s text:c="16"/>for (int j = 0; j &lt; ver; j++) { <text:s/>arr_ver[i][j] = 0;}</text:span></text:p>
            <text:p text:style-name="P19"><text:span text:style-name="T23"><text:s text:c="12"/>}</text:span></text:p>
            <text:p text:style-name="P28"/>
            <text:p text:style-name="P19"><text:span text:style-name="T23"><text:s text:c="12"/>for (int i = 0; i &lt; ver; i++) {</text:span></text:p>
            <text:p text:style-name="P19"><text:span text:style-name="T23"><text:s text:c="16"/>var v = vertices.get(i);</text:span></text:p>
            <text:p text:style-name="P19"><text:span text:style-name="T23"><text:s text:c="16"/>for (int j = 0; j &lt; ver; j++) {</text:span></text:p>
            <text:p text:style-name="P19"><text:span text:style-name="T23"><text:s text:c="20"/>var w = vertices.get(j);</text:span></text:p>
            <text:p text:style-name="P19"><text:span text:style-name="T23"><text:s text:c="20"/>var edgesFromW = w.getEdgeList();</text:span></text:p>
            <text:p text:style-name="P19"><text:span text:style-name="T23"><text:s text:c="20"/>for (AbstractEdge abstractEdge : edgesFromW) {</text:span></text:p>
            <text:p text:style-name="P19"><text:span text:style-name="T23"><text:s text:c="24"/>if (abstractEdge.other(w) == v) {</text:span></text:p>
            <text:p text:style-name="P19"><text:span text:style-name="T23"><text:s text:c="28"/>arr_ver[i][j] = 1;</text:span></text:p>
            <text:p text:style-name="P19"><text:span text:style-name="T23"><text:s text:c="24"/>}</text:span></text:p>
            <text:p text:style-name="P19"><text:span text:style-name="T23"><text:s text:c="20"/>}</text:span></text:p>
            <text:p text:style-name="P19"><text:span text:style-name="T23"><text:s text:c="16"/>}</text:span></text:p>
            <text:p text:style-name="P19"><text:span text:style-name="T23"><text:s text:c="12"/>}</text:span></text:p>
            <text:p text:style-name="P28"/>
            <text:p text:style-name="P19"><text:span text:style-name="T23"><text:s text:c="12"/>int[] path = new int[ver];</text:span></text:p>
            <text:p text:style-name="P19"><text:span text:style-name="T23"><text:s text:c="12"/>for (int i = 0; i &lt; ver; i++) path[i] = -1;</text:span></text:p>
            <text:p text:style-name="P28"/>
            <text:p text:style-name="P19"><text:span text:style-name="T23"><text:s text:c="12"/>boolean pathcreated = false;</text:span></text:p>
            <text:p text:style-name="P28"/>
            <text:p text:style-name="P19"><text:span text:style-name="T23"><text:s text:c="12"/>for(int i = 0; i &lt; ver; i++){</text:span></text:p>
            <text:p text:style-name="P19"><text:span text:style-name="T23"><text:s text:c="16"/>if(isNumeric(vertices.get(i).getLabel())){</text:span></text:p>
            <text:p text:style-name="P19"><text:span text:style-name="T23"><text:s text:c="20"/>int temp = vertices.get(i).getLabel().charAt(0);</text:span></text:p>
            <text:p text:style-name="P19"><text:span text:style-name="T23"><text:s text:c="20"/>path[temp-48] = i;</text:span></text:p>
            <text:p text:style-name="P19"><text:span text:style-name="T23"><text:s text:c="20"/>pathcreated = true;</text:span></text:p>
            <text:p text:style-name="P19"><text:span text:style-name="T23"><text:s text:c="16"/>}</text:span></text:p>
            <text:p text:style-name="P19"><text:span text:style-name="T23"><text:s text:c="12"/>}</text:span></text:p>
            <text:p text:style-name="P28"/>
            <text:p text:style-name="P19"><text:span text:style-name="T23"><text:s text:c="12"/>if (pathcreated == false) return false;</text:span></text:p>
            <text:p text:style-name="P28"/>
            <text:p text:style-name="P19"><text:span text:style-name="T23"><text:s text:c="12"/>int last = -1;</text:span></text:p>
            <text:p text:style-name="P28"/>
            <text:p text:style-name="P19"><text:span text:style-name="T23"><text:s text:c="12"/>for(int i = 0; i &lt; ver; i++) { if (path[i] == -1){ if(i != 0){ last = path[i-1]; break;} else return false;} }</text:span></text:p>
            <text:p text:style-name="P28"/>
            <text:p text:style-name="P19"><text:span text:style-name="T23"><text:s text:c="12"/>int[] d_arr = dijkstra(arr_ver, path[0], ver);</text:span></text:p>
            <text:p text:style-name="P28"/>
            <text:p text:style-name="P19"><text:span text:style-name="T23"><text:s text:c="12"/>boolean found = false;</text:span></text:p>
            <text:p text:style-name="P19"><text:span text:style-name="T23"><text:s text:c="12"/>int[] realpath = new int[ver];</text:span></text:p>
            <text:p text:style-name="P19"><text:span text:style-name="T23"><text:s text:c="12"/>for (int i = 0; i &lt; ver; i++) realpath[i] = -1;</text:span></text:p>
            <text:p text:style-name="P19"><text:span text:style-name="T23"><text:s text:c="12"/>realpath[0] = last;</text:span></text:p>
            <text:p text:style-name="P19"><text:span text:style-name="T23"><text:s text:c="12"/>int temp = 1;</text:span></text:p>
            <text:p text:style-name="P28"/>
            <text:p text:style-name="P19"><text:span text:style-name="T23"><text:s text:c="12"/>while (!found){</text:span></text:p>
            <text:p text:style-name="P19"><text:span text:style-name="T23"><text:s text:c="16"/>for (int i =0; i &lt; ver; i++){</text:span></text:p>
            <text:p text:style-name="P19"><text:span text:style-name="T23"><text:s text:c="20"/>if((arr_ver[last][i] == 1) &amp; (d_arr[last] - 1 == d_arr[i])){</text:span></text:p>
            <text:p text:style-name="P19"><text:span text:style-name="T23"><text:s text:c="24"/>if (d_arr[i] == 0){</text:span></text:p>
            <text:p text:style-name="P19"><text:span text:style-name="T23"><text:s text:c="28"/>realpath[temp] = i;</text:span></text:p>
            <text:p text:style-name="P19"><text:span text:style-name="T23"><text:s text:c="28"/>found = true;</text:span></text:p>
            <text:p text:style-name="P19"><text:span text:style-name="T23"><text:s text:c="28"/>break;</text:span></text:p>
            <text:p text:style-name="P19"><text:span text:style-name="T23"><text:s text:c="24"/>}else {</text:span></text:p>
            <text:p text:style-name="P19"><text:span text:style-name="T23"><text:s text:c="28"/>realpath[temp] = i;</text:span></text:p>
            <text:p text:style-name="P19"><text:span text:style-name="T23"><text:s text:c="28"/>temp++;</text:span></text:p>
            <text:p text:style-name="P19"><text:span text:style-name="T23"><text:s text:c="28"/>last = i;</text:span></text:p>
            <text:p text:style-name="P19"><text:span text:style-name="T23"><text:s text:c="28"/>break;</text:span></text:p>
            <text:p text:style-name="P19"><text:span text:style-name="T23"><text:s text:c="24"/>}</text:span></text:p>
            <text:p text:style-name="P19"><text:span text:style-name="T23"><text:s text:c="20"/>}</text:span></text:p>
            <text:p text:style-name="P19"><text:span text:style-name="T23"><text:s text:c="16"/>}</text:span></text:p>
            <text:p text:style-name="P19"><text:span text:style-name="T23"><text:s text:c="12"/>}</text:span></text:p>
            <text:p text:style-name="P28"/>
            <text:p text:style-name="P19"><text:span text:style-name="T23"><text:s text:c="12"/>for (int i = temp; i &gt;= 0; i--){</text:span></text:p>
            <text:p text:style-name="P19"><text:span text:style-name="T23"><text:s text:c="16"/>if (realpath[i] != path[temp - i]) return false;</text:span></text:p>
            <text:p text:style-name="P19"><text:span text:style-name="T23"><text:s text:c="12"/>}</text:span></text:p>
            <text:p text:style-name="P19"><text:span text:style-name="T23"><text:s text:c="8"/>}</text:span></text:p>
            <text:p text:style-name="P19"><text:span text:style-name="T23"><text:s text:c="8"/>return true;</text:span></text:p>
            <text:p text:style-name="P19"><text:span text:style-name="T23"><text:s text:c="4"/>}</text:span></text:p>
            <text:p text:style-name="P28"/>
            <text:p text:style-name="P19"><text:span text:style-name="T23"><text:s text:c="4"/>private boolean isNumeric(String strNum) {</text:span></text:p>
            <text:p text:style-name="P19"><text:span text:style-name="T23"><text:s text:c="8"/>if (strNum == null) {</text:span></text:p>
            <text:p text:style-name="P19"><text:span text:style-name="T23"><text:s text:c="12"/>return false;</text:span></text:p>
            <text:p text:style-name="P19"><text:span text:style-name="T23"><text:s text:c="8"/>}</text:span></text:p>
            <text:p text:style-name="P19"><text:span text:style-name="T23"><text:s text:c="8"/>try {</text:span></text:p>
            <text:p text:style-name="P19"><text:span text:style-name="T23"><text:s text:c="12"/>double d = Double.parseDouble(strNum);</text:span></text:p>
            <text:p text:style-name="P19"><text:span text:style-name="T23"><text:s text:c="8"/>} catch (NumberFormatException nfe) {</text:span></text:p>
            <text:p text:style-name="P19"><text:span text:style-name="T23"><text:s text:c="12"/>return false;</text:span></text:p>
            <text:p text:style-name="P19"><text:span text:style-name="T23"><text:s text:c="8"/>}</text:span></text:p>
            <text:p text:style-name="P19"><text:span text:style-name="T23"><text:s text:c="8"/>return true;</text:span></text:p>
            <text:p text:style-name="P19"><text:span text:style-name="T23"><text:s text:c="4"/>}</text:span></text:p>
            <text:p text:style-name="P28"/>
            <text:p text:style-name="P19"><text:span text:style-name="T23"><text:s text:c="4"/>private int[] dijkstra(int graph[][], int src, int vertexCount)</text:span></text:p>
            <text:p text:style-name="P19"><text:span text:style-name="T23"><text:s text:c="4"/>{</text:span></text:p>
            <text:p text:style-name="P19"><text:span text:style-name="T23"><text:s text:c="8"/>int distance[] = new int[vertexCount];</text:span></text:p>
            <text:p text:style-name="P19"><text:span text:style-name="T23"><text:s text:c="8"/>Boolean spSet[] = new Boolean[vertexCount];</text:span></text:p>
            <text:p text:style-name="P28"/>
            <text:p text:style-name="P19"><text:span text:style-name="T23"><text:s text:c="8"/>for (int j = 0; j &lt; vertexCount; j++)</text:span></text:p>
            <text:p text:style-name="P19"><text:span text:style-name="T23"><text:s text:c="8"/>{</text:span></text:p>
            <text:p text:style-name="P19"><text:span text:style-name="T23"><text:s text:c="12"/>distance[j] = Integer.MAX_VALUE;</text:span></text:p>
            <text:p text:style-name="P19"><text:span text:style-name="T23"><text:s text:c="12"/>spSet[j] = false;</text:span></text:p>
            <text:p text:style-name="P19"><text:span text:style-name="T23"><text:s text:c="8"/>}</text:span></text:p>
            <text:p text:style-name="P19"><text:span text:style-name="T23"><text:s text:c="8"/>distance[src] = 0;</text:span></text:p>
            <text:p text:style-name="P28"/>
            <text:p text:style-name="P19"><text:span text:style-name="T23"><text:s text:c="8"/>for (int cnt = 0; cnt &lt; vertexCount - 1; cnt++)</text:span></text:p>
            <text:p text:style-name="P19"><text:span text:style-name="T23"><text:s text:c="8"/>{</text:span></text:p>
            <text:p text:style-name="P19"><text:span text:style-name="T23"><text:s text:c="12"/>int ux = minimumDistance(distance, spSet, vertexCount);</text:span></text:p>
            <text:p text:style-name="P19"><text:span text:style-name="T23"><text:s text:c="12"/>spSet[ux] = true;</text:span></text:p>
            <text:p text:style-name="P28"/>
            <text:p text:style-name="P19"><text:span text:style-name="T23"><text:s text:c="12"/>for (int vx = 0; vx &lt; vertexCount; vx++)</text:span></text:p>
            <text:p text:style-name="P28"/>
            <text:p text:style-name="P19"><text:span text:style-name="T23"><text:s text:c="16"/>if (!spSet[vx] &amp;&amp; graph[ux][vx] != 0 &amp;&amp; distance[ux] != Integer.MAX_VALUE &amp;&amp; distance[ux] + graph[ux][vx] &lt; distance[vx])</text:span></text:p>
            <text:p text:style-name="P19"><text:span text:style-name="T23"><text:s text:c="16"/>{</text:span></text:p>
            <text:p text:style-name="P19"><text:span text:style-name="T23"><text:s text:c="20"/>distance[vx] = distance[ux] + graph[ux][vx];</text:span></text:p>
            <text:p text:style-name="P19"><text:span text:style-name="T23"><text:s text:c="16"/>}</text:span></text:p>
            <text:p text:style-name="P19"><text:span text:style-name="T23"><text:s text:c="8"/>}</text:span></text:p>
            <text:p text:style-name="P28"/>
            <text:p text:style-name="P19"><text:span text:style-name="T23"><text:s text:c="8"/>return distance;</text:span></text:p>
            <text:p text:style-name="P19"><text:span text:style-name="T23"><text:s text:c="4"/>}</text:span></text:p>
            <text:p text:style-name="P19"><text:span text:style-name="T23"><text:s text:c="4"/>private int minimumDistance(int distance[], Boolean spSet[], int vertexCount)</text:span></text:p>
            <text:p text:style-name="P19"><text:span text:style-name="T23"><text:s text:c="4"/>{</text:span></text:p>
            <text:p text:style-name="P19"><text:span text:style-name="T23"><text:s text:c="8"/>int m = Integer.MAX_VALUE, m_index = -1;</text:span></text:p>
            <text:p text:style-name="P28"/>
            <text:p text:style-name="P19"><text:span text:style-name="T23"><text:s text:c="8"/>for (int vx = 0; vx &lt; vertexCount; vx++)</text:span></text:p>
            <text:p text:style-name="P19"><text:span text:style-name="T23"><text:s text:c="8"/>{</text:span></text:p>
            <text:p text:style-name="P19"><text:span text:style-name="T23"><text:s text:c="12"/>if (spSet[vx] == false &amp;&amp; distance[vx] &lt;= m)</text:span></text:p>
            <text:p text:style-name="P19"><text:span text:style-name="T23"><text:s text:c="12"/>{</text:span></text:p>
            <text:p text:style-name="P19"><text:span text:style-name="T23"><text:s text:c="16"/>m = distance[vx];</text:span></text:p>
            <text:p text:style-name="P19"><text:span text:style-name="T23"><text:s text:c="16"/>m_index = vx;</text:span></text:p>
            <text:p text:style-name="P19"><text:span text:style-name="T23"><text:s text:c="12"/>}</text:span></text:p>
            <text:p text:style-name="P19"><text:span text:style-name="T23"><text:s text:c="8"/>}</text:span></text:p>
            <text:p text:style-name="P19"><text:span text:style-name="T23"><text:s text:c="8"/>return m_index;</text:span></text:p>
            <text:p text:style-name="P28"/>
            <text:p text:style-name="P19"><text:span text:style-name="T23"><text:s text:c="4"/>}</text:span></text:p>
            <text:p text:style-name="P28"/>
            <text:p text:style-name="P19"><text:span text:style-name="T23">}</text:span></text:p>
            <text:p text:style-name="P27"/>
          </table:table-cell>
        </table:table-row>
        <table:table-row table:style-name="Table1.14">
          <table:table-cell table:style-name="Table1.A1" office:value-type="string">
            <text:p text:style-name="P19">84. Является ли отмеченный натуральными числами порядок обхода <text:span text:style-name="T24">рёбер</text:span> <text:span text:style-name="T25">вершин</text:span> неориентированного графа обходом в ширину (обход в порядке возрастания пометок)</text:p>
          </table:table-cell>
          <table:table-cell table:style-name="Table1.A1" office:value-type="string">
            <text:p text:style-name="P19"><text:span text:style-name="T19">import com.mathsystem.graphapi.AbstractGraph;</text:span></text:p>
            <text:p text:style-name="P19"><text:span text:style-name="T19">import com.mathsystem.graphapi.Vertex;</text:span></text:p>
            <text:p text:style-name="P19"><text:span text:style-name="T19">import com.mathsystem.plugin.GraphProperty;</text:span></text:p>
            <text:p text:style-name="P27"/>
            <text:p text:style-name="P19"><text:span text:style-name="T19">import java.util.*;</text:span></text:p>
            <text:p text:style-name="P27"/>
            <text:p text:style-name="P19"><text:span text:style-name="T19">public class Check_BFS implements GraphProperty</text:span></text:p>
            <text:p text:style-name="P19"><text:span text:style-name="T19">{</text:span></text:p>
            <text:p text:style-name="P19"><text:span text:style-name="T19"><text:s text:c="4"/>@Override</text:span></text:p>
            <text:p text:style-name="P19"><text:span text:style-name="T19"><text:s text:c="4"/>public boolean execute(AbstractGraph abstractGraph)</text:span></text:p>
            <text:p text:style-name="P19"><text:span text:style-name="T19"><text:s text:c="4"/>{</text:span></text:p>
            <text:p text:style-name="P19"><text:span text:style-name="T19"><text:s text:c="8"/>return FinalResult(abstractGraph);</text:span></text:p>
            <text:p text:style-name="P19"><text:span text:style-name="T19"><text:s text:c="4"/>}</text:span></text:p>
            <text:p text:style-name="P27"/>
            <text:p text:style-name="P19"><text:span text:style-name="T19"><text:s text:c="4"/>private boolean BFS(Vertex StartVertex, AbstractGraph abstractGraph)</text:span></text:p>
            <text:p text:style-name="P19"><text:span text:style-name="T19"><text:s text:c="4"/>{</text:span></text:p>
            <text:p text:style-name="P19"><text:span text:style-name="T19"><text:s text:c="8"/>Queue&lt;Vertex&gt; queue = new LinkedList&lt;&gt;();</text:span></text:p>
            <text:p text:style-name="P19"><text:span text:style-name="T19"><text:s text:c="8"/>Stack&lt;Vertex&gt; temp_stack = new Stack&lt;&gt;();</text:span></text:p>
            <text:p text:style-name="P19"><text:span text:style-name="T19"><text:s text:c="8"/>ArrayList&lt;Vertex&gt; looked_vertices = new ArrayList&lt;&gt;();</text:span></text:p>
            <text:p text:style-name="P19"><text:span text:style-name="T19"><text:s text:c="8"/>Vertex adjacent_vertex, CurrentVertex;</text:span></text:p>
            <text:p text:style-name="P19"><text:span text:style-name="T19"><text:s text:c="8"/>boolean[] used = new boolean[abstractGraph.getVertexCount()];</text:span></text:p>
            <text:p text:style-name="P19"><text:span text:style-name="T19"><text:s text:c="8"/>for (int i = 0; i &lt; abstractGraph.getVertexCount(); i++) used[i] = false;</text:span></text:p>
            <text:p text:style-name="P19"><text:span text:style-name="T19"><text:s text:c="8"/>int looked = 0, matching;</text:span></text:p>
            <text:p text:style-name="P27"/>
            <text:p text:style-name="P19"><text:span text:style-name="T19"><text:s text:c="8"/>queue.add(StartVertex);</text:span></text:p>
            <text:p text:style-name="P19"><text:span text:style-name="T19"><text:s text:c="8"/>used[Integer.parseInt(StartVertex.getName())] = true;</text:span></text:p>
            <text:p text:style-name="P19"><text:span text:style-name="T19"><text:s text:c="8"/>while (!queue.isEmpty())</text:span></text:p>
            <text:p text:style-name="P19"><text:span text:style-name="T19"><text:s text:c="8"/>{</text:span></text:p>
            <text:p text:style-name="P19"><text:span text:style-name="T19"><text:s text:c="12"/>used[Integer.parseInt(queue.peek().getName())] = true;</text:span></text:p>
            <text:p text:style-name="P19"><text:span text:style-name="T19"><text:s text:c="12"/>while (!queue.isEmpty())</text:span></text:p>
            <text:p text:style-name="P19"><text:span text:style-name="T19"><text:s text:c="12"/>{</text:span></text:p>
            <text:p text:style-name="P19"><text:span text:style-name="T19"><text:s text:c="16"/>CurrentVertex = queue.peek();</text:span></text:p>
            <text:p text:style-name="P19"><text:span text:style-name="T19"><text:s text:c="16"/>looked_vertices.add(CurrentVertex);</text:span></text:p>
            <text:p text:style-name="P19"><text:span text:style-name="T19"><text:s text:c="16"/>looked++;</text:span></text:p>
            <text:p text:style-name="P19"><text:span text:style-name="T19"><text:s text:c="16"/>queue.remove();</text:span></text:p>
            <text:p text:style-name="P19"><text:span text:style-name="T19"><text:s text:c="16"/>for (int i = 0; i &lt; CurrentVertex.getEdgeList().size(); i++)</text:span></text:p>
            <text:p text:style-name="P19"><text:span text:style-name="T19"><text:s text:c="16"/>{</text:span></text:p>
            <text:p text:style-name="P19"><text:span text:style-name="T19"><text:s text:c="20"/>if (CurrentVertex == CurrentVertex.getEdgeList().get(i).getV())</text:span></text:p>
            <text:p text:style-name="P19"><text:span text:style-name="T19"><text:s text:c="20"/>{</text:span></text:p>
            <text:p text:style-name="P19"><text:span text:style-name="T19"><text:s text:c="24"/>adjacent_vertex = CurrentVertex.getEdgeList().get(i).getW();</text:span></text:p>
            <text:p text:style-name="P19"><text:span text:style-name="T19"><text:s text:c="20"/>}</text:span></text:p>
            <text:p text:style-name="P19"><text:span text:style-name="T19"><text:s text:c="20"/>else</text:span></text:p>
            <text:p text:style-name="P19"><text:span text:style-name="T19"><text:s text:c="20"/>{</text:span></text:p>
            <text:p text:style-name="P19"><text:span text:style-name="T19"><text:s text:c="24"/>adjacent_vertex = CurrentVertex.getEdgeList().get(i).getV();</text:span></text:p>
            <text:p text:style-name="P19"><text:span text:style-name="T19"><text:s text:c="20"/>}</text:span></text:p>
            <text:p text:style-name="P19"><text:span text:style-name="T19"><text:s text:c="20"/>if (!used[Integer.parseInt(adjacent_vertex.getName())])</text:span></text:p>
            <text:p text:style-name="P19"><text:span text:style-name="T19"><text:s text:c="20"/>{</text:span></text:p>
            <text:p text:style-name="P19"><text:span text:style-name="T19"><text:s text:c="24"/>used[Integer.parseInt(adjacent_vertex.getName())] = true;</text:span></text:p>
            <text:p text:style-name="P19"><text:span text:style-name="T19"><text:s text:c="24"/>temp_stack.push(adjacent_vertex);</text:span></text:p>
            <text:p text:style-name="P19"><text:span text:style-name="T19"><text:s text:c="20"/>}</text:span></text:p>
            <text:p text:style-name="P19"><text:span text:style-name="T19"><text:s text:c="16"/>}</text:span></text:p>
            <text:p text:style-name="P19"><text:span text:style-name="T19"><text:s text:c="12"/>}</text:span></text:p>
            <text:p text:style-name="P27"/>
            <text:p text:style-name="P19"><text:span text:style-name="T19"><text:s text:c="12"/>for (Vertex looked_vertex : looked_vertices)</text:span></text:p>
            <text:p text:style-name="P19"><text:span text:style-name="T19"><text:s text:c="12"/>{</text:span></text:p>
            <text:p text:style-name="P19"><text:span text:style-name="T19"><text:s text:c="16"/>matching = 0;</text:span></text:p>
            <text:p text:style-name="P19"><text:span text:style-name="T19"><text:s text:c="16"/>CurrentVertex = looked_vertex;</text:span></text:p>
            <text:p text:style-name="P19"><text:span text:style-name="T19"><text:s text:c="16"/>for (int i = 1; i &lt; looked + 1; i++)</text:span></text:p>
            <text:p text:style-name="P19"><text:span text:style-name="T19"><text:s text:c="16"/>{</text:span></text:p>
            <text:p text:style-name="P19"><text:span text:style-name="T19"><text:s text:c="20"/>if (CurrentVertex.getLabel().equals(String.valueOf(i)))</text:span></text:p>
            <text:p text:style-name="P19"><text:span text:style-name="T19"><text:s text:c="20"/>{</text:span></text:p>
            <text:p text:style-name="P19"><text:span text:style-name="T19"><text:s text:c="24"/>matching++;</text:span></text:p>
            <text:p text:style-name="P19"><text:span text:style-name="T19"><text:s text:c="20"/>}</text:span></text:p>
            <text:p text:style-name="P19"><text:span text:style-name="T19"><text:s text:c="16"/>}</text:span></text:p>
            <text:p text:style-name="P19"><text:span text:style-name="T19"><text:s text:c="16"/>if (matching == 0)</text:span></text:p>
            <text:p text:style-name="P19"><text:span text:style-name="T19"><text:s text:c="16"/>{</text:span></text:p>
            <text:p text:style-name="P19"><text:span text:style-name="T19"><text:s text:c="20"/>return false;</text:span></text:p>
            <text:p text:style-name="P19"><text:span text:style-name="T19"><text:s text:c="16"/>}</text:span></text:p>
            <text:p text:style-name="P19"><text:span text:style-name="T19"><text:s text:c="12"/>}</text:span></text:p>
            <text:p text:style-name="P27"/>
            <text:p text:style-name="P19"><text:span text:style-name="T19"><text:s text:c="12"/>looked_vertices.clear();</text:span></text:p>
            <text:p text:style-name="P19"><text:span text:style-name="T19"><text:s text:c="12"/>while (!temp_stack.isEmpty())</text:span></text:p>
            <text:p text:style-name="P19"><text:span text:style-name="T19"><text:s text:c="12"/>{</text:span></text:p>
            <text:p text:style-name="P19"><text:span text:style-name="T19"><text:s text:c="16"/>CurrentVertex = temp_stack.peek();</text:span></text:p>
            <text:p text:style-name="P19"><text:span text:style-name="T19"><text:s text:c="16"/>queue.add(CurrentVertex);</text:span></text:p>
            <text:p text:style-name="P19"><text:span text:style-name="T19"><text:s text:c="16"/>temp_stack.pop();</text:span></text:p>
            <text:p text:style-name="P19"><text:span text:style-name="T19"><text:s text:c="12"/>}</text:span></text:p>
            <text:p text:style-name="P27"/>
            <text:p text:style-name="P19"><text:span text:style-name="T19"><text:s text:c="12"/>if (queue.isEmpty())</text:span></text:p>
            <text:p text:style-name="P19"><text:span text:style-name="T19"><text:s text:c="12"/>{</text:span></text:p>
            <text:p text:style-name="P19"><text:span text:style-name="T19"><text:s text:c="16"/>for (int i = 0; i &lt; abstractGraph.getVertexCount(); i++)</text:span></text:p>
            <text:p text:style-name="P19"><text:span text:style-name="T19"><text:s text:c="16"/>{</text:span></text:p>
            <text:p text:style-name="P19"><text:span text:style-name="T19"><text:s text:c="20"/>if (!used[i] &amp;&amp; abstractGraph.getVertices().get(i).getLabel().equals(String.valueOf(looked + 1)))</text:span></text:p>
            <text:p text:style-name="P19"><text:span text:style-name="T19"><text:s text:c="20"/>{</text:span></text:p>
            <text:p text:style-name="P19"><text:span text:style-name="T19"><text:s text:c="24"/>queue.add(abstractGraph.getVertices().get(i));</text:span></text:p>
            <text:p text:style-name="P19"><text:span text:style-name="T19"><text:s text:c="24"/>break;</text:span></text:p>
            <text:p text:style-name="P19"><text:span text:style-name="T19"><text:s text:c="20"/>}</text:span></text:p>
            <text:p text:style-name="P19"><text:span text:style-name="T19"><text:s text:c="16"/>}</text:span></text:p>
            <text:p text:style-name="P19"><text:span text:style-name="T19"><text:s text:c="12"/>}</text:span></text:p>
            <text:p text:style-name="P19"><text:span text:style-name="T19"><text:s text:c="12"/>if (queue.isEmpty() &amp;&amp; looked != abstractGraph.getVertexCount())</text:span></text:p>
            <text:p text:style-name="P19"><text:span text:style-name="T19"><text:s text:c="12"/>{</text:span></text:p>
            <text:p text:style-name="P19"><text:span text:style-name="T19"><text:s text:c="16"/>return false;</text:span></text:p>
            <text:p text:style-name="P19"><text:span text:style-name="T19"><text:s text:c="12"/>}</text:span></text:p>
            <text:p text:style-name="P19"><text:span text:style-name="T19"><text:s text:c="8"/>}</text:span></text:p>
            <text:p text:style-name="P19"><text:span text:style-name="T19"><text:s text:c="8"/>return true;</text:span></text:p>
            <text:p text:style-name="P19"><text:span text:style-name="T19"><text:s text:c="4"/>}</text:span></text:p>
            <text:p text:style-name="P27"/>
            <text:p text:style-name="P19"><text:span text:style-name="T19"><text:s text:c="4"/>private boolean FindTheSameVerticesOrNullVertex(AbstractGraph abstractGraph)</text:span></text:p>
            <text:p text:style-name="P19"><text:span text:style-name="T19"><text:s text:c="4"/>{</text:span></text:p>
            <text:p text:style-name="P19"><text:span text:style-name="T19"><text:s text:c="8"/>for (int i = 0; i &lt; abstractGraph.getVertexCount(); i++)</text:span></text:p>
            <text:p text:style-name="P19"><text:span text:style-name="T19"><text:s text:c="8"/>{</text:span></text:p>
            <text:p text:style-name="P19"><text:span text:style-name="T19"><text:s text:c="12"/>for (int j = 0; j &lt; abstractGraph.getVertexCount(); j++)</text:span></text:p>
            <text:p text:style-name="P19"><text:span text:style-name="T19"><text:s text:c="12"/>{</text:span></text:p>
            <text:p text:style-name="P19"><text:span text:style-name="T19"><text:s text:c="16"/>if (!abstractGraph.getVertices().get(i).getName().equals(abstractGraph.getVertices().get(j).getName())</text:span></text:p>
            <text:p text:style-name="P19"><text:span text:style-name="T19"><text:s text:c="24"/>&amp;&amp; abstractGraph.getVertices().get(i).getLabel().equals(abstractGraph.getVertices().get(j).getLabel())</text:span></text:p>
            <text:p text:style-name="P19"><text:span text:style-name="T19"><text:s text:c="24"/>|| abstractGraph.getVertices().get(j).getLabel() == null)</text:span></text:p>
            <text:p text:style-name="P19"><text:span text:style-name="T19"><text:s text:c="16"/>{</text:span></text:p>
            <text:p text:style-name="P19"><text:span text:style-name="T19"><text:s text:c="20"/>return true;</text:span></text:p>
            <text:p text:style-name="P19"><text:span text:style-name="T19"><text:s text:c="16"/>}</text:span></text:p>
            <text:p text:style-name="P19"><text:span text:style-name="T19"><text:s text:c="12"/>}</text:span></text:p>
            <text:p text:style-name="P19"><text:span text:style-name="T19"><text:s text:c="8"/>}</text:span></text:p>
            <text:p text:style-name="P19"><text:span text:style-name="T19"><text:s text:c="8"/>return false;</text:span></text:p>
            <text:p text:style-name="P19"><text:span text:style-name="T19"><text:s text:c="4"/>}</text:span></text:p>
            <text:p text:style-name="P27"/>
            <text:p text:style-name="P19"><text:span text:style-name="T19"><text:s text:c="4"/>private Vertex FindTheFirstVertex(AbstractGraph abstractGraph)</text:span></text:p>
            <text:p text:style-name="P19"><text:span text:style-name="T19"><text:s text:c="4"/>{</text:span></text:p>
            <text:p text:style-name="P19"><text:span text:style-name="T19"><text:s text:c="8"/>for (int i = 0; i &lt; abstractGraph.getVertexCount(); i++)</text:span></text:p>
            <text:p text:style-name="P19"><text:span text:style-name="T19"><text:s text:c="8"/>{</text:span></text:p>
            <text:p text:style-name="P19"><text:span text:style-name="T19"><text:s text:c="12"/>if (abstractGraph.getVertices().get(i).getLabel().equals("1"))</text:span></text:p>
            <text:p text:style-name="P19"><text:span text:style-name="T19"><text:s text:c="12"/>{</text:span></text:p>
            <text:p text:style-name="P19"><text:span text:style-name="T19"><text:s text:c="16"/>return abstractGraph.getVertices().get(i);</text:span></text:p>
            <text:p text:style-name="P19"><text:span text:style-name="T19"><text:s text:c="12"/>}</text:span></text:p>
            <text:p text:style-name="P19"><text:span text:style-name="T19"><text:s text:c="8"/>}</text:span></text:p>
            <text:p text:style-name="P19"><text:span text:style-name="T19"><text:s text:c="8"/>return null;</text:span></text:p>
            <text:p text:style-name="P19"><text:span text:style-name="T19"><text:s text:c="4"/>}</text:span></text:p>
            <text:p text:style-name="P27"/>
            <text:p text:style-name="P19"><text:span text:style-name="T19"><text:s text:c="4"/>private boolean FinalResult(AbstractGraph abstractGraph)</text:span></text:p>
            <text:p text:style-name="P19"><text:span text:style-name="T19"><text:s text:c="4"/>{</text:span></text:p>
            <text:p text:style-name="P19"><text:span text:style-name="T19"><text:s text:c="8"/>if (FindTheSameVerticesOrNullVertex(abstractGraph))</text:span></text:p>
            <text:p text:style-name="P19"><text:span text:style-name="T19"><text:s text:c="8"/>{</text:span></text:p>
            <text:p text:style-name="P19"><text:span text:style-name="T19"><text:s text:c="12"/>return false;</text:span></text:p>
            <text:p text:style-name="P19"><text:span text:style-name="T19"><text:s text:c="8"/>}</text:span></text:p>
            <text:p text:style-name="P19"><text:span text:style-name="T19"><text:s text:c="8"/>if (FindTheFirstVertex(abstractGraph) != null)</text:span></text:p>
            <text:p text:style-name="P19"><text:span text:style-name="T19"><text:s text:c="8"/>{</text:span></text:p>
            <text:p text:style-name="P19"><text:span text:style-name="T19"><text:s text:c="12"/>return BFS(FindTheFirstVertex(abstractGraph), abstractGraph);</text:span></text:p>
            <text:p text:style-name="P19"><text:span text:style-name="T19"><text:s text:c="8"/>}</text:span></text:p>
            <text:p text:style-name="P19"><text:span text:style-name="T19"><text:s text:c="8"/>return false;</text:span></text:p>
            <text:p text:style-name="P19"><text:span text:style-name="T19"><text:s text:c="4"/>}</text:span></text:p>
            <text:p text:style-name="P19"><text:span text:style-name="T19">}</text:span></text:p>
            <text:p text:style-name="P27"/>
          </table:table-cell>
        </table:table-row>
        <table:table-row table:style-name="Table1.14">
          <table:table-cell table:style-name="Table1.A15" office:value-type="string">
            <text:p text:style-name="P7">56. Есть ли в построенном неориентированном графе доминирующая вершина</text:p>
          </table:table-cell>
          <table:table-cell table:style-name="Table1.A1" office:value-type="string">
            <text:p text:style-name="P19"><text:span text:style-name="T6">import com.mathsystem.graphapi.AbstractEdge;</text:span></text:p>
            <text:p text:style-name="P19"><text:span text:style-name="T6">import com.mathsystem.graphapi.AbstractGraph;</text:span></text:p>
            <text:p text:style-name="P19"><text:span text:style-name="T6">import com.mathsystem.graphapi.Vertex;</text:span></text:p>
            <text:p text:style-name="P19"><text:span text:style-name="T6">import com.mathsystem.plugin.GraphProperty;</text:span></text:p>
            <text:p text:style-name="P22"/>
            <text:p text:style-name="P19"><text:span text:style-name="T6">import java.util.List;</text:span></text:p>
            <text:p text:style-name="P19"><text:span text:style-name="T6">import java.util.Objects;</text:span></text:p>
            <text:p text:style-name="P22"/>
            <text:p text:style-name="P19"><text:span text:style-name="T6">public class DominantPeak implements GraphProperty {</text:span></text:p>
            <text:p text:style-name="P19"><text:span text:style-name="T6"><text:s text:c="4"/>@Override</text:span></text:p>
            <text:p text:style-name="P19"><text:span text:style-name="T6"><text:s text:c="4"/>public boolean execute(AbstractGraph abstractGraph) {</text:span></text:p>
            <text:p text:style-name="P19"><text:span text:style-name="T6"><text:s text:c="8"/>boolean flag = false;</text:span></text:p>
            <text:p text:style-name="P19"><text:span text:style-name="T6"><text:s text:c="8"/>List&lt;Vertex&gt; vertices = abstractGraph.getVertices();</text:span></text:p>
            <text:p text:style-name="P19"><text:span text:style-name="T6"><text:s text:c="8"/>for (int i = 0; i &lt; abstractGraph.getVertexCount(); i++)</text:span></text:p>
            <text:p text:style-name="P19"><text:span text:style-name="T6"><text:s text:c="8"/>{</text:span></text:p>
            <text:p text:style-name="P19"><text:span text:style-name="T6"><text:s text:c="12"/>int count = 0;</text:span></text:p>
            <text:p text:style-name="P19"><text:span text:style-name="T6"><text:s text:c="12"/>Vertex vertex = vertices.get(i);</text:span></text:p>
            <text:p text:style-name="P19"><text:span text:style-name="T6"><text:s text:c="12"/>for (int j = 0; j &lt; abstractGraph.getVertexCount(); j++)</text:span></text:p>
            <text:p text:style-name="P19"><text:span text:style-name="T6"><text:s text:c="12"/>{</text:span></text:p>
            <text:p text:style-name="P19"><text:span text:style-name="T6"><text:s text:c="16"/>int key = 0;</text:span></text:p>
            <text:p text:style-name="P19"><text:span text:style-name="T6"><text:s text:c="16"/>Vertex v = vertices.get(j);</text:span></text:p>
            <text:p text:style-name="P19"><text:span text:style-name="T6"><text:s text:c="16"/>if (!Objects.equals(v.getIndex(), vertex.getIndex()))</text:span></text:p>
            <text:p text:style-name="P19"><text:span text:style-name="T6"><text:s text:c="16"/>{</text:span></text:p>
            <text:p text:style-name="P19"><text:span text:style-name="T6"><text:s text:c="20"/>for (AbstractEdge abstractEdge: vertex.getEdgeList()) {</text:span></text:p>
            <text:p text:style-name="P19"><text:span text:style-name="T6"><text:s text:c="24"/>if (Objects.equals(v.getIndex(), abstractEdge.getV().getIndex()) || Objects.equals(v.getIndex(), abstractEdge.getW().getIndex()))</text:span></text:p>
            <text:p text:style-name="P19"><text:span text:style-name="T6"><text:s text:c="24"/>{</text:span></text:p>
            <text:p text:style-name="P19"><text:span text:style-name="T6"><text:s text:c="28"/>key = 1;</text:span></text:p>
            <text:p text:style-name="P19"><text:span text:style-name="T6"><text:s text:c="24"/>}</text:span></text:p>
            <text:p text:style-name="P19"><text:span text:style-name="T6"><text:s text:c="20"/>}</text:span></text:p>
            <text:p text:style-name="P19"><text:span text:style-name="T6"><text:s text:c="16"/>}</text:span></text:p>
            <text:p text:style-name="P19"><text:span text:style-name="T6"><text:s text:c="16"/>if (key == 1)</text:span></text:p>
            <text:p text:style-name="P19"><text:span text:style-name="T6"><text:s text:c="16"/>{</text:span></text:p>
            <text:p text:style-name="P19"><text:span text:style-name="T6"><text:s text:c="20"/>count = count + 1;</text:span></text:p>
            <text:p text:style-name="P19"><text:span text:style-name="T6"><text:s text:c="16"/>}</text:span></text:p>
            <text:p text:style-name="P19"><text:span text:style-name="T6"><text:s text:c="12"/>}</text:span></text:p>
            <text:p text:style-name="P19"><text:span text:style-name="T6"><text:s text:c="12"/>if (count == abstractGraph.getVertexCount() - 1)</text:span></text:p>
            <text:p text:style-name="P19"><text:span text:style-name="T6"><text:s text:c="12"/>{</text:span></text:p>
            <text:p text:style-name="P19"><text:span text:style-name="T6"><text:s text:c="16"/>flag = true;</text:span></text:p>
            <text:p text:style-name="P19"><text:span text:style-name="T6"><text:s text:c="12"/>}</text:span></text:p>
            <text:p text:style-name="P19"><text:span text:style-name="T6"><text:s text:c="8"/>}</text:span></text:p>
            <text:p text:style-name="P19"><text:span text:style-name="T6"><text:s text:c="8"/>return flag;</text:span></text:p>
            <text:p text:style-name="P19"><text:span text:style-name="T6"><text:s text:c="4"/>}</text:span></text:p>
            <text:p text:style-name="P19"><text:span text:style-name="T6">}</text:span></text:p>
            <text:p text:style-name="P27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20. Найти количество долей неориентированного графа</text:p>
          </table:table-cell>
          <table:table-cell table:style-name="Table2.A1" office:value-type="string">
            <text:p text:style-name="P19">import com.mathsystem.entity.graph.Edge;</text:p>
            <text:p text:style-name="P19">import com.mathsystem.graphapi.AbstractEdge;</text:p>
            <text:p text:style-name="P19">import com.mathsystem.graphapi.AbstractGraph;</text:p>
            <text:p text:style-name="P19">import com.mathsystem.graphapi.Vertex;</text:p>
            <text:p text:style-name="P19">import com.mathsystem.plugin.GraphCharacteristic;</text:p>
            <text:p text:style-name="P19"/>
            <text:p text:style-name="P19">import java.util.List;</text:p>
            <text:p text:style-name="P19"/>
            <text:p text:style-name="P19">import static java.lang.System.out;</text:p>
            <text:p text:style-name="P19"/>
            <text:p text:style-name="P19">public class ChromaticNumber implements GraphCharacteristic {</text:p>
            <text:p text:style-name="P19"><text:s text:c="4"/>@Override</text:p>
            <text:p text:style-name="P19"><text:s text:c="4"/>public Integer execute(AbstractGraph G) {</text:p>
            <text:p text:style-name="P19"/>
            <text:p text:style-name="P19"><text:s text:c="8"/>List&lt;Vertex&gt; vertices = G.getVertices();</text:p>
            <text:p text:style-name="P19"><text:s text:c="8"/>int i = 0, j = 0;</text:p>
            <text:p text:style-name="P19"/>
            <text:p text:style-name="P19"><text:s text:c="8"/>/*</text:p>
            <text:p text:style-name="P19"><text:s text:c="8"/>out.println("List of vertices: ");</text:p>
            <text:p text:style-name="P19"><text:s text:c="8"/>for (Vertex v:</text:p>
            <text:p text:style-name="P19"><text:s text:c="13"/>vertices) {</text:p>
            <text:p text:style-name="P19"><text:s text:c="12"/>out.print("deg(");</text:p>
            <text:p text:style-name="P19"><text:s text:c="12"/>out.print(v.getIndex());</text:p>
            <text:p text:style-name="P19"><text:s text:c="12"/>out.print(") = ");</text:p>
            <text:p text:style-name="P19"><text:s text:c="12"/>out.println(v.getEdgeList().size());</text:p>
            <text:p text:style-name="P19"><text:s text:c="8"/>}</text:p>
            <text:p text:style-name="P19"><text:s text:c="8"/>*/</text:p>
            <text:p text:style-name="P19"/>
            <text:p text:style-name="P19"><text:s text:c="8"/>// сортировка списка вершин в порядке невозрастания степени вершины</text:p>
            <text:p text:style-name="P19"><text:s text:c="8"/>i = 0;</text:p>
            <text:p text:style-name="P19"><text:s text:c="8"/>int goodPairsCounter = 0;</text:p>
            <text:p text:style-name="P19"><text:s text:c="8"/>do {</text:p>
            <text:p text:style-name="P19"><text:s text:c="12"/>if (vertices.get(i).getEdgeList().size() &lt; vertices.get(i + 1).getEdgeList().size()) {</text:p>
            <text:p text:style-name="P19"><text:s text:c="16"/>Vertex tmp = vertices.get(i);</text:p>
            <text:p text:style-name="P19"><text:s text:c="16"/>Vertex i1 = vertices.get(i + 1);</text:p>
            <text:p text:style-name="P19"><text:s text:c="16"/>vertices.remove(i);</text:p>
            <text:p text:style-name="P19"><text:s text:c="16"/>vertices.add(i, i1);</text:p>
            <text:p text:style-name="P19"><text:s text:c="16"/>vertices.remove(i + 1);</text:p>
            <text:p text:style-name="P19"><text:s text:c="16"/>vertices.add(i + 1, tmp);</text:p>
            <text:p text:style-name="P19"><text:s text:c="16"/>goodPairsCounter = 0;</text:p>
            <text:p text:style-name="P19"><text:s text:c="12"/>} else {</text:p>
            <text:p text:style-name="P19"><text:s text:c="16"/>goodPairsCounter++;</text:p>
            <text:p text:style-name="P19"><text:s text:c="12"/>}</text:p>
            <text:p text:style-name="P19"><text:s text:c="12"/>i++;</text:p>
            <text:p text:style-name="P19"><text:s text:c="12"/>if (i == G.getVertexCount() - 1) {</text:p>
            <text:p text:style-name="P19"><text:s text:c="16"/>i = 0;</text:p>
            <text:p text:style-name="P19"><text:s text:c="12"/>}</text:p>
            <text:p text:style-name="P19"><text:s text:c="8"/>} while (goodPairsCounter != G.getVertexCount() - 1);</text:p>
            <text:p text:style-name="P19"/>
            <text:p text:style-name="P19"><text:s text:c="8"/>/*</text:p>
            <text:p text:style-name="P19"><text:s text:c="8"/>out.println("Sorted list of vertices: ");</text:p>
            <text:p text:style-name="P19"><text:s text:c="8"/>for (Vertex v:</text:p>
            <text:p text:style-name="P19"><text:s text:c="16"/>vertices) {</text:p>
            <text:p text:style-name="P19"><text:s text:c="12"/>out.print("deg(");</text:p>
            <text:p text:style-name="P19"><text:s text:c="12"/>out.print(v.getIndex());</text:p>
            <text:p text:style-name="P19"><text:s text:c="12"/>out.print(") = ");</text:p>
            <text:p text:style-name="P19"><text:s text:c="12"/>out.println(v.getEdgeList().size());</text:p>
            <text:p text:style-name="P19"><text:s text:c="8"/>}</text:p>
            <text:p text:style-name="P19"><text:s text:c="8"/>*/</text:p>
            <text:p text:style-name="P19"/>
            <text:p text:style-name="P19"><text:s text:c="8"/>// заполнение матрицы смежности</text:p>
            <text:p text:style-name="P19"><text:s text:c="8"/>int[][] adjacency_matrix = new int[G.getVertexCount()][G.getVertexCount()];</text:p>
            <text:p text:style-name="P19"><text:s text:c="8"/>for (Vertex v: vertices) {</text:p>
            <text:p text:style-name="P19"><text:s text:c="12"/>for (AbstractEdge e: v.getEdgeList()) {</text:p>
            <text:p text:style-name="P19"><text:s text:c="16"/>adjacency_matrix[v.getIndex()][e.other(v).getIndex()] = 1;</text:p>
            <text:p text:style-name="P19"><text:s text:c="12"/>}</text:p>
            <text:p text:style-name="P19"><text:s text:c="8"/>}</text:p>
            <text:p text:style-name="P19"/>
            <text:p text:style-name="P19"><text:s text:c="8"/>/*</text:p>
            <text:p text:style-name="P19"><text:s text:c="8"/>out.println("Adjacency list: ");</text:p>
            <text:p text:style-name="P19"><text:s text:c="8"/>for (Vertex v:</text:p>
            <text:p text:style-name="P19"><text:s text:c="16"/>vertices) {</text:p>
            <text:p text:style-name="P19"><text:s text:c="12"/>out.print(v.getIndex());</text:p>
            <text:p text:style-name="P19"><text:s text:c="12"/>out.print(": ");</text:p>
            <text:p text:style-name="P19"><text:s text:c="12"/>for (AbstractEdge e:</text:p>
            <text:p text:style-name="P19"><text:s text:c="20"/>v.getEdgeList()) {</text:p>
            <text:p text:style-name="P19"><text:s text:c="16"/>out.print(e.other(v).getIndex());</text:p>
            <text:p text:style-name="P19"><text:s text:c="16"/>out.print(" ");</text:p>
            <text:p text:style-name="P19"><text:s text:c="12"/>}</text:p>
            <text:p text:style-name="P19"><text:s text:c="12"/>out.println();</text:p>
            <text:p text:style-name="P19"><text:s text:c="8"/>}</text:p>
            <text:p text:style-name="P19"><text:s text:c="8"/>*/</text:p>
            <text:p text:style-name="P19"/>
            <text:p text:style-name="P19"><text:s text:c="8"/>/*</text:p>
            <text:p text:style-name="P19"><text:s text:c="8"/>out.println("Adjacency matrix: ");</text:p>
            <text:p text:style-name="P19"><text:s text:c="8"/>for (i = 0; i &lt; G.getVertexCount(); i++) {</text:p>
            <text:p text:style-name="P19"><text:s text:c="12"/>for (j = 0; j &lt; G.getVertexCount(); j++) {</text:p>
            <text:p text:style-name="P19"><text:s text:c="16"/>out.print(adjacency_matrix[i][j]);</text:p>
            <text:p text:style-name="P19"><text:s text:c="16"/>out.print(" ");</text:p>
            <text:p text:style-name="P19"><text:s text:c="12"/>}</text:p>
            <text:p text:style-name="P19"><text:s text:c="12"/>out.println();</text:p>
            <text:p text:style-name="P19"><text:s text:c="8"/>}</text:p>
            <text:p text:style-name="P19"><text:s text:c="8"/>*/</text:p>
            <text:p text:style-name="P19"/>
            <text:p text:style-name="P19"><text:s text:c="8"/>int chromatic_number = 0;</text:p>
            <text:p text:style-name="P19"><text:s text:c="8"/>int count_colored_vertices = 0;</text:p>
            <text:p text:style-name="P19"><text:s text:c="8"/>int[] color = new int[G.getVertexCount()];</text:p>
            <text:p text:style-name="P19"/>
            <text:p text:style-name="P19"><text:s text:c="8"/>// непосредственно раскраска графа</text:p>
            <text:p text:style-name="P19"><text:s text:c="8"/>for (Vertex v : vertices) {</text:p>
            <text:p text:style-name="P19"><text:s text:c="12"/>i = v.getIndex();</text:p>
            <text:p text:style-name="P19"><text:s text:c="12"/>// берем неокрашенную вершину с наивысшей степенью</text:p>
            <text:p text:style-name="P19"><text:s text:c="12"/>if (color[i] == 0) {</text:p>
            <text:p text:style-name="P19"><text:s text:c="16"/>// красим её; увеличиваем хроматическое число</text:p>
            <text:p text:style-name="P19"><text:s text:c="16"/>chromatic_number++;</text:p>
            <text:p text:style-name="P19"><text:s text:c="16"/>color[i] = chromatic_number;</text:p>
            <text:p text:style-name="P19"><text:s text:c="16"/>count_colored_vertices++;</text:p>
            <text:p text:style-name="P19"/>
            <text:p text:style-name="P19"><text:s text:c="16"/>// красим все неокрашенные вершины, которые не смежны текущей, в текущий свет</text:p>
            <text:p text:style-name="P19"><text:s text:c="16"/>// на самом деле можно и просто помечать факт окраски, но с раскраской нагляднее при отладке</text:p>
            <text:p text:style-name="P19"><text:s text:c="16"/>for (Vertex u : vertices) {</text:p>
            <text:p text:style-name="P19"><text:s text:c="20"/>j = u.getIndex();</text:p>
            <text:p text:style-name="P19"><text:s text:c="20"/>if (adjacency_matrix[i][j] == 0 &amp;&amp; color[j] == 0) {</text:p>
            <text:p text:style-name="P19"><text:s text:c="24"/>color[j] = chromatic_number;</text:p>
            <text:p text:style-name="P19"><text:s text:c="24"/>count_colored_vertices++;</text:p>
            <text:p text:style-name="P19"><text:s text:c="20"/>}</text:p>
            <text:p text:style-name="P19"><text:s text:c="20"/>// каждый раз, окрашивая вершину, увеличиваем счетчик на 1</text:p>
            <text:p text:style-name="P19"><text:s text:c="20"/>// когда все вершины окрашены, алгоритм закончил свою работу</text:p>
            <text:p text:style-name="P19"><text:s text:c="20"/>if (count_colored_vertices == G.getVertexCount()) {</text:p>
            <text:p text:style-name="P19"><text:s text:c="24"/>break;</text:p>
            <text:p text:style-name="P19"><text:s text:c="20"/>}</text:p>
            <text:p text:style-name="P19"><text:s text:c="16"/>}</text:p>
            <text:p text:style-name="P19"><text:s text:c="12"/>}</text:p>
            <text:p text:style-name="P19"><text:s text:c="8"/>}</text:p>
            <text:p text:style-name="P19"/>
            <text:p text:style-name="P19"><text:s text:c="8"/>return chromatic_number;</text:p>
            <text:p text:style-name="P19"><text:s text:c="4"/>}</text:p>
            <text:p text:style-name="P19">}</text:p>
            <text:p text:style-name="P19"/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9">28. Изоморфны ли между собой все компоненты связности построенного неориентированного графа</text:p>
          </table:table-cell>
          <table:table-cell table:style-name="Table2.A1" office:value-type="string">
            <text:p text:style-name="P19">import com.mathsystem.graphapi.AbstractEdge;</text:p>
            <text:p text:style-name="P19">import com.mathsystem.graphapi.AbstractGraph;</text:p>
            <text:p text:style-name="P19">import com.mathsystem.graphapi.Vertex;</text:p>
            <text:p text:style-name="P19">import com.mathsystem.plugin.GraphProperty;</text:p>
            <text:p text:style-name="P19"/>
            <text:p text:style-name="P19"/>
            <text:p text:style-name="P19">import java.util.ArrayList;</text:p>
            <text:p text:style-name="P19">import java.util.List;</text:p>
            <text:p text:style-name="P19"/>
            <text:p text:style-name="P19">public class GraphsIsomorphism implements GraphProperty {</text:p>
            <text:p text:style-name="P19"/>
            <text:p text:style-name="P19"><text:tab/>private void generateVerticesPermutations(int currIdx,</text:p>
            <text:p text:style-name="P19"><text:s text:c="42"/><text:tab/>List&lt;Vertex&gt; allVertices,</text:p>
            <text:p text:style-name="P19"><text:s text:c="42"/><text:tab/>List&lt;Vertex&gt; usedVertices,</text:p>
            <text:p text:style-name="P19"><text:s text:c="42"/><text:tab/>Lэist&lt;List&lt;Vertex&gt;&gt; permutations){</text:p>
            <text:p text:style-name="P19"><text:s text:c="4"/><text:tab/>ArrayList&lt;Vertex&gt; currentUsedVertices = new ArrayList&lt;&gt;(usedVertices);</text:p>
            <text:p text:style-name="P19"><text:s text:c="4"/><text:tab/>if(currIdx == allVertices.size()) {</text:p>
            <text:p text:style-name="P19"><text:s text:c="8"/><text:tab/>permutations.add(currentUsedVertices);</text:p>
            <text:p text:style-name="P19"><text:s text:c="8"/><text:tab/>return;</text:p>
            <text:p text:style-name="P19"><text:s text:c="4"/><text:tab/>}</text:p>
            <text:p text:style-name="P19"><text:s text:c="4"/><text:tab/>for(int i = 0; i &lt; allVertices.size(); i++){</text:p>
            <text:p text:style-name="P19"><text:s text:c="8"/><text:tab/>if(usedVertices.contains(allVertices.get(i))) continue;</text:p>
            <text:p text:style-name="P19"><text:s text:c="8"/><text:tab/>currentUsedVertices.add(allVertices.get(i));</text:p>
            <text:p text:style-name="P19"><text:s text:c="8"/><text:tab/>generateVerticesPermutations(currIdx+1, allVertices, currentUsedVertices, permutations);</text:p>
            <text:p text:style-name="P19"><text:s text:c="8"/><text:tab/>currentUsedVertices.remove(allVertices.get(i));</text:p>
            <text:p text:style-name="P19"><text:s text:c="4"/><text:tab/>}</text:p>
            <text:p text:style-name="P19"><text:tab/>}</text:p>
            <text:p text:style-name="P19"><text:tab/>private List&lt;List&lt;Vertex&gt;&gt; getVerticesPermutations(List&lt;Vertex&gt; vertices){</text:p>
            <text:p text:style-name="P19"><text:s text:c="4"/><text:tab/>ArrayList&lt;List&lt;Vertex&gt;&gt; res = new ArrayList&lt;&gt;();</text:p>
            <text:p text:style-name="P19"><text:s text:c="4"/><text:tab/>generateVerticesPermutations(0, vertices, new ArrayList&lt;&gt;(), res);</text:p>
            <text:p text:style-name="P19"><text:s text:c="4"/><text:tab/>return res;</text:p>
            <text:p text:style-name="P19"><text:tab/>}</text:p>
            <text:p text:style-name="P19"><text:tab/>private boolean areIsomorphic(List&lt;Vertex&gt; vertices1, List&lt;Vertex&gt; vertices2){</text:p>
            <text:p text:style-name="P19"><text:s text:c="4"/><text:tab/>if(vertices1.size()!=vertices2.size()) return false;</text:p>
            <text:p text:style-name="P19"><text:s text:c="4"/><text:tab/>// Getting all permutations of vertices of vertices2</text:p>
            <text:p text:style-name="P19"><text:s text:c="4"/><text:tab/>List&lt;List&lt;Vertex&gt;&gt; permutations = getVerticesPermutations(vertices2);</text:p>
            <text:p text:style-name="P19"><text:s text:c="4"/><text:tab/>// Trying to recreate isomorphism from vertices to permutations[i] for each permutation</text:p>
            <text:p text:style-name="P19"><text:s text:c="4"/><text:tab/>for (int i = 0; i &lt; permutations.size(); i++) {</text:p>
            <text:p text:style-name="P19"><text:s text:c="8"/><text:tab/>List&lt;Vertex&gt; currentPermutation = permutations.get(i);</text:p>
            <text:p text:style-name="P19"><text:s text:c="9"/><text:tab/>boolean doesNotMatch = false;</text:p>
            <text:p text:style-name="P19"><text:s text:c="8"/><text:tab/>for (int j = 0; j &lt; vertices1.size(); j++) {</text:p>
            <text:p text:style-name="P19"><text:s text:c="12"/><text:tab/>Vertex v1 = vertices1.get(j);</text:p>
            <text:p text:style-name="P19"><text:s text:c="12"/><text:tab/>Vertex v2 = currentPermutation.get(j);</text:p>
            <text:p text:style-name="P19"><text:s text:c="12"/><text:tab/>if(v1.getEdgeList().size()!=v2.getEdgeList().size()){</text:p>
            <text:p text:style-name="P19"><text:s text:c="16"/><text:tab/>doesNotMatch = true;</text:p>
            <text:p text:style-name="P19"><text:s text:c="16"/><text:tab/>break;</text:p>
            <text:p text:style-name="P19"><text:s text:c="12"/><text:tab/>}</text:p>
            <text:p text:style-name="P19"><text:s text:c="12"/><text:tab/>List&lt;AbstractEdge&gt; edges1 = new ArrayList&lt;&gt;(v1.getEdgeList());</text:p>
            <text:p text:style-name="P19"><text:s text:c="12"/><text:tab/>List&lt;AbstractEdge&gt; edges2 = new ArrayList&lt;&gt;(v2.getEdgeList());</text:p>
            <text:p text:style-name="P19"><text:s text:c="12"/><text:tab/>// checking: A connected with B &lt;=&gt; f(A) connected with f(B)</text:p>
            <text:p text:style-name="P19"><text:s text:c="12"/><text:tab/>for (AbstractEdge edge1 : edges1) {</text:p>
            <text:p text:style-name="P19"><text:s text:c="16"/><text:tab/>if(edges2.isEmpty()){</text:p>
            <text:p text:style-name="P19"><text:s text:c="20"/><text:tab/>doesNotMatch = true;</text:p>
            <text:p text:style-name="P19"><text:s text:c="20"/><text:tab/>break;</text:p>
            <text:p text:style-name="P19"><text:s text:c="16"/><text:tab/>}</text:p>
            <text:p text:style-name="P19"><text:s text:c="16"/><text:tab/>for(AbstractEdge edge2 : edges2){</text:p>
            <text:p text:style-name="P19"><text:s text:c="20"/><text:tab/>if(vertices1.indexOf(edge1.other(v1)) == currentPermutation.indexOf(edge2.other(v2))){</text:p>
            <text:p text:style-name="P19"><text:s text:c="24"/><text:tab/>edges2.remove(edge2);</text:p>
            <text:p text:style-name="P19"><text:s text:c="24"/><text:tab/>break;</text:p>
            <text:p text:style-name="P19"><text:s text:c="20"/><text:tab/>}</text:p>
            <text:p text:style-name="P19"><text:s text:c="16"/><text:tab/>}</text:p>
            <text:p text:style-name="P19"><text:s text:c="12"/><text:tab/>}</text:p>
            <text:p text:style-name="P19"><text:s text:c="12"/><text:tab/>doesNotMatch = doesNotMatch || !edges2.isEmpty();</text:p>
            <text:p text:style-name="P19"><text:s text:c="8"/><text:tab/>}</text:p>
            <text:p text:style-name="P19"><text:s text:c="8"/><text:tab/>// can't build isomorphism from vertices1 to the current permutation</text:p>
            <text:p text:style-name="P19"><text:s text:c="8"/><text:tab/>if(doesNotMatch) continue;</text:p>
            <text:p text:style-name="P19"><text:s text:c="8"/><text:tab/>return true;</text:p>
            <text:p text:style-name="P19"><text:s text:c="4"/><text:tab/>}</text:p>
            <text:p text:style-name="P19"><text:s text:c="4"/><text:tab/>return false;</text:p>
            <text:p text:style-name="P19"><text:tab/>}</text:p>
            <text:p text:style-name="P19"/>
            <text:p text:style-name="P19"><text:tab/>private ArrayList&lt;List&lt;Vertex&gt;&gt; getConnectedComponents(AbstractGraph abstractGraph){</text:p>
            <text:p text:style-name="P19"><text:s text:c="4"/><text:tab/>ArrayList&lt;List&lt;Vertex&gt;&gt; res = new ArrayList&lt;&gt;();</text:p>
            <text:p text:style-name="P19"><text:s text:c="4"/><text:tab/>int[] colors = new int[abstractGraph.getVertexCount()];</text:p>
            <text:p text:style-name="P19"><text:s text:c="4"/><text:tab/>for (int i = 0; i &lt; abstractGraph.getVertexCount(); i++) {</text:p>
            <text:p text:style-name="P19"><text:s text:c="8"/><text:tab/>colors[i] = i;</text:p>
            <text:p text:style-name="P19"><text:s text:c="4"/><text:tab/>}</text:p>
            <text:p text:style-name="P19"><text:s text:c="4"/><text:tab/>// Graph colouring</text:p>
            <text:p text:style-name="P19"><text:s text:c="4"/><text:tab/>for (int i = 0; i &lt; abstractGraph.getVertexCount(); i++) {</text:p>
            <text:p text:style-name="P19"><text:s text:c="8"/><text:tab/>Vertex iVertex = abstractGraph.getVertices().get(i);</text:p>
            <text:p text:style-name="P19"><text:s text:c="8"/><text:tab/>for (int j = i; j &lt; abstractGraph.getVertexCount(); j++) {</text:p>
            <text:p text:style-name="P19"><text:s text:c="12"/><text:tab/>Vertex jVertex = abstractGraph.getVertices().get(j);</text:p>
            <text:p text:style-name="P19"><text:s text:c="12"/><text:tab/>for (int k = 0; k &lt; jVertex.getEdgeList().size(); k++) {</text:p>
            <text:p text:style-name="P19"><text:s text:c="16"/><text:tab/>if(jVertex.getEdgeList().get(k).other(jVertex)==iVertex){</text:p>
            <text:p text:style-name="P19"><text:s text:c="24"/>int cj = colors[j];</text:p>
            <text:p text:style-name="P19"><text:s text:c="20"/><text:tab/>for (int l = 0; l &lt; abstractGraph.getVertexCount(); l++) {</text:p>
            <text:p text:style-name="P19"><text:s text:c="24"/><text:tab/>if(colors[l]==cj) {</text:p>
            <text:p text:style-name="P19"><text:s text:c="28"/><text:tab/>colors[l] = colors[i];</text:p>
            <text:p text:style-name="P19"><text:s text:c="24"/><text:tab/>}</text:p>
            <text:p text:style-name="P19"><text:s text:c="20"/><text:tab/>}</text:p>
            <text:p text:style-name="P19"><text:s text:c="16"/><text:tab/>}</text:p>
            <text:p text:style-name="P19"><text:s text:c="12"/><text:tab/>}</text:p>
            <text:p text:style-name="P19"><text:s text:c="8"/><text:tab/>}</text:p>
            <text:p text:style-name="P19"><text:s text:c="4"/><text:tab/>}</text:p>
            <text:p text:style-name="P19"><text:s text:c="4"/><text:tab/>// Getting connected components from colors</text:p>
            <text:p text:style-name="P19"><text:s text:c="4"/><text:tab/>for (int i = 0; i &lt; colors.length; i++) {</text:p>
            <text:p text:style-name="P19"><text:s text:c="8"/><text:tab/>ArrayList&lt;Vertex&gt; comp = new ArrayList&lt;&gt;();</text:p>
            <text:p text:style-name="P19"><text:s text:c="8"/><text:tab/>for (int j = 0; j &lt; abstractGraph.getVertexCount(); j++) {</text:p>
            <text:p text:style-name="P19"><text:s text:c="12"/><text:tab/>if(colors[j]==i) {</text:p>
            <text:p text:style-name="P19"><text:s text:c="16"/><text:tab/>comp.add(abstractGraph.getVertices().get(j));</text:p>
            <text:p text:style-name="P19"><text:s text:c="12"/><text:tab/>}</text:p>
            <text:p text:style-name="P19"><text:s text:c="8"/><text:tab/>}</text:p>
            <text:p text:style-name="P19"><text:s text:c="8"/><text:tab/>if(comp.size()&gt;0) {</text:p>
            <text:p text:style-name="P19"><text:s text:c="12"/><text:tab/>res.add(comp);</text:p>
            <text:p text:style-name="P19"><text:s text:c="8"/><text:tab/>}</text:p>
            <text:p text:style-name="P19"><text:s text:c="4"/><text:tab/>}</text:p>
            <text:p text:style-name="P19"><text:s text:c="4"/><text:tab/>return res;</text:p>
            <text:p text:style-name="P19"><text:tab/>}</text:p>
            <text:p text:style-name="P19"/>
            <text:p text:style-name="P19"><text:tab/>@Override</text:p>
            <text:p text:style-name="P19"><text:tab/>public boolean execute(AbstractGraph abstractGraph) {</text:p>
            <text:p text:style-name="P19"><text:s text:c="4"/><text:tab/>ArrayList&lt;List&lt;Vertex&gt;&gt; abstractGraphArrayList = getConnectedComponents(abstractGraph);</text:p>
            <text:p text:style-name="P19"><text:s text:c="4"/><text:tab/>boolean isomorphic = true;</text:p>
            <text:p text:style-name="P19"><text:s text:c="4"/><text:tab/>for (int i = 1; i &lt; abstractGraphArrayList.size() &amp;&amp; isomorphic; i++) {</text:p>
            <text:p text:style-name="P19"><text:s text:c="8"/><text:tab/>isomorphic = areIsomorphic(abstractGraphArrayList.get(i), abstractGraphArrayList.get(0));</text:p>
            <text:p text:style-name="P19"><text:s text:c="4"/><text:tab/>}</text:p>
            <text:p text:style-name="P19"><text:s text:c="4"/><text:tab/>return isomorphic;</text:p>
            <text:p text:style-name="P19"><text:tab/>}</text:p>
            <text:p text:style-name="P19">}</text:p>
            <text:p text:style-name="P19"/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9">43 - Является ли построенный неориентированный граф плоским (может быть нарисован на плоскости без пересечения ребер)</text:p>
          </table:table-cell>
          <table:table-cell table:style-name="Table2.A1" office:value-type="string">
            <text:p text:style-name="P19"><text:span text:style-name="T22">import com.mathsystem.graphapi.AbstractEdge;</text:span></text:p>
            <text:p text:style-name="P19"><text:span text:style-name="T22">import com.mathsystem.graphapi.AbstractGraph;</text:span></text:p>
            <text:p text:style-name="P19"><text:span text:style-name="T22">import com.mathsystem.graphapi.Vertex;</text:span></text:p>
            <text:p text:style-name="P19"><text:span text:style-name="T22">import com.mathsystem.plugin.GraphProperty;</text:span></text:p>
            <text:p text:style-name="P29"/>
            <text:p text:style-name="P19"><text:span text:style-name="T22">import java.util.ArrayList;</text:span></text:p>
            <text:p text:style-name="P19"><text:span text:style-name="T22">import java.util.List;</text:span></text:p>
            <text:p text:style-name="P19"><text:span text:style-name="T22">import java.lang.*;</text:span></text:p>
            <text:p text:style-name="P29"/>
            <text:p text:style-name="P19"><text:span text:style-name="T22">public class planar implements GraphProperty {</text:span></text:p>
            <text:p text:style-name="P29"/>
            <text:p text:style-name="P19"><text:span text:style-name="T22"><text:s text:c="4"/>private int vertexCount;</text:span></text:p>
            <text:p text:style-name="P29"/>
            <text:p text:style-name="P19"><text:span text:style-name="T22"><text:s text:c="4"/>@Override</text:span></text:p>
            <text:p text:style-name="P19"><text:span text:style-name="T22"><text:s text:c="4"/>public boolean execute(AbstractGraph abstractGraph)</text:span></text:p>
            <text:p text:style-name="P19"><text:span text:style-name="T22"><text:s text:c="4"/>{</text:span></text:p>
            <text:p text:style-name="P19"><text:span text:style-name="T22"><text:s text:c="8"/>vertexCount = abstractGraph.getVertexCount();</text:span></text:p>
            <text:p text:style-name="P19"><text:span text:style-name="T22"><text:s text:c="8"/>if (vertexCount &gt; 4) {</text:span></text:p>
            <text:p text:style-name="P19"><text:span text:style-name="T22"><text:s text:c="12"/>List&lt;Vertex&gt; vertices = abstractGraph.getVertices();</text:span></text:p>
            <text:p text:style-name="P19"><text:span text:style-name="T22"><text:s text:c="12"/>List&lt;Vertex&gt; visited_vertex = new ArrayList&lt;&gt;();</text:span></text:p>
            <text:p text:style-name="P19"><text:span text:style-name="T22"><text:s text:c="12"/>List&lt;List&lt;Vertex&gt;&gt; components = new ArrayList&lt;&gt;();</text:span></text:p>
            <text:p text:style-name="P19"><text:span text:style-name="T22"><text:s text:c="12"/>while(visited_vertex.size() != vertices.size()){</text:span></text:p>
            <text:p text:style-name="P19"><text:span text:style-name="T22"><text:s text:c="16"/>Vertex vertex = vertices.get(0);</text:span></text:p>
            <text:p text:style-name="P19"><text:span text:style-name="T22"><text:s text:c="16"/>for (int i = 0; i &lt; vertexCount; i++)</text:span></text:p>
            <text:p text:style-name="P19"><text:span text:style-name="T22"><text:s text:c="20"/>if(!visited_vertex.contains(vertices.get(i)))</text:span></text:p>
            <text:p text:style-name="P19"><text:span text:style-name="T22"><text:s text:c="20"/>{</text:span></text:p>
            <text:p text:style-name="P19"><text:span text:style-name="T22"><text:s text:c="24"/>vertex = vertices.get(i);</text:span></text:p>
            <text:p text:style-name="P19"><text:span text:style-name="T22"><text:s text:c="24"/>break;</text:span></text:p>
            <text:p text:style-name="P19"><text:span text:style-name="T22"><text:s text:c="20"/>}</text:span></text:p>
            <text:p text:style-name="P19"><text:span text:style-name="T22"><text:s text:c="16"/>components.add(0, GetConnectionComponent(vertex));</text:span></text:p>
            <text:p text:style-name="P19"><text:span text:style-name="T22"><text:s text:c="16"/>for (Vertex vert : components.get(0))</text:span></text:p>
            <text:p text:style-name="P19"><text:span text:style-name="T22"><text:s text:c="16"/>{</text:span></text:p>
            <text:p text:style-name="P19"><text:span text:style-name="T22"><text:s text:c="20"/>if (!visited_vertex.contains(vert)) visited_vertex.add(vert);</text:span></text:p>
            <text:p text:style-name="P19"><text:span text:style-name="T22"><text:s text:c="16"/>}</text:span></text:p>
            <text:p text:style-name="P19"><text:span text:style-name="T22"><text:s text:c="12"/>}</text:span></text:p>
            <text:p text:style-name="P29"/>
            <text:p text:style-name="P19"><text:span text:style-name="T22"><text:s text:c="12"/>for(List&lt;Vertex&gt; component : components){</text:span></text:p>
            <text:p text:style-name="P19"><text:span text:style-name="T22"><text:s text:c="16"/>if(component.size() &gt; 4) {</text:span></text:p>
            <text:p text:style-name="P19"><text:span text:style-name="T22"><text:s text:c="20"/>int edges = 0;</text:span></text:p>
            <text:p text:style-name="P19"><text:span text:style-name="T22"><text:s text:c="20"/>for (int i = 0; i &lt; component.size(); i++) {</text:span></text:p>
            <text:p text:style-name="P19"><text:span text:style-name="T22"><text:s text:c="24"/>edges += component.get(i).getEdgeList().size();</text:span></text:p>
            <text:p text:style-name="P19"><text:span text:style-name="T22"><text:s text:c="20"/>}</text:span></text:p>
            <text:p text:style-name="P19"><text:span text:style-name="T22"><text:s text:c="20"/>if (edges / 2 &gt; component.size() * 3 - 6) return false;</text:span></text:p>
            <text:p text:style-name="P19"><text:span text:style-name="T22"><text:s text:c="20"/>}</text:span></text:p>
            <text:p text:style-name="P19"><text:span text:style-name="T22"><text:s text:c="16"/>}</text:span></text:p>
            <text:p text:style-name="P19"><text:span text:style-name="T22"><text:s text:c="12"/>}</text:span></text:p>
            <text:p text:style-name="P19"><text:span text:style-name="T22"><text:s text:c="8"/>return true;</text:span></text:p>
            <text:p text:style-name="P19"><text:span text:style-name="T22"><text:s text:c="8"/>}</text:span></text:p>
            <text:p text:style-name="P29"/>
            <text:p text:style-name="P19"><text:span text:style-name="T22"><text:s text:c="4"/>private List&lt;Vertex&gt; GetConnectionComponent(Vertex v)</text:span></text:p>
            <text:p text:style-name="P19"><text:span text:style-name="T22"><text:s text:c="4"/>{</text:span></text:p>
            <text:p text:style-name="P19"><text:span text:style-name="T22"><text:s text:c="8"/>List&lt;Vertex&gt; visited = new ArrayList&lt;&gt;();</text:span></text:p>
            <text:p text:style-name="P19"><text:span text:style-name="T22"><text:s text:c="8"/>List&lt;Vertex&gt; to_visit = new ArrayList&lt;&gt;();</text:span></text:p>
            <text:p text:style-name="P19"><text:span text:style-name="T22"><text:s text:c="8"/>to_visit.add(0, v);</text:span></text:p>
            <text:p text:style-name="P19"><text:span text:style-name="T22"><text:s text:c="8"/>boolean empty = false;</text:span></text:p>
            <text:p text:style-name="P19"><text:span text:style-name="T22"><text:s text:c="8"/>while(to_visit.size() != 0)</text:span></text:p>
            <text:p text:style-name="P19"><text:span text:style-name="T22"><text:s text:c="8"/>{</text:span></text:p>
            <text:p text:style-name="P19"><text:span text:style-name="T22"><text:s text:c="12"/>var vert = to_visit.get(0);</text:span></text:p>
            <text:p text:style-name="P19"><text:span text:style-name="T22"><text:s text:c="12"/>if (!visited.contains(vert)) visited.add(vert);</text:span></text:p>
            <text:p text:style-name="P19"><text:span text:style-name="T22"><text:s text:c="12"/>var edgeList = vert.getEdgeList();</text:span></text:p>
            <text:p text:style-name="P19"><text:span text:style-name="T22"><text:s text:c="12"/>empty = true;</text:span></text:p>
            <text:p text:style-name="P19"><text:span text:style-name="T22"><text:s text:c="12"/>for (AbstractEdge abstractEdge : edgeList)</text:span></text:p>
            <text:p text:style-name="P19"><text:span text:style-name="T22"><text:s text:c="12"/>{</text:span></text:p>
            <text:p text:style-name="P29"/>
            <text:p text:style-name="P19"><text:span text:style-name="T22"><text:s text:c="16"/>var vert2 = abstractEdge.other(vert);</text:span></text:p>
            <text:p text:style-name="P19"><text:span text:style-name="T22"><text:s text:c="16"/>if (!visited.contains(vert2)) {</text:span></text:p>
            <text:p text:style-name="P19"><text:span text:style-name="T22"><text:s text:c="20"/>to_visit.add(0, vert2);</text:span></text:p>
            <text:p text:style-name="P19"><text:span text:style-name="T22"><text:s text:c="20"/>empty = false;</text:span></text:p>
            <text:p text:style-name="P19"><text:span text:style-name="T22"><text:s text:c="20"/>break;</text:span></text:p>
            <text:p text:style-name="P19"><text:span text:style-name="T22"><text:s text:c="16"/>}</text:span></text:p>
            <text:p text:style-name="P19"><text:span text:style-name="T22"><text:s text:c="12"/>}</text:span></text:p>
            <text:p text:style-name="P19"><text:span text:style-name="T22"><text:s text:c="12"/>if (empty) to_visit.remove(0);</text:span></text:p>
            <text:p text:style-name="P19"><text:span text:style-name="T22"><text:s text:c="8"/>}</text:span></text:p>
            <text:p text:style-name="P19"><text:span text:style-name="T22"><text:s text:c="8"/>return visited;</text:span></text:p>
            <text:p text:style-name="P19"><text:span text:style-name="T22"><text:s text:c="4"/>}</text:span></text:p>
            <text:p text:style-name="P29"/>
            <text:p text:style-name="P19"><text:span text:style-name="T22">}</text:span></text:p>
          </table:table-cell>
        </table:table-row>
        <table:table-row table:style-name="Table2.1">
          <table:table-cell table:style-name="Table2.A1" office:value-type="string">
            <text:p text:style-name="P19">51 - Найти наименьшее число k, при котором граф G<text:span text:style-name="T26">k</text:span> неориентированного связного графа G будет гамильтоновым.</text:p>
          </table:table-cell>
          <table:table-cell table:style-name="Table2.A1" office:value-type="string">
            <text:p text:style-name="P19"><text:span text:style-name="T8">import com.mathsystem.graphapi.AbstractEdge;</text:span></text:p>
            <text:p text:style-name="P19"><text:span text:style-name="T8">import com.mathsystem.graphapi.AbstractGraph;</text:span></text:p>
            <text:p text:style-name="P19"><text:span text:style-name="T8">import com.mathsystem.graphapi.Vertex;</text:span></text:p>
            <text:p text:style-name="P19"><text:span text:style-name="T8">import com.mathsystem.plugin.GraphCharacteristic;</text:span></text:p>
            <text:p text:style-name="P23"/>
            <text:p text:style-name="P19"><text:span text:style-name="T8">import java.util.ArrayList;</text:span></text:p>
            <text:p text:style-name="P19"><text:span text:style-name="T8">import java.util.List;</text:span></text:p>
            <text:p text:style-name="P19"><text:span text:style-name="T8">import java.lang.*;</text:span></text:p>
            <text:p text:style-name="P23"/>
            <text:p text:style-name="P19"><text:span text:style-name="T8">public class Hamilton implements GraphCharacteristic {</text:span></text:p>
            <text:p text:style-name="P23"/>
            <text:p text:style-name="P19"><text:span text:style-name="T8"><text:s text:c="3"/>private int vertexCount;</text:span></text:p>
            <text:p text:style-name="P23"/>
            <text:p text:style-name="P19"><text:span text:style-name="T8"><text:s text:c="3"/>@Override</text:span></text:p>
            <text:p text:style-name="P19"><text:span text:style-name="T8"><text:s text:c="3"/>public Integer execute(AbstractGraph abstractGraph) // returns 0 on not connected graph!</text:span></text:p>
            <text:p text:style-name="P19"><text:span text:style-name="T8"><text:s text:c="3"/>{</text:span></text:p>
            <text:p text:style-name="P19"><text:span text:style-name="T8"><text:s text:c="7"/>int pwr = 1;</text:span></text:p>
            <text:p text:style-name="P19"><text:span text:style-name="T8"><text:s text:c="7"/>vertexCount = abstractGraph.getVertexCount();</text:span></text:p>
            <text:p text:style-name="P19"><text:span text:style-name="T8"><text:s text:c="7"/>if (vertexCount &gt; 2) {</text:span></text:p>
            <text:p text:style-name="P19"><text:span text:style-name="T8"><text:s text:c="11"/>List&lt;Vertex&gt; vertices = abstractGraph.getVertices();</text:span></text:p>
            <text:p text:style-name="P19"><text:span text:style-name="T8"><text:s text:c="11"/>int[][] arr_ver = new int[vertexCount][vertexCount];</text:span></text:p>
            <text:p text:style-name="P19"><text:span text:style-name="T8"><text:s text:c="11"/>if (!isConnected(vertices)) return 0;</text:span></text:p>
            <text:p text:style-name="P19"><text:span text:style-name="T8"><text:s text:c="11"/>for (int i = 0; i &lt; vertexCount; i++) {</text:span></text:p>
            <text:p text:style-name="P19"><text:span text:style-name="T8"><text:s text:c="15"/>for (int j = 0; j &lt; vertexCount; j++) {</text:span></text:p>
            <text:p text:style-name="P19"><text:span text:style-name="T8"><text:s text:c="19"/>arr_ver[i][j] = 0;</text:span></text:p>
            <text:p text:style-name="P19"><text:span text:style-name="T8"><text:s text:c="15"/>}</text:span></text:p>
            <text:p text:style-name="P19"><text:span text:style-name="T8"><text:s text:c="11"/>}</text:span></text:p>
            <text:p text:style-name="P19"><text:span text:style-name="T8"><text:s text:c="11"/>for (int i = 0; i &lt; vertexCount; i++) {</text:span></text:p>
            <text:p text:style-name="P19"><text:span text:style-name="T8"><text:s text:c="15"/>var v = vertices.get(i);</text:span></text:p>
            <text:p text:style-name="P19"><text:span text:style-name="T8"><text:s text:c="15"/>for (int j = 0; j &lt; vertexCount; j++) {</text:span></text:p>
            <text:p text:style-name="P19"><text:span text:style-name="T8"><text:s text:c="19"/>var w = vertices.get(j);</text:span></text:p>
            <text:p text:style-name="P19"><text:span text:style-name="T8"><text:s text:c="19"/>var edgesFromW = w.getEdgeList();</text:span></text:p>
            <text:p text:style-name="P19"><text:span text:style-name="T8"><text:s text:c="19"/>for (AbstractEdge abstractEdge : edgesFromW) {</text:span></text:p>
            <text:p text:style-name="P19"><text:span text:style-name="T8"><text:s text:c="23"/>if (abstractEdge.other(w) == v) {</text:span></text:p>
            <text:p text:style-name="P19"><text:span text:style-name="T8"><text:s text:c="27"/>arr_ver[i][j] = 1;</text:span></text:p>
            <text:p text:style-name="P19"><text:span text:style-name="T8"><text:s text:c="23"/>}</text:span></text:p>
            <text:p text:style-name="P19"><text:span text:style-name="T8"><text:s text:c="19"/>}</text:span></text:p>
            <text:p text:style-name="P19"><text:span text:style-name="T8"><text:s text:c="15"/>}</text:span></text:p>
            <text:p text:style-name="P19"><text:span text:style-name="T8"><text:s text:c="11"/>}</text:span></text:p>
            <text:p text:style-name="P23"/>
            <text:p text:style-name="P19"><text:span text:style-name="T8"><text:s text:c="11"/>int[][] graph = new int[vertexCount][vertexCount];</text:span></text:p>
            <text:p text:style-name="P19"><text:span text:style-name="T8"><text:s text:c="11"/>for (int i = 0; i &lt; vertexCount; i++) {</text:span></text:p>
            <text:p text:style-name="P19"><text:span text:style-name="T8"><text:s text:c="15"/>System.</text:span><text:span text:style-name="T9">arraycopy</text:span><text:span text:style-name="T8">(arr_ver[i], 0, graph[i], 0, vertexCount);</text:span></text:p>
            <text:p text:style-name="P19"><text:span text:style-name="T8"><text:s text:c="11"/>}</text:span></text:p>
            <text:p text:style-name="P19"><text:span text:style-name="T8"><text:s text:c="11"/>while (!isHamilton(graph))</text:span></text:p>
            <text:p text:style-name="P19"><text:span text:style-name="T8"><text:s text:c="11"/>{</text:span></text:p>
            <text:p text:style-name="P19"><text:span text:style-name="T8"><text:s text:c="15"/>pwr++;</text:span></text:p>
            <text:p text:style-name="P19"><text:span text:style-name="T8"><text:s text:c="15"/>graph = graphPower(pwr, arr_ver);</text:span></text:p>
            <text:p text:style-name="P19"><text:span text:style-name="T8"><text:s text:c="11"/>}</text:span></text:p>
            <text:p text:style-name="P23"/>
            <text:p text:style-name="P19"><text:span text:style-name="T8"><text:s text:c="7"/>}</text:span></text:p>
            <text:p text:style-name="P19"><text:span text:style-name="T8"><text:s text:c="7"/>else pwr = 0;</text:span></text:p>
            <text:p text:style-name="P19"><text:span text:style-name="T8"><text:s text:c="7"/>return pwr;</text:span></text:p>
            <text:p text:style-name="P19"><text:span text:style-name="T8"><text:s text:c="3"/>}</text:span></text:p>
            <text:p text:style-name="P23"/>
            <text:p text:style-name="P19"><text:span text:style-name="T8"><text:s text:c="3"/>private boolean isHamilton(int[][] graph)</text:span></text:p>
            <text:p text:style-name="P19"><text:span text:style-name="T8"><text:s text:c="3"/>{</text:span></text:p>
            <text:p text:style-name="P19"><text:span text:style-name="T8"><text:s text:c="7"/>if (vertexCount &lt;= 3)</text:span></text:p>
            <text:p text:style-name="P19"><text:span text:style-name="T8"><text:s text:c="7"/>{</text:span></text:p>
            <text:p text:style-name="P19"><text:span text:style-name="T8"><text:s text:c="11"/>return false;</text:span></text:p>
            <text:p text:style-name="P19"><text:span text:style-name="T8"><text:s text:c="7"/>}</text:span></text:p>
            <text:p text:style-name="P19"><text:span text:style-name="T8"><text:s text:c="7"/>for (int i = 0; i &lt; vertexCount; i++)</text:span></text:p>
            <text:p text:style-name="P19"><text:span text:style-name="T8"><text:s text:c="7"/>{</text:span></text:p>
            <text:p text:style-name="P19"><text:span text:style-name="T8"><text:s text:c="11"/>int deg = 0;</text:span></text:p>
            <text:p text:style-name="P19"><text:span text:style-name="T8"><text:s text:c="11"/>for (int j = 0; j &lt; vertexCount; j++)</text:span></text:p>
            <text:p text:style-name="P19"><text:span text:style-name="T8"><text:s text:c="11"/>{</text:span></text:p>
            <text:p text:style-name="P19"><text:span text:style-name="T8"><text:s text:c="15"/>if(graph[i][j] &gt; 0) deg++;</text:span></text:p>
            <text:p text:style-name="P19"><text:span text:style-name="T8"><text:s text:c="11"/>}</text:span></text:p>
            <text:p text:style-name="P19"><text:span text:style-name="T8"><text:s text:c="11"/>if (deg &lt; vertexCount / 2) return false;</text:span></text:p>
            <text:p text:style-name="P19"><text:span text:style-name="T8"><text:s text:c="7"/>}</text:span></text:p>
            <text:p text:style-name="P19"><text:span text:style-name="T8"><text:s text:c="7"/>return true;</text:span></text:p>
            <text:p text:style-name="P19"><text:span text:style-name="T8"><text:s text:c="3"/>}</text:span></text:p>
            <text:p text:style-name="P23"/>
            <text:p text:style-name="P19"><text:span text:style-name="T8"><text:s text:c="3"/>private int[][] graphPower(int pwr, int graph[][]) {</text:span></text:p>
            <text:p text:style-name="P19"><text:span text:style-name="T8"><text:s text:c="7"/>int[][] graph_copy = new int[vertexCount][vertexCount];</text:span></text:p>
            <text:p text:style-name="P19"><text:span text:style-name="T8"><text:s text:c="7"/>for (int i = 0; i &lt; vertexCount; i++) {</text:span></text:p>
            <text:p text:style-name="P19"><text:span text:style-name="T8"><text:s text:c="11"/>System.</text:span><text:span text:style-name="T9">arraycopy</text:span><text:span text:style-name="T8">(graph[i], 0, graph_copy[i], 0, vertexCount);</text:span></text:p>
            <text:p text:style-name="P19"><text:span text:style-name="T8"><text:s text:c="7"/>}</text:span></text:p>
            <text:p text:style-name="P19"><text:span text:style-name="T8"><text:s text:c="7"/>int[] distances = new int[vertexCount];</text:span></text:p>
            <text:p text:style-name="P19"><text:span text:style-name="T8"><text:s text:c="7"/>for (int i = 0; i &lt; vertexCount; i++) {</text:span></text:p>
            <text:p text:style-name="P19"><text:span text:style-name="T8"><text:s text:c="11"/>distances = dijkstra(graph_copy, i);</text:span></text:p>
            <text:p text:style-name="P19"><text:span text:style-name="T8"><text:s text:c="11"/>for (int j = 0; j &lt; vertexCount; j++) {</text:span></text:p>
            <text:p text:style-name="P19"><text:span text:style-name="T8"><text:s text:c="15"/>if (distances[j] &lt;= pwr) graph_copy[i][j] = 1;</text:span></text:p>
            <text:p text:style-name="P19"><text:span text:style-name="T8"><text:s text:c="11"/>}</text:span></text:p>
            <text:p text:style-name="P19"><text:span text:style-name="T8"><text:s text:c="7"/>}</text:span></text:p>
            <text:p text:style-name="P19"><text:span text:style-name="T8"><text:s text:c="7"/>return graph_copy;</text:span></text:p>
            <text:p text:style-name="P19"><text:span text:style-name="T8"><text:s text:c="3"/>}</text:span></text:p>
            <text:p text:style-name="P23"/>
            <text:p text:style-name="P19"><text:span text:style-name="T8"><text:s text:c="3"/>private int minimumDistance(int[] distance, Boolean[] spSet) {</text:span></text:p>
            <text:p text:style-name="P19"><text:span text:style-name="T8"><text:s text:c="7"/>int m = Integer.</text:span><text:span text:style-name="T9">MAX_VALUE</text:span><text:span text:style-name="T8">, m_index = -1;</text:span></text:p>
            <text:p text:style-name="P23"/>
            <text:p text:style-name="P19"><text:span text:style-name="T8"><text:s text:c="7"/>for (int vx = 0; vx &lt; vertexCount; vx++) {</text:span></text:p>
            <text:p text:style-name="P19"><text:span text:style-name="T8"><text:s text:c="11"/>if (spSet[vx] == false &amp;&amp; distance[vx] &lt;= m) {</text:span></text:p>
            <text:p text:style-name="P19"><text:span text:style-name="T8"><text:s text:c="15"/>m = distance[vx];</text:span></text:p>
            <text:p text:style-name="P19"><text:span text:style-name="T8"><text:s text:c="15"/>m_index = vx;</text:span></text:p>
            <text:p text:style-name="P19"><text:span text:style-name="T8"><text:s text:c="11"/>}</text:span></text:p>
            <text:p text:style-name="P19"><text:span text:style-name="T8"><text:s text:c="7"/>}</text:span></text:p>
            <text:p text:style-name="P19"><text:span text:style-name="T8"><text:s text:c="7"/>return m_index;</text:span></text:p>
            <text:p text:style-name="P19"><text:span text:style-name="T8"><text:s text:c="3"/>}</text:span></text:p>
            <text:p text:style-name="P23"/>
            <text:p text:style-name="P19"><text:span text:style-name="T8"><text:s text:c="3"/>private int[] dijkstra(int graph[][], int src) {</text:span></text:p>
            <text:p text:style-name="P19"><text:span text:style-name="T8"><text:s text:c="7"/>int distance[] = new int[vertexCount];</text:span></text:p>
            <text:p text:style-name="P19"><text:span text:style-name="T8"><text:s text:c="7"/>Boolean spSet[] = new Boolean[vertexCount];</text:span></text:p>
            <text:p text:style-name="P23"/>
            <text:p text:style-name="P19"><text:span text:style-name="T8"><text:s text:c="7"/>for (int j = 0; j &lt; vertexCount; j++) {</text:span></text:p>
            <text:p text:style-name="P19"><text:span text:style-name="T8"><text:s text:c="11"/>distance[j] = Integer.</text:span><text:span text:style-name="T9">MAX_VALUE</text:span><text:span text:style-name="T8">;</text:span></text:p>
            <text:p text:style-name="P19"><text:span text:style-name="T8"><text:s text:c="11"/>spSet[j] = false;</text:span></text:p>
            <text:p text:style-name="P19"><text:span text:style-name="T8"><text:s text:c="7"/>}</text:span></text:p>
            <text:p text:style-name="P19"><text:span text:style-name="T8"><text:s text:c="7"/>distance[src] = 0;</text:span></text:p>
            <text:p text:style-name="P23"/>
            <text:p text:style-name="P19"><text:span text:style-name="T8"><text:s text:c="7"/>for (int cnt = 0; cnt &lt; vertexCount - 1; cnt++) {</text:span></text:p>
            <text:p text:style-name="P19"><text:span text:style-name="T8"><text:s text:c="11"/>int ux = minimumDistance(distance, spSet);</text:span></text:p>
            <text:p text:style-name="P19"><text:span text:style-name="T8"><text:s text:c="11"/>spSet[ux] = true;</text:span></text:p>
            <text:p text:style-name="P23"/>
            <text:p text:style-name="P19"><text:span text:style-name="T8"><text:s text:c="11"/>for (int vx = 0; vx &lt; vertexCount; vx++)</text:span></text:p>
            <text:p text:style-name="P23"/>
            <text:p text:style-name="P19"><text:span text:style-name="T8"><text:s text:c="15"/>if (!spSet[vx] &amp;&amp; graph[ux][vx] != 0 &amp;&amp; distance[ux] != Integer.</text:span><text:span text:style-name="T9">MAX_VALUE </text:span><text:span text:style-name="T8">&amp;&amp; distance[ux] + graph[ux][vx] &lt; distance[vx]) {</text:span></text:p>
            <text:p text:style-name="P19"><text:span text:style-name="T8"><text:s text:c="19"/>distance[vx] = distance[ux] + graph[ux][vx];</text:span></text:p>
            <text:p text:style-name="P19"><text:span text:style-name="T8"><text:s text:c="15"/>}</text:span></text:p>
            <text:p text:style-name="P19"><text:span text:style-name="T8"><text:s text:c="7"/>}</text:span></text:p>
            <text:p text:style-name="P23"/>
            <text:p text:style-name="P19"><text:span text:style-name="T8"><text:s text:c="7"/>return distance;</text:span></text:p>
            <text:p text:style-name="P19"><text:span text:style-name="T8"><text:s text:c="3"/>}</text:span></text:p>
            <text:p text:style-name="P19"><text:span text:style-name="T8"><text:s text:c="3"/>private boolean isConnected(List&lt;Vertex&gt; vertexList)</text:span></text:p>
            <text:p text:style-name="P19"><text:span text:style-name="T8"><text:s text:c="3"/>{</text:span></text:p>
            <text:p text:style-name="P19"><text:span text:style-name="T8"><text:s text:c="7"/>List&lt;Vertex&gt; visited = new ArrayList&lt;&gt;();</text:span></text:p>
            <text:p text:style-name="P19"><text:span text:style-name="T8"><text:s text:c="7"/>var v = vertexList.get(0);</text:span></text:p>
            <text:p text:style-name="P19"><text:span text:style-name="T8"><text:s text:c="7"/>List&lt;Vertex&gt; to_visit = new ArrayList&lt;&gt;();</text:span></text:p>
            <text:p text:style-name="P19"><text:span text:style-name="T8"><text:s text:c="7"/>to_visit.add(0, v);</text:span></text:p>
            <text:p text:style-name="P19"><text:span text:style-name="T8"><text:s text:c="7"/>boolean empty = false;</text:span></text:p>
            <text:p text:style-name="P19"><text:span text:style-name="T8"><text:s text:c="7"/>while(to_visit.size() != 0)</text:span></text:p>
            <text:p text:style-name="P19"><text:span text:style-name="T8"><text:s text:c="7"/>{</text:span></text:p>
            <text:p text:style-name="P19"><text:span text:style-name="T8"><text:s text:c="11"/>var vert = to_visit.get(0);</text:span></text:p>
            <text:p text:style-name="P19"><text:span text:style-name="T8"><text:s text:c="11"/>if (!visited.contains(vert)) visited.add(vert);</text:span></text:p>
            <text:p text:style-name="P19"><text:span text:style-name="T8"><text:s text:c="11"/>var edgeList = vert.getEdgeList();</text:span></text:p>
            <text:p text:style-name="P19"><text:span text:style-name="T8"><text:s text:c="11"/>empty = true;</text:span></text:p>
            <text:p text:style-name="P19"><text:span text:style-name="T8"><text:s text:c="11"/>for (AbstractEdge abstractEdge : edgeList)</text:span></text:p>
            <text:p text:style-name="P19"><text:span text:style-name="T8"><text:s text:c="11"/>{</text:span></text:p>
            <text:p text:style-name="P23"/>
            <text:p text:style-name="P19"><text:span text:style-name="T8"><text:s text:c="15"/>var vert2 = abstractEdge.other(vert);</text:span></text:p>
            <text:p text:style-name="P19"><text:span text:style-name="T8"><text:s text:c="15"/>if (!visited.contains(vert2)) {</text:span></text:p>
            <text:p text:style-name="P19"><text:span text:style-name="T8"><text:s text:c="19"/>to_visit.add(0, vert2);</text:span></text:p>
            <text:p text:style-name="P19"><text:span text:style-name="T8"><text:s text:c="19"/>empty = false;</text:span></text:p>
            <text:p text:style-name="P19"><text:span text:style-name="T8"><text:s text:c="19"/>break;</text:span></text:p>
            <text:p text:style-name="P19"><text:span text:style-name="T8"><text:s text:c="15"/>}</text:span></text:p>
            <text:p text:style-name="P19"><text:span text:style-name="T8"><text:s text:c="11"/>}</text:span></text:p>
            <text:p text:style-name="P19"><text:span text:style-name="T8"><text:s text:c="11"/>if (empty) to_visit.remove(0);</text:span></text:p>
            <text:p text:style-name="P19"><text:span text:style-name="T8"><text:s text:c="7"/>}</text:span></text:p>
            <text:p text:style-name="P19"><text:span text:style-name="T8"><text:s text:c="7"/>return visited.size() == vertexCount;</text:span></text:p>
            <text:p text:style-name="P19"><text:span text:style-name="T8"><text:s text:c="3"/>}</text:span></text:p>
            <text:p text:style-name="P23"/>
            <text:p text:style-name="P19"><text:span text:style-name="T8">}</text:span></text:p>
            <text:p text:style-name="P29"/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7">100<text:line-break/>Найти величину потока через данную транспортную сеть с одним истоком и одном стоком. Этот же алгоритм отвечает на вопрос, является ли заданный ориентированный граф такой сетью.</text:p>
          </table:table-cell>
          <table:table-cell table:style-name="Table2.A1" office:value-type="string">
            <text:p text:style-name="P7"><text:span text:style-name="T7">import com.mathsystem.graphapi.AbstractGraph;</text:span></text:p>
            <text:p text:style-name="P7"><text:span text:style-name="T7">import com.mathsystem.graphapi.Vertex;</text:span></text:p>
            <text:p text:style-name="P7"><text:span text:style-name="T7">import com.mathsystem.plugin.GraphCharacteristic;</text:span></text:p>
            <text:p text:style-name="P2"/>
            <text:p text:style-name="P7"><text:span text:style-name="T7">import java.util.ArrayList;</text:span></text:p>
            <text:p text:style-name="P7"><text:span text:style-name="T7">import java.util.LinkedList;</text:span></text:p>
            <text:p text:style-name="P7"><text:span text:style-name="T7">import java.util.Queue;</text:span></text:p>
            <text:p text:style-name="P7"><text:span text:style-name="T7">import java.util.Stack;</text:span></text:p>
            <text:p text:style-name="P2"/>
            <text:p text:style-name="P7"><text:span text:style-name="T7">public class Graph_FordFulkerson implements GraphCharacteristic {</text:span></text:p>
            <text:p text:style-name="P2"/>
            <text:p text:style-name="P7"><text:span text:style-name="T7"><text:s text:c="3"/>int[] parent;</text:span></text:p>
            <text:p text:style-name="P7"><text:span text:style-name="T7"><text:s text:c="3"/>int[][] residualGraph;</text:span></text:p>
            <text:p text:style-name="P7"><text:span text:style-name="T7"><text:s text:c="3"/>int numberOfVertices;</text:span></text:p>
            <text:p text:style-name="P2"/>
            <text:p text:style-name="P2"/>
            <text:p text:style-name="P2"/>
            <text:p text:style-name="P7"><text:span text:style-name="T7"><text:s text:c="3"/>@Override</text:span></text:p>
            <text:p text:style-name="P7"><text:span text:style-name="T7"><text:s text:c="3"/>public Integer execute(AbstractGraph abstractGraph) {</text:span></text:p>
            <text:p text:style-name="P7"><text:span text:style-name="T7"><text:s text:c="7"/>numberOfVertices = abstractGraph.getVertexCount();</text:span></text:p>
            <text:p text:style-name="P7"><text:span text:style-name="T7"><text:s text:c="7"/>parent = new int[numberOfVertices + 1];</text:span></text:p>
            <text:p text:style-name="P7"><text:span text:style-name="T7"><text:s text:c="7"/>residualGraph = new int[numberOfVertices + 1][numberOfVertices + 1];</text:span></text:p>
            <text:p text:style-name="P7"><text:span text:style-name="T7"><text:s text:c="7"/>return FinalResult(abstractGraph);</text:span></text:p>
            <text:p text:style-name="P7"><text:span text:style-name="T7"><text:s text:c="3"/>}</text:span></text:p>
            <text:p text:style-name="P2"/>
            <text:p text:style-name="P7"><text:span text:style-name="T7"><text:s text:c="3"/>public Integer fordFulkerson(Vertex startVertex, AbstractGraph abstractGraph) {</text:span></text:p>
            <text:p text:style-name="P7"><text:span text:style-name="T7"><text:s text:c="7"/>int u, v;</text:span></text:p>
            <text:p text:style-name="P7"><text:span text:style-name="T7"><text:s text:c="7"/>int maxFlow = 0;</text:span></text:p>
            <text:p text:style-name="P7"><text:span text:style-name="T7"><text:s text:c="7"/>int pathFlow;</text:span></text:p>
            <text:p text:style-name="P7"><text:span text:style-name="T7"><text:s text:c="7"/>int source = 0;</text:span></text:p>
            <text:p text:style-name="P7"><text:span text:style-name="T7"><text:s text:c="7"/>int destination = abstractGraph.getVertexCount() - 1;</text:span></text:p>
            <text:p text:style-name="P2"/>
            <text:p text:style-name="P2"/>
            <text:p text:style-name="P7"><text:span text:style-name="T7"><text:s text:c="7"/>BFS_createResidual(startVertex, abstractGraph);</text:span></text:p>
            <text:p text:style-name="P2"/>
            <text:p text:style-name="P7"><text:span text:style-name="T7"><text:s text:c="7"/>while (bfs(source ,destination, residualGraph))</text:span></text:p>
            <text:p text:style-name="P7"><text:span text:style-name="T7"><text:s text:c="7"/>{</text:span></text:p>
            <text:p text:style-name="P7"><text:span text:style-name="T7"><text:s text:c="11"/>pathFlow = Integer.</text:span><text:span text:style-name="T10">MAX_VALUE</text:span><text:span text:style-name="T7">;</text:span></text:p>
            <text:p text:style-name="P7"><text:span text:style-name="T7"><text:s text:c="11"/>for (v = destination; v != source; v = parent[v])</text:span></text:p>
            <text:p text:style-name="P7"><text:span text:style-name="T7"><text:s text:c="11"/>{</text:span></text:p>
            <text:p text:style-name="P7"><text:span text:style-name="T7"><text:s text:c="15"/>u = parent[v];</text:span></text:p>
            <text:p text:style-name="P7"><text:span text:style-name="T7"><text:s text:c="15"/>pathFlow = Math.</text:span><text:span text:style-name="T10">min</text:span><text:span text:style-name="T7">(pathFlow, residualGraph[u][v]);</text:span></text:p>
            <text:p text:style-name="P7"><text:span text:style-name="T7"><text:s text:c="11"/>}</text:span></text:p>
            <text:p text:style-name="P7"><text:span text:style-name="T7"><text:s text:c="11"/>for (v = destination; v != source; v = parent[v])</text:span></text:p>
            <text:p text:style-name="P7"><text:span text:style-name="T7"><text:s text:c="11"/>{</text:span></text:p>
            <text:p text:style-name="P7"><text:span text:style-name="T7"><text:s text:c="15"/>u = parent[v];</text:span></text:p>
            <text:p text:style-name="P7"><text:span text:style-name="T7"><text:s text:c="15"/>residualGraph[u][v] -= pathFlow;</text:span></text:p>
            <text:p text:style-name="P7"><text:span text:style-name="T7"><text:s text:c="15"/>residualGraph[v][u] += pathFlow;</text:span></text:p>
            <text:p text:style-name="P7"><text:span text:style-name="T7"><text:s text:c="11"/>}</text:span></text:p>
            <text:p text:style-name="P7"><text:span text:style-name="T7"><text:s text:c="11"/>maxFlow += pathFlow;</text:span></text:p>
            <text:p text:style-name="P7"><text:span text:style-name="T7"><text:s text:c="7"/>}</text:span></text:p>
            <text:p text:style-name="P2"/>
            <text:p text:style-name="P2"/>
            <text:p text:style-name="P7"><text:span text:style-name="T7"><text:s text:c="7"/>return maxFlow;</text:span></text:p>
            <text:p text:style-name="P7"><text:span text:style-name="T7"><text:s text:c="3"/>}</text:span></text:p>
            <text:p text:style-name="P2"/>
            <text:p text:style-name="P7"><text:span text:style-name="T7"><text:s text:c="3"/>public boolean bfs(int source, int goal, int[][] graph)</text:span></text:p>
            <text:p text:style-name="P7"><text:span text:style-name="T7"><text:s text:c="3"/>{</text:span></text:p>
            <text:p text:style-name="P7"><text:span text:style-name="T7"><text:s text:c="7"/>boolean pathFound = false;</text:span></text:p>
            <text:p text:style-name="P7"><text:span text:style-name="T7"><text:s text:c="7"/>int destination, element;</text:span></text:p>
            <text:p text:style-name="P7"><text:span text:style-name="T7"><text:s text:c="7"/>Queue&lt;Integer&gt; queue = new LinkedList&lt;Integer&gt;();</text:span></text:p>
            <text:p text:style-name="P7"><text:span text:style-name="T7"><text:s text:c="7"/>boolean[] <text:s/>visited = new boolean[numberOfVertices + 1];</text:span></text:p>
            <text:p text:style-name="P2"/>
            <text:p text:style-name="P7"><text:span text:style-name="T7"><text:s text:c="7"/>for(int vertex = 1; vertex &lt;= numberOfVertices; vertex++)</text:span></text:p>
            <text:p text:style-name="P7"><text:span text:style-name="T7"><text:s text:c="7"/>{</text:span></text:p>
            <text:p text:style-name="P7"><text:span text:style-name="T7"><text:s text:c="11"/>parent[vertex] = -1;</text:span></text:p>
            <text:p text:style-name="P7"><text:span text:style-name="T7"><text:s text:c="11"/>visited[vertex] = false;</text:span></text:p>
            <text:p text:style-name="P7"><text:span text:style-name="T7"><text:s text:c="7"/>}</text:span></text:p>
            <text:p text:style-name="P2"/>
            <text:p text:style-name="P7"><text:span text:style-name="T7"><text:s text:c="7"/>queue.add(source);</text:span></text:p>
            <text:p text:style-name="P7"><text:span text:style-name="T7"><text:s text:c="7"/>parent[source] = -1;</text:span></text:p>
            <text:p text:style-name="P7"><text:span text:style-name="T7"><text:s text:c="7"/>visited[source] = true;</text:span></text:p>
            <text:p text:style-name="P2"/>
            <text:p text:style-name="P7"><text:span text:style-name="T7"><text:s text:c="7"/>while (!queue.isEmpty())</text:span></text:p>
            <text:p text:style-name="P7"><text:span text:style-name="T7"><text:s text:c="7"/>{</text:span></text:p>
            <text:p text:style-name="P7"><text:span text:style-name="T7"><text:s text:c="11"/>element = queue.remove();</text:span></text:p>
            <text:p text:style-name="P7"><text:span text:style-name="T7"><text:s text:c="11"/>destination = 1;</text:span></text:p>
            <text:p text:style-name="P2"/>
            <text:p text:style-name="P7"><text:span text:style-name="T7"><text:s text:c="11"/>while (destination &lt;= numberOfVertices)</text:span></text:p>
            <text:p text:style-name="P7"><text:span text:style-name="T7"><text:s text:c="11"/>{</text:span></text:p>
            <text:p text:style-name="P7"><text:span text:style-name="T7"><text:s text:c="15"/>if (graph[element][destination] &gt; 0 &amp;&amp; <text:s/>!visited[destination])</text:span></text:p>
            <text:p text:style-name="P7"><text:span text:style-name="T7"><text:s text:c="15"/>{</text:span></text:p>
            <text:p text:style-name="P7"><text:span text:style-name="T7"><text:s text:c="19"/>parent[destination] = element;</text:span></text:p>
            <text:p text:style-name="P7"><text:span text:style-name="T7"><text:s text:c="19"/>queue.add(destination);</text:span></text:p>
            <text:p text:style-name="P7"><text:span text:style-name="T7"><text:s text:c="19"/>visited[destination] = true;</text:span></text:p>
            <text:p text:style-name="P7"><text:span text:style-name="T7"><text:s text:c="15"/>}</text:span></text:p>
            <text:p text:style-name="P7"><text:span text:style-name="T7"><text:s text:c="15"/>destination++;</text:span></text:p>
            <text:p text:style-name="P7"><text:span text:style-name="T7"><text:s text:c="11"/>}</text:span></text:p>
            <text:p text:style-name="P7"><text:span text:style-name="T7"><text:s text:c="7"/>}</text:span></text:p>
            <text:p text:style-name="P7"><text:span text:style-name="T7"><text:s text:c="7"/>if(visited[goal])</text:span></text:p>
            <text:p text:style-name="P7"><text:span text:style-name="T7"><text:s text:c="7"/>{</text:span></text:p>
            <text:p text:style-name="P7"><text:span text:style-name="T7"><text:s text:c="11"/>pathFound = true;</text:span></text:p>
            <text:p text:style-name="P7"><text:span text:style-name="T7"><text:s text:c="7"/>}</text:span></text:p>
            <text:p text:style-name="P7"><text:span text:style-name="T7"><text:s text:c="7"/>return pathFound;</text:span></text:p>
            <text:p text:style-name="P7"><text:span text:style-name="T7"><text:s text:c="3"/>}</text:span></text:p>
            <text:p text:style-name="P2"/>
            <text:p text:style-name="P2"/>
            <text:p text:style-name="P7"><text:span text:style-name="T7"><text:s text:c="3"/>private boolean BFS_createResidual(Vertex StartVertex, AbstractGraph abstractGraph)</text:span></text:p>
            <text:p text:style-name="P7"><text:span text:style-name="T7"><text:s text:c="3"/>{</text:span></text:p>
            <text:p text:style-name="P7"><text:span text:style-name="T7"><text:s text:c="7"/>Queue&lt;Vertex&gt; queue = new LinkedList&lt;&gt;();</text:span></text:p>
            <text:p text:style-name="P7"><text:span text:style-name="T7"><text:s text:c="7"/>Stack&lt;Vertex&gt; temp_stack = new Stack&lt;&gt;();</text:span></text:p>
            <text:p text:style-name="P7"><text:span text:style-name="T7"><text:s text:c="7"/>ArrayList&lt;Vertex&gt; looked_vertices = new ArrayList&lt;&gt;();</text:span></text:p>
            <text:p text:style-name="P7"><text:span text:style-name="T7"><text:s text:c="7"/>Vertex adjacent_vertex, CurrentVertex;</text:span></text:p>
            <text:p text:style-name="P7"><text:span text:style-name="T7"><text:s text:c="7"/>boolean[] used = new boolean[abstractGraph.getVertexCount()];</text:span></text:p>
            <text:p text:style-name="P7"><text:span text:style-name="T7"><text:s text:c="7"/>for (int i = 0; i &lt; abstractGraph.getVertexCount(); i++) used[i] = false;</text:span></text:p>
            <text:p text:style-name="P7"><text:span text:style-name="T7"><text:s text:c="7"/>int looked = 0, matching;</text:span></text:p>
            <text:p text:style-name="P2"/>
            <text:p text:style-name="P7"><text:span text:style-name="T7"><text:s text:c="7"/>queue.add(StartVertex);</text:span></text:p>
            <text:p text:style-name="P7"><text:span text:style-name="T7"><text:s text:c="7"/>used[Integer.</text:span><text:span text:style-name="T10">parseInt</text:span><text:span text:style-name="T7">(StartVertex.getName())] = true;</text:span></text:p>
            <text:p text:style-name="P7"><text:span text:style-name="T7"><text:s text:c="7"/>while (!queue.isEmpty())</text:span></text:p>
            <text:p text:style-name="P7"><text:span text:style-name="T7"><text:s text:c="7"/>{</text:span></text:p>
            <text:p text:style-name="P7"><text:span text:style-name="T7"><text:s text:c="11"/>used[Integer.</text:span><text:span text:style-name="T10">parseInt</text:span><text:span text:style-name="T7">(queue.peek().getName())] = true;</text:span></text:p>
            <text:p text:style-name="P7"><text:span text:style-name="T7"><text:s text:c="11"/>while (!queue.isEmpty())</text:span></text:p>
            <text:p text:style-name="P7"><text:span text:style-name="T7"><text:s text:c="11"/>{</text:span></text:p>
            <text:p text:style-name="P7"><text:span text:style-name="T7"><text:s text:c="15"/>CurrentVertex = queue.peek();</text:span></text:p>
            <text:p text:style-name="P7"><text:span text:style-name="T7"><text:s text:c="15"/>looked_vertices.add(CurrentVertex);</text:span></text:p>
            <text:p text:style-name="P7"><text:span text:style-name="T7"><text:s text:c="15"/>looked++;</text:span></text:p>
            <text:p text:style-name="P7"><text:span text:style-name="T7"><text:s text:c="15"/>queue.remove();</text:span></text:p>
            <text:p text:style-name="P7"><text:span text:style-name="T7"><text:s text:c="15"/>for (int i = 0; i &lt; CurrentVertex.getEdgeList().size(); i++)</text:span></text:p>
            <text:p text:style-name="P7"><text:span text:style-name="T7"><text:s text:c="15"/>{</text:span></text:p>
            <text:p text:style-name="P7"><text:span text:style-name="T7"><text:s text:c="19"/>if (CurrentVertex == CurrentVertex.getEdgeList().get(i).getV())</text:span></text:p>
            <text:p text:style-name="P7"><text:span text:style-name="T7"><text:s text:c="19"/>{</text:span></text:p>
            <text:p text:style-name="P7"><text:span text:style-name="T7"><text:s text:c="23"/>adjacent_vertex = CurrentVertex.getEdgeList().get(i).getW();</text:span></text:p>
            <text:p text:style-name="P7"><text:span text:style-name="T7"><text:s text:c="19"/>}</text:span></text:p>
            <text:p text:style-name="P7"><text:span text:style-name="T7"><text:s text:c="19"/>else</text:span></text:p>
            <text:p text:style-name="P7"><text:span text:style-name="T7"><text:s text:c="19"/>{</text:span></text:p>
            <text:p text:style-name="P7"><text:span text:style-name="T7"><text:s text:c="23"/>adjacent_vertex = CurrentVertex.getEdgeList().get(i).getV();</text:span></text:p>
            <text:p text:style-name="P7"><text:span text:style-name="T7"><text:s text:c="19"/>}</text:span></text:p>
            <text:p text:style-name="P7"><text:span text:style-name="T7"><text:s text:c="19"/>residualGraph[Integer.</text:span><text:span text:style-name="T10">parseInt</text:span><text:span text:style-name="T7">(CurrentVertex.getName())][Integer.</text:span><text:span text:style-name="T10">parseInt</text:span><text:span text:style-name="T7">(adjacent_vertex.getName())]</text:span></text:p>
            <text:p text:style-name="P7"><text:span text:style-name="T7"><text:s text:c="27"/>= CurrentVertex.getEdgeList().get(i).getWeight();</text:span></text:p>
            <text:p text:style-name="P2"/>
            <text:p text:style-name="P2"/>
            <text:p text:style-name="P7"><text:span text:style-name="T7"><text:s text:c="19"/>if (!used[Integer.</text:span><text:span text:style-name="T10">parseInt</text:span><text:span text:style-name="T7">(adjacent_vertex.getName())])</text:span></text:p>
            <text:p text:style-name="P7"><text:span text:style-name="T7"><text:s text:c="19"/>{</text:span></text:p>
            <text:p text:style-name="P7"><text:span text:style-name="T7"><text:s text:c="23"/>used[Integer.</text:span><text:span text:style-name="T10">parseInt</text:span><text:span text:style-name="T7">(adjacent_vertex.getName())] = true;</text:span></text:p>
            <text:p text:style-name="P7"><text:span text:style-name="T7"><text:s text:c="23"/>temp_stack.push(adjacent_vertex);</text:span></text:p>
            <text:p text:style-name="P7"><text:span text:style-name="T7"><text:s text:c="19"/>}</text:span></text:p>
            <text:p text:style-name="P7"><text:span text:style-name="T7"><text:s text:c="15"/>}</text:span></text:p>
            <text:p text:style-name="P7"><text:span text:style-name="T7"><text:s text:c="11"/>}</text:span></text:p>
            <text:p text:style-name="P2"/>
            <text:p text:style-name="P7"><text:span text:style-name="T7"><text:s text:c="11"/>for (Vertex looked_vertex : looked_vertices)</text:span></text:p>
            <text:p text:style-name="P7"><text:span text:style-name="T7"><text:s text:c="11"/>{</text:span></text:p>
            <text:p text:style-name="P7"><text:span text:style-name="T7"><text:s text:c="15"/>matching = 0;</text:span></text:p>
            <text:p text:style-name="P7"><text:span text:style-name="T7"><text:s text:c="15"/>CurrentVertex = looked_vertex;</text:span></text:p>
            <text:p text:style-name="P7"><text:span text:style-name="T7"><text:s text:c="15"/>for (int i = 1; i &lt; looked + 1; i++)</text:span></text:p>
            <text:p text:style-name="P7"><text:span text:style-name="T7"><text:s text:c="15"/>{</text:span></text:p>
            <text:p text:style-name="P7"><text:span text:style-name="T7"><text:s text:c="19"/>if (CurrentVertex.getLabel().equals(String.</text:span><text:span text:style-name="T10">valueOf</text:span><text:span text:style-name="T7">(i)))</text:span></text:p>
            <text:p text:style-name="P7"><text:span text:style-name="T7"><text:s text:c="19"/>{</text:span></text:p>
            <text:p text:style-name="P7"><text:span text:style-name="T7"><text:s text:c="23"/>matching++;</text:span></text:p>
            <text:p text:style-name="P7"><text:span text:style-name="T7"><text:s text:c="19"/>}</text:span></text:p>
            <text:p text:style-name="P7"><text:span text:style-name="T7"><text:s text:c="15"/>}</text:span></text:p>
            <text:p text:style-name="P7"><text:span text:style-name="T7"><text:s text:c="15"/>if (matching == 0)</text:span></text:p>
            <text:p text:style-name="P7"><text:span text:style-name="T7"><text:s text:c="15"/>{</text:span></text:p>
            <text:p text:style-name="P7"><text:span text:style-name="T7"><text:s text:c="19"/>return false;</text:span></text:p>
            <text:p text:style-name="P7"><text:span text:style-name="T7"><text:s text:c="15"/>}</text:span></text:p>
            <text:p text:style-name="P7"><text:span text:style-name="T7"><text:s text:c="11"/>}</text:span></text:p>
            <text:p text:style-name="P2"/>
            <text:p text:style-name="P7"><text:span text:style-name="T7"><text:s text:c="11"/>looked_vertices.clear();</text:span></text:p>
            <text:p text:style-name="P7"><text:span text:style-name="T7"><text:s text:c="11"/>while (!temp_stack.isEmpty())</text:span></text:p>
            <text:p text:style-name="P7"><text:span text:style-name="T7"><text:s text:c="11"/>{</text:span></text:p>
            <text:p text:style-name="P7"><text:span text:style-name="T7"><text:s text:c="15"/>CurrentVertex = temp_stack.peek();</text:span></text:p>
            <text:p text:style-name="P7"><text:span text:style-name="T7"><text:s text:c="15"/>queue.add(CurrentVertex);</text:span></text:p>
            <text:p text:style-name="P7"><text:span text:style-name="T7"><text:s text:c="15"/>temp_stack.pop();</text:span></text:p>
            <text:p text:style-name="P7"><text:span text:style-name="T7"><text:s text:c="11"/>}</text:span></text:p>
            <text:p text:style-name="P2"/>
            <text:p text:style-name="P7"><text:span text:style-name="T7"><text:s text:c="11"/>if (queue.isEmpty())</text:span></text:p>
            <text:p text:style-name="P7"><text:span text:style-name="T7"><text:s text:c="11"/>{</text:span></text:p>
            <text:p text:style-name="P7"><text:span text:style-name="T7"><text:s text:c="15"/>for (int i = 0; i &lt; abstractGraph.getVertexCount(); i++)</text:span></text:p>
            <text:p text:style-name="P7"><text:span text:style-name="T7"><text:s text:c="15"/>{</text:span></text:p>
            <text:p text:style-name="P7"><text:span text:style-name="T7"><text:s text:c="19"/>if (!used[i] &amp;&amp; abstractGraph.getVertices().get(i).getLabel().equals(String.</text:span><text:span text:style-name="T10">valueOf</text:span><text:span text:style-name="T7">(looked + 1)))</text:span></text:p>
            <text:p text:style-name="P7"><text:span text:style-name="T7"><text:s text:c="19"/>{</text:span></text:p>
            <text:p text:style-name="P7"><text:span text:style-name="T7"><text:s text:c="23"/>queue.add(abstractGraph.getVertices().get(i));</text:span></text:p>
            <text:p text:style-name="P7"><text:span text:style-name="T7"><text:s text:c="23"/>break;</text:span></text:p>
            <text:p text:style-name="P7"><text:span text:style-name="T7"><text:s text:c="19"/>}</text:span></text:p>
            <text:p text:style-name="P7"><text:span text:style-name="T7"><text:s text:c="15"/>}</text:span></text:p>
            <text:p text:style-name="P7"><text:span text:style-name="T7"><text:s text:c="11"/>}</text:span></text:p>
            <text:p text:style-name="P7"><text:span text:style-name="T7"><text:s text:c="11"/>if (queue.isEmpty() &amp;&amp; looked != abstractGraph.getVertexCount())</text:span></text:p>
            <text:p text:style-name="P7"><text:span text:style-name="T7"><text:s text:c="11"/>{</text:span></text:p>
            <text:p text:style-name="P7"><text:span text:style-name="T7"><text:s text:c="15"/>return false;</text:span></text:p>
            <text:p text:style-name="P7"><text:span text:style-name="T7"><text:s text:c="11"/>}</text:span></text:p>
            <text:p text:style-name="P7"><text:span text:style-name="T7"><text:s text:c="7"/>}</text:span></text:p>
            <text:p text:style-name="P7"><text:span text:style-name="T7"><text:s text:c="7"/>return true;</text:span></text:p>
            <text:p text:style-name="P7"><text:span text:style-name="T7"><text:s text:c="3"/>}</text:span></text:p>
            <text:p text:style-name="P2"/>
            <text:p text:style-name="P7"><text:span text:style-name="T7"><text:s text:c="3"/>private boolean FindTheSameVerticesOrNullVertex(AbstractGraph abstractGraph) {</text:span></text:p>
            <text:p text:style-name="P7"><text:span text:style-name="T7"><text:s text:c="7"/>for (int i = 0; i &lt; abstractGraph.getVertexCount(); i++) {</text:span></text:p>
            <text:p text:style-name="P7"><text:span text:style-name="T7"><text:s text:c="11"/>for (int j = 0; j &lt; abstractGraph.getVertexCount(); j++) {</text:span></text:p>
            <text:p text:style-name="P7"><text:span text:style-name="T7"><text:s text:c="15"/>if (!abstractGraph.getVertices().get(i).getName().equals(abstractGraph.getVertices().get(j).getName())</text:span></text:p>
            <text:p text:style-name="P7"><text:span text:style-name="T7"><text:s text:c="23"/>&amp;&amp; abstractGraph.getVertices().get(i).getLabel().equals(abstractGraph.getVertices().get(j).getLabel())</text:span></text:p>
            <text:p text:style-name="P7"><text:span text:style-name="T7"><text:s text:c="23"/>|| abstractGraph.getVertices().get(j).getLabel() == null) {</text:span></text:p>
            <text:p text:style-name="P7"><text:span text:style-name="T7"><text:s text:c="19"/>return true;</text:span></text:p>
            <text:p text:style-name="P7"><text:span text:style-name="T7"><text:s text:c="15"/>}</text:span></text:p>
            <text:p text:style-name="P7"><text:span text:style-name="T7"><text:s text:c="11"/>}</text:span></text:p>
            <text:p text:style-name="P7"><text:span text:style-name="T7"><text:s text:c="7"/>}</text:span></text:p>
            <text:p text:style-name="P7"><text:span text:style-name="T7"><text:s text:c="7"/>return false;</text:span></text:p>
            <text:p text:style-name="P7"><text:span text:style-name="T7"><text:s text:c="3"/>}</text:span></text:p>
            <text:p text:style-name="P2"/>
            <text:p text:style-name="P7"><text:span text:style-name="T7"><text:s text:c="3"/>private Vertex FindTheFirstVertex(AbstractGraph abstractGraph) {</text:span></text:p>
            <text:p text:style-name="P7"><text:span text:style-name="T7"><text:s text:c="7"/>for (int i = 0; i &lt; abstractGraph.getVertexCount(); i++) {</text:span></text:p>
            <text:p text:style-name="P7"><text:span text:style-name="T7"><text:s text:c="11"/>if (abstractGraph.getVertices().get(i).getLabel().equals("1")) {</text:span></text:p>
            <text:p text:style-name="P7"><text:span text:style-name="T7"><text:s text:c="15"/>return abstractGraph.getVertices().get(i);</text:span></text:p>
            <text:p text:style-name="P7"><text:span text:style-name="T7"><text:s text:c="11"/>}</text:span></text:p>
            <text:p text:style-name="P7"><text:span text:style-name="T7"><text:s text:c="7"/>}</text:span></text:p>
            <text:p text:style-name="P7"><text:span text:style-name="T7"><text:s text:c="7"/>return null;</text:span></text:p>
            <text:p text:style-name="P7"><text:span text:style-name="T7"><text:s text:c="3"/>}</text:span></text:p>
            <text:p text:style-name="P2"/>
            <text:p text:style-name="P7"><text:span text:style-name="T7"><text:s text:c="3"/>private Integer FinalResult(AbstractGraph abstractGraph) {</text:span></text:p>
            <text:p text:style-name="P7"><text:span text:style-name="T7"><text:s text:c="7"/>if (FindTheSameVerticesOrNullVertex(abstractGraph)) {</text:span></text:p>
            <text:p text:style-name="P7"><text:span text:style-name="T7"><text:s text:c="11"/>return 0;</text:span></text:p>
            <text:p text:style-name="P7"><text:span text:style-name="T7"><text:s text:c="7"/>}</text:span></text:p>
            <text:p text:style-name="P7"><text:span text:style-name="T7"><text:s text:c="7"/>if (FindTheFirstVertex(abstractGraph) != null) {</text:span></text:p>
            <text:p text:style-name="P7"><text:span text:style-name="T7"><text:s text:c="11"/>return fordFulkerson(FindTheFirstVertex(abstractGraph), abstractGraph);</text:span></text:p>
            <text:p text:style-name="P7"><text:span text:style-name="T7"><text:s text:c="7"/>}</text:span></text:p>
            <text:p text:style-name="P7"><text:span text:style-name="T7"><text:s text:c="7"/>return 0;</text:span></text:p>
            <text:p text:style-name="P7"><text:span text:style-name="T7"><text:s text:c="3"/>}</text:span></text:p>
            <text:p text:style-name="P7"><text:span text:style-name="T7">}</text:span></text:p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Является ли построенный неориентированный граф колесом</text:p>
          </table:table-cell>
          <table:table-cell table:style-name="Table3.A1" office:value-type="string">
            <text:p text:style-name="P19"><text:span text:style-name="T27">import </text:span><text:span text:style-name="T31">com.mathsystem.graphapi.AbstractGraph</text:span><text:span text:style-name="T27">;</text:span></text:p>
            <text:p text:style-name="P19"><text:span text:style-name="T27">import </text:span><text:span text:style-name="T31">com.mathsystem.graphapi.Vertex</text:span><text:span text:style-name="T27">;</text:span></text:p>
            <text:p text:style-name="P19"><text:span text:style-name="T27">import </text:span><text:span text:style-name="T31">com.mathsystem.plugin.GraphProperty</text:span><text:span text:style-name="T27">;</text:span></text:p>
            <text:p text:style-name="P30"/>
            <text:p text:style-name="P19"><text:span text:style-name="T27">public class </text:span><text:span text:style-name="T31">GraphWheel </text:span><text:span text:style-name="T27">implements </text:span><text:span text:style-name="T31">GraphProperty {</text:span></text:p>
            <text:p text:style-name="P19"><text:span text:style-name="T31"><text:s text:c="3"/></text:span><text:span text:style-name="T34">@Override</text:span></text:p>
            <text:p text:style-name="P19"><text:span text:style-name="T34"><text:s text:c="3"/></text:span><text:span text:style-name="T27">public boolean </text:span><text:span text:style-name="T36">execute</text:span><text:span text:style-name="T31">(AbstractGraph abstractGraph) {</text:span></text:p>
            <text:p text:style-name="P19"><text:span text:style-name="T31"><text:s text:c="7"/></text:span><text:span text:style-name="T27">if</text:span><text:span text:style-name="T31">(abstractGraph.getVertexCount() &gt; </text:span><text:span text:style-name="T39">3</text:span><text:span text:style-name="T31">) {</text:span></text:p>
            <text:p text:style-name="P19"><text:span text:style-name="T31"><text:s text:c="11"/></text:span><text:span text:style-name="T27">boolean </text:span><text:span text:style-name="T31">CenterAlreadyIs = </text:span><text:span text:style-name="T27">false;</text:span></text:p>
            <text:p text:style-name="P19"><text:span text:style-name="T27"><text:s text:c="11"/></text:span><text:span text:style-name="T42">// Проход по всем вершинам</text:span></text:p>
            <text:p text:style-name="P19"><text:span text:style-name="T42"><text:s text:c="11"/></text:span><text:span text:style-name="T27">for </text:span><text:span text:style-name="T31">(Vertex v : abstractGraph.getVertices()) {</text:span></text:p>
            <text:p text:style-name="P19"><text:span text:style-name="T31"><text:s text:c="15"/></text:span><text:span text:style-name="T27">int </text:span><text:span text:style-name="T31">Neighbors = (v.getEdgeList()).size()</text:span><text:span text:style-name="T27">; </text:span><text:span text:style-name="T42">// Кол-во соседей</text:span></text:p>
            <text:p text:style-name="P19"><text:span text:style-name="T42"><text:s text:c="15"/></text:span><text:span text:style-name="T27">if </text:span><text:span text:style-name="T31">((Neighbors != </text:span><text:span text:style-name="T39">3</text:span><text:span text:style-name="T31">) &amp;&amp; (Neighbors != abstractGraph.getVertexCount() - </text:span><text:span text:style-name="T39">1</text:span><text:span text:style-name="T31">)) { </text:span><text:span text:style-name="T42">// У вершины каждого колеса 3 соседа, либо это центр</text:span></text:p>
            <text:p text:style-name="P19"><text:span text:style-name="T42"><text:s text:c="19"/></text:span><text:span text:style-name="T27">return false;</text:span></text:p>
            <text:p text:style-name="P19"><text:span text:style-name="T27"><text:s text:c="15"/></text:span><text:span text:style-name="T31">}</text:span></text:p>
            <text:p text:style-name="P19"><text:span text:style-name="T31"><text:s text:c="15"/></text:span><text:span text:style-name="T27">if </text:span><text:span text:style-name="T31">((abstractGraph.getVertexCount() != </text:span><text:span text:style-name="T39">4</text:span><text:span text:style-name="T31">) &amp;&amp; (Neighbors == abstractGraph.getVertexCount() - </text:span><text:span text:style-name="T39">1</text:span><text:span text:style-name="T31">)) { </text:span><text:span text:style-name="T42">// Если это центральная вершина колеса и это не минимальный граф колесо</text:span></text:p>
            <text:p text:style-name="P19"><text:span text:style-name="T42"><text:s text:c="19"/></text:span><text:span text:style-name="T27">if </text:span><text:span text:style-name="T31">(CenterAlreadyIs) { </text:span><text:span text:style-name="T42">// Если центральная вершина уже была</text:span></text:p>
            <text:p text:style-name="P19"><text:span text:style-name="T42"><text:s text:c="23"/></text:span><text:span text:style-name="T27">return false;</text:span></text:p>
            <text:p text:style-name="P19"><text:span text:style-name="T27"><text:s text:c="19"/></text:span><text:span text:style-name="T31">} </text:span><text:span text:style-name="T27">else </text:span><text:span text:style-name="T31">{</text:span></text:p>
            <text:p text:style-name="P19"><text:span text:style-name="T31"><text:s text:c="23"/>CenterAlreadyIs = </text:span><text:span text:style-name="T27">true;</text:span></text:p>
            <text:p text:style-name="P19"><text:span text:style-name="T27"><text:s text:c="19"/></text:span><text:span text:style-name="T31">}</text:span></text:p>
            <text:p text:style-name="P19"><text:span text:style-name="T31"><text:s text:c="15"/>}</text:span></text:p>
            <text:p text:style-name="P19"><text:span text:style-name="T31"><text:s text:c="15"/></text:span><text:span text:style-name="T27">if </text:span><text:span text:style-name="T31">((abstractGraph.getVertexCount() == </text:span><text:span text:style-name="T39">4</text:span><text:span text:style-name="T31">) &amp;&amp; (Neighbors != </text:span><text:span text:style-name="T39">3</text:span><text:span text:style-name="T31">)) { </text:span><text:span text:style-name="T42">// В минимальном колесе каждая вершина имеет 3х соседей</text:span></text:p>
            <text:p text:style-name="P19"><text:span text:style-name="T42"><text:s text:c="19"/></text:span><text:span text:style-name="T27">return false;</text:span></text:p>
            <text:p text:style-name="P19"><text:span text:style-name="T27"><text:s text:c="15"/></text:span><text:span text:style-name="T31">}</text:span></text:p>
            <text:p text:style-name="P19"><text:span text:style-name="T31"><text:s text:c="11"/>}</text:span></text:p>
            <text:p text:style-name="P19"><text:span text:style-name="T31"><text:s text:c="11"/></text:span><text:span text:style-name="T27">return true;</text:span></text:p>
            <text:p text:style-name="P19"><text:span text:style-name="T27"><text:s text:c="7"/></text:span><text:span text:style-name="T31">}</text:span></text:p>
            <text:p text:style-name="P19"><text:span text:style-name="T31"><text:s text:c="7"/></text:span><text:span text:style-name="T27">return false;</text:span></text:p>
            <text:p text:style-name="P19"><text:span text:style-name="T27"><text:s text:c="3"/></text:span><text:span text:style-name="T31">}</text:span></text:p>
            <text:p text:style-name="P19"><text:span text:style-name="T31">}</text:span></text:p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9">2). Является ли построенный граф графом транзитивного отношения</text:p>
          </table:table-cell>
          <table:table-cell table:style-name="Table3.A1" office:value-type="string">
            <text:p text:style-name="P19"><text:span text:style-name="T27">public class Trans implements GraphProperty</text:span></text:p>
            <text:p text:style-name="P19"><text:span text:style-name="T27">{ <text:s text:c="2"/>@Override</text:span></text:p>
            <text:p text:style-name="P19"><text:span text:style-name="T27"><text:s text:c="4"/>public boolean execute(AbstractGraph abstractGraph)</text:span></text:p>
            <text:p text:style-name="P19"><text:span text:style-name="T27"><text:s text:c="4"/>{ <text:s text:c="2"/>boolean k;</text:span></text:p>
            <text:p text:style-name="P19"><text:span text:style-name="T27"><text:s text:c="8"/>List&lt;Vertex&gt; vertices=abstractGraph.getVertices();</text:span></text:p>
            <text:p text:style-name="P19"><text:span text:style-name="T27"><text:s text:c="8"/>for (Vertex ver1:vertices) <text:s text:c="33"/>//Для каждой вершины графа:</text:span></text:p>
            <text:p text:style-name="P19"><text:span text:style-name="T27"><text:s text:c="8"/>{ <text:s text:c="2"/>List&lt;AbstractEdge&gt; edgeList1=ver1.getEdgeList(); <text:s text:c="7"/>//Получаем список её ребёр.</text:span></text:p>
            <text:p text:style-name="P19"><text:span text:style-name="T27"><text:s text:c="12"/>for (AbstractEdge edge1:edgeList1) <text:s text:c="21"/>//Для каждого ребра графа:</text:span></text:p>
            <text:p text:style-name="P19"><text:span text:style-name="T27"><text:s text:c="12"/>{ <text:s text:c="2"/>if (edge1.getV().equals(ver1)) <text:s text:c="28"/>//Если оно исходит из графа,</text:span></text:p>
            <text:p text:style-name="P19"><text:span text:style-name="T27"><text:s text:c="16"/>{ <text:s text:c="2"/>Vertex ver2=edge1.getW(); <text:s text:c="22"/>//получаем вторую вершину</text:span></text:p>
            <text:p text:style-name="P19"><text:span text:style-name="T27"><text:s text:c="20"/>List&lt;AbstractEdge&gt; edgeList2=ver2.getEdgeList();//и список смежности для неё.</text:span></text:p>
            <text:p text:style-name="P19"><text:span text:style-name="T27"><text:s text:c="20"/>for (AbstractEdge edge2:edgeList2) <text:s text:c="13"/>//Проходя по списку смежности,</text:span></text:p>
            <text:p text:style-name="P19"><text:span text:style-name="T27"><text:s text:c="20"/>{ <text:s text:c="2"/>if (edge2.getV().equals(ver2))</text:span></text:p>
            <text:p text:style-name="P19"><text:span text:style-name="T27"><text:s text:c="24"/>{ <text:s text:c="2"/>Vertex ver3=edge2.getW(); <text:s text:c="14"/>//выбираем третью вершину</text:span></text:p>
            <text:p text:style-name="P19"><text:span text:style-name="T27"><text:s text:c="28"/>if (!ver1.equals(ver3))</text:span></text:p>
            <text:p text:style-name="P19"><text:span text:style-name="T27"><text:s text:c="28"/>{ <text:s text:c="2"/>k = true;</text:span></text:p>
            <text:p text:style-name="P19"><text:span text:style-name="T27"><text:s text:c="32"/>for (AbstractEdge edge0:edgeList1) <text:s text:c="5"/>//и ищем в списке смежности 1-ой ребро между 1 и 3.</text:span></text:p>
            <text:p text:style-name="P19"><text:span text:style-name="T27"><text:s text:c="36"/>if (edge0.getV().equals(ver1) &amp;&amp; edge0.getW().equals(ver3))</text:span></text:p>
            <text:p text:style-name="P19"><text:span text:style-name="T27"><text:s text:c="36"/>{ <text:s text:c="2"/>k=false;</text:span></text:p>
            <text:p text:style-name="P19"><text:span text:style-name="T27"><text:s text:c="40"/>break;</text:span></text:p>
            <text:p text:style-name="P19"><text:span text:style-name="T27"><text:s text:c="36"/>}</text:span></text:p>
            <text:p text:style-name="P19"><text:span text:style-name="T27"><text:s text:c="32"/>if (k) <text:s text:c="33"/>//Если не находим, возвращаем 0</text:span></text:p>
            <text:p text:style-name="P19"><text:span text:style-name="T27"><text:s text:c="36"/>return false;</text:span></text:p>
            <text:p text:style-name="P19"><text:span text:style-name="T27"><text:s text:c="28"/>}</text:span></text:p>
            <text:p text:style-name="P19"><text:span text:style-name="T27"><text:s text:c="24"/>}</text:span></text:p>
            <text:p text:style-name="P19"><text:span text:style-name="T27"><text:s text:c="20"/>}</text:span></text:p>
            <text:p text:style-name="P19"><text:span text:style-name="T27"><text:s text:c="16"/>}</text:span></text:p>
            <text:p text:style-name="P19"><text:span text:style-name="T27"><text:s text:c="12"/>}</text:span></text:p>
            <text:p text:style-name="P19"><text:span text:style-name="T27"><text:s text:c="8"/>}</text:span></text:p>
            <text:p text:style-name="P19"><text:span text:style-name="T27"><text:s text:c="8"/>return true; <text:s text:c="2"/>//Если для всех всё найдено, возвращаем 1</text:span></text:p>
            <text:p text:style-name="P19"><text:span text:style-name="T27"><text:s text:c="4"/>}</text:span></text:p>
            <text:p text:style-name="P19"><text:span text:style-name="T27">}</text:span></text:p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9">90-Найти вес минимального остовного дерева неориентированного взвешенного графа (Автор: Белов А.М., 0306)</text:p>
          </table:table-cell>
          <table:table-cell table:style-name="Table3.A1" office:value-type="string">
            <text:p text:style-name="P8"><text:span text:style-name="T44">import</text:span><text:span text:style-name="T46"> com.mathsystem.graphapi.*;</text:span></text:p>
            <text:p text:style-name="P8"><text:span text:style-name="T44">import</text:span><text:span text:style-name="T46"> com.mathsystem.plugin.GraphCharacteristic;</text:span></text:p>
            <text:p text:style-name="P11"/>
            <text:p text:style-name="P8"><text:span text:style-name="T44">import</text:span><text:span text:style-name="T46"> java.util.*;</text:span></text:p>
            <text:p text:style-name="P11"/>
            <text:p text:style-name="P8"><text:span text:style-name="T44">public</text:span><text:span text:style-name="T46"> </text:span><text:span text:style-name="T44">class</text:span><text:span text:style-name="T46"> </text:span><text:span text:style-name="T48">MinSpanTreeWeight</text:span><text:span text:style-name="T46"> </text:span><text:span text:style-name="T44">implements</text:span><text:span text:style-name="T46"> <text:s/>GraphCharacteristic{</text:span></text:p>
            <text:p text:style-name="P8"><text:span text:style-name="T46"><text:s text:c="4"/></text:span><text:span text:style-name="T44">public</text:span><text:span text:style-name="T46"> </text:span><text:span text:style-name="T44">Integer</text:span><text:span text:style-name="T46"> </text:span><text:span text:style-name="T50">execute</text:span><text:span text:style-name="T46">(</text:span><text:span text:style-name="T44">AbstractGraph</text:span><text:span text:style-name="T46"> </text:span><text:span text:style-name="T51">abstractGraph</text:span><text:span text:style-name="T46">){</text:span></text:p>
            <text:p text:style-name="P8"><text:span text:style-name="T46"><text:s text:c="8"/></text:span><text:span text:style-name="T44">List</text:span><text:span text:style-name="T46">&lt;</text:span><text:span text:style-name="T44">AbstractEdge</text:span><text:span text:style-name="T46">&gt; </text:span><text:span text:style-name="T50">edges</text:span><text:span text:style-name="T52">=</text:span><text:span text:style-name="T44">new</text:span><text:span text:style-name="T46"> </text:span><text:span text:style-name="T44">ArrayList</text:span><text:span text:style-name="T46">&lt;&gt;();</text:span></text:p>
            <text:p text:style-name="P8"><text:span text:style-name="T46"><text:s text:c="8"/></text:span><text:span text:style-name="T44">List</text:span><text:span text:style-name="T46">&lt;</text:span><text:span text:style-name="T44">Vertex</text:span><text:span text:style-name="T46">&gt; </text:span><text:span text:style-name="T50">used_verticies</text:span><text:span text:style-name="T52">=</text:span><text:span text:style-name="T44">new</text:span><text:span text:style-name="T46"> </text:span><text:span text:style-name="T44">ArrayList</text:span><text:span text:style-name="T46">&lt;&gt;();</text:span></text:p>
            <text:p text:style-name="P8"><text:span text:style-name="T46"><text:s text:c="8"/></text:span><text:span text:style-name="T44">boolean</text:span><text:span text:style-name="T46"> </text:span><text:span text:style-name="T50">used_edge</text:span><text:span text:style-name="T46">;</text:span></text:p>
            <text:p text:style-name="P8"><text:span text:style-name="T46"><text:s text:c="8"/></text:span><text:span text:style-name="T44">for</text:span><text:span text:style-name="T46"> (</text:span><text:span text:style-name="T44">Vertex</text:span><text:span text:style-name="T46"> </text:span><text:span text:style-name="T50">v</text:span><text:span text:style-name="T44">:</text:span><text:span text:style-name="T50">abstractGraph</text:span><text:span text:style-name="T46">.</text:span><text:span text:style-name="T50">getVertices</text:span><text:span text:style-name="T46">()){</text:span></text:p>
            <text:p text:style-name="P8"><text:span text:style-name="T46"><text:s text:c="12"/></text:span><text:span text:style-name="T44">for</text:span><text:span text:style-name="T46"> (</text:span><text:span text:style-name="T44">AbstractEdge</text:span><text:span text:style-name="T46"> </text:span><text:span text:style-name="T50">e</text:span><text:span text:style-name="T44">:</text:span><text:span text:style-name="T46"> </text:span><text:span text:style-name="T50">v</text:span><text:span text:style-name="T46">.</text:span><text:span text:style-name="T50">getEdgeList</text:span><text:span text:style-name="T46">()){</text:span></text:p>
            <text:p text:style-name="P8"><text:span text:style-name="T46"><text:s text:c="16"/>used_edge</text:span><text:span text:style-name="T52">=</text:span><text:span text:style-name="T44">false</text:span><text:span text:style-name="T46">;</text:span></text:p>
            <text:p text:style-name="P8"><text:span text:style-name="T46"><text:s text:c="16"/></text:span><text:span text:style-name="T44">for</text:span><text:span text:style-name="T46"> (</text:span><text:span text:style-name="T44">AbstractEdge</text:span><text:span text:style-name="T46"> </text:span><text:span text:style-name="T50">used</text:span><text:span text:style-name="T44">:</text:span><text:span text:style-name="T46"> edges) </text:span><text:span text:style-name="T44">if</text:span><text:span text:style-name="T46"> (</text:span><text:span text:style-name="T50">used</text:span><text:span text:style-name="T46">.</text:span><text:span text:style-name="T50">getW</text:span><text:span text:style-name="T46">()</text:span><text:span text:style-name="T52">==</text:span><text:span text:style-name="T50">e</text:span><text:span text:style-name="T46">.</text:span><text:span text:style-name="T50">getV</text:span><text:span text:style-name="T46">()</text:span><text:span text:style-name="T52">&amp;&amp;</text:span><text:span text:style-name="T50">used</text:span><text:span text:style-name="T46">.</text:span><text:span text:style-name="T50">getV</text:span><text:span text:style-name="T46">()</text:span><text:span text:style-name="T52">==</text:span><text:span text:style-name="T50">e</text:span><text:span text:style-name="T46">.</text:span><text:span text:style-name="T50">getW</text:span><text:span text:style-name="T46">()</text:span><text:span text:style-name="T52">||</text:span></text:p>
            <text:p text:style-name="P8"><text:span text:style-name="T46"><text:s text:c="48"/></text:span><text:span text:style-name="T50">used</text:span><text:span text:style-name="T46">.</text:span><text:span text:style-name="T50">getW</text:span><text:span text:style-name="T46">()</text:span><text:span text:style-name="T52">==</text:span><text:span text:style-name="T50">e</text:span><text:span text:style-name="T46">.</text:span><text:span text:style-name="T50">getW</text:span><text:span text:style-name="T46">()</text:span><text:span text:style-name="T52">&amp;&amp;</text:span><text:span text:style-name="T50">used</text:span><text:span text:style-name="T46">.</text:span><text:span text:style-name="T50">getV</text:span><text:span text:style-name="T46">()</text:span><text:span text:style-name="T52">==</text:span><text:span text:style-name="T50">e</text:span><text:span text:style-name="T46">.</text:span><text:span text:style-name="T50">getV</text:span><text:span text:style-name="T46">()) used_edge</text:span><text:span text:style-name="T52">=</text:span><text:span text:style-name="T44">true</text:span><text:span text:style-name="T46">;</text:span></text:p>
            <text:p text:style-name="P8"><text:span text:style-name="T46"><text:s text:c="16"/></text:span><text:span text:style-name="T44">if</text:span><text:span text:style-name="T46"> (</text:span><text:span text:style-name="T52">!</text:span><text:span text:style-name="T46">used_edge) </text:span><text:span text:style-name="T50">edges</text:span><text:span text:style-name="T46">.</text:span><text:span text:style-name="T50">add</text:span><text:span text:style-name="T46">(e);</text:span></text:p>
            <text:p text:style-name="P8"><text:span text:style-name="T46"><text:s text:c="12"/>}</text:span></text:p>
            <text:p text:style-name="P8"><text:span text:style-name="T46"><text:s text:c="8"/>}</text:span></text:p>
            <text:p text:style-name="P8"><text:span text:style-name="T46"><text:s text:c="8"/></text:span><text:span text:style-name="T50">edges</text:span><text:span text:style-name="T46">.</text:span><text:span text:style-name="T50">sort</text:span><text:span text:style-name="T46">(</text:span><text:span text:style-name="T50">Comparator</text:span><text:span text:style-name="T46">.</text:span><text:span text:style-name="T50">comparing</text:span><text:span text:style-name="T46">(obj</text:span><text:span text:style-name="T44">-&gt;</text:span><text:span text:style-name="T50">obj</text:span><text:span text:style-name="T46">.</text:span><text:span text:style-name="T50">getWeight</text:span><text:span text:style-name="T46">()));</text:span></text:p>
            <text:p text:style-name="P8"><text:span text:style-name="T46"><text:s text:c="8"/></text:span><text:span text:style-name="T44">int</text:span><text:span text:style-name="T46"> </text:span><text:span text:style-name="T50">tree_weight</text:span><text:span text:style-name="T52">=</text:span><text:span text:style-name="T53">0</text:span><text:span text:style-name="T46">;</text:span></text:p>
            <text:p text:style-name="P8"><text:span text:style-name="T46"><text:s text:c="8"/></text:span><text:span text:style-name="T55">//Old version of the module, only works for connected graphs</text:span></text:p>
            <text:p text:style-name="P8"><text:span text:style-name="T46"><text:s text:c="8"/></text:span><text:span text:style-name="T55">/*boolean vused,wused;</text:span></text:p>
            <text:p text:style-name="P8"><text:span text:style-name="T55"><text:s text:c="8"/>for (AbstractEdge e :edges){</text:span></text:p>
            <text:p text:style-name="P8"><text:span text:style-name="T55"><text:s text:c="12"/>wused=used_verticies.contains(e.getW());</text:span></text:p>
            <text:p text:style-name="P8"><text:span text:style-name="T55"><text:s text:c="12"/>vused=used_verticies.contains(e.getV());</text:span></text:p>
            <text:p text:style-name="P8"><text:span text:style-name="T55"><text:s text:c="12"/>if (!(vused&amp;&amp;wused)){</text:span></text:p>
            <text:p text:style-name="P8"><text:span text:style-name="T55"><text:s text:c="16"/>tree_weight+=e.getWeight();</text:span></text:p>
            <text:p text:style-name="P8"><text:span text:style-name="T55"><text:s text:c="16"/>if (!wused) used_verticies.add(e.getW());</text:span></text:p>
            <text:p text:style-name="P8"><text:span text:style-name="T55"><text:s text:c="16"/>if (!vused) used_verticies.add(e.getV());</text:span></text:p>
            <text:p text:style-name="P8"><text:span text:style-name="T55"><text:s text:c="12"/>}</text:span></text:p>
            <text:p text:style-name="P8"><text:span text:style-name="T55"><text:s text:c="8"/>}</text:span></text:p>
            <text:p text:style-name="P8"><text:span text:style-name="T55"><text:s text:c="8"/>return tree_weight*/</text:span></text:p>
            <text:p text:style-name="P8"><text:span text:style-name="T46"><text:s text:c="8"/></text:span><text:span text:style-name="T44">List</text:span><text:span text:style-name="T46">&lt;</text:span><text:span text:style-name="T44">List</text:span><text:span text:style-name="T46">&lt;</text:span><text:span text:style-name="T44">Vertex</text:span><text:span text:style-name="T46">&gt;&gt; </text:span><text:span text:style-name="T50">Components</text:span><text:span text:style-name="T52">=</text:span><text:span text:style-name="T44">new</text:span><text:span text:style-name="T46"> </text:span><text:span text:style-name="T44">ArrayList</text:span><text:span text:style-name="T46">&lt;&gt;();</text:span></text:p>
            <text:p text:style-name="P8"><text:span text:style-name="T46"><text:s text:c="8"/></text:span><text:span text:style-name="T44">List</text:span><text:span text:style-name="T46">&lt;</text:span><text:span text:style-name="T44">Integer</text:span><text:span text:style-name="T46">&gt; </text:span><text:span text:style-name="T50">Component_weights</text:span><text:span text:style-name="T52">=</text:span><text:span text:style-name="T44">new</text:span><text:span text:style-name="T46"> </text:span><text:span text:style-name="T44">ArrayList</text:span><text:span text:style-name="T46">&lt;&gt;();</text:span></text:p>
            <text:p text:style-name="P8"><text:span text:style-name="T46"><text:s text:c="8"/></text:span><text:span text:style-name="T44">int</text:span><text:span text:style-name="T46"> </text:span><text:span text:style-name="T50">v_index</text:span><text:span text:style-name="T46">,</text:span><text:span text:style-name="T50">w_index</text:span><text:span text:style-name="T46">;</text:span></text:p>
            <text:p text:style-name="P8"><text:span text:style-name="T46"><text:s text:c="8"/></text:span><text:span text:style-name="T44">for</text:span><text:span text:style-name="T46"> (</text:span><text:span text:style-name="T44">AbstractEdge</text:span><text:span text:style-name="T46"> </text:span><text:span text:style-name="T50">e</text:span><text:span text:style-name="T44">:</text:span><text:span text:style-name="T46">edges) {</text:span></text:p>
            <text:p text:style-name="P8"><text:span text:style-name="T46"><text:s text:c="12"/>v_index </text:span><text:span text:style-name="T52">=</text:span><text:span text:style-name="T46"> </text:span><text:span text:style-name="T52">-</text:span><text:span text:style-name="T53">1</text:span><text:span text:style-name="T46">;</text:span></text:p>
            <text:p text:style-name="P8"><text:span text:style-name="T46"><text:s text:c="12"/>w_index </text:span><text:span text:style-name="T52">=</text:span><text:span text:style-name="T46"> </text:span><text:span text:style-name="T52">-</text:span><text:span text:style-name="T53">1</text:span><text:span text:style-name="T46">;</text:span></text:p>
            <text:p text:style-name="P8"><text:span text:style-name="T46"><text:s text:c="12"/></text:span><text:span text:style-name="T44">for</text:span><text:span text:style-name="T46"> (</text:span><text:span text:style-name="T44">int</text:span><text:span text:style-name="T46"> </text:span><text:span text:style-name="T50">i</text:span><text:span text:style-name="T46"> </text:span><text:span text:style-name="T52">=</text:span><text:span text:style-name="T46"> </text:span><text:span text:style-name="T53">0</text:span><text:span text:style-name="T46">; i </text:span><text:span text:style-name="T52">&lt;</text:span><text:span text:style-name="T46"> </text:span><text:span text:style-name="T50">Components</text:span><text:span text:style-name="T46">.</text:span><text:span text:style-name="T50">size</text:span><text:span text:style-name="T46">(); i</text:span><text:span text:style-name="T52">++</text:span><text:span text:style-name="T46">) {</text:span></text:p>
            <text:p text:style-name="P8"><text:span text:style-name="T46"><text:s text:c="16"/></text:span><text:span text:style-name="T44">if</text:span><text:span text:style-name="T46"> (</text:span><text:span text:style-name="T50">Components</text:span><text:span text:style-name="T46">.</text:span><text:span text:style-name="T50">get</text:span><text:span text:style-name="T46">(i).</text:span><text:span text:style-name="T50">contains</text:span><text:span text:style-name="T46">(</text:span><text:span text:style-name="T50">e</text:span><text:span text:style-name="T46">.</text:span><text:span text:style-name="T50">getV</text:span><text:span text:style-name="T46">())) {</text:span></text:p>
            <text:p text:style-name="P8"><text:span text:style-name="T46"><text:s text:c="20"/>v_index </text:span><text:span text:style-name="T52">=</text:span><text:span text:style-name="T46"> i;</text:span></text:p>
            <text:p text:style-name="P8"><text:span text:style-name="T46"><text:s text:c="16"/>}</text:span></text:p>
            <text:p text:style-name="P8"><text:span text:style-name="T46"><text:s text:c="12"/>}</text:span></text:p>
            <text:p text:style-name="P8"><text:span text:style-name="T46"><text:s text:c="12"/></text:span><text:span text:style-name="T44">for</text:span><text:span text:style-name="T46"> (</text:span><text:span text:style-name="T44">int</text:span><text:span text:style-name="T46"> </text:span><text:span text:style-name="T50">i</text:span><text:span text:style-name="T46"> </text:span><text:span text:style-name="T52">=</text:span><text:span text:style-name="T46"> </text:span><text:span text:style-name="T53">0</text:span><text:span text:style-name="T46">; i </text:span><text:span text:style-name="T52">&lt;</text:span><text:span text:style-name="T46"> </text:span><text:span text:style-name="T50">Components</text:span><text:span text:style-name="T46">.</text:span><text:span text:style-name="T50">size</text:span><text:span text:style-name="T46">(); i</text:span><text:span text:style-name="T52">++</text:span><text:span text:style-name="T46">) {</text:span></text:p>
            <text:p text:style-name="P8"><text:span text:style-name="T46"><text:s text:c="16"/></text:span><text:span text:style-name="T44">if</text:span><text:span text:style-name="T46"> (</text:span><text:span text:style-name="T50">Components</text:span><text:span text:style-name="T46">.</text:span><text:span text:style-name="T50">get</text:span><text:span text:style-name="T46">(i).</text:span><text:span text:style-name="T50">contains</text:span><text:span text:style-name="T46">(</text:span><text:span text:style-name="T50">e</text:span><text:span text:style-name="T46">.</text:span><text:span text:style-name="T50">getW</text:span><text:span text:style-name="T46">())) {</text:span></text:p>
            <text:p text:style-name="P8"><text:span text:style-name="T46"><text:s text:c="20"/>w_index </text:span><text:span text:style-name="T52">=</text:span><text:span text:style-name="T46"> i;</text:span></text:p>
            <text:p text:style-name="P8"><text:span text:style-name="T46"><text:s text:c="16"/>}</text:span></text:p>
            <text:p text:style-name="P8"><text:span text:style-name="T46"><text:s text:c="12"/>}</text:span></text:p>
            <text:p text:style-name="P8"><text:span text:style-name="T46"><text:s text:c="12"/></text:span><text:span text:style-name="T55">//if an edge is already in a component we get a loop</text:span></text:p>
            <text:p text:style-name="P8"><text:span text:style-name="T46"><text:s text:c="12"/></text:span><text:span text:style-name="T44">if</text:span><text:span text:style-name="T46"> (</text:span><text:span text:style-name="T52">!</text:span><text:span text:style-name="T46">(v_index </text:span><text:span text:style-name="T52">!=</text:span><text:span text:style-name="T46"> </text:span><text:span text:style-name="T52">-</text:span><text:span text:style-name="T53">1</text:span><text:span text:style-name="T46"> </text:span><text:span text:style-name="T52">&amp;&amp;</text:span><text:span text:style-name="T46"> w_index </text:span><text:span text:style-name="T52">!=</text:span><text:span text:style-name="T46"> </text:span><text:span text:style-name="T52">-</text:span><text:span text:style-name="T53">1</text:span><text:span text:style-name="T46"> </text:span><text:span text:style-name="T52">&amp;&amp;</text:span><text:span text:style-name="T46"> w_index </text:span><text:span text:style-name="T52">==</text:span><text:span text:style-name="T46"> v_index)) {</text:span></text:p>
            <text:p text:style-name="P8"><text:span text:style-name="T46"><text:s text:c="16"/></text:span><text:span text:style-name="T55">//if we fail to find any vertex, we need a new component</text:span></text:p>
            <text:p text:style-name="P8"><text:span text:style-name="T46"><text:s text:c="16"/></text:span><text:span text:style-name="T44">if</text:span><text:span text:style-name="T46"> (v_index </text:span><text:span text:style-name="T52">==</text:span><text:span text:style-name="T46"> </text:span><text:span text:style-name="T52">-</text:span><text:span text:style-name="T53">1</text:span><text:span text:style-name="T46"> </text:span><text:span text:style-name="T52">&amp;&amp;</text:span><text:span text:style-name="T46"> w_index </text:span><text:span text:style-name="T52">==</text:span><text:span text:style-name="T46"> </text:span><text:span text:style-name="T52">-</text:span><text:span text:style-name="T53">1</text:span><text:span text:style-name="T46">) {</text:span></text:p>
            <text:p text:style-name="P8"><text:span text:style-name="T46"><text:s text:c="20"/></text:span><text:span text:style-name="T50">Components</text:span><text:span text:style-name="T46">.</text:span><text:span text:style-name="T50">add</text:span><text:span text:style-name="T46">(</text:span><text:span text:style-name="T44">new</text:span><text:span text:style-name="T46"> </text:span><text:span text:style-name="T44">ArrayList</text:span><text:span text:style-name="T46">&lt;</text:span><text:span text:style-name="T44">Vertex</text:span><text:span text:style-name="T46">&gt;());</text:span></text:p>
            <text:p text:style-name="P8"><text:span text:style-name="T46"><text:s text:c="20"/></text:span><text:span text:style-name="T50">Components</text:span><text:span text:style-name="T46">.</text:span><text:span text:style-name="T50">get</text:span><text:span text:style-name="T46">(</text:span><text:span text:style-name="T50">Components</text:span><text:span text:style-name="T46">.</text:span><text:span text:style-name="T50">size</text:span><text:span text:style-name="T46">() </text:span><text:span text:style-name="T52">-</text:span><text:span text:style-name="T46"> </text:span><text:span text:style-name="T53">1</text:span><text:span text:style-name="T46">).</text:span><text:span text:style-name="T50">add</text:span><text:span text:style-name="T46">(</text:span><text:span text:style-name="T50">e</text:span><text:span text:style-name="T46">.</text:span><text:span text:style-name="T50">getV</text:span><text:span text:style-name="T46">());</text:span></text:p>
            <text:p text:style-name="P8"><text:span text:style-name="T46"><text:s text:c="20"/></text:span><text:span text:style-name="T50">Components</text:span><text:span text:style-name="T46">.</text:span><text:span text:style-name="T50">get</text:span><text:span text:style-name="T46">(</text:span><text:span text:style-name="T50">Components</text:span><text:span text:style-name="T46">.</text:span><text:span text:style-name="T50">size</text:span><text:span text:style-name="T46">() </text:span><text:span text:style-name="T52">-</text:span><text:span text:style-name="T46"> </text:span><text:span text:style-name="T53">1</text:span><text:span text:style-name="T46">).</text:span><text:span text:style-name="T50">add</text:span><text:span text:style-name="T46">(</text:span><text:span text:style-name="T50">e</text:span><text:span text:style-name="T46">.</text:span><text:span text:style-name="T50">getW</text:span><text:span text:style-name="T46">());</text:span></text:p>
            <text:p text:style-name="P8"><text:span text:style-name="T46"><text:s text:c="20"/></text:span><text:span text:style-name="T50">Component_weights</text:span><text:span text:style-name="T46">.</text:span><text:span text:style-name="T50">add</text:span><text:span text:style-name="T46">(</text:span><text:span text:style-name="T50">e</text:span><text:span text:style-name="T46">.</text:span><text:span text:style-name="T50">getWeight</text:span><text:span text:style-name="T46">());</text:span></text:p>
            <text:p text:style-name="P8"><text:span text:style-name="T46"><text:s text:c="16"/>}</text:span></text:p>
            <text:p text:style-name="P8"><text:span text:style-name="T46"><text:s text:c="16"/></text:span><text:span text:style-name="T55">//adding an edge to already existing component</text:span></text:p>
            <text:p text:style-name="P8"><text:span text:style-name="T46"><text:s text:c="16"/></text:span><text:span text:style-name="T44">else</text:span><text:span text:style-name="T46"> </text:span><text:span text:style-name="T44">if</text:span><text:span text:style-name="T46"> (v_index </text:span><text:span text:style-name="T52">!=</text:span><text:span text:style-name="T46"> </text:span><text:span text:style-name="T52">-</text:span><text:span text:style-name="T53">1</text:span><text:span text:style-name="T46"> </text:span><text:span text:style-name="T52">&amp;&amp;</text:span><text:span text:style-name="T46"> w_index </text:span><text:span text:style-name="T52">==</text:span><text:span text:style-name="T46"> </text:span><text:span text:style-name="T52">-</text:span><text:span text:style-name="T53">1</text:span><text:span text:style-name="T46">) {</text:span></text:p>
            <text:p text:style-name="P8"><text:span text:style-name="T46"><text:s text:c="20"/></text:span><text:span text:style-name="T50">Components</text:span><text:span text:style-name="T46">.</text:span><text:span text:style-name="T50">get</text:span><text:span text:style-name="T46">(v_index).</text:span><text:span text:style-name="T50">add</text:span><text:span text:style-name="T46">(</text:span><text:span text:style-name="T50">e</text:span><text:span text:style-name="T46">.</text:span><text:span text:style-name="T50">getW</text:span><text:span text:style-name="T46">());</text:span></text:p>
            <text:p text:style-name="P8"><text:span text:style-name="T46"><text:s text:c="20"/></text:span><text:span text:style-name="T50">Component_weights</text:span><text:span text:style-name="T46">.</text:span><text:span text:style-name="T50">set</text:span><text:span text:style-name="T46">(v_index, </text:span><text:span text:style-name="T50">Component_weights</text:span><text:span text:style-name="T46">.</text:span><text:span text:style-name="T50">get</text:span><text:span text:style-name="T46">(v_index) </text:span><text:span text:style-name="T52">+</text:span><text:span text:style-name="T46"> </text:span><text:span text:style-name="T50">e</text:span><text:span text:style-name="T46">.</text:span><text:span text:style-name="T50">getWeight</text:span><text:span text:style-name="T46">());</text:span></text:p>
            <text:p text:style-name="P8"><text:span text:style-name="T46"><text:s text:c="16"/>} </text:span><text:span text:style-name="T44">else</text:span><text:span text:style-name="T46"> </text:span><text:span text:style-name="T44">if</text:span><text:span text:style-name="T46"> (v_index </text:span><text:span text:style-name="T52">==</text:span><text:span text:style-name="T46"> </text:span><text:span text:style-name="T52">-</text:span><text:span text:style-name="T53">1</text:span><text:span text:style-name="T46"> </text:span><text:span text:style-name="T52">&amp;&amp;</text:span><text:span text:style-name="T46"> w_index </text:span><text:span text:style-name="T52">!=</text:span><text:span text:style-name="T46"> </text:span><text:span text:style-name="T52">-</text:span><text:span text:style-name="T53">1</text:span><text:span text:style-name="T46">) {</text:span></text:p>
            <text:p text:style-name="P8"><text:span text:style-name="T46"><text:s text:c="20"/></text:span><text:span text:style-name="T50">Components</text:span><text:span text:style-name="T46">.</text:span><text:span text:style-name="T50">get</text:span><text:span text:style-name="T46">(w_index).</text:span><text:span text:style-name="T50">add</text:span><text:span text:style-name="T46">(</text:span><text:span text:style-name="T50">e</text:span><text:span text:style-name="T46">.</text:span><text:span text:style-name="T50">getV</text:span><text:span text:style-name="T46">());</text:span></text:p>
            <text:p text:style-name="P8"><text:span text:style-name="T46"><text:s text:c="20"/></text:span><text:span text:style-name="T50">Component_weights</text:span><text:span text:style-name="T46">.</text:span><text:span text:style-name="T50">set</text:span><text:span text:style-name="T46">(w_index, </text:span><text:span text:style-name="T50">Component_weights</text:span><text:span text:style-name="T46">.</text:span><text:span text:style-name="T50">get</text:span><text:span text:style-name="T46">(w_index) </text:span><text:span text:style-name="T52">+</text:span><text:span text:style-name="T46"> </text:span><text:span text:style-name="T50">e</text:span><text:span text:style-name="T46">.</text:span><text:span text:style-name="T50">getWeight</text:span><text:span text:style-name="T46">());</text:span></text:p>
            <text:p text:style-name="P8"><text:span text:style-name="T46"><text:s text:c="16"/>}</text:span></text:p>
            <text:p text:style-name="P8"><text:span text:style-name="T46"><text:s text:c="16"/></text:span><text:span text:style-name="T55">//Merging 2 components</text:span></text:p>
            <text:p text:style-name="P8"><text:span text:style-name="T46"><text:s text:c="16"/></text:span><text:span text:style-name="T44">else</text:span><text:span text:style-name="T46"> {</text:span></text:p>
            <text:p text:style-name="P8"><text:span text:style-name="T46"><text:s text:c="20"/></text:span><text:span text:style-name="T50">Components</text:span><text:span text:style-name="T46">.</text:span><text:span text:style-name="T50">get</text:span><text:span text:style-name="T46">(v_index).</text:span><text:span text:style-name="T50">addAll</text:span><text:span text:style-name="T46">(</text:span><text:span text:style-name="T50">Components</text:span><text:span text:style-name="T46">.</text:span><text:span text:style-name="T50">get</text:span><text:span text:style-name="T46">(w_index));</text:span></text:p>
            <text:p text:style-name="P8"><text:span text:style-name="T46"><text:s text:c="20"/></text:span><text:span text:style-name="T50">Components</text:span><text:span text:style-name="T46">.</text:span><text:span text:style-name="T50">remove</text:span><text:span text:style-name="T46">(w_index);</text:span></text:p>
            <text:p text:style-name="P8"><text:span text:style-name="T46"><text:s text:c="20"/></text:span><text:span text:style-name="T50">Component_weights</text:span><text:span text:style-name="T46">.</text:span><text:span text:style-name="T50">set</text:span><text:span text:style-name="T46">(v_index, </text:span><text:span text:style-name="T50">Component_weights</text:span><text:span text:style-name="T46">.</text:span><text:span text:style-name="T50">get</text:span><text:span text:style-name="T46">(w_index) </text:span><text:span text:style-name="T52">+</text:span><text:span text:style-name="T46"> </text:span><text:span text:style-name="T50">Component_weights</text:span><text:span text:style-name="T46">.</text:span><text:span text:style-name="T50">get</text:span><text:span text:style-name="T46">(v_index) </text:span><text:span text:style-name="T52">+</text:span><text:span text:style-name="T46"> </text:span><text:span text:style-name="T50">e</text:span><text:span text:style-name="T46">.</text:span><text:span text:style-name="T50">getWeight</text:span><text:span text:style-name="T46">());</text:span></text:p>
            <text:p text:style-name="P8"><text:span text:style-name="T46"><text:s text:c="20"/></text:span><text:span text:style-name="T50">Component_weights</text:span><text:span text:style-name="T46">.</text:span><text:span text:style-name="T50">remove</text:span><text:span text:style-name="T46">(w_index);</text:span></text:p>
            <text:p text:style-name="P8"><text:span text:style-name="T46"><text:s text:c="16"/>}</text:span></text:p>
            <text:p text:style-name="P8"><text:span text:style-name="T46"><text:s text:c="12"/>}</text:span></text:p>
            <text:p text:style-name="P8"><text:span text:style-name="T46"><text:s text:c="8"/>}</text:span></text:p>
            <text:p text:style-name="P8"><text:span text:style-name="T46"><text:s text:c="8"/></text:span><text:span text:style-name="T44">if</text:span><text:span text:style-name="T46"> (</text:span><text:span text:style-name="T50">Component_weights</text:span><text:span text:style-name="T46">.</text:span><text:span text:style-name="T50">size</text:span><text:span text:style-name="T46">()</text:span><text:span text:style-name="T52">==</text:span><text:span text:style-name="T53">0</text:span><text:span text:style-name="T46">) {</text:span><text:span text:style-name="T44">return</text:span><text:span text:style-name="T46"> </text:span><text:span text:style-name="T53">0</text:span><text:span text:style-name="T46">;}</text:span></text:p>
            <text:p text:style-name="P8"><text:span text:style-name="T46"><text:s text:c="8"/></text:span><text:span text:style-name="T44">else</text:span><text:span text:style-name="T46"> </text:span><text:span text:style-name="T44">return</text:span><text:span text:style-name="T46"> </text:span><text:span text:style-name="T50">Collections</text:span><text:span text:style-name="T46">.</text:span><text:span text:style-name="T50">min</text:span><text:span text:style-name="T46">(Component_weights);</text:span></text:p>
            <text:p text:style-name="P8"><text:span text:style-name="T46"><text:s text:c="8"/>}</text:span></text:p>
            <text:p text:style-name="P8"><text:span text:style-name="T46">}</text:span></text:p>
            <text:p text:style-name="P12"/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9">62 - Найти обхват неориентированного графа (длину наименьшего цикла, содержащегося в графе)</text:p>
            <text:p text:style-name="P19"/>
            <text:p text:style-name="P19">Солкин 0307</text:p>
            <text:p text:style-name="P19"/>
          </table:table-cell>
          <table:table-cell table:style-name="Table3.A1" office:value-type="string">
            <text:p text:style-name="P8"><text:span text:style-name="T30">import </text:span><text:span text:style-name="T33">com.mathsystem.graphapi.AbstractEdge</text:span><text:span text:style-name="T30">;</text:span></text:p>
            <text:p text:style-name="P8"><text:span text:style-name="T30">import </text:span><text:span text:style-name="T33">com.mathsystem.graphapi.Vertex</text:span><text:span text:style-name="T30">;</text:span></text:p>
            <text:p text:style-name="P8"><text:span text:style-name="T30">import </text:span><text:span text:style-name="T33">com.mathsystem.plugin.GraphCharacteristic</text:span><text:span text:style-name="T30">;</text:span></text:p>
            <text:p text:style-name="P8"><text:span text:style-name="T30">import </text:span><text:span text:style-name="T33">com.mathsystem.graphapi.AbstractGraph</text:span><text:span text:style-name="T30">;</text:span></text:p>
            <text:p text:style-name="P10"/>
            <text:p text:style-name="P8"><text:span text:style-name="T30">import </text:span><text:span text:style-name="T33">java.util.List</text:span><text:span text:style-name="T30">;</text:span></text:p>
            <text:p text:style-name="P10"/>
            <text:p text:style-name="P10"/>
            <text:p text:style-name="P8"><text:span text:style-name="T30">public class </text:span><text:span text:style-name="T33">MinLengthCycle </text:span><text:span text:style-name="T30">implements </text:span><text:span text:style-name="T33">GraphCharacteristic{</text:span></text:p>
            <text:p text:style-name="P8"><text:span text:style-name="T33"><text:s text:c="3"/></text:span><text:span text:style-name="T30">private int </text:span><text:span text:style-name="T56">minLength</text:span><text:span text:style-name="T33">=</text:span><text:span text:style-name="T41">0</text:span><text:span text:style-name="T30">;</text:span></text:p>
            <text:p text:style-name="P8"><text:span text:style-name="T30"><text:s text:c="3"/>private boolean</text:span><text:span text:style-name="T33">[] </text:span><text:span text:style-name="T56">marked</text:span><text:span text:style-name="T30">;</text:span></text:p>
            <text:p text:style-name="P10"/>
            <text:p text:style-name="P8"><text:span text:style-name="T30"><text:s text:c="3"/>private void </text:span><text:span text:style-name="T38">dfs</text:span><text:span text:style-name="T33">(Vertex v</text:span><text:span text:style-name="T30">, </text:span><text:span text:style-name="T33">Vertex endV</text:span><text:span text:style-name="T30">, int </text:span><text:span text:style-name="T33">length) {</text:span></text:p>
            <text:p text:style-name="P8"><text:span text:style-name="T33"><text:s text:c="7"/></text:span><text:span text:style-name="T56">marked</text:span><text:span text:style-name="T33">[v.getIndex()] = </text:span><text:span text:style-name="T30">true;</text:span></text:p>
            <text:p text:style-name="P8"><text:span text:style-name="T30"><text:s text:c="7"/>int </text:span><text:span text:style-name="T33">c = </text:span><text:span text:style-name="T41">0</text:span><text:span text:style-name="T30">;</text:span></text:p>
            <text:p text:style-name="P8"><text:span text:style-name="T30"><text:s text:c="7"/>for </text:span><text:span text:style-name="T33">(AbstractEdge e : v.getEdgeList()) {</text:span></text:p>
            <text:p text:style-name="P8"><text:span text:style-name="T33"><text:s text:c="11"/>Vertex u1</text:span><text:span text:style-name="T30">, </text:span><text:span text:style-name="T33">u2</text:span><text:span text:style-name="T30">, </text:span><text:span text:style-name="T33">w</text:span><text:span text:style-name="T30">;</text:span></text:p>
            <text:p text:style-name="P8"><text:span text:style-name="T30"><text:s text:c="11"/></text:span><text:span text:style-name="T33">u1 = e.getV()</text:span><text:span text:style-name="T30">;</text:span></text:p>
            <text:p text:style-name="P8"><text:span text:style-name="T30"><text:s text:c="11"/></text:span><text:span text:style-name="T33">u2 = e.getW()</text:span><text:span text:style-name="T30">;</text:span></text:p>
            <text:p text:style-name="P8"><text:span text:style-name="T30"><text:s text:c="11"/>if </text:span><text:span text:style-name="T33">(u1 == v) w = u2</text:span><text:span text:style-name="T30">;</text:span></text:p>
            <text:p text:style-name="P8"><text:span text:style-name="T30"><text:s text:c="11"/>else </text:span><text:span text:style-name="T33">w = u1</text:span><text:span text:style-name="T30">;</text:span></text:p>
            <text:p text:style-name="P8"><text:span text:style-name="T30"><text:s text:c="11"/>if </text:span><text:span text:style-name="T33">(w == endV){</text:span></text:p>
            <text:p text:style-name="P8"><text:span text:style-name="T33"><text:s text:c="15"/>c++</text:span><text:span text:style-name="T30">;</text:span></text:p>
            <text:p text:style-name="P8"><text:span text:style-name="T30"><text:s text:c="15"/>if </text:span><text:span text:style-name="T33">(length&gt;</text:span><text:span text:style-name="T41">2 </text:span><text:span text:style-name="T33">|| c == </text:span><text:span text:style-name="T41">2</text:span><text:span text:style-name="T33">) {</text:span></text:p>
            <text:p text:style-name="P8"><text:span text:style-name="T33"><text:s text:c="19"/></text:span><text:span text:style-name="T30">if </text:span><text:span text:style-name="T33">((</text:span><text:span text:style-name="T56">minLength </text:span><text:span text:style-name="T33">&gt; length) || (</text:span><text:span text:style-name="T56">minLength </text:span><text:span text:style-name="T33">== </text:span><text:span text:style-name="T41">0</text:span><text:span text:style-name="T33">)) </text:span><text:span text:style-name="T56">minLength </text:span><text:span text:style-name="T33">= length</text:span><text:span text:style-name="T30">;</text:span></text:p>
            <text:p text:style-name="P8"><text:span text:style-name="T30"><text:s text:c="15"/></text:span><text:span text:style-name="T33">}</text:span></text:p>
            <text:p text:style-name="P8"><text:span text:style-name="T33"><text:s text:c="11"/>}</text:span></text:p>
            <text:p text:style-name="P8"><text:span text:style-name="T33"><text:s text:c="11"/></text:span><text:span text:style-name="T30">if </text:span><text:span text:style-name="T33">(!</text:span><text:span text:style-name="T56">marked</text:span><text:span text:style-name="T33">[w.getIndex()]) {</text:span></text:p>
            <text:p text:style-name="P8"><text:span text:style-name="T33"><text:s text:c="15"/>dfs(w</text:span><text:span text:style-name="T30">, </text:span><text:span text:style-name="T33">endV</text:span><text:span text:style-name="T30">, </text:span><text:span text:style-name="T33">length+</text:span><text:span text:style-name="T41">1</text:span><text:span text:style-name="T33">)</text:span><text:span text:style-name="T30">;</text:span></text:p>
            <text:p text:style-name="P8"><text:span text:style-name="T30"><text:s text:c="15"/></text:span><text:span text:style-name="T56">marked</text:span><text:span text:style-name="T33">[w.getIndex()] = </text:span><text:span text:style-name="T30">false;</text:span></text:p>
            <text:p text:style-name="P8"><text:span text:style-name="T30"><text:s text:c="11"/></text:span><text:span text:style-name="T33">}</text:span></text:p>
            <text:p text:style-name="P8"><text:span text:style-name="T33"><text:s text:c="7"/>}</text:span></text:p>
            <text:p text:style-name="P8"><text:span text:style-name="T33"><text:s text:c="3"/>}</text:span></text:p>
            <text:p text:style-name="P14"/>
            <text:p text:style-name="P14"/>
            <text:p text:style-name="P8"><text:span text:style-name="T33"><text:s text:c="3"/></text:span><text:span text:style-name="T30">public </text:span><text:span text:style-name="T33">Integer </text:span><text:span text:style-name="T38">execute</text:span><text:span text:style-name="T33">(AbstractGraph abstractGraph)</text:span></text:p>
            <text:p text:style-name="P8"><text:span text:style-name="T33"><text:s text:c="3"/>{</text:span></text:p>
            <text:p text:style-name="P8"><text:span text:style-name="T33"><text:s text:c="7"/></text:span><text:span text:style-name="T56">marked </text:span><text:span text:style-name="T33">= </text:span><text:span text:style-name="T30">new boolean</text:span><text:span text:style-name="T33">[abstractGraph.getVertexCount()]</text:span><text:span text:style-name="T30">;</text:span></text:p>
            <text:p text:style-name="P8"><text:span text:style-name="T30"><text:s text:c="7"/></text:span><text:span text:style-name="T33">List&lt;Vertex&gt; vertices = abstractGraph.getVertices()</text:span><text:span text:style-name="T30">;</text:span></text:p>
            <text:p text:style-name="P8"><text:span text:style-name="T30"><text:s text:c="7"/></text:span><text:span text:style-name="T33">Vertex v</text:span><text:span text:style-name="T30">;</text:span></text:p>
            <text:p text:style-name="P8"><text:span text:style-name="T30"><text:s text:c="7"/>for </text:span><text:span text:style-name="T33">(</text:span><text:span text:style-name="T30">int </text:span><text:span text:style-name="T33">i = </text:span><text:span text:style-name="T41">0</text:span><text:span text:style-name="T30">; </text:span><text:span text:style-name="T33">i &lt; abstractGraph.getVertexCount()</text:span><text:span text:style-name="T30">; </text:span><text:span text:style-name="T33">i++) {</text:span></text:p>
            <text:p text:style-name="P8"><text:span text:style-name="T33"><text:s text:c="11"/></text:span><text:span text:style-name="T30">for </text:span><text:span text:style-name="T33">(</text:span><text:span text:style-name="T30">int </text:span><text:span text:style-name="T33">j = </text:span><text:span text:style-name="T41">0</text:span><text:span text:style-name="T30">; </text:span><text:span text:style-name="T33">j &lt; abstractGraph.getVertexCount()</text:span><text:span text:style-name="T30">; </text:span><text:span text:style-name="T33">j++)</text:span></text:p>
            <text:p text:style-name="P8"><text:span text:style-name="T33"><text:s text:c="11"/>{</text:span></text:p>
            <text:p text:style-name="P8"><text:span text:style-name="T33"><text:s text:c="15"/></text:span><text:span text:style-name="T56">marked</text:span><text:span text:style-name="T33">[j] = </text:span><text:span text:style-name="T30">false;</text:span></text:p>
            <text:p text:style-name="P8"><text:span text:style-name="T30"><text:s text:c="11"/></text:span><text:span text:style-name="T33">}</text:span></text:p>
            <text:p text:style-name="P8"><text:span text:style-name="T33"><text:s text:c="11"/>v = vertices.get(i)</text:span><text:span text:style-name="T30">;</text:span></text:p>
            <text:p text:style-name="P8"><text:span text:style-name="T30"><text:s text:c="11"/></text:span><text:span text:style-name="T33">dfs(v</text:span><text:span text:style-name="T30">, </text:span><text:span text:style-name="T33">v</text:span><text:span text:style-name="T30">, </text:span><text:span text:style-name="T41">1</text:span><text:span text:style-name="T33">)</text:span><text:span text:style-name="T30">;</text:span></text:p>
            <text:p text:style-name="P8"><text:span text:style-name="T30"><text:s text:c="7"/></text:span><text:span text:style-name="T33">}</text:span></text:p>
            <text:p text:style-name="P8"><text:span text:style-name="T33"><text:s text:c="7"/></text:span><text:span text:style-name="T30">return </text:span><text:span text:style-name="T56">minLength</text:span><text:span text:style-name="T30">;</text:span></text:p>
            <text:p text:style-name="P8"><text:span text:style-name="T30"><text:s text:c="3"/></text:span><text:span text:style-name="T33">}</text:span></text:p>
            <text:p text:style-name="P8"><text:span text:style-name="T33">}</text:span></text:p>
            <text:p text:style-name="P16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31)Найти диаметр неориентированного связного графа</text:p>
          </table:table-cell>
          <table:table-cell table:style-name="Table4.A1" office:value-type="string">
            <text:p text:style-name="P7"><text:span text:style-name="T5">import com.mathsystem.graphapi.AbstractEdge;</text:span></text:p>
            <text:p text:style-name="P7"><text:span text:style-name="T5">import com.mathsystem.graphapi.AbstractGraph;</text:span></text:p>
            <text:p text:style-name="P7"><text:span text:style-name="T5">import com.mathsystem.graphapi.Vertex;</text:span></text:p>
            <text:p text:style-name="P7"><text:span text:style-name="T5">import com.mathsystem.plugin.GraphCharacteristic;</text:span></text:p>
            <text:p text:style-name="P1"/>
            <text:p text:style-name="P7"><text:span text:style-name="T5">import java.util.Arrays;</text:span></text:p>
            <text:p text:style-name="P7"><text:span text:style-name="T5">import java.util.List;</text:span></text:p>
            <text:p text:style-name="P1"/>
            <text:p text:style-name="P7"><text:span text:style-name="T5">import static java.lang.Math.min;</text:span></text:p>
            <text:p text:style-name="P1"/>
            <text:p text:style-name="P7"><text:span text:style-name="T5">public class GraphDiameter implements GraphCharacteristic {</text:span></text:p>
            <text:p text:style-name="P7"><text:span text:style-name="T5"><text:s text:c="4"/>public int[][] graph;</text:span></text:p>
            <text:p text:style-name="P7"><text:span text:style-name="T5"><text:s text:c="4"/>public int[][] dist;</text:span></text:p>
            <text:p text:style-name="P7"><text:span text:style-name="T5"><text:s text:c="4"/>public void matrix(AbstractGraph G) {</text:span></text:p>
            <text:p text:style-name="P7"><text:span text:style-name="T5"><text:s text:c="8"/>int INF = Integer.MAX_VALUE / 2;</text:span></text:p>
            <text:p text:style-name="P7"><text:span text:style-name="T5"><text:s text:c="8"/>int totalVertex = G.getVertexCount();</text:span></text:p>
            <text:p text:style-name="P7"><text:span text:style-name="T5"><text:s text:c="8"/>graph = new int[totalVertex][totalVertex];</text:span></text:p>
            <text:p text:style-name="P7"><text:span text:style-name="T5"><text:s text:c="8"/>List&lt;Vertex&gt; vertices = G.getVertices();</text:span></text:p>
            <text:p text:style-name="P7"><text:span text:style-name="T5"><text:s text:c="8"/>for (int[] row : graph) Arrays.fill(row, INF);</text:span></text:p>
            <text:p text:style-name="P7"><text:span text:style-name="T5"><text:s text:c="8"/>for (int i=0; i&lt;totalVertex;i++){</text:span></text:p>
            <text:p text:style-name="P7"><text:span text:style-name="T5"><text:s text:c="12"/>Vertex vertex = vertices.get(i);</text:span></text:p>
            <text:p text:style-name="P7"><text:span text:style-name="T5"><text:s text:c="12"/>List&lt;AbstractEdge&gt; edges = vertex.getEdgeList();</text:span></text:p>
            <text:p text:style-name="P7"><text:span text:style-name="T5"><text:s text:c="12"/>for(int j=0;j&lt;totalVertex;j++){</text:span></text:p>
            <text:p text:style-name="P7"><text:span text:style-name="T5"><text:s text:c="16"/>for(int k=0;k&lt;edges.size();k++){</text:span></text:p>
            <text:p text:style-name="P7"><text:span text:style-name="T5"><text:s text:c="20"/>AbstractEdge edgess = edges.get(k);</text:span></text:p>
            <text:p text:style-name="P7"><text:span text:style-name="T5"><text:s text:c="20"/>int edgesss = edgess.getW().getIndex();</text:span></text:p>
            <text:p text:style-name="P7"><text:span text:style-name="T5"><text:s text:c="20"/>int edgesss1 = edgess.getV().getIndex();</text:span></text:p>
            <text:p text:style-name="P7"><text:span text:style-name="T5"><text:s text:c="20"/>if ((edgesss == j) || (edgesss1 == j)) {</text:span></text:p>
            <text:p text:style-name="P7"><text:span text:style-name="T5"><text:s text:c="24"/>graph[i][j] = edgess.getWeight();</text:span></text:p>
            <text:p text:style-name="P7"><text:span text:style-name="T5"><text:s text:c="20"/>}</text:span></text:p>
            <text:p text:style-name="P7"><text:span text:style-name="T5"><text:s text:c="20"/>if (i==j) {</text:span></text:p>
            <text:p text:style-name="P7"><text:span text:style-name="T5"><text:s text:c="24"/>graph[i][j] = 0;</text:span></text:p>
            <text:p text:style-name="P7"><text:span text:style-name="T5"><text:s text:c="20"/>}</text:span></text:p>
            <text:p text:style-name="P7"><text:span text:style-name="T5"><text:s text:c="16"/>}</text:span></text:p>
            <text:p text:style-name="P7"><text:span text:style-name="T5"><text:s text:c="12"/>}</text:span></text:p>
            <text:p text:style-name="P7"><text:span text:style-name="T5"><text:s text:c="7"/>}</text:span></text:p>
            <text:p text:style-name="P7"><text:span text:style-name="T5"><text:s text:c="4"/>}</text:span></text:p>
            <text:p text:style-name="P7"><text:span text:style-name="T5"><text:s text:c="4"/>public void floydWarshall(AbstractGraph G){</text:span></text:p>
            <text:p text:style-name="P7"><text:span text:style-name="T5"><text:s text:c="8"/>matrix(G);</text:span></text:p>
            <text:p text:style-name="P7"><text:span text:style-name="T5"><text:s text:c="8"/>int totalVertex = G.getVertexCount();</text:span></text:p>
            <text:p text:style-name="P7"><text:span text:style-name="T5"><text:s text:c="8"/>dist = new int [totalVertex][totalVertex];</text:span></text:p>
            <text:p text:style-name="P7"><text:span text:style-name="T5"><text:s text:c="8"/>for (int i = 0; i &lt; totalVertex; i++) System.arraycopy(graph[i], 0, dist[i], 0, totalVertex);</text:span></text:p>
            <text:p text:style-name="P7"><text:span text:style-name="T5"><text:s text:c="8"/>for (int k = 0; k &lt; totalVertex; k++)</text:span></text:p>
            <text:p text:style-name="P7"><text:span text:style-name="T5"><text:s text:c="13"/>for (int i = 0; i &lt; totalVertex; i++)</text:span></text:p>
            <text:p text:style-name="P7"><text:span text:style-name="T5"><text:s text:c="17"/>for (int j = 0; j &lt; totalVertex; j++)</text:span></text:p>
            <text:p text:style-name="P7"><text:span text:style-name="T5"><text:s text:c="21"/>dist[i][j] = min(dist[i][j], dist[i][k] + dist[k][j]);</text:span></text:p>
            <text:p text:style-name="P7"><text:span text:style-name="T5"><text:s text:c="4"/>}</text:span></text:p>
            <text:p text:style-name="P7"><text:span text:style-name="T5">@Override</text:span></text:p>
            <text:p text:style-name="P7"><text:span text:style-name="T5"><text:s text:c="4"/>public Integer execute(AbstractGraph G){</text:span></text:p>
            <text:p text:style-name="P7"><text:span text:style-name="T5"><text:s text:c="8"/>int diameter = 0;</text:span></text:p>
            <text:p text:style-name="P7"><text:span text:style-name="T5"><text:s text:c="8"/>floydWarshall(G);</text:span></text:p>
            <text:p text:style-name="P7"><text:span text:style-name="T5"><text:s text:c="8"/>int totalVertex = G.getVertexCount();</text:span></text:p>
            <text:p text:style-name="P7"><text:span text:style-name="T5"><text:s text:c="8"/>for(int i = 0;i&lt;totalVertex;i++){</text:span></text:p>
            <text:p text:style-name="P7"><text:span text:style-name="T5"><text:s text:c="12"/>for(int j = 0;j&lt;totalVertex;j++){</text:span></text:p>
            <text:p text:style-name="P7"><text:span text:style-name="T5"><text:s text:c="16"/>if(dist[i][j] &gt; diameter) diameter = dist[i][j];</text:span></text:p>
            <text:p text:style-name="P7"><text:span text:style-name="T5"><text:s text:c="12"/>}</text:span></text:p>
            <text:p text:style-name="P7"><text:span text:style-name="T5"><text:s text:c="8"/>}</text:span></text:p>
            <text:p text:style-name="P7"><text:span text:style-name="T5"><text:s text:c="4"/>return diameter;</text:span></text:p>
            <text:p text:style-name="P7"><text:span text:style-name="T5"><text:s text:c="4"/>}</text:span></text:p>
          </table:table-cell>
        </table:table-row>
        <table:table-row table:style-name="Table4.2">
          <table:table-cell table:style-name="Table4.A1" office:value-type="string">
            <text:p text:style-name="P7">68)Имеет ли построенный неориентированный граф симплициальную вершину (окружение этой вершины - клика)</text:p>
          </table:table-cell>
          <table:table-cell table:style-name="Table4.B2" office:value-type="string">
            <text:p text:style-name="P7"><text:span text:style-name="T28">import </text:span><text:span text:style-name="T32">com.mathsystem.graphapi.AbstractGraph</text:span><text:span text:style-name="T28">;</text:span></text:p>
            <text:p text:style-name="P7"><text:span text:style-name="T28">import </text:span><text:span text:style-name="T32">com.mathsystem.graphapi.Vertex</text:span><text:span text:style-name="T28">;</text:span></text:p>
            <text:p text:style-name="P7"><text:span text:style-name="T28">import </text:span><text:span text:style-name="T32">com.mathsystem.plugin.GraphProperty</text:span><text:span text:style-name="T28">;</text:span></text:p>
            <text:p text:style-name="P9"/>
            <text:p text:style-name="P7"><text:span text:style-name="T28">import </text:span><text:span text:style-name="T32">java.util.*</text:span><text:span text:style-name="T28">;</text:span></text:p>
            <text:p text:style-name="P9"/>
            <text:p text:style-name="P7"><text:span text:style-name="T43">/*</text:span></text:p>
            <text:p text:style-name="P7"><text:span text:style-name="T43">Необходимо выяснить имеет ли неориентированный граф симплициальную</text:span></text:p>
            <text:p text:style-name="P7"><text:span text:style-name="T43">вершину (окружение этой вершины - клика)</text:span></text:p>
            <text:p text:style-name="P7"><text:span text:style-name="T43">Кликой неориентированного графа называется подмножество его вершин,</text:span></text:p>
            <text:p text:style-name="P7"><text:span text:style-name="T43">любые две из которых соединены ребром.</text:span></text:p>
            <text:p text:style-name="P7"><text:span text:style-name="T43">Алгоритм программы заключается в разборе каждой вершины и ее соседей.</text:span></text:p>
            <text:p text:style-name="P7"><text:span text:style-name="T43">Сначала все вершины записываются в лист(список) с помощью метода getVertices,</text:span></text:p>
            <text:p text:style-name="P7"><text:span text:style-name="T43">таким образом дальше будут рассматриваться все вершины, даже если граф</text:span></text:p>
            <text:p text:style-name="P7"><text:span text:style-name="T43">имеет несколько компонент.</text:span></text:p>
            <text:p text:style-name="P7"><text:span text:style-name="T43">Берем одну вершину (начальную вершину) из списка и рассматриваем ее соседей,</text:span></text:p>
            <text:p text:style-name="P7"><text:span text:style-name="T43">записываем их в стек. Затем рассматриваем соседей соседей, их тоже записываем в стек.</text:span></text:p>
            <text:p text:style-name="P7"><text:span text:style-name="T43">Потом рассматриваем общих соседей (начальной вершины и ее соседей), то есть</text:span></text:p>
            <text:p text:style-name="P7"><text:span text:style-name="T43">сравниваем соседей начальной вершины и соседей соседей начальной вершины.</text:span></text:p>
            <text:p text:style-name="P7"><text:span text:style-name="T43">Если количество совпадений равно количеству соседей начальной вершины, значит</text:span></text:p>
            <text:p text:style-name="P7"><text:span text:style-name="T43">все верно и вершина входит в клику.</text:span></text:p>
            <text:p text:style-name="P7"><text:span text:style-name="T43">Далее переходим к другой вершине графа.</text:span></text:p>
            <text:p text:style-name="P7"><text:span text:style-name="T43">*/</text:span></text:p>
            <text:p text:style-name="P17"/>
            <text:p text:style-name="P7"><text:span text:style-name="T28">public class </text:span><text:span text:style-name="T32">Clique </text:span><text:span text:style-name="T28">implements </text:span><text:span text:style-name="T32">GraphProperty {</text:span></text:p>
            <text:p text:style-name="P7"><text:span text:style-name="T32"><text:s text:c="3"/></text:span><text:span text:style-name="T35">@Override</text:span></text:p>
            <text:p text:style-name="P7"><text:span text:style-name="T35"><text:s text:c="3"/></text:span><text:span text:style-name="T28">public boolean </text:span><text:span text:style-name="T37">execute</text:span><text:span text:style-name="T32">(AbstractGraph abstractGraph) {</text:span></text:p>
            <text:p text:style-name="P7"><text:span text:style-name="T32"><text:s text:c="7"/>Vertex currentVertex</text:span><text:span text:style-name="T28">, </text:span><text:span text:style-name="T32">adj_vertex</text:span><text:span text:style-name="T28">;</text:span></text:p>
            <text:p text:style-name="P7"><text:span text:style-name="T28"><text:s text:c="7"/></text:span><text:span text:style-name="T32">List&lt;Vertex&gt; vertices = abstractGraph.getVertices()</text:span><text:span text:style-name="T28">;</text:span></text:p>
            <text:p text:style-name="P7"><text:span text:style-name="T28"><text:s text:c="7"/></text:span><text:span text:style-name="T32">Stack&lt;Vertex&gt; temp_stack = </text:span><text:span text:style-name="T28">new </text:span><text:span text:style-name="T32">Stack&lt;&gt;()</text:span><text:span text:style-name="T28">;</text:span></text:p>
            <text:p text:style-name="P7"><text:span text:style-name="T28"><text:s text:c="7"/></text:span><text:span text:style-name="T32">Stack&lt;Vertex&gt; ver_stack = </text:span><text:span text:style-name="T28">new </text:span><text:span text:style-name="T32">Stack&lt;&gt;()</text:span><text:span text:style-name="T28">;</text:span></text:p>
            <text:p text:style-name="P7"><text:span text:style-name="T28"><text:s text:c="7"/>int </text:span><text:span text:style-name="T32">sizeStack</text:span><text:span text:style-name="T28">, </text:span><text:span text:style-name="T32">count</text:span><text:span text:style-name="T28">, </text:span><text:span text:style-name="T32">flag</text:span><text:span text:style-name="T28">;</text:span></text:p>
            <text:p text:style-name="P7"><text:span text:style-name="T28"><text:s text:c="7"/>int </text:span><text:span text:style-name="T32">numVertex = abstractGraph.getVertexCount()</text:span><text:span text:style-name="T28">;</text:span></text:p>
            <text:p text:style-name="P7"><text:span text:style-name="T28"><text:s text:c="7"/></text:span><text:span text:style-name="T43">//Рассматриваем все вершины графа</text:span></text:p>
            <text:p text:style-name="P7"><text:span text:style-name="T43"><text:s text:c="7"/></text:span><text:span text:style-name="T28">for </text:span><text:span text:style-name="T32">(</text:span><text:span text:style-name="T28">int </text:span><text:span text:style-name="T32">i = </text:span><text:span text:style-name="T40">0</text:span><text:span text:style-name="T28">; </text:span><text:span text:style-name="T32">i &lt; numVertex</text:span><text:span text:style-name="T28">; </text:span><text:span text:style-name="T32">i++) {</text:span></text:p>
            <text:p text:style-name="P7"><text:span text:style-name="T32"><text:s text:c="11"/>currentVertex = vertices.get(i)</text:span><text:span text:style-name="T28">;</text:span></text:p>
            <text:p text:style-name="P7"><text:span text:style-name="T28"><text:s text:c="11"/></text:span><text:span text:style-name="T43">//Находим соседей рассматриваемой вершины</text:span></text:p>
            <text:p text:style-name="P7"><text:span text:style-name="T43"><text:s text:c="11"/></text:span><text:span text:style-name="T28">for </text:span><text:span text:style-name="T32">(</text:span><text:span text:style-name="T28">int </text:span><text:span text:style-name="T32">j = </text:span><text:span text:style-name="T40">0</text:span><text:span text:style-name="T28">; </text:span><text:span text:style-name="T32">j &lt; currentVertex.getEdgeList().size()</text:span><text:span text:style-name="T28">; </text:span><text:span text:style-name="T32">j++) {</text:span></text:p>
            <text:p text:style-name="P7"><text:span text:style-name="T32"><text:s text:c="15"/></text:span><text:span text:style-name="T28">if </text:span><text:span text:style-name="T32">(currentVertex == currentVertex.getEdgeList().get(j).getV()) {</text:span></text:p>
            <text:p text:style-name="P7"><text:span text:style-name="T32"><text:s text:c="19"/>adj_vertex = currentVertex.getEdgeList().get(j).getW()</text:span><text:span text:style-name="T28">;</text:span></text:p>
            <text:p text:style-name="P7"><text:span text:style-name="T28"><text:s text:c="15"/></text:span><text:span text:style-name="T32">} </text:span><text:span text:style-name="T28">else </text:span><text:span text:style-name="T32">{</text:span></text:p>
            <text:p text:style-name="P7"><text:span text:style-name="T32"><text:s text:c="19"/>adj_vertex = currentVertex.getEdgeList().get(j).getV()</text:span><text:span text:style-name="T28">;</text:span></text:p>
            <text:p text:style-name="P7"><text:span text:style-name="T28"><text:s text:c="15"/></text:span><text:span text:style-name="T32">}</text:span></text:p>
            <text:p text:style-name="P7"><text:span text:style-name="T32"><text:s text:c="15"/>temp_stack.push(adj_vertex)</text:span><text:span text:style-name="T28">;</text:span></text:p>
            <text:p text:style-name="P7"><text:span text:style-name="T28"><text:s text:c="11"/></text:span><text:span text:style-name="T32">}</text:span></text:p>
            <text:p text:style-name="P7"><text:span text:style-name="T32"><text:s text:c="11"/>flag = </text:span><text:span text:style-name="T40">0</text:span><text:span text:style-name="T28">;</text:span></text:p>
            <text:p text:style-name="P7"><text:span text:style-name="T28"><text:s text:c="11"/></text:span><text:span text:style-name="T43">//Рассматриваем минимальную клику с двумя вершинами, поэтому берем &gt; 1</text:span></text:p>
            <text:p text:style-name="P7"><text:span text:style-name="T43"><text:s text:c="11"/></text:span><text:span text:style-name="T28">if </text:span><text:span text:style-name="T32">(temp_stack.size() &gt; </text:span><text:span text:style-name="T40">1</text:span><text:span text:style-name="T32">) {</text:span></text:p>
            <text:p text:style-name="P7"><text:span text:style-name="T32"><text:s text:c="15"/></text:span><text:span text:style-name="T28">for </text:span><text:span text:style-name="T32">(</text:span><text:span text:style-name="T28">int </text:span><text:span text:style-name="T32">b = </text:span><text:span text:style-name="T40">0</text:span><text:span text:style-name="T28">; </text:span><text:span text:style-name="T32">b &lt; temp_stack.size()</text:span><text:span text:style-name="T28">; </text:span><text:span text:style-name="T32">b++) {</text:span></text:p>
            <text:p text:style-name="P7"><text:span text:style-name="T32"><text:s text:c="19"/></text:span><text:span text:style-name="T43">//Запоминаем соседа</text:span></text:p>
            <text:p text:style-name="P7"><text:span text:style-name="T43"><text:s text:c="19"/></text:span><text:span text:style-name="T32">currentVertex = temp_stack.get(b)</text:span><text:span text:style-name="T28">;</text:span></text:p>
            <text:p text:style-name="P7"><text:span text:style-name="T28"><text:s text:c="19"/></text:span><text:span text:style-name="T43">//Находим соседей соседа</text:span></text:p>
            <text:p text:style-name="P7"><text:span text:style-name="T43"><text:s text:c="19"/></text:span><text:span text:style-name="T28">for </text:span><text:span text:style-name="T32">(</text:span><text:span text:style-name="T28">int </text:span><text:span text:style-name="T32">j = </text:span><text:span text:style-name="T40">0</text:span><text:span text:style-name="T28">; </text:span><text:span text:style-name="T32">j &lt; currentVertex.getEdgeList().size()</text:span><text:span text:style-name="T28">; </text:span><text:span text:style-name="T32">j++) {</text:span></text:p>
            <text:p text:style-name="P7"><text:span text:style-name="T32"><text:s text:c="23"/></text:span><text:span text:style-name="T28">if </text:span><text:span text:style-name="T32">(currentVertex == currentVertex.getEdgeList().get(j).getV()) {</text:span></text:p>
            <text:p text:style-name="P7"><text:span text:style-name="T32"><text:s text:c="27"/>adj_vertex = currentVertex.getEdgeList().get(j).getW()</text:span><text:span text:style-name="T28">;</text:span></text:p>
            <text:p text:style-name="P7"><text:span text:style-name="T28"><text:s text:c="23"/></text:span><text:span text:style-name="T32">} </text:span><text:span text:style-name="T28">else </text:span><text:span text:style-name="T32">{</text:span></text:p>
            <text:p text:style-name="P7"><text:span text:style-name="T32"><text:s text:c="27"/>adj_vertex = currentVertex.getEdgeList().get(j).getV()</text:span><text:span text:style-name="T28">;</text:span></text:p>
            <text:p text:style-name="P7"><text:span text:style-name="T28"><text:s text:c="23"/></text:span><text:span text:style-name="T32">}</text:span></text:p>
            <text:p text:style-name="P7"><text:span text:style-name="T32"><text:s text:c="23"/>ver_stack.push(adj_vertex)</text:span><text:span text:style-name="T28">;</text:span></text:p>
            <text:p text:style-name="P7"><text:span text:style-name="T28"><text:s text:c="19"/></text:span><text:span text:style-name="T32">}</text:span></text:p>
            <text:p text:style-name="P7"><text:span text:style-name="T32"><text:s text:c="19"/>sizeStack = temp_stack.size()</text:span><text:span text:style-name="T28">;</text:span></text:p>
            <text:p text:style-name="P7"><text:span text:style-name="T28"><text:s text:c="19"/></text:span><text:span text:style-name="T43">//Находим количество пересечений</text:span></text:p>
            <text:p text:style-name="P7"><text:span text:style-name="T43"><text:s text:c="19"/></text:span><text:span text:style-name="T32">count = </text:span><text:span text:style-name="T40">0</text:span><text:span text:style-name="T28">;</text:span></text:p>
            <text:p text:style-name="P7"><text:span text:style-name="T28"><text:s text:c="19"/>for </text:span><text:span text:style-name="T32">(</text:span><text:span text:style-name="T28">int </text:span><text:span text:style-name="T32">k = </text:span><text:span text:style-name="T40">0</text:span><text:span text:style-name="T28">; </text:span><text:span text:style-name="T32">k &lt; sizeStack</text:span><text:span text:style-name="T28">; </text:span><text:span text:style-name="T32">k++) {</text:span></text:p>
            <text:p text:style-name="P7"><text:span text:style-name="T32"><text:s text:c="23"/></text:span><text:span text:style-name="T28">for </text:span><text:span text:style-name="T32">(</text:span><text:span text:style-name="T28">int </text:span><text:span text:style-name="T32">j = </text:span><text:span text:style-name="T40">0</text:span><text:span text:style-name="T28">; </text:span><text:span text:style-name="T32">j &lt; ver_stack.size()</text:span><text:span text:style-name="T28">; </text:span><text:span text:style-name="T32">j++) {</text:span></text:p>
            <text:p text:style-name="P7"><text:span text:style-name="T32"><text:s text:c="27"/></text:span><text:span text:style-name="T28">if </text:span><text:span text:style-name="T32">(temp_stack.get(k) == ver_stack.get(j)) count++</text:span><text:span text:style-name="T28">;</text:span></text:p>
            <text:p text:style-name="P7"><text:span text:style-name="T28"><text:s text:c="23"/></text:span><text:span text:style-name="T32">}</text:span></text:p>
            <text:p text:style-name="P7"><text:span text:style-name="T32"><text:s text:c="19"/>}</text:span></text:p>
            <text:p text:style-name="P7"><text:span text:style-name="T32"><text:s text:c="19"/></text:span><text:span text:style-name="T43">//Добавляем 1, так как в клику еще входит вершина, у которой мы находили количество пересечений</text:span></text:p>
            <text:p text:style-name="P7"><text:span text:style-name="T43"><text:s text:c="19"/></text:span><text:span text:style-name="T32">count++</text:span><text:span text:style-name="T28">;</text:span></text:p>
            <text:p text:style-name="P7"><text:span text:style-name="T28"><text:s text:c="19"/></text:span><text:span text:style-name="T32">ver_stack.clear()</text:span><text:span text:style-name="T28">;</text:span></text:p>
            <text:p text:style-name="P7"><text:span text:style-name="T28"><text:s text:c="19"/></text:span><text:span text:style-name="T43">//Подсчитываем количество вершин, которые могут входить в клику.</text:span></text:p>
            <text:p text:style-name="P7"><text:span text:style-name="T43"><text:s text:c="19"/>//Если количество вершин в клике совпало с количеством соседей начальной вершины, то вершина</text:span></text:p>
            <text:p text:style-name="P7"><text:span text:style-name="T43"><text:s text:c="19"/>//симплициальная</text:span></text:p>
            <text:p text:style-name="P7"><text:span text:style-name="T43"><text:s text:c="19"/></text:span><text:span text:style-name="T28">if </text:span><text:span text:style-name="T32">(count == temp_stack.size()) flag++</text:span><text:span text:style-name="T28">;</text:span></text:p>
            <text:p text:style-name="P7"><text:span text:style-name="T28"><text:s text:c="15"/></text:span><text:span text:style-name="T32">}</text:span></text:p>
            <text:p text:style-name="P7"><text:span text:style-name="T32"><text:s text:c="15"/></text:span><text:span text:style-name="T28">if </text:span><text:span text:style-name="T32">(flag == temp_stack.size()) </text:span><text:span text:style-name="T28">return true;</text:span></text:p>
            <text:p text:style-name="P7"><text:span text:style-name="T28"><text:s text:c="11"/></text:span><text:span text:style-name="T32">}</text:span></text:p>
            <text:p text:style-name="P7"><text:span text:style-name="T32"><text:s text:c="11"/>temp_stack.clear()</text:span><text:span text:style-name="T28">;</text:span></text:p>
            <text:p text:style-name="P7"><text:span text:style-name="T28"><text:s text:c="7"/></text:span><text:span text:style-name="T32">}</text:span></text:p>
            <text:p text:style-name="P7"><text:span text:style-name="T32"><text:s text:c="7"/></text:span><text:span text:style-name="T28">return false;</text:span></text:p>
            <text:p text:style-name="P7"><text:span text:style-name="T28"><text:s text:c="3"/></text:span><text:span text:style-name="T32">}</text:span></text:p>
            <text:p text:style-name="P7"><text:span text:style-name="T32">}</text:span></text:p>
            <text:p text:style-name="P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76) Найти максимальную длину путей в ориентированном графе (в пути все вершины, кроме, может быть, первой и последней различны)</text:p>
          </table:table-cell>
          <table:table-cell table:style-name="Table5.A1" office:value-type="string">
            <text:p text:style-name="P18"><text:span text:style-name="T45">import</text:span><text:span text:style-name="T47"> </text:span><text:span text:style-name="T49">com</text:span><text:span text:style-name="T47">.</text:span><text:span text:style-name="T49">mathsystem</text:span><text:span text:style-name="T47">.</text:span><text:span text:style-name="T49">graphapi</text:span><text:span text:style-name="T47">.</text:span><text:span text:style-name="T49">AbstractEdge</text:span><text:span text:style-name="T47">;</text:span></text:p>
            <text:p text:style-name="P18"><text:span text:style-name="T45">import</text:span><text:span text:style-name="T47"> </text:span><text:span text:style-name="T49">com</text:span><text:span text:style-name="T47">.</text:span><text:span text:style-name="T49">mathsystem</text:span><text:span text:style-name="T47">.</text:span><text:span text:style-name="T49">graphapi</text:span><text:span text:style-name="T47">.</text:span><text:span text:style-name="T49">AbstractGraph</text:span><text:span text:style-name="T47">;</text:span></text:p>
            <text:p text:style-name="P18"><text:span text:style-name="T45">import</text:span><text:span text:style-name="T47"> </text:span><text:span text:style-name="T49">com</text:span><text:span text:style-name="T47">.</text:span><text:span text:style-name="T49">mathsystem</text:span><text:span text:style-name="T47">.</text:span><text:span text:style-name="T49">graphapi</text:span><text:span text:style-name="T47">.</text:span><text:span text:style-name="T49">Vertex</text:span><text:span text:style-name="T47">;</text:span></text:p>
            <text:p text:style-name="P18"><text:span text:style-name="T45">import</text:span><text:span text:style-name="T47"> </text:span><text:span text:style-name="T49">com</text:span><text:span text:style-name="T47">.</text:span><text:span text:style-name="T49">mathsystem</text:span><text:span text:style-name="T47">.</text:span><text:span text:style-name="T49">plugin</text:span><text:span text:style-name="T47">.</text:span><text:span text:style-name="T49">GraphCharacteristic</text:span><text:span text:style-name="T47">;</text:span></text:p>
            <text:p text:style-name="P13"/>
            <text:p text:style-name="P18"><text:span text:style-name="T45">import</text:span><text:span text:style-name="T47"> </text:span><text:span text:style-name="T49">java</text:span><text:span text:style-name="T47">.</text:span><text:span text:style-name="T49">util</text:span><text:span text:style-name="T47">.</text:span><text:span text:style-name="T49">ArrayList</text:span><text:span text:style-name="T47">;</text:span></text:p>
            <text:p text:style-name="P18"><text:span text:style-name="T45">import</text:span><text:span text:style-name="T47"> </text:span><text:span text:style-name="T49">java</text:span><text:span text:style-name="T47">.</text:span><text:span text:style-name="T49">util</text:span><text:span text:style-name="T47">.</text:span><text:span text:style-name="T49">List</text:span><text:span text:style-name="T47">;</text:span></text:p>
            <text:p text:style-name="P13"/>
            <text:p text:style-name="P18"><text:span text:style-name="T45">public</text:span><text:span text:style-name="T47"> </text:span><text:span text:style-name="T45">class</text:span><text:span text:style-name="T47"> </text:span><text:span text:style-name="T49">LongestPath</text:span><text:span text:style-name="T47"> </text:span><text:span text:style-name="T45">implements</text:span><text:span text:style-name="T47"> </text:span><text:span text:style-name="T49">GraphCharacteristic</text:span><text:span text:style-name="T47"> {</text:span></text:p>
            <text:p text:style-name="P18"><text:span text:style-name="T47"><text:s text:c="4"/>@</text:span><text:span text:style-name="T49">Override</text:span></text:p>
            <text:p text:style-name="P18"><text:span text:style-name="T47"><text:s text:c="4"/></text:span><text:span text:style-name="T45">public</text:span><text:span text:style-name="T47"> </text:span><text:span text:style-name="T49">Integer</text:span><text:span text:style-name="T47"> </text:span><text:span text:style-name="T57">execute</text:span><text:span text:style-name="T47">(</text:span><text:span text:style-name="T49">AbstractGraph</text:span><text:span text:style-name="T47"> </text:span><text:span text:style-name="T58">directedGraph</text:span><text:span text:style-name="T47">) {</text:span></text:p>
            <text:p text:style-name="P18"><text:span text:style-name="T47"><text:s text:c="8"/></text:span><text:span text:style-name="T49">int</text:span><text:span text:style-name="T47"> </text:span><text:span text:style-name="T58">maxlen</text:span><text:span text:style-name="T47"> = </text:span><text:span text:style-name="T54">0</text:span><text:span text:style-name="T47">;</text:span></text:p>
            <text:p text:style-name="P18"><text:span text:style-name="T47"><text:s text:c="8"/></text:span><text:span text:style-name="T49">int</text:span><text:span text:style-name="T47"> </text:span><text:span text:style-name="T58">curlen</text:span><text:span text:style-name="T47"> = </text:span><text:span text:style-name="T54">0</text:span><text:span text:style-name="T47">;</text:span></text:p>
            <text:p text:style-name="P18"><text:span text:style-name="T47"><text:s text:c="8"/></text:span><text:span text:style-name="T49">boolean</text:span><text:span text:style-name="T47">[] </text:span><text:span text:style-name="T58">pathedVertexes</text:span><text:span text:style-name="T47"> = </text:span><text:span text:style-name="T59">new</text:span><text:span text:style-name="T47"> </text:span><text:span text:style-name="T49">boolean</text:span><text:span text:style-name="T47">[</text:span><text:span text:style-name="T58">directedGraph</text:span><text:span text:style-name="T47">.</text:span><text:span text:style-name="T57">getVertexCount</text:span><text:span text:style-name="T47">()];</text:span></text:p>
            <text:p text:style-name="P18"><text:span text:style-name="T47"><text:s text:c="8"/></text:span><text:span text:style-name="T49">ArrayList</text:span><text:span text:style-name="T47">&lt;</text:span><text:span text:style-name="T49">Boolean</text:span><text:span text:style-name="T47">[]&gt; </text:span><text:span text:style-name="T58">checkedEdges</text:span><text:span text:style-name="T47"> = </text:span><text:span text:style-name="T59">new</text:span><text:span text:style-name="T47"> <text:s/></text:span><text:span text:style-name="T57">ArrayList</text:span><text:span text:style-name="T47">&lt;&gt;();</text:span></text:p>
            <text:p text:style-name="P18"><text:span text:style-name="T47"><text:s text:c="8"/></text:span><text:span text:style-name="T49">ArrayList</text:span><text:span text:style-name="T47">&lt;</text:span><text:span text:style-name="T49">AbstractEdge</text:span><text:span text:style-name="T47">&gt; </text:span><text:span text:style-name="T58">curPath</text:span><text:span text:style-name="T47"> = </text:span><text:span text:style-name="T59">new</text:span><text:span text:style-name="T47"> </text:span><text:span text:style-name="T57">ArrayList</text:span><text:span text:style-name="T47">&lt;&gt;();</text:span></text:p>
            <text:p text:style-name="P18"><text:span text:style-name="T47"><text:s text:c="8"/></text:span><text:span text:style-name="T59">for</text:span><text:span text:style-name="T47"> (</text:span><text:span text:style-name="T49">int</text:span><text:span text:style-name="T47"> </text:span><text:span text:style-name="T58">i</text:span><text:span text:style-name="T47"> = </text:span><text:span text:style-name="T54">0</text:span><text:span text:style-name="T47">; </text:span><text:span text:style-name="T58">i</text:span><text:span text:style-name="T47"> &lt; </text:span><text:span text:style-name="T58">pathedVertexes</text:span><text:span text:style-name="T47">.</text:span><text:span text:style-name="T60">length</text:span><text:span text:style-name="T47">; </text:span><text:span text:style-name="T58">i</text:span><text:span text:style-name="T47">++) {</text:span></text:p>
            <text:p text:style-name="P18"><text:span text:style-name="T47"><text:s text:c="12"/></text:span><text:span text:style-name="T58">pathedVertexes</text:span><text:span text:style-name="T47">[</text:span><text:span text:style-name="T58">i</text:span><text:span text:style-name="T47">] = </text:span><text:span text:style-name="T45">false</text:span><text:span text:style-name="T47">;</text:span></text:p>
            <text:p text:style-name="P18"><text:span text:style-name="T47"><text:s text:c="12"/></text:span><text:span text:style-name="T58">checkedEdges</text:span><text:span text:style-name="T47">.</text:span><text:span text:style-name="T57">add</text:span><text:span text:style-name="T47">(</text:span><text:span text:style-name="T59">new</text:span><text:span text:style-name="T47"> </text:span><text:span text:style-name="T49">Boolean</text:span><text:span text:style-name="T47">[</text:span><text:span text:style-name="T58">directedGraph</text:span><text:span text:style-name="T47">.</text:span><text:span text:style-name="T57">getVertices</text:span><text:span text:style-name="T47">().</text:span><text:span text:style-name="T57">get</text:span><text:span text:style-name="T47">(</text:span><text:span text:style-name="T58">i</text:span><text:span text:style-name="T47">).</text:span><text:span text:style-name="T57">getEdgeList</text:span><text:span text:style-name="T47">().</text:span><text:span text:style-name="T57">size</text:span><text:span text:style-name="T47">()]);</text:span></text:p>
            <text:p text:style-name="P18"><text:span text:style-name="T47"><text:s text:c="12"/></text:span><text:span text:style-name="T59">for</text:span><text:span text:style-name="T47"> (</text:span><text:span text:style-name="T49">int</text:span><text:span text:style-name="T47"> </text:span><text:span text:style-name="T58">j</text:span><text:span text:style-name="T47"> = </text:span><text:span text:style-name="T54">0</text:span><text:span text:style-name="T47">; </text:span><text:span text:style-name="T58">j</text:span><text:span text:style-name="T47"> &lt; </text:span><text:span text:style-name="T58">checkedEdges</text:span><text:span text:style-name="T47">.</text:span><text:span text:style-name="T57">get</text:span><text:span text:style-name="T47">(</text:span><text:span text:style-name="T58">i</text:span><text:span text:style-name="T47">).</text:span><text:span text:style-name="T60">length</text:span><text:span text:style-name="T47">; </text:span><text:span text:style-name="T58">j</text:span><text:span text:style-name="T47">++)</text:span></text:p>
            <text:p text:style-name="P18"><text:span text:style-name="T47"><text:s text:c="16"/></text:span><text:span text:style-name="T58">checkedEdges</text:span><text:span text:style-name="T47">.</text:span><text:span text:style-name="T57">get</text:span><text:span text:style-name="T47">(</text:span><text:span text:style-name="T58">i</text:span><text:span text:style-name="T47">)[</text:span><text:span text:style-name="T58">j</text:span><text:span text:style-name="T47">] = </text:span><text:span text:style-name="T45">false</text:span><text:span text:style-name="T47">;</text:span></text:p>
            <text:p text:style-name="P18"><text:span text:style-name="T47"><text:s text:c="8"/>}</text:span></text:p>
            <text:p text:style-name="P18"><text:span text:style-name="T47"><text:s text:c="8"/></text:span><text:span text:style-name="T59">for</text:span><text:span text:style-name="T47"> (</text:span><text:span text:style-name="T49">int</text:span><text:span text:style-name="T47"> </text:span><text:span text:style-name="T58">i</text:span><text:span text:style-name="T47"> = </text:span><text:span text:style-name="T54">0</text:span><text:span text:style-name="T47">; </text:span><text:span text:style-name="T58">i</text:span><text:span text:style-name="T47"> &lt; </text:span><text:span text:style-name="T58">directedGraph</text:span><text:span text:style-name="T47">.</text:span><text:span text:style-name="T57">getVertexCount</text:span><text:span text:style-name="T47">(); </text:span><text:span text:style-name="T58">i</text:span><text:span text:style-name="T47">++) {</text:span></text:p>
            <text:p text:style-name="P18"><text:span text:style-name="T47"><text:s text:c="12"/></text:span><text:span text:style-name="T49">Vertex</text:span><text:span text:style-name="T47"> </text:span><text:span text:style-name="T58">curVertex</text:span><text:span text:style-name="T47"> = </text:span><text:span text:style-name="T58">directedGraph</text:span><text:span text:style-name="T47">.</text:span><text:span text:style-name="T57">getVertices</text:span><text:span text:style-name="T47">().</text:span><text:span text:style-name="T57">get</text:span><text:span text:style-name="T47">(</text:span><text:span text:style-name="T58">i</text:span><text:span text:style-name="T47">);</text:span></text:p>
            <text:p text:style-name="P18"><text:span text:style-name="T47"><text:s text:c="12"/></text:span><text:span text:style-name="T49">Vertex</text:span><text:span text:style-name="T47"> </text:span><text:span text:style-name="T58">start</text:span><text:span text:style-name="T47"> = </text:span><text:span text:style-name="T58">curVertex</text:span><text:span text:style-name="T47">;</text:span></text:p>
            <text:p text:style-name="P18"><text:span text:style-name="T47"><text:s text:c="12"/></text:span><text:span text:style-name="T59">for</text:span><text:span text:style-name="T47"> (</text:span><text:span text:style-name="T49">int</text:span><text:span text:style-name="T47"> </text:span><text:span text:style-name="T58">j</text:span><text:span text:style-name="T47"> = </text:span><text:span text:style-name="T54">0</text:span><text:span text:style-name="T47">; </text:span><text:span text:style-name="T58">j</text:span><text:span text:style-name="T47"> &lt; </text:span><text:span text:style-name="T58">checkedEdges</text:span><text:span text:style-name="T47">.</text:span><text:span text:style-name="T57">size</text:span><text:span text:style-name="T47">(); </text:span><text:span text:style-name="T58">j</text:span><text:span text:style-name="T47">++) {</text:span></text:p>
            <text:p text:style-name="P18"><text:span text:style-name="T47"><text:s text:c="16"/></text:span><text:span text:style-name="T59">for</text:span><text:span text:style-name="T47"> (</text:span><text:span text:style-name="T49">int</text:span><text:span text:style-name="T47"> </text:span><text:span text:style-name="T58">k</text:span><text:span text:style-name="T47"> = </text:span><text:span text:style-name="T54">0</text:span><text:span text:style-name="T47">; </text:span><text:span text:style-name="T58">k</text:span><text:span text:style-name="T47"> &lt; </text:span><text:span text:style-name="T58">checkedEdges</text:span><text:span text:style-name="T47">.</text:span><text:span text:style-name="T57">get</text:span><text:span text:style-name="T47">(</text:span><text:span text:style-name="T58">j</text:span><text:span text:style-name="T47">).</text:span><text:span text:style-name="T60">length</text:span><text:span text:style-name="T47">; </text:span><text:span text:style-name="T58">k</text:span><text:span text:style-name="T47">++)</text:span></text:p>
            <text:p text:style-name="P18"><text:span text:style-name="T47"><text:s text:c="20"/></text:span><text:span text:style-name="T58">checkedEdges</text:span><text:span text:style-name="T47">.</text:span><text:span text:style-name="T57">get</text:span><text:span text:style-name="T47">(</text:span><text:span text:style-name="T58">j</text:span><text:span text:style-name="T47">)[</text:span><text:span text:style-name="T58">k</text:span><text:span text:style-name="T47">] = </text:span><text:span text:style-name="T45">false</text:span><text:span text:style-name="T47">;</text:span></text:p>
            <text:p text:style-name="P18"><text:span text:style-name="T47"><text:s text:c="12"/>}</text:span></text:p>
            <text:p text:style-name="P18"><text:span text:style-name="T47"><text:s text:c="12"/></text:span><text:span text:style-name="T58">pathedVertexes</text:span><text:span text:style-name="T47">[</text:span><text:span text:style-name="T58">curVertex</text:span><text:span text:style-name="T47">.</text:span><text:span text:style-name="T57">getIndex</text:span><text:span text:style-name="T47">()] = </text:span><text:span text:style-name="T45">true</text:span><text:span text:style-name="T47">;</text:span></text:p>
            <text:p text:style-name="P18"><text:span text:style-name="T47"><text:s text:c="12"/></text:span><text:span text:style-name="T59">while</text:span><text:span text:style-name="T47"> (</text:span><text:span text:style-name="T58">curVertex</text:span><text:span text:style-name="T47"> != </text:span><text:span text:style-name="T45">null</text:span><text:span text:style-name="T47">) {</text:span></text:p>
            <text:p text:style-name="P18"><text:span text:style-name="T47"><text:s text:c="16"/></text:span><text:span text:style-name="T49">List</text:span><text:span text:style-name="T47">&lt;</text:span><text:span text:style-name="T49">AbstractEdge</text:span><text:span text:style-name="T47">&gt; </text:span><text:span text:style-name="T58">edges</text:span><text:span text:style-name="T47"> = </text:span><text:span text:style-name="T58">curVertex</text:span><text:span text:style-name="T47">.</text:span><text:span text:style-name="T57">getEdgeList</text:span><text:span text:style-name="T47">();</text:span></text:p>
            <text:p text:style-name="P18"><text:span text:style-name="T47"><text:s text:c="16"/></text:span><text:span text:style-name="T49">boolean</text:span><text:span text:style-name="T47"> </text:span><text:span text:style-name="T58">found</text:span><text:span text:style-name="T47"> = </text:span><text:span text:style-name="T45">false</text:span><text:span text:style-name="T47">;</text:span></text:p>
            <text:p text:style-name="P18"><text:span text:style-name="T47"><text:s text:c="16"/></text:span><text:span text:style-name="T59">for</text:span><text:span text:style-name="T47"> (</text:span><text:span text:style-name="T49">int</text:span><text:span text:style-name="T47"> </text:span><text:span text:style-name="T58">j</text:span><text:span text:style-name="T47"> = </text:span><text:span text:style-name="T54">0</text:span><text:span text:style-name="T47">; </text:span><text:span text:style-name="T58">j</text:span><text:span text:style-name="T47"> &lt; </text:span><text:span text:style-name="T58">edges</text:span><text:span text:style-name="T47">.</text:span><text:span text:style-name="T57">size</text:span><text:span text:style-name="T47">(); </text:span><text:span text:style-name="T58">j</text:span><text:span text:style-name="T47">++) {</text:span></text:p>
            <text:p text:style-name="P18"><text:span text:style-name="T47"><text:s text:c="20"/></text:span><text:span text:style-name="T59">if</text:span><text:span text:style-name="T47"> (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V</text:span><text:span text:style-name="T47">() == </text:span><text:span text:style-name="T58">curVertex</text:span><text:span text:style-name="T47"> &amp;&amp; </text:span><text:span text:style-name="T58">checkedEdges</text:span><text:span text:style-name="T47">.</text:span><text:span text:style-name="T57">get</text:span><text:span text:style-name="T47">(</text:span><text:span text:style-name="T58">curVertex</text:span><text:span text:style-name="T47">.</text:span><text:span text:style-name="T57">getIndex</text:span><text:span text:style-name="T47">())[</text:span><text:span text:style-name="T58">j</text:span><text:span text:style-name="T47">] == </text:span><text:span text:style-name="T45">false</text:span><text:span text:style-name="T47"> &amp;&amp; </text:span><text:span text:style-name="T58">pathedVertexes</text:span><text:span text:style-name="T47">[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</text:span><text:span text:style-name="T47">().</text:span><text:span text:style-name="T57">getIndex</text:span><text:span text:style-name="T47">()] == </text:span><text:span text:style-name="T45">false</text:span><text:span text:style-name="T47">) {</text:span></text:p>
            <text:p text:style-name="P18"><text:span text:style-name="T47"><text:s text:c="24"/></text:span><text:span text:style-name="T58">checkedEdges</text:span><text:span text:style-name="T47">.</text:span><text:span text:style-name="T57">get</text:span><text:span text:style-name="T47">(</text:span><text:span text:style-name="T58">curVertex</text:span><text:span text:style-name="T47">.</text:span><text:span text:style-name="T57">getIndex</text:span><text:span text:style-name="T47">())[</text:span><text:span text:style-name="T58">j</text:span><text:span text:style-name="T47">] = </text:span><text:span text:style-name="T45">true</text:span><text:span text:style-name="T47">;</text:span></text:p>
            <text:p text:style-name="P18"><text:span text:style-name="T47"><text:s text:c="24"/></text:span><text:span text:style-name="T58">curVertex</text:span><text:span text:style-name="T47"> = 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</text:span><text:span text:style-name="T47">();</text:span></text:p>
            <text:p text:style-name="P18"><text:span text:style-name="T47"><text:s text:c="24"/></text:span><text:span text:style-name="T58">pathedVertexes</text:span><text:span text:style-name="T47">[</text:span><text:span text:style-name="T58">curVertex</text:span><text:span text:style-name="T47">.</text:span><text:span text:style-name="T57">getIndex</text:span><text:span text:style-name="T47">()] = </text:span><text:span text:style-name="T45">true</text:span><text:span text:style-name="T47">;</text:span></text:p>
            <text:p text:style-name="P18"><text:span text:style-name="T47"><text:s text:c="24"/></text:span><text:span text:style-name="T58">curPath</text:span><text:span text:style-name="T47">.</text:span><text:span text:style-name="T57">add</text:span><text:span text:style-name="T47">(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);</text:span></text:p>
            <text:p text:style-name="P18"><text:span text:style-name="T47"><text:s text:c="24"/></text:span><text:span text:style-name="T58">curlen</text:span><text:span text:style-name="T47"> += 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eight</text:span><text:span text:style-name="T47">();</text:span></text:p>
            <text:p text:style-name="P18"><text:span text:style-name="T47"><text:s text:c="24"/></text:span><text:span text:style-name="T58">found</text:span><text:span text:style-name="T47"> = </text:span><text:span text:style-name="T45">true</text:span><text:span text:style-name="T47">;</text:span></text:p>
            <text:p text:style-name="P18"><text:span text:style-name="T47"><text:s text:c="24"/></text:span><text:span text:style-name="T59">break</text:span><text:span text:style-name="T47">;</text:span></text:p>
            <text:p text:style-name="P18"><text:span text:style-name="T47"><text:s text:c="20"/>} </text:span><text:span text:style-name="T59">else</text:span><text:span text:style-name="T47"> </text:span><text:span text:style-name="T59">if</text:span><text:span text:style-name="T47"> (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</text:span><text:span text:style-name="T47">() == </text:span><text:span text:style-name="T58">start</text:span><text:span text:style-name="T47"> &amp;&amp; </text:span><text:span text:style-name="T58">checkedEdges</text:span><text:span text:style-name="T47">.</text:span><text:span text:style-name="T57">get</text:span><text:span text:style-name="T47">(</text:span><text:span text:style-name="T58">curVertex</text:span><text:span text:style-name="T47">.</text:span><text:span text:style-name="T57">getIndex</text:span><text:span text:style-name="T47">())[</text:span><text:span text:style-name="T58">j</text:span><text:span text:style-name="T47">] == </text:span><text:span text:style-name="T45">false</text:span><text:span text:style-name="T47">) {</text:span></text:p>
            <text:p text:style-name="P18"><text:span text:style-name="T47"><text:s text:c="24"/></text:span><text:span text:style-name="T58">checkedEdges</text:span><text:span text:style-name="T47">.</text:span><text:span text:style-name="T57">get</text:span><text:span text:style-name="T47">(</text:span><text:span text:style-name="T58">curVertex</text:span><text:span text:style-name="T47">.</text:span><text:span text:style-name="T57">getIndex</text:span><text:span text:style-name="T47">())[</text:span><text:span text:style-name="T58">j</text:span><text:span text:style-name="T47">] = </text:span><text:span text:style-name="T45">true</text:span><text:span text:style-name="T47">;</text:span></text:p>
            <text:p text:style-name="P18"><text:span text:style-name="T47"><text:s text:c="24"/></text:span><text:span text:style-name="T58">curVertex</text:span><text:span text:style-name="T47"> = 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</text:span><text:span text:style-name="T47">();</text:span></text:p>
            <text:p text:style-name="P18"><text:span text:style-name="T47"><text:s text:c="24"/></text:span><text:span text:style-name="T58">curPath</text:span><text:span text:style-name="T47">.</text:span><text:span text:style-name="T57">add</text:span><text:span text:style-name="T47">(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);</text:span></text:p>
            <text:p text:style-name="P18"><text:span text:style-name="T47"><text:s text:c="24"/></text:span><text:span text:style-name="T58">curlen</text:span><text:span text:style-name="T47"> += </text:span><text:span text:style-name="T58">edges</text:span><text:span text:style-name="T47">.</text:span><text:span text:style-name="T57">get</text:span><text:span text:style-name="T47">(</text:span><text:span text:style-name="T58">j</text:span><text:span text:style-name="T47">).</text:span><text:span text:style-name="T57">getWeight</text:span><text:span text:style-name="T47">();</text:span></text:p>
            <text:p text:style-name="P18"><text:span text:style-name="T47"><text:s text:c="24"/></text:span><text:span text:style-name="T59">break</text:span><text:span text:style-name="T47">;</text:span></text:p>
            <text:p text:style-name="P18"><text:span text:style-name="T47"><text:s text:c="20"/>}</text:span></text:p>
            <text:p text:style-name="P18"><text:span text:style-name="T47"><text:s text:c="16"/>}</text:span></text:p>
            <text:p text:style-name="P18"><text:span text:style-name="T47"><text:s text:c="16"/></text:span><text:span text:style-name="T59">if</text:span><text:span text:style-name="T47"> (</text:span><text:span text:style-name="T58">found</text:span><text:span text:style-name="T47"> == </text:span><text:span text:style-name="T45">false</text:span><text:span text:style-name="T47">) {</text:span></text:p>
            <text:p text:style-name="P18"><text:span text:style-name="T47"><text:s text:c="20"/></text:span><text:span text:style-name="T59">if</text:span><text:span text:style-name="T47"> (</text:span><text:span text:style-name="T58">curlen</text:span><text:span text:style-name="T47"> &gt; </text:span><text:span text:style-name="T58">maxlen</text:span><text:span text:style-name="T47">)</text:span></text:p>
            <text:p text:style-name="P18"><text:span text:style-name="T47"><text:s text:c="24"/></text:span><text:span text:style-name="T58">maxlen</text:span><text:span text:style-name="T47"> = </text:span><text:span text:style-name="T58">curlen</text:span><text:span text:style-name="T47">;</text:span></text:p>
            <text:p text:style-name="P18"><text:span text:style-name="T47"><text:s text:c="20"/></text:span><text:span text:style-name="T58">pathedVertexes</text:span><text:span text:style-name="T47">[</text:span><text:span text:style-name="T58">curVertex</text:span><text:span text:style-name="T47">.</text:span><text:span text:style-name="T57">getIndex</text:span><text:span text:style-name="T47">()] = </text:span><text:span text:style-name="T45">false</text:span><text:span text:style-name="T47">;</text:span></text:p>
            <text:p text:style-name="P18"><text:span text:style-name="T47"><text:s text:c="20"/></text:span><text:span text:style-name="T59">if</text:span><text:span text:style-name="T47"> (</text:span><text:span text:style-name="T58">curPath</text:span><text:span text:style-name="T47">.</text:span><text:span text:style-name="T57">isEmpty</text:span><text:span text:style-name="T47">())</text:span></text:p>
            <text:p text:style-name="P18"><text:span text:style-name="T47"><text:s text:c="24"/></text:span><text:span text:style-name="T58">curVertex</text:span><text:span text:style-name="T47"> = </text:span><text:span text:style-name="T45">null</text:span><text:span text:style-name="T47">;</text:span></text:p>
            <text:p text:style-name="P18"><text:span text:style-name="T47"><text:s text:c="20"/></text:span><text:span text:style-name="T59">else</text:span><text:span text:style-name="T47"> {</text:span></text:p>
            <text:p text:style-name="P18"><text:span text:style-name="T47"><text:s text:c="24"/></text:span><text:span text:style-name="T59">if</text:span><text:span text:style-name="T47"> (</text:span><text:span text:style-name="T58">curVertex</text:span><text:span text:style-name="T47"> != </text:span><text:span text:style-name="T58">start</text:span><text:span text:style-name="T47">)</text:span></text:p>
            <text:p text:style-name="P18"><text:span text:style-name="T47"><text:s text:c="28"/></text:span><text:span text:style-name="T59">for</text:span><text:span text:style-name="T47"> (</text:span><text:span text:style-name="T49">int</text:span><text:span text:style-name="T47"> </text:span><text:span text:style-name="T58">j</text:span><text:span text:style-name="T47"> = </text:span><text:span text:style-name="T54">0</text:span><text:span text:style-name="T47">; </text:span><text:span text:style-name="T58">j</text:span><text:span text:style-name="T47"> &lt; </text:span><text:span text:style-name="T58">curVertex</text:span><text:span text:style-name="T47">.</text:span><text:span text:style-name="T57">getEdgeList</text:span><text:span text:style-name="T47">().</text:span><text:span text:style-name="T57">size</text:span><text:span text:style-name="T47">(); </text:span><text:span text:style-name="T58">j</text:span><text:span text:style-name="T47">++) {</text:span></text:p>
            <text:p text:style-name="P18"><text:span text:style-name="T47"><text:s text:c="32"/></text:span><text:span text:style-name="T59">if</text:span><text:span text:style-name="T47"> (</text:span><text:span text:style-name="T58">curVertex</text:span><text:span text:style-name="T47">.</text:span><text:span text:style-name="T57">getEdgeList</text:span><text:span text:style-name="T47">().</text:span><text:span text:style-name="T57">get</text:span><text:span text:style-name="T47">(</text:span><text:span text:style-name="T58">j</text:span><text:span text:style-name="T47">).</text:span><text:span text:style-name="T57">getV</text:span><text:span text:style-name="T47">() == </text:span><text:span text:style-name="T58">curVertex</text:span><text:span text:style-name="T47">)</text:span></text:p>
            <text:p text:style-name="P18"><text:span text:style-name="T47"><text:s text:c="36"/></text:span><text:span text:style-name="T58">checkedEdges</text:span><text:span text:style-name="T47">.</text:span><text:span text:style-name="T57">get</text:span><text:span text:style-name="T47">(</text:span><text:span text:style-name="T58">curVertex</text:span><text:span text:style-name="T47">.</text:span><text:span text:style-name="T57">getIndex</text:span><text:span text:style-name="T47">())[</text:span><text:span text:style-name="T58">j</text:span><text:span text:style-name="T47">] = </text:span><text:span text:style-name="T45">false</text:span><text:span text:style-name="T47">;</text:span></text:p>
            <text:p text:style-name="P18"><text:span text:style-name="T47"><text:s text:c="28"/>}</text:span></text:p>
            <text:p text:style-name="P18"><text:span text:style-name="T47"><text:s text:c="24"/></text:span><text:span text:style-name="T58">curVertex</text:span><text:span text:style-name="T47"> = </text:span><text:span text:style-name="T58">curPath</text:span><text:span text:style-name="T47">.</text:span><text:span text:style-name="T57">get</text:span><text:span text:style-name="T47">(</text:span><text:span text:style-name="T58">curPath</text:span><text:span text:style-name="T47">.</text:span><text:span text:style-name="T57">size</text:span><text:span text:style-name="T47">() - </text:span><text:span text:style-name="T54">1</text:span><text:span text:style-name="T47">).</text:span><text:span text:style-name="T57">getV</text:span><text:span text:style-name="T47">();</text:span></text:p>
            <text:p text:style-name="P18"><text:span text:style-name="T47"><text:s text:c="24"/></text:span><text:span text:style-name="T58">curlen</text:span><text:span text:style-name="T47"> -= </text:span><text:span text:style-name="T58">curPath</text:span><text:span text:style-name="T47">.</text:span><text:span text:style-name="T57">get</text:span><text:span text:style-name="T47">(</text:span><text:span text:style-name="T58">curPath</text:span><text:span text:style-name="T47">.</text:span><text:span text:style-name="T57">size</text:span><text:span text:style-name="T47">() - </text:span><text:span text:style-name="T54">1</text:span><text:span text:style-name="T47">).</text:span><text:span text:style-name="T57">getWeight</text:span><text:span text:style-name="T47">();</text:span></text:p>
            <text:p text:style-name="P18"><text:span text:style-name="T47"><text:s text:c="24"/></text:span><text:span text:style-name="T58">curPath</text:span><text:span text:style-name="T47">.</text:span><text:span text:style-name="T57">remove</text:span><text:span text:style-name="T47">(</text:span><text:span text:style-name="T58">curPath</text:span><text:span text:style-name="T47">.</text:span><text:span text:style-name="T57">size</text:span><text:span text:style-name="T47">() - </text:span><text:span text:style-name="T54">1</text:span><text:span text:style-name="T47">);</text:span></text:p>
            <text:p text:style-name="P18"><text:span text:style-name="T47"><text:s text:c="20"/>}</text:span></text:p>
            <text:p text:style-name="P18"><text:span text:style-name="T47"><text:s text:c="16"/>}</text:span></text:p>
            <text:p text:style-name="P18"><text:span text:style-name="T47"><text:s text:c="12"/>}</text:span></text:p>
            <text:p text:style-name="P18"><text:span text:style-name="T47"><text:s text:c="8"/>}</text:span></text:p>
            <text:p text:style-name="P18"><text:span text:style-name="T47"><text:s text:c="8"/></text:span><text:span text:style-name="T59">return</text:span><text:span text:style-name="T47"> </text:span><text:span text:style-name="T58">maxlen</text:span><text:span text:style-name="T47">;</text:span></text:p>
            <text:p text:style-name="P18"><text:span text:style-name="T47"><text:s text:c="4"/>}</text:span></text:p>
            <text:p text:style-name="P18"><text:span text:style-name="T47">}</text:span></text:p>
            <text:p text:style-name="P13"/>
            <text:p text:style-name="P1"/>
            <text:p text:style-name="P1"/>
          </table:table-cell>
        </table:table-row>
        <table:table-row table:style-name="Table5.1">
          <table:table-cell table:style-name="Table5.A1" office:value-type="string">
            <text:p text:style-name="P7">46) Является ли построенный неориентированный <text:s/>граф максимальным планарным</text:p>
          </table:table-cell>
          <table:table-cell table:style-name="Table5.A1" office:value-type="string">
            <text:p text:style-name="P7"><text:span text:style-name="T28">import </text:span><text:span text:style-name="T32">com.mathsystem.graphapi.AbstractEdge</text:span><text:span text:style-name="T28">;</text:span></text:p>
            <text:p text:style-name="P7"><text:span text:style-name="T28">import </text:span><text:span text:style-name="T32">com.mathsystem.graphapi.AbstractGraph</text:span><text:span text:style-name="T28">;</text:span></text:p>
            <text:p text:style-name="P7"><text:span text:style-name="T28">import </text:span><text:span text:style-name="T32">com.mathsystem.graphapi.Vertex</text:span><text:span text:style-name="T28">;</text:span></text:p>
            <text:p text:style-name="P7"><text:span text:style-name="T28">import </text:span><text:span text:style-name="T32">com.mathsystem.plugin.GraphProperty</text:span><text:span text:style-name="T28">;</text:span></text:p>
            <text:p text:style-name="P7"><text:span text:style-name="T28">public class </text:span><text:span text:style-name="T32">MaxPlanGraph </text:span><text:span text:style-name="T28">implements </text:span><text:span text:style-name="T32">GraphProperty {</text:span></text:p>
            <text:p text:style-name="P7"><text:span text:style-name="T32"><text:s text:c="3"/></text:span><text:span text:style-name="T35">@Override</text:span></text:p>
            <text:p text:style-name="P7"><text:span text:style-name="T35"><text:s text:c="3"/></text:span><text:span text:style-name="T28">public boolean </text:span><text:span text:style-name="T37">execute</text:span><text:span text:style-name="T32">(AbstractGraph abstractGraph) {</text:span></text:p>
            <text:p text:style-name="P7"><text:span text:style-name="T32"><text:s text:c="7"/></text:span><text:span text:style-name="T28">if </text:span><text:span text:style-name="T32">( abstractGraph.getVertexCount()&gt;</text:span><text:span text:style-name="T40">2</text:span><text:span text:style-name="T32">){</text:span></text:p>
            <text:p text:style-name="P7"><text:span text:style-name="T32"><text:s text:c="11"/></text:span><text:span text:style-name="T28">return </text:span><text:span text:style-name="T32">(abstractGraph.getEdgeCount() == </text:span><text:span text:style-name="T40">3 </text:span><text:span text:style-name="T32">* abstractGraph.getVertexCount() - </text:span><text:span text:style-name="T40">6</text:span><text:span text:style-name="T32">)</text:span><text:span text:style-name="T28">;</text:span></text:p>
            <text:p text:style-name="P7"><text:span text:style-name="T28"><text:s text:c="7"/></text:span><text:span text:style-name="T32">}</text:span></text:p>
            <text:p text:style-name="P7"><text:span text:style-name="T32"><text:s text:c="7"/></text:span><text:span text:style-name="T28">if </text:span><text:span text:style-name="T32">( abstractGraph.getVertexCount()&lt;</text:span><text:span text:style-name="T40">3</text:span><text:span text:style-name="T32">){</text:span></text:p>
            <text:p text:style-name="P7"><text:span text:style-name="T32"><text:s text:c="11"/></text:span><text:span text:style-name="T28">if </text:span><text:span text:style-name="T32">(abstractGraph.getVertexCount() == </text:span><text:span text:style-name="T40">2</text:span><text:span text:style-name="T32">) {</text:span></text:p>
            <text:p text:style-name="P7"><text:span text:style-name="T32"><text:s text:c="15"/></text:span><text:span text:style-name="T28">return </text:span><text:span text:style-name="T32">(abstractGraph.getEdgeCount() == </text:span><text:span text:style-name="T40">1</text:span><text:span text:style-name="T32">)</text:span><text:span text:style-name="T28">;</text:span></text:p>
            <text:p text:style-name="P7"><text:span text:style-name="T28"><text:s text:c="11"/></text:span><text:span text:style-name="T32">}</text:span></text:p>
            <text:p text:style-name="P7"><text:span text:style-name="T32"><text:s text:c="11"/></text:span><text:span text:style-name="T28">if </text:span><text:span text:style-name="T32">(abstractGraph.getVertexCount() == </text:span><text:span text:style-name="T40">1</text:span><text:span text:style-name="T32">) {</text:span></text:p>
            <text:p text:style-name="P7"><text:span text:style-name="T32"><text:s text:c="15"/></text:span><text:span text:style-name="T28">return </text:span><text:span text:style-name="T32">(abstractGraph.getEdgeCount() == </text:span><text:span text:style-name="T40">0</text:span><text:span text:style-name="T32">)</text:span><text:span text:style-name="T28">;</text:span></text:p>
            <text:p text:style-name="P7"><text:span text:style-name="T28"><text:s text:c="11"/></text:span><text:span text:style-name="T32">}</text:span></text:p>
            <text:p text:style-name="P7"><text:span text:style-name="T32"><text:s text:c="7"/>}</text:span></text:p>
            <text:p text:style-name="P7"><text:span text:style-name="T32"><text:s text:c="7"/></text:span><text:span text:style-name="T28">return false;</text:span></text:p>
            <text:p text:style-name="P7"><text:span text:style-name="T28"><text:s text:c="3"/></text:span><text:span text:style-name="T32">}</text:span></text:p>
            <text:p text:style-name="P7"><text:span text:style-name="T32">}</text:span></text:p>
            <text:p text:style-name="P1"/>
          </table:table-cell>
        </table:table-row>
        <table:table-row table:style-name="Table5.1">
          <table:table-cell table:style-name="Table5.A1" office:value-type="string">
            <text:p text:style-name="P7"><text:span text:style-name="T11">59.</text:span></text:p>
            <text:p text:style-name="P7"><text:span text:style-name="T11">Найти степенное множество неориентированного графа (от степенной последовательности отличается тем, что не учитывается число вершин, имеющих одинаковую степень)</text:span></text:p>
          </table:table-cell>
          <table:table-cell table:style-name="Table5.B3" office:value-type="string">
            <text:p text:style-name="P6">import com.mathsystem.graphapi.AbstractGraph;</text:p>
            <text:p text:style-name="P6">import com.mathsystem.graphapi.Vertex;</text:p>
            <text:p text:style-name="P6">import com.mathsystem.plugin.GraphCharacteristic;</text:p>
            <text:p text:style-name="P6"/>
            <text:p text:style-name="P6">import java.util.List;</text:p>
            <text:p text:style-name="P6">import java.lang.*;</text:p>
            <text:p text:style-name="P6"/>
            <text:p text:style-name="P6"/>
            <text:p text:style-name="P6">public class Chromatic implements GraphCharacteristic {</text:p>
            <text:p text:style-name="P6"/>
            <text:p text:style-name="P6"><text:s text:c="4"/>private int vertexCount;</text:p>
            <text:p text:style-name="P6"/>
            <text:p text:style-name="P6"><text:s text:c="4"/>@Override</text:p>
            <text:p text:style-name="P6"><text:s text:c="4"/>public Integer execute(AbstractGraph abstractGraph)</text:p>
            <text:p text:style-name="P6"><text:s text:c="4"/>// return format - amount of elements in vertex degree set</text:p>
            <text:p text:style-name="P6"><text:s text:c="4"/>{</text:p>
            <text:p text:style-name="P6"><text:s text:c="8"/>int size = 0;</text:p>
            <text:p text:style-name="P6"><text:s text:c="8"/>vertexCount = abstractGraph.getVertexCount();</text:p>
            <text:p text:style-name="P6"><text:s text:c="8"/>if (vertexCount == 0) return 0;</text:p>
            <text:p text:style-name="P6"/>
            <text:p text:style-name="P6"><text:s text:c="8"/>List&lt;Vertex&gt; vertices = abstractGraph.getVertices();</text:p>
            <text:p text:style-name="P6"><text:s text:c="8"/>int edge_counts[] = new int[vertexCount];</text:p>
            <text:p text:style-name="P6"><text:s text:c="8"/>for (int i =0; i &lt; vertexCount; i++)</text:p>
            <text:p text:style-name="P6"><text:s text:c="12"/>edge_counts[i] = 0;</text:p>
            <text:p text:style-name="P6"/>
            <text:p text:style-name="P6"><text:s text:c="8"/>for (int i = 0; i &lt; vertexCount; i++) {</text:p>
            <text:p text:style-name="P6"><text:s text:c="12"/>var v = vertices.get(i);</text:p>
            <text:p text:style-name="P6"><text:s text:c="12"/>var edgesV = v.getEdgeList();</text:p>
            <text:p text:style-name="P6"><text:s text:c="12"/>edge_counts[edgesV.size()] = 1;</text:p>
            <text:p text:style-name="P6"><text:s text:c="8"/>}</text:p>
            <text:p text:style-name="P6"/>
            <text:p text:style-name="P6"><text:s text:c="8"/>System.out.print("Vertex degree set contents: ");</text:p>
            <text:p text:style-name="P6"/>
            <text:p text:style-name="P6"><text:s text:c="8"/>for(int i = 0; i &lt; vertexCount; i++)</text:p>
            <text:p text:style-name="P6"><text:s text:c="8"/>{</text:p>
            <text:p text:style-name="P6"><text:s text:c="12"/>if(edge_counts[i] == 1)</text:p>
            <text:p text:style-name="P6"><text:s text:c="12"/>{</text:p>
            <text:p text:style-name="P6"><text:s text:c="16"/>System.out.print(i + " ");</text:p>
            <text:p text:style-name="P6"><text:s text:c="16"/>size++;</text:p>
            <text:p text:style-name="P6"><text:s text:c="12"/>}</text:p>
            <text:p text:style-name="P6"><text:s text:c="8"/>}</text:p>
            <text:p text:style-name="P6"><text:s text:c="8"/>System.out.println();</text:p>
            <text:p text:style-name="P6"/>
            <text:p text:style-name="P6"><text:s text:c="8"/>return size;</text:p>
            <text:p text:style-name="P6"><text:s text:c="4"/>}</text:p>
            <text:p text:style-name="P6">}</text:p>
            <text:p text:style-name="P3"/>
          </table:table-cell>
        </table:table-row>
        <table:table-row table:style-name="Table5.1">
          <table:table-cell table:style-name="Table5.A1" office:value-type="string">
            <text:p text:style-name="P7"><text:span text:style-name="T11">60. Найти хроматическое число χ неориентированного графа</text:span></text:p>
          </table:table-cell>
          <table:table-cell table:style-name="Table5.B3" office:value-type="string">
            <text:p text:style-name="P6">import com.mathsystem.entity.graph.Edge;</text:p>
            <text:p text:style-name="P6">import com.mathsystem.graphapi.AbstractEdge;</text:p>
            <text:p text:style-name="P6">import com.mathsystem.graphapi.AbstractGraph;</text:p>
            <text:p text:style-name="P6">import com.mathsystem.graphapi.Vertex;</text:p>
            <text:p text:style-name="P6">import com.mathsystem.plugin.GraphCharacteristic;</text:p>
            <text:p text:style-name="P6"/>
            <text:p text:style-name="P6">import java.util.List;</text:p>
            <text:p text:style-name="P6"/>
            <text:p text:style-name="P6">import static java.lang.System.out;</text:p>
            <text:p text:style-name="P6"/>
            <text:p text:style-name="P6">public class ChromaticNumber implements GraphCharacteristic {</text:p>
            <text:p text:style-name="P6"><text:s text:c="4"/>@Override</text:p>
            <text:p text:style-name="P6"><text:s text:c="4"/>public Integer execute(AbstractGraph G) {</text:p>
            <text:p text:style-name="P6"/>
            <text:p text:style-name="P6"><text:s text:c="8"/>List&lt;Vertex&gt; vertices = G.getVertices();</text:p>
            <text:p text:style-name="P6"><text:s text:c="8"/>int i = 0, j = 0;</text:p>
            <text:p text:style-name="P6"/>
            <text:p text:style-name="P6"><text:s text:c="8"/>i = 0;</text:p>
            <text:p text:style-name="P6"><text:s text:c="8"/>int goodPairsCounter = 0;</text:p>
            <text:p text:style-name="P6"><text:s text:c="8"/>do {</text:p>
            <text:p text:style-name="P6"><text:s text:c="12"/>if (vertices.get(i).getEdgeList().size() &lt; vertices.get(i + 1).getEdgeList().size()) {</text:p>
            <text:p text:style-name="P6"><text:s text:c="16"/>Vertex tmp = vertices.get(i);</text:p>
            <text:p text:style-name="P6"><text:s text:c="16"/>Vertex i1 = vertices.get(i + 1);</text:p>
            <text:p text:style-name="P6"><text:s text:c="16"/>vertices.remove(i);</text:p>
            <text:p text:style-name="P6"><text:s text:c="16"/>vertices.add(i, i1);</text:p>
            <text:p text:style-name="P6"><text:s text:c="16"/>vertices.remove(i + 1);</text:p>
            <text:p text:style-name="P6"><text:s text:c="16"/>vertices.add(i + 1, tmp);</text:p>
            <text:p text:style-name="P6"><text:s text:c="16"/>goodPairsCounter = 0;</text:p>
            <text:p text:style-name="P6"><text:s text:c="12"/>} else {</text:p>
            <text:p text:style-name="P6"><text:s text:c="16"/>goodPairsCounter++;</text:p>
            <text:p text:style-name="P6"><text:s text:c="12"/>}</text:p>
            <text:p text:style-name="P6"><text:s text:c="12"/>i++;</text:p>
            <text:p text:style-name="P6"><text:s text:c="12"/>if (i == G.getVertexCount() - 1) {</text:p>
            <text:p text:style-name="P6"><text:s text:c="16"/>i = 0;</text:p>
            <text:p text:style-name="P6"><text:s text:c="12"/>}</text:p>
            <text:p text:style-name="P6"><text:s text:c="8"/>} while (goodPairsCounter != G.getVertexCount() - 1);</text:p>
            <text:p text:style-name="P6"/>
            <text:p text:style-name="P6"><text:s text:c="8"/>int[][] adjacency_matrix = new int[G.getVertexCount()][G.getVertexCount()];</text:p>
            <text:p text:style-name="P6"><text:s text:c="8"/>for (Vertex v: vertices) {</text:p>
            <text:p text:style-name="P6"><text:s text:c="12"/>for (AbstractEdge e: v.getEdgeList()) {</text:p>
            <text:p text:style-name="P6"><text:s text:c="16"/>adjacency_matrix[v.getIndex()][e.other(v).getIndex()] = 1;</text:p>
            <text:p text:style-name="P6"><text:s text:c="12"/>}</text:p>
            <text:p text:style-name="P6"><text:s text:c="8"/>}</text:p>
            <text:p text:style-name="P6"/>
            <text:p text:style-name="P6"><text:s text:c="8"/>int chromatic_number = 0;</text:p>
            <text:p text:style-name="P6"><text:s text:c="8"/>int count_colored_vertices = 0;</text:p>
            <text:p text:style-name="P6"><text:s text:c="8"/>int[] color = new int[G.getVertexCount()];</text:p>
            <text:p text:style-name="P6"/>
            <text:p text:style-name="P6"><text:s text:c="8"/>for (Vertex v : vertices) {</text:p>
            <text:p text:style-name="P6"><text:s text:c="12"/>i = v.getIndex();</text:p>
            <text:p text:style-name="P6"><text:s text:c="12"/>if (color[i] == 0) {</text:p>
            <text:p text:style-name="P6"><text:s text:c="16"/>chromatic_number++;</text:p>
            <text:p text:style-name="P6"><text:s text:c="16"/>color[i] = chromatic_number;</text:p>
            <text:p text:style-name="P6"><text:s text:c="16"/>count_colored_vertices++;</text:p>
            <text:p text:style-name="P6"><text:s text:c="16"/>for (Vertex u : vertices) {</text:p>
            <text:p text:style-name="P6"><text:s text:c="20"/>j = u.getIndex();</text:p>
            <text:p text:style-name="P6"><text:s text:c="20"/>if (adjacency_matrix[i][j] == 0 &amp;&amp; color[j] == 0) {</text:p>
            <text:p text:style-name="P6"><text:s text:c="24"/>color[j] = chromatic_number;</text:p>
            <text:p text:style-name="P6"><text:s text:c="24"/>count_colored_vertices++;</text:p>
            <text:p text:style-name="P6"><text:s text:c="20"/>}</text:p>
            <text:p text:style-name="P6"><text:s text:c="20"/>if (count_colored_vertices == G.getVertexCount()) {</text:p>
            <text:p text:style-name="P6"><text:s text:c="24"/>break;</text:p>
            <text:p text:style-name="P6"><text:s text:c="20"/>}</text:p>
            <text:p text:style-name="P6"><text:s text:c="16"/>}</text:p>
            <text:p text:style-name="P6"><text:s text:c="12"/>}</text:p>
            <text:p text:style-name="P6"><text:s text:c="8"/>}</text:p>
            <text:p text:style-name="P6"/>
            <text:p text:style-name="P6"><text:s text:c="8"/>return chromatic_number;</text:p>
            <text:p text:style-name="P6"><text:s text:c="4"/>}</text:p>
            <text:p text:style-name="P6">}</text:p>
            <text:p text:style-name="P6"/>
            <text:p text:style-name="P6"/>
          </table:table-cell>
        </table:table-row>
        <table:table-row table:style-name="Table5.1">
          <table:table-cell table:style-name="Table5.A5" office:value-type="string">
            <text:p text:style-name="P7">72. Является ли построенный ориентированный граф турниром (основание - полный граф)</text:p>
          </table:table-cell>
          <table:table-cell table:style-name="Table5.B3" office:value-type="string">
            <text:p text:style-name="P6">import com.mathsystem.graphapi.AbstractEdge;</text:p>
            <text:p text:style-name="P6">import com.mathsystem.graphapi.AbstractGraph;</text:p>
            <text:p text:style-name="P6">import com.mathsystem.graphapi.Vertex;</text:p>
            <text:p text:style-name="P6">import com.mathsystem.plugin.GraphProperty;</text:p>
            <text:p text:style-name="P6"/>
            <text:p text:style-name="P6">import java.util.ArrayList;</text:p>
            <text:p text:style-name="P6">import java.util.List;</text:p>
            <text:p text:style-name="P6">public class OrientedTournament implements GraphProperty {</text:p>
            <text:p text:style-name="P6"><text:s text:c="4"/>@Override</text:p>
            <text:p text:style-name="P6"><text:s text:c="4"/>public boolean execute(AbstractGraph abstractGraph) {</text:p>
            <text:p text:style-name="P6"><text:s text:c="8"/>int ver = abstractGraph.getVertexCount(); //получение кол-ва вершин</text:p>
            <text:p text:style-name="P6"><text:s text:c="8"/>if (ver &gt; 1) { //если меньше 2 вершин, то турниром не является</text:p>
            <text:p text:style-name="P6"><text:s text:c="12"/>List&lt;Vertex&gt; vertices = abstractGraph.getVertices(); //получение вершин</text:p>
            <text:p text:style-name="P6"><text:s text:c="12"/>var edgeCount = abstractGraph.getEdgeCount(); //получение кол-ва ребер</text:p>
            <text:p text:style-name="P6"><text:s text:c="12"/>ArrayList&lt;AbstractEdge&gt; edges = new ArrayList&lt;&gt;();</text:p>
            <text:p text:style-name="P6"><text:s text:c="12"/>for (int i = 0; i &lt; abstractGraph.getVertexCount(); i++) { //получение ребер</text:p>
            <text:p text:style-name="P6"><text:s text:c="16"/>Vertex vertex = vertices.get(i);</text:p>
            <text:p text:style-name="P6"><text:s text:c="16"/>edges.addAll(vertex.getEdgeList());</text:p>
            <text:p text:style-name="P6"><text:s text:c="12"/>}</text:p>
            <text:p text:style-name="P6"><text:s text:c="12"/>int[][] arr_ver = new int[ver][ver]; //массив 1: исходящая вершина, 2: входящая вершина</text:p>
            <text:p text:style-name="P6"><text:s text:c="12"/>for (int i = 0; i &lt; ver; i++) // зануление массива</text:p>
            <text:p text:style-name="P6"><text:s text:c="15"/>for (int j = 0; j &lt; ver; j++)</text:p>
            <text:p text:style-name="P6"><text:s text:c="20"/>arr_ver[i][j] = 0;</text:p>
            <text:p text:style-name="P6"/>
            <text:p text:style-name="P6"><text:s text:c="12"/>for (int i = 0; i &lt; ver; i++) {</text:p>
            <text:p text:style-name="P6"><text:s text:c="20"/>for (int k = 0; k &lt; edgeCount; k++) {</text:p>
            <text:p text:style-name="P6"><text:s text:c="24"/>if (edges.get(k).getV().getIndex() == i) //исходящая вершина равна рассматриваемой</text:p>
            <text:p text:style-name="P6"><text:s text:c="28"/>arr_ver[i][edges.get(k).getW().getIndex()] = 1; //записываем во входящую вершину 1</text:p>
            <text:p text:style-name="P6"><text:s text:c="20"/>}</text:p>
            <text:p text:style-name="P6"><text:s text:c="12"/>}</text:p>
            <text:p text:style-name="P6"><text:s text:c="12"/>for (int i = 0; i &lt; ver; i++) { //вывод</text:p>
            <text:p text:style-name="P6"><text:s text:c="16"/>for (int j = 0; j &lt; ver; j++) {</text:p>
            <text:p text:style-name="P6"><text:s text:c="20"/>System.out.print(arr_ver[i][j]);</text:p>
            <text:p text:style-name="P6"><text:s text:c="16"/>}</text:p>
            <text:p text:style-name="P6"><text:s text:c="16"/>System.out.println();</text:p>
            <text:p text:style-name="P6"><text:s text:c="12"/>}</text:p>
            <text:p text:style-name="P6"><text:s text:c="12"/>for (int i = 0; i &lt; ver; i++) {</text:p>
            <text:p text:style-name="P6"><text:s text:c="16"/>for (int j = 0; j &lt; ver; j++) {</text:p>
            <text:p text:style-name="P6"><text:s text:c="20"/>if (arr_ver[i][j] == arr_ver[j][i] &amp;&amp; arr_ver[i][j] == 1) //проверка есть ли ориентированное ребро из вершины n в m и из m в n</text:p>
            <text:p text:style-name="P6"><text:s text:c="24"/>return false; //если есть, то false</text:p>
            <text:p text:style-name="P6"><text:s text:c="16"/>}</text:p>
            <text:p text:style-name="P6"><text:s text:c="12"/>}</text:p>
            <text:p text:style-name="P6"/>
          </table:table-cell>
        </table:table-row>
      </table:table>
      <text:p text:style-name="Standard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33)Является ли множество отмеченных вершин неориентированного графа наибольшим независимым подмножеством вершин</text:p>
          </table:table-cell>
          <table:table-cell table:style-name="Table6.A1" office:value-type="string">
            <text:p text:style-name="P7">import com.mathsystem.entity.graph.Color;</text:p>
            <text:p text:style-name="P7">import com.mathsystem.graphapi.AbstractEdge;</text:p>
            <text:p text:style-name="P7">import com.mathsystem.graphapi.AbstractGraph;</text:p>
            <text:p text:style-name="P7">import com.mathsystem.graphapi.Vertex;</text:p>
            <text:p text:style-name="P7">import com.mathsystem.plugin.GraphProperty;</text:p>
            <text:p text:style-name="P7"/>
            <text:p text:style-name="P7">import java.util.List;</text:p>
            <text:p text:style-name="P7"/>
            <text:p text:style-name="P7"/>
            <text:p text:style-name="P7">public class IndependentSet implements GraphProperty{</text:p>
            <text:p text:style-name="P7"/>
            <text:p text:style-name="P7"><text:s text:c="4"/>@Override</text:p>
            <text:p text:style-name="P7"><text:s text:c="4"/>public boolean execute(AbstractGraph abstractGraph) {</text:p>
            <text:p text:style-name="P7"/>
            <text:p text:style-name="P7"><text:s text:c="8"/>List&lt;Vertex&gt; vertexList = abstractGraph.getVertices();</text:p>
            <text:p text:style-name="P7"/>
            <text:p text:style-name="P7"><text:s text:c="8"/>for (Vertex vertex : vertexList) {</text:p>
            <text:p text:style-name="P7"><text:s text:c="12"/>if (vertex.getColor() == Color.red) {</text:p>
            <text:p text:style-name="P7"><text:s text:c="16"/>List&lt;AbstractEdge&gt; edgeList = vertex.getEdgeList();</text:p>
            <text:p text:style-name="P7"><text:s text:c="16"/>for (AbstractEdge edge : edgeList) {</text:p>
            <text:p text:style-name="P7"><text:s text:c="20"/>if (edge.other(vertex).getColor() == Color.red){</text:p>
            <text:p text:style-name="P7"><text:s text:c="24"/>return false;</text:p>
            <text:p text:style-name="P7"><text:s text:c="20"/>}</text:p>
            <text:p text:style-name="P7"><text:s text:c="16"/>}</text:p>
            <text:p text:style-name="P7"><text:s text:c="12"/>}</text:p>
            <text:p text:style-name="P7"/>
            <text:p text:style-name="P7"><text:s text:c="12"/>if (vertex.getColor() == Color.gray) {</text:p>
            <text:p text:style-name="P7"><text:s text:c="16"/>List&lt;AbstractEdge&gt; edgeList = vertex.getEdgeList();</text:p>
            <text:p text:style-name="P7"><text:s text:c="16"/>boolean flag = false;</text:p>
            <text:p text:style-name="P7"/>
            <text:p text:style-name="P7"><text:s text:c="16"/>for (AbstractEdge edge : edgeList) {</text:p>
            <text:p text:style-name="P7"><text:s text:c="20"/>if (edge.other(vertex).getColor() == Color.red){</text:p>
            <text:p text:style-name="P7"><text:s text:c="24"/>flag = true;</text:p>
            <text:p text:style-name="P7"><text:s text:c="20"/>}</text:p>
            <text:p text:style-name="P7"><text:s text:c="16"/>}</text:p>
            <text:p text:style-name="P7"/>
            <text:p text:style-name="P7"><text:s text:c="16"/>if(!flag)</text:p>
            <text:p text:style-name="P7"><text:s text:c="20"/>return false;</text:p>
            <text:p text:style-name="P7"><text:s text:c="12"/>}</text:p>
            <text:p text:style-name="P7"><text:s text:c="8"/>}</text:p>
            <text:p text:style-name="P7"/>
            <text:p text:style-name="P7"><text:s text:c="8"/>return true;</text:p>
            <text:p text:style-name="P7"/>
            <text:p text:style-name="P7"><text:s text:c="4"/>}</text:p>
            <text:p text:style-name="P7">}</text:p>
            <text:p text:style-name="P7"/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>73. Найти векторы степеней захода и исхода ориентированного графа (порядок вершин любой, но в обоих векторах одинаковый)</text:p>
          </table:table-cell>
          <table:table-cell table:style-name="Table6.A1" office:value-type="string">
            <text:p text:style-name="P7">На входе: Абстрактный граф<text:line-break/> <text:s text:c="2"/>Создать вектор захода din длины n</text:p>
            <text:p text:style-name="P7"><text:s text:c="3"/>Создать вектор исхода dout длины n</text:p>
            <text:p text:style-name="P7"><text:s text:c="3"/>ЦИКЛ: Пока не рассмотрены все вершины v</text:p>
            <text:p text:style-name="P7"><text:s text:c="6"/>dout[v] = EdgeList.size()</text:p>
            <text:p text:style-name="P7"><text:s text:c="6"/>ЦИКЛ для i от 0 до EdgeList.size()</text:p>
            <text:p text:style-name="P7"><text:s text:c="9"/>din[EdgeList[i]] += 1</text:p>
            <text:p text:style-name="P7"><text:s text:c="6"/>Конец цикла</text:p>
            <text:p text:style-name="P7"><text:s text:c="3"/>Конец цикла</text:p>
            <text:p text:style-name="P7"><text:s text:c="3"/>Вернуть векторы din и dou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37. Найти число клик (полных подграфов) в неориентированном графе</text:p>
          </table:table-cell>
          <table:table-cell table:style-name="Table7.B1" office:value-type="string">
            <text:p text:style-name="P7"><text:span text:style-name="T28">import </text:span><text:span text:style-name="T32">com.mathsystem.graphapi.AbstractEdge</text:span><text:span text:style-name="T28">;</text:span></text:p>
            <text:p text:style-name="P7"><text:span text:style-name="T28">import </text:span><text:span text:style-name="T32">com.mathsystem.graphapi.AbstractGraph</text:span><text:span text:style-name="T28">;</text:span></text:p>
            <text:p text:style-name="P7"><text:span text:style-name="T28">import </text:span><text:span text:style-name="T32">com.mathsystem.graphapi.Vertex</text:span><text:span text:style-name="T28">;</text:span></text:p>
            <text:p text:style-name="P7"><text:span text:style-name="T28">import </text:span><text:span text:style-name="T32">com.mathsystem.plugin.GraphCharacteristic</text:span><text:span text:style-name="T28">;</text:span></text:p>
            <text:p text:style-name="P9"/>
            <text:p text:style-name="P7"><text:span text:style-name="T28">import </text:span><text:span text:style-name="T32">java.util.ArrayList</text:span><text:span text:style-name="T28">;</text:span></text:p>
            <text:p text:style-name="P7"><text:span text:style-name="T28">import </text:span><text:span text:style-name="T32">java.util.List</text:span><text:span text:style-name="T28">;</text:span></text:p>
            <text:p text:style-name="P9"/>
            <text:p text:style-name="P7"><text:span text:style-name="T28">public class </text:span><text:span text:style-name="T32">ClickAmount </text:span><text:span text:style-name="T28">implements </text:span><text:span text:style-name="T32">GraphCharacteristic{</text:span></text:p>
            <text:p text:style-name="P15"/>
            <text:p text:style-name="P7"><text:span text:style-name="T32"><text:s text:c="3"/></text:span><text:span text:style-name="T28">private int </text:span><text:span text:style-name="T32">clickAmount = </text:span><text:span text:style-name="T40">0</text:span><text:span text:style-name="T28">;</text:span></text:p>
            <text:p text:style-name="P9"/>
            <text:p text:style-name="P7"><text:span text:style-name="T28"><text:s text:c="3"/>private </text:span><text:span text:style-name="T32">List&lt;Vertex&gt; compsub = </text:span><text:span text:style-name="T28">new </text:span><text:span text:style-name="T32">ArrayList&lt;&gt;()</text:span><text:span text:style-name="T28">;</text:span></text:p>
            <text:p text:style-name="P9"/>
            <text:p text:style-name="P7"><text:span text:style-name="T28"><text:s text:c="3"/></text:span><text:span text:style-name="T32">@Override</text:span></text:p>
            <text:p text:style-name="P7"><text:span text:style-name="T32"><text:s text:c="3"/></text:span><text:span text:style-name="T28">public </text:span><text:span text:style-name="T32">Integer execute(AbstractGraph abstractGraph) {</text:span></text:p>
            <text:p text:style-name="P7"><text:span text:style-name="T32"><text:s text:c="7"/>List&lt;Vertex&gt; vertexList = abstractGraph.getVertices()</text:span><text:span text:style-name="T28">;</text:span></text:p>
            <text:p text:style-name="P7"><text:span text:style-name="T28"><text:s text:c="7"/></text:span><text:span text:style-name="T32">List&lt;Vertex&gt; cand = </text:span><text:span text:style-name="T28">new </text:span><text:span text:style-name="T32">ArrayList&lt;&gt;(vertexList)</text:span><text:span text:style-name="T28">;</text:span></text:p>
            <text:p text:style-name="P7"><text:span text:style-name="T28"><text:s text:c="7"/></text:span><text:span text:style-name="T32">List&lt;Vertex&gt; verif = </text:span><text:span text:style-name="T28">new </text:span><text:span text:style-name="T32">ArrayList&lt;&gt;()</text:span><text:span text:style-name="T28">;</text:span></text:p>
            <text:p text:style-name="P7"><text:span text:style-name="T28"><text:s text:c="7"/></text:span><text:span text:style-name="T32">BronKerbosch(cand</text:span><text:span text:style-name="T28">, </text:span><text:span text:style-name="T32">verif)</text:span><text:span text:style-name="T28">;</text:span></text:p>
            <text:p text:style-name="P7"><text:span text:style-name="T28"><text:s text:c="7"/>return </text:span><text:span text:style-name="T32">clickAmount</text:span><text:span text:style-name="T28">;</text:span></text:p>
            <text:p text:style-name="P7"><text:span text:style-name="T28"><text:s text:c="3"/></text:span><text:span text:style-name="T32">}</text:span></text:p>
            <text:p text:style-name="P15"/>
            <text:p text:style-name="P7"><text:span text:style-name="T32"><text:s text:c="3"/></text:span><text:span text:style-name="T28">private void </text:span><text:span text:style-name="T32">BronKerbosch(List&lt;Vertex&gt; cand</text:span><text:span text:style-name="T28">, </text:span><text:span text:style-name="T32">List&lt;Vertex&gt; verif){</text:span></text:p>
            <text:p text:style-name="P7"><text:span text:style-name="T32"><text:s text:c="7"/></text:span><text:span text:style-name="T28">int </text:span><text:span text:style-name="T32">i = </text:span><text:span text:style-name="T40">0</text:span><text:span text:style-name="T28">;</text:span></text:p>
            <text:p text:style-name="P7"><text:span text:style-name="T28"><text:s text:c="7"/>while </text:span><text:span text:style-name="T32">(!cand.isEmpty() &amp; !flag(cand</text:span><text:span text:style-name="T28">, </text:span><text:span text:style-name="T32">verif)) {</text:span></text:p>
            <text:p text:style-name="P7"><text:span text:style-name="T32"><text:s text:c="11"/></text:span><text:span text:style-name="T28">if </text:span><text:span text:style-name="T32">(i &lt; cand.size()){</text:span></text:p>
            <text:p text:style-name="P7"><text:span text:style-name="T32"><text:s text:c="15"/>compsub.add(cand.get(i))</text:span><text:span text:style-name="T28">;</text:span></text:p>
            <text:p text:style-name="P7"><text:span text:style-name="T28"><text:s text:c="15"/></text:span><text:span text:style-name="T32">Vertex v = cand.get(i)</text:span><text:span text:style-name="T28">;</text:span></text:p>
            <text:p text:style-name="P7"><text:span text:style-name="T28"><text:s text:c="15"/></text:span><text:span text:style-name="T32">List&lt;Vertex&gt; cand1 = </text:span><text:span text:style-name="T28">new </text:span><text:span text:style-name="T32">ArrayList&lt;&gt;()</text:span><text:span text:style-name="T28">;</text:span></text:p>
            <text:p text:style-name="P7"><text:span text:style-name="T28"><text:s text:c="15"/></text:span><text:span text:style-name="T32">List&lt;AbstractEdge&gt; edgeList = v.getEdgeList()</text:span><text:span text:style-name="T28">;</text:span></text:p>
            <text:p text:style-name="P7"><text:span text:style-name="T28"><text:s text:c="15"/>for </text:span><text:span text:style-name="T32">(Vertex cv : cand) {</text:span></text:p>
            <text:p text:style-name="P7"><text:span text:style-name="T32"><text:s text:c="19"/></text:span><text:span text:style-name="T28">for </text:span><text:span text:style-name="T32">(AbstractEdge edge : edgeList) {</text:span></text:p>
            <text:p text:style-name="P7"><text:span text:style-name="T32"><text:s text:c="23"/></text:span><text:span text:style-name="T28">if </text:span><text:span text:style-name="T32">(edge.other(v).getIndex().equals(cv.getIndex())) {</text:span></text:p>
            <text:p text:style-name="P7"><text:span text:style-name="T32"><text:s text:c="27"/>cand1.add(cv)</text:span><text:span text:style-name="T28">;</text:span></text:p>
            <text:p text:style-name="P7"><text:span text:style-name="T28"><text:s text:c="27"/>break;</text:span></text:p>
            <text:p text:style-name="P7"><text:span text:style-name="T28"><text:s text:c="23"/></text:span><text:span text:style-name="T32">}</text:span></text:p>
            <text:p text:style-name="P7"><text:span text:style-name="T32"><text:s text:c="19"/>}</text:span></text:p>
            <text:p text:style-name="P7"><text:span text:style-name="T32"><text:s text:c="15"/>}</text:span></text:p>
            <text:p text:style-name="P7"><text:span text:style-name="T32"><text:s text:c="15"/>List&lt;Vertex&gt; verif1 = </text:span><text:span text:style-name="T28">new </text:span><text:span text:style-name="T32">ArrayList&lt;&gt;()</text:span><text:span text:style-name="T28">;</text:span></text:p>
            <text:p text:style-name="P7"><text:span text:style-name="T28"><text:s text:c="15"/>for </text:span><text:span text:style-name="T32">(Vertex vv : verif) {</text:span></text:p>
            <text:p text:style-name="P7"><text:span text:style-name="T32"><text:s text:c="19"/></text:span><text:span text:style-name="T28">for </text:span><text:span text:style-name="T32">(AbstractEdge edge : edgeList) {</text:span></text:p>
            <text:p text:style-name="P7"><text:span text:style-name="T32"><text:s text:c="23"/></text:span><text:span text:style-name="T28">if </text:span><text:span text:style-name="T32">(edge.other(v).getIndex().equals(vv.getIndex())) {</text:span></text:p>
            <text:p text:style-name="P7"><text:span text:style-name="T32"><text:s text:c="27"/>verif1.add(vv)</text:span><text:span text:style-name="T28">;</text:span></text:p>
            <text:p text:style-name="P7"><text:span text:style-name="T28"><text:s text:c="27"/>break;</text:span></text:p>
            <text:p text:style-name="P7"><text:span text:style-name="T28"><text:s text:c="23"/></text:span><text:span text:style-name="T32">}</text:span></text:p>
            <text:p text:style-name="P7"><text:span text:style-name="T32"><text:s text:c="19"/>}</text:span></text:p>
            <text:p text:style-name="P7"><text:span text:style-name="T32"><text:s text:c="15"/>}</text:span></text:p>
            <text:p text:style-name="P7"><text:span text:style-name="T32"><text:s text:c="15"/></text:span><text:span text:style-name="T28">if </text:span><text:span text:style-name="T32">(cand1.isEmpty() &amp;&amp; verif1.isEmpty()) {</text:span></text:p>
            <text:p text:style-name="P7"><text:span text:style-name="T32"><text:s text:c="19"/></text:span><text:span text:style-name="T43">//System.out.println(compsub);</text:span></text:p>
            <text:p text:style-name="P7"><text:span text:style-name="T43"><text:s text:c="19"/></text:span><text:span text:style-name="T32">clickAmount++</text:span><text:span text:style-name="T28">;</text:span></text:p>
            <text:p text:style-name="P7"><text:span text:style-name="T28"><text:s text:c="15"/></text:span><text:span text:style-name="T32">} </text:span><text:span text:style-name="T28">else </text:span><text:span text:style-name="T32">{</text:span></text:p>
            <text:p text:style-name="P7"><text:span text:style-name="T32"><text:s text:c="19"/>BronKerbosch(cand1</text:span><text:span text:style-name="T28">, </text:span><text:span text:style-name="T32">verif1)</text:span><text:span text:style-name="T28">;</text:span></text:p>
            <text:p text:style-name="P7"><text:span text:style-name="T28"><text:s text:c="15"/></text:span><text:span text:style-name="T32">}</text:span></text:p>
            <text:p text:style-name="P7"><text:span text:style-name="T32"><text:s text:c="15"/>verif.add(v)</text:span><text:span text:style-name="T28">;</text:span></text:p>
            <text:p text:style-name="P7"><text:span text:style-name="T28"><text:s text:c="15"/></text:span><text:span text:style-name="T32">compsub.remove(v)</text:span><text:span text:style-name="T28">;</text:span></text:p>
            <text:p text:style-name="P7"><text:span text:style-name="T28"><text:s text:c="15"/></text:span><text:span text:style-name="T32">cand.remove(v)</text:span><text:span text:style-name="T28">;</text:span></text:p>
            <text:p text:style-name="P7"><text:span text:style-name="T28"><text:s text:c="15"/></text:span><text:span text:style-name="T32">i++</text:span><text:span text:style-name="T28">;</text:span></text:p>
            <text:p text:style-name="P7"><text:span text:style-name="T28"><text:s text:c="11"/></text:span><text:span text:style-name="T32">}</text:span></text:p>
            <text:p text:style-name="P7"><text:span text:style-name="T32"><text:s text:c="7"/>}</text:span></text:p>
            <text:p text:style-name="P7"><text:span text:style-name="T32"><text:s text:c="3"/>}</text:span></text:p>
            <text:p text:style-name="P15"/>
            <text:p text:style-name="P7"><text:span text:style-name="T32"><text:s text:c="3"/></text:span><text:span text:style-name="T28">private boolean </text:span><text:span text:style-name="T32">flag(List&lt;Vertex&gt; cand</text:span><text:span text:style-name="T28">, </text:span><text:span text:style-name="T32">List&lt;Vertex&gt; verif){</text:span></text:p>
            <text:p text:style-name="P7"><text:span text:style-name="T32"><text:s text:c="7"/></text:span><text:span text:style-name="T28">boolean </text:span><text:span text:style-name="T32">flag = </text:span><text:span text:style-name="T28">false;</text:span></text:p>
            <text:p text:style-name="P7"><text:span text:style-name="T28"><text:s text:c="7"/>for</text:span><text:span text:style-name="T32">(Vertex vv : verif){</text:span></text:p>
            <text:p text:style-name="P7"><text:span text:style-name="T32"><text:s text:c="11"/>List&lt;AbstractEdge&gt; edgeList = vv.getEdgeList()</text:span><text:span text:style-name="T28">;</text:span></text:p>
            <text:p text:style-name="P7"><text:span text:style-name="T28"><text:s text:c="11"/>boolean </text:span><text:span text:style-name="T32">res = </text:span><text:span text:style-name="T28">true;</text:span></text:p>
            <text:p text:style-name="P7"><text:span text:style-name="T28"><text:s text:c="11"/>for </text:span><text:span text:style-name="T32">(Vertex cv : cand){</text:span></text:p>
            <text:p text:style-name="P7"><text:span text:style-name="T32"><text:s text:c="15"/></text:span><text:span text:style-name="T28">boolean </text:span><text:span text:style-name="T32">f = </text:span><text:span text:style-name="T28">false;</text:span></text:p>
            <text:p text:style-name="P7"><text:span text:style-name="T28"><text:s text:c="15"/>for </text:span><text:span text:style-name="T32">(AbstractEdge edge : edgeList) {</text:span></text:p>
            <text:p text:style-name="P7"><text:span text:style-name="T32"><text:s text:c="19"/></text:span><text:span text:style-name="T28">if</text:span><text:span text:style-name="T32">(edge.other(vv).getIndex().equals(cv.getIndex())){</text:span></text:p>
            <text:p text:style-name="P7"><text:span text:style-name="T32"><text:s text:c="23"/>f = </text:span><text:span text:style-name="T28">true;</text:span></text:p>
            <text:p text:style-name="P7"><text:span text:style-name="T28"><text:s text:c="23"/>break;</text:span></text:p>
            <text:p text:style-name="P7"><text:span text:style-name="T28"><text:s text:c="19"/></text:span><text:span text:style-name="T32">}</text:span></text:p>
            <text:p text:style-name="P7"><text:span text:style-name="T32"><text:s text:c="15"/>}</text:span></text:p>
            <text:p text:style-name="P7"><text:span text:style-name="T32"><text:s text:c="15"/></text:span><text:span text:style-name="T28">if</text:span><text:span text:style-name="T32">(!f){</text:span></text:p>
            <text:p text:style-name="P7"><text:span text:style-name="T32"><text:s text:c="19"/>res = </text:span><text:span text:style-name="T28">false;</text:span></text:p>
            <text:p text:style-name="P7"><text:span text:style-name="T28"><text:s text:c="15"/></text:span><text:span text:style-name="T32">}</text:span></text:p>
            <text:p text:style-name="P7"><text:span text:style-name="T32"><text:s text:c="11"/>}</text:span></text:p>
            <text:p text:style-name="P7"><text:span text:style-name="T32"><text:s text:c="11"/></text:span><text:span text:style-name="T28">if</text:span><text:span text:style-name="T32">(res)</text:span></text:p>
            <text:p text:style-name="P7"><text:span text:style-name="T32"><text:s text:c="15"/>flag = </text:span><text:span text:style-name="T28">true;</text:span></text:p>
            <text:p text:style-name="P7"><text:span text:style-name="T28"><text:s text:c="7"/></text:span><text:span text:style-name="T32">}</text:span></text:p>
            <text:p text:style-name="P7"><text:span text:style-name="T32"><text:s text:c="7"/></text:span><text:span text:style-name="T28">return </text:span><text:span text:style-name="T32">flag</text:span><text:span text:style-name="T28">;</text:span></text:p>
            <text:p text:style-name="P7"><text:span text:style-name="T28"><text:s text:c="3"/></text:span><text:span text:style-name="T32">}</text:span></text:p>
            <text:p text:style-name="P7"><text:span text:style-name="T32">}</text:span></text:p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86<text:span text:style-name="T11">.</text:span></text:p>
            <text:p text:style-name="P7">Показывает ли представленная раскраска ориентированного графа множество компонент сильной связности (каждая компонента должна быть раскрашена в свой цвет, точки сочленения не раскрашены)</text:p>
          </table:table-cell>
          <table:table-cell table:style-name="Table8.B1" office:value-type="string">
            <text:p text:style-name="P7"><text:span text:style-name="T13">import com.mathsystem.entity.graph.Color;</text:span></text:p>
            <text:p text:style-name="P7"><text:span text:style-name="T13">import com.mathsystem.graphapi.AbstractEdge;</text:span></text:p>
            <text:p text:style-name="P7"><text:span text:style-name="T13">import com.mathsystem.graphapi.AbstractGraph;</text:span></text:p>
            <text:p text:style-name="P7"><text:span text:style-name="T13">import com.mathsystem.graphapi.Vertex;</text:span></text:p>
            <text:p text:style-name="P7"><text:span text:style-name="T13">import com.mathsystem.graphapi.directed.DirectedEdge;</text:span></text:p>
            <text:p text:style-name="P7"><text:span text:style-name="T13">import com.mathsystem.graphapi.directed.DirectedGraph;</text:span></text:p>
            <text:p text:style-name="P7"><text:span text:style-name="T13">import com.mathsystem.plugin.GraphProperty;</text:span></text:p>
            <text:p text:style-name="P4"/>
            <text:p text:style-name="P7"><text:span text:style-name="T13">import java.util.ArrayList;</text:span></text:p>
            <text:p text:style-name="P7"><text:span text:style-name="T13">import java.util.Arrays;</text:span></text:p>
            <text:p text:style-name="P7"><text:span text:style-name="T13">import java.util.List;</text:span></text:p>
            <text:p text:style-name="P7"><text:span text:style-name="T13">import java.util.Stack;</text:span></text:p>
            <text:p text:style-name="P4"/>
            <text:p text:style-name="P4"/>
            <text:p text:style-name="P7"><text:span text:style-name="T13">public class SCComponent implements GraphProperty{</text:span></text:p>
            <text:p text:style-name="P7"><text:span text:style-name="T13"><text:s text:c="4"/>@Override</text:span></text:p>
            <text:p text:style-name="P7"><text:span text:style-name="T13"><text:s text:c="4"/>public boolean execute(AbstractGraph abstractGraph) {</text:span></text:p>
            <text:p text:style-name="P7"><text:span text:style-name="T13"><text:s text:c="8"/>boolean flag = true;</text:span></text:p>
            <text:p text:style-name="P7"><text:span text:style-name="T13"><text:s text:c="8"/>List&lt;List&lt;Vertex&gt;&gt; SSC = findSSC((DirectedGraph) abstractGraph);//Компоненты сильной связности</text:span></text:p>
            <text:p text:style-name="P4"/>
            <text:p text:style-name="P7"><text:span text:style-name="T13"><text:s text:c="8"/>//Проверка все ли вершины раскрашены</text:span></text:p>
            <text:p text:style-name="P7"><text:span text:style-name="T13"><text:s text:c="8"/>int vertexCount = 0;</text:span></text:p>
            <text:p text:style-name="P7"><text:span text:style-name="T13"><text:s text:c="8"/>for (List&lt;Vertex&gt; component : SSC) vertexCount += component.size();</text:span></text:p>
            <text:p text:style-name="P7"><text:span text:style-name="T13"><text:s text:c="8"/>if (vertexCount != abstractGraph.getVertexCount()) flag = false;</text:span></text:p>
            <text:p text:style-name="P4"/>
            <text:p text:style-name="P7"><text:span text:style-name="T13"><text:s text:c="8"/>//Проверка правильности раскраски</text:span></text:p>
            <text:p text:style-name="P7"><text:span text:style-name="T13"><text:s text:c="8"/>List&lt;Color&gt; usedColors = new ArrayList&lt;&gt;();//Список использованных для компонент цветов</text:span></text:p>
            <text:p text:style-name="P7"><text:span text:style-name="T13"><text:s text:c="8"/>for (int k = 0; k &lt; SSC.size() &amp;&amp; flag; k++){</text:span></text:p>
            <text:p text:style-name="P7"><text:span text:style-name="T13"><text:s text:c="12"/>List&lt;Vertex&gt; component = SSC.get(k);</text:span></text:p>
            <text:p text:style-name="P4"/>
            <text:p text:style-name="P7"><text:span text:style-name="T13"><text:s text:c="12"/>Color compColor = component.get(0).getColor();//Цвет компоненты</text:span></text:p>
            <text:p text:style-name="P7"><text:span text:style-name="T13"><text:s text:c="12"/>for (int i = 0; i &lt; usedColors.size() &amp;&amp; flag; i++){</text:span></text:p>
            <text:p text:style-name="P7"><text:span text:style-name="T13"><text:s text:c="16"/>if (usedColors.get(i) == compColor) flag = false;</text:span></text:p>
            <text:p text:style-name="P7"><text:span text:style-name="T13"><text:s text:c="12"/>}</text:span></text:p>
            <text:p text:style-name="P7"><text:span text:style-name="T13"><text:s text:c="12"/>for (int i = 0; i &lt; component.size() &amp;&amp; flag; i++){</text:span></text:p>
            <text:p text:style-name="P7"><text:span text:style-name="T13"><text:s text:c="16"/>if (component.get(i).getColor() != compColor) flag = false;</text:span></text:p>
            <text:p text:style-name="P7"><text:span text:style-name="T13"><text:s text:c="12"/>}</text:span></text:p>
            <text:p text:style-name="P7"><text:span text:style-name="T13"><text:s text:c="12"/>usedColors.add(compColor);</text:span></text:p>
            <text:p text:style-name="P7"><text:span text:style-name="T13"><text:s text:c="8"/>}</text:span></text:p>
            <text:p text:style-name="P7"><text:span text:style-name="T13"><text:s text:c="8"/>return <text:s/>flag;</text:span></text:p>
            <text:p text:style-name="P7"><text:span text:style-name="T13"><text:s text:c="4"/>}</text:span></text:p>
            <text:p text:style-name="P7"><text:span text:style-name="T13"><text:s text:c="4"/>//Алгоритм Косарайо</text:span></text:p>
            <text:p text:style-name="P7"><text:span text:style-name="T13"><text:s text:c="4"/>List&lt;List&lt;Vertex&gt;&gt; findSSC(DirectedGraph graph){</text:span></text:p>
            <text:p text:style-name="P7"><text:span text:style-name="T13"><text:s text:c="8"/>List&lt;Vertex&gt; vertices = graph.getVertices();</text:span></text:p>
            <text:p text:style-name="P4"/>
            <text:p text:style-name="P7"><text:span text:style-name="T13"><text:s text:c="8"/>Stack&lt;Vertex&gt; stack = new Stack&lt;&gt;();</text:span></text:p>
            <text:p text:style-name="P7"><text:span text:style-name="T13"><text:s text:c="8"/>boolean[] visited = new boolean[graph.getVertexCount()];</text:span></text:p>
            <text:p text:style-name="P7"><text:span text:style-name="T13"><text:s text:c="8"/>Arrays.fill(visited, false);</text:span></text:p>
            <text:p text:style-name="P4"/>
            <text:p text:style-name="P7"><text:span text:style-name="T13"><text:s text:c="8"/>//Первый обход в глубину. Добавление вершин в стек времени выхода</text:span></text:p>
            <text:p text:style-name="P7"><text:span text:style-name="T13"><text:s text:c="8"/>for (int i = 0; i &lt; graph.getVertexCount(); i++){</text:span></text:p>
            <text:p text:style-name="P7"><text:span text:style-name="T13"><text:s text:c="12"/>if (!visited[i]) firstDFS(visited, stack, vertices.get(i));</text:span></text:p>
            <text:p text:style-name="P7"><text:span text:style-name="T13"><text:s text:c="8"/>}</text:span></text:p>
            <text:p text:style-name="P4"/>
            <text:p text:style-name="P7"><text:span text:style-name="T13"><text:s text:c="8"/>transposeGraph(graph);</text:span></text:p>
            <text:p text:style-name="P4"/>
            <text:p text:style-name="P7"><text:span text:style-name="T13"><text:s text:c="8"/>//Второй обход в глубину по времени выхода и составление компонент</text:span></text:p>
            <text:p text:style-name="P7"><text:span text:style-name="T13"><text:s text:c="8"/>Arrays.fill(visited, false);</text:span></text:p>
            <text:p text:style-name="P7"><text:span text:style-name="T13"><text:s text:c="8"/>List&lt;List&lt;Vertex&gt;&gt; components = new ArrayList&lt;&gt;();</text:span></text:p>
            <text:p text:style-name="P7"><text:span text:style-name="T13"><text:s text:c="8"/>while (!stack.empty()) {</text:span></text:p>
            <text:p text:style-name="P7"><text:span text:style-name="T13"><text:s text:c="12"/>Vertex v = stack.pop();</text:span></text:p>
            <text:p text:style-name="P7"><text:span text:style-name="T13"><text:s text:c="12"/>if (!visited[v.getIndex()]) {</text:span></text:p>
            <text:p text:style-name="P7"><text:span text:style-name="T13"><text:s text:c="16"/>List&lt;Vertex&gt; component = new ArrayList&lt;&gt;();</text:span></text:p>
            <text:p text:style-name="P7"><text:span text:style-name="T13"><text:s text:c="16"/>component.add(v);</text:span></text:p>
            <text:p text:style-name="P7"><text:span text:style-name="T13"><text:s text:c="16"/>secondDFS(visited, component, v);</text:span></text:p>
            <text:p text:style-name="P7"><text:span text:style-name="T13"><text:s text:c="16"/>components.add(component);</text:span></text:p>
            <text:p text:style-name="P7"><text:span text:style-name="T13"><text:s text:c="12"/>}</text:span></text:p>
            <text:p text:style-name="P7"><text:span text:style-name="T13"><text:s text:c="8"/>}</text:span></text:p>
            <text:p text:style-name="P7"><text:span text:style-name="T13"><text:s text:c="8"/>return <text:s/>components;</text:span></text:p>
            <text:p text:style-name="P4"/>
            <text:p text:style-name="P7"><text:span text:style-name="T13"><text:s text:c="4"/>}</text:span></text:p>
            <text:p text:style-name="P7"><text:span text:style-name="T13"><text:s text:c="4"/>void firstDFS(boolean[] visited, Stack&lt;Vertex&gt; stack, Vertex v){</text:span></text:p>
            <text:p text:style-name="P7"><text:span text:style-name="T13"><text:s text:c="8"/>visited[v.getIndex()] = true;</text:span></text:p>
            <text:p text:style-name="P7"><text:span text:style-name="T13"><text:s text:c="8"/>List&lt;AbstractEdge&gt; edges = v.getEdgeList();</text:span></text:p>
            <text:p text:style-name="P7"><text:span text:style-name="T13"><text:s text:c="8"/>for (AbstractEdge edge : edges){</text:span></text:p>
            <text:p text:style-name="P7"><text:span text:style-name="T13"><text:s text:c="12"/>Vertex AdjVertex = edge.other(v);</text:span></text:p>
            <text:p text:style-name="P7"><text:span text:style-name="T13"><text:s text:c="12"/>if (!visited[AdjVertex.getIndex()]) firstDFS(visited, stack, AdjVertex);</text:span></text:p>
            <text:p text:style-name="P7"><text:span text:style-name="T13"><text:s text:c="8"/>}</text:span></text:p>
            <text:p text:style-name="P7"><text:span text:style-name="T13"><text:s text:c="8"/>stack.push(v);</text:span></text:p>
            <text:p text:style-name="P7"><text:span text:style-name="T13"><text:s text:c="4"/>}</text:span></text:p>
            <text:p text:style-name="P4"/>
            <text:p text:style-name="P7"><text:span text:style-name="T13"><text:s text:c="4"/>void transposeGraph(DirectedGraph graph){</text:span></text:p>
            <text:p text:style-name="P7"><text:span text:style-name="T13"><text:s text:c="8"/>List&lt;Vertex&gt; vertices = graph.getVertices();</text:span></text:p>
            <text:p text:style-name="P7"><text:span text:style-name="T13"><text:s text:c="8"/>//Степени нужны, чтобы не обрабатывать ребро дважды, т.к. обрабатонное ребро ставится на верх списка ребер</text:span></text:p>
            <text:p text:style-name="P7"><text:span text:style-name="T13"><text:s text:c="8"/>Integer[] degree = new Integer[graph.getVertexCount()];</text:span></text:p>
            <text:p text:style-name="P7"><text:span text:style-name="T13"><text:s text:c="8"/>Arrays.fill(degree, 0);</text:span></text:p>
            <text:p text:style-name="P7"><text:span text:style-name="T13"><text:s text:c="8"/>for (Vertex vert : vertices) <text:s/>degree[vert.getIndex()] = vert.getEdgeList().size();</text:span></text:p>
            <text:p text:style-name="P7"><text:span text:style-name="T13"><text:s text:c="8"/>for (Vertex vert : vertices){</text:span></text:p>
            <text:p text:style-name="P7"><text:span text:style-name="T13"><text:s text:c="12"/>List&lt;AbstractEdge&gt; edges = vert.getEdgeList();</text:span></text:p>
            <text:p text:style-name="P7"><text:span text:style-name="T13"><text:s text:c="12"/>List&lt;AbstractEdge&gt; toRemove = new ArrayList&lt;&gt;();</text:span></text:p>
            <text:p text:style-name="P7"><text:span text:style-name="T13"><text:s text:c="12"/>for (int i = 0; i &lt; degree[vert.getIndex()]; i++){</text:span></text:p>
            <text:p text:style-name="P7"><text:span text:style-name="T13"><text:s text:c="16"/>DirectedEdge edge = (DirectedEdge) edges.get(i);</text:span></text:p>
            <text:p text:style-name="P7"><text:span text:style-name="T13"><text:s text:c="16"/>DirectedEdge newEdge = new DirectedEdge(edge.getW(), edge.getV(), edge.getWeight(), edge.getColor(),</text:span></text:p>
            <text:p text:style-name="P7"><text:span text:style-name="T13"><text:s text:c="24"/>edge.getLabel(), edge.getName());</text:span></text:p>
            <text:p text:style-name="P7"><text:span text:style-name="T13"><text:s text:c="16"/>toRemove.add(edge);</text:span></text:p>
            <text:p text:style-name="P7"><text:span text:style-name="T13"><text:s text:c="16"/>edge.to().getEdgeList().add(newEdge);</text:span></text:p>
            <text:p text:style-name="P7"><text:span text:style-name="T13"><text:s text:c="12"/>}</text:span></text:p>
            <text:p text:style-name="P7"><text:span text:style-name="T13"><text:s text:c="12"/>//Удаляем транспонированные ребра из списка смежности</text:span></text:p>
            <text:p text:style-name="P7"><text:span text:style-name="T13"><text:s text:c="12"/>for (AbstractEdge edge : toRemove) edges.remove(edge);</text:span></text:p>
            <text:p text:style-name="P7"><text:span text:style-name="T13"><text:s text:c="8"/>}</text:span></text:p>
            <text:p text:style-name="P7"><text:span text:style-name="T13"><text:s text:c="4"/>}</text:span></text:p>
            <text:p text:style-name="P7"><text:span text:style-name="T13"><text:s text:c="4"/>void secondDFS(boolean[] visited, List&lt;Vertex&gt; component, Vertex v){</text:span></text:p>
            <text:p text:style-name="P7"><text:span text:style-name="T13"><text:s text:c="8"/>visited[v.getIndex()] = true;</text:span></text:p>
            <text:p text:style-name="P7"><text:span text:style-name="T13"><text:s text:c="8"/>List&lt;AbstractEdge&gt; edges = v.getEdgeList();</text:span></text:p>
            <text:p text:style-name="P7"><text:span text:style-name="T13"><text:s text:c="8"/>for (AbstractEdge edge : edges){</text:span></text:p>
            <text:p text:style-name="P7"><text:span text:style-name="T13"><text:s text:c="12"/>Vertex AdjVertex = edge.other(v);</text:span></text:p>
            <text:p text:style-name="P7"><text:span text:style-name="T13"><text:s text:c="12"/>if (!visited[AdjVertex.getIndex()]){</text:span></text:p>
            <text:p text:style-name="P7"><text:span text:style-name="T13"><text:s text:c="16"/>component.add(AdjVertex);</text:span></text:p>
            <text:p text:style-name="P7"><text:span text:style-name="T13"><text:s text:c="16"/>secondDFS(visited,component,AdjVertex);</text:span></text:p>
            <text:p text:style-name="P7"><text:span text:style-name="T13"><text:s text:c="12"/>}</text:span></text:p>
            <text:p text:style-name="P7"><text:span text:style-name="T13"><text:s text:c="8"/>}</text:span></text:p>
            <text:p text:style-name="P7"><text:span text:style-name="T13"><text:s text:c="4"/>}</text:span></text:p>
            <text:p text:style-name="P7"><text:span text:style-name="T13">}</text:span></text:p>
            <text:p text:style-name="P3"/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80</text:p>
            <text:p text:style-name="P19">Образуют ли помеченные (выделенные красным цветом) вершины ориентированного графа ядро (доминирующее независимое множество)</text:p>
          </table:table-cell>
          <table:table-cell table:style-name="Table9.A1" office:value-type="string">
            <text:p text:style-name="P19"><text:span text:style-name="T20">import com.mathsystem.graphapi.AbstractEdge;</text:span></text:p>
            <text:p text:style-name="P19"><text:span text:style-name="T20">import com.mathsystem.graphapi.AbstractGraph;</text:span></text:p>
            <text:p text:style-name="P19"><text:span text:style-name="T20">import com.mathsystem.graphapi.Vertex;</text:span></text:p>
            <text:p text:style-name="P19"><text:span text:style-name="T20">import com.mathsystem.plugin.GraphProperty;</text:span></text:p>
            <text:p text:style-name="P19"><text:span text:style-name="T20">import com.mathsystem.entity.graph.Color;</text:span></text:p>
            <text:p text:style-name="P26"/>
            <text:p text:style-name="P19"><text:span text:style-name="T20">import java.util.List;</text:span></text:p>
            <text:p text:style-name="P19"><text:span text:style-name="T20">import java.util.Arrays;</text:span></text:p>
            <text:p text:style-name="P26"/>
            <text:p text:style-name="P19"><text:span text:style-name="T20">public class GraphCore implements GraphProperty {</text:span></text:p>
            <text:p text:style-name="P19"><text:span text:style-name="T20"><text:s text:c="3"/>boolean flag = false;</text:span></text:p>
            <text:p text:style-name="P19"><text:span text:style-name="T20"><text:s text:c="3"/>@Override</text:span></text:p>
            <text:p text:style-name="P19"><text:span text:style-name="T20"><text:s text:c="3"/>public boolean execute(AbstractGraph abstractGraph) {</text:span></text:p>
            <text:p text:style-name="P19"><text:span text:style-name="T20"><text:s text:c="7"/>List&lt;Vertex&gt; vertexList = abstractGraph.getVertices();</text:span></text:p>
            <text:p text:style-name="P19"><text:span text:style-name="T20"><text:s text:c="7"/>Boolean[] boolFlag = new Boolean[abstractGraph.getVertexCount()];</text:span></text:p>
            <text:p text:style-name="P19"><text:span text:style-name="T20"><text:s text:c="7"/>Arrays.</text:span><text:span text:style-name="T21">fill</text:span><text:span text:style-name="T20">(boolFlag, false);</text:span></text:p>
            <text:p text:style-name="P26"/>
            <text:p text:style-name="P19"><text:span text:style-name="T20"><text:s text:c="7"/>for (int i = 0; i &lt; abstractGraph.getVertexCount(); i++) {</text:span></text:p>
            <text:p text:style-name="P19"><text:span text:style-name="T20"><text:s text:c="11"/>Vertex vertex = vertexList.get(i);</text:span></text:p>
            <text:p text:style-name="P19"><text:span text:style-name="T20"><text:s text:c="11"/>if (vertex.getColor() != Color.</text:span><text:span text:style-name="T21">red</text:span><text:span text:style-name="T20">) {</text:span></text:p>
            <text:p text:style-name="P19"><text:span text:style-name="T20"><text:s text:c="15"/>List&lt;AbstractEdge&gt; edgeListFrom = vertex.getEdgeList();</text:span></text:p>
            <text:p text:style-name="P19"><text:span text:style-name="T20"><text:s text:c="15"/>for (AbstractEdge edge : edgeListFrom) {</text:span></text:p>
            <text:p text:style-name="P19"><text:span text:style-name="T20"><text:s text:c="19"/>if (edge.other(vertex).getColor() == Color.</text:span><text:span text:style-name="T21">red</text:span><text:span text:style-name="T20">)</text:span></text:p>
            <text:p text:style-name="P19"><text:span text:style-name="T20"><text:s text:c="23"/>boolFlag[vertex.getIndex()] = true;</text:span></text:p>
            <text:p text:style-name="P19"><text:span text:style-name="T20"><text:s text:c="15"/>}</text:span></text:p>
            <text:p text:style-name="P19"><text:span text:style-name="T20"><text:s text:c="11"/>if (!boolFlag[vertex.getIndex()]) {return efalse;}</text:span></text:p>
            <text:p text:style-name="P19"><text:span text:style-name="T20"><text:s text:c="11"/>}</text:span></text:p>
            <text:p text:style-name="P19"><text:span text:style-name="T20"><text:s text:c="11"/>else{</text:span></text:p>
            <text:p text:style-name="P19"><text:span text:style-name="T20"><text:s text:c="15"/>List&lt;AbstractEdge&gt; edgeListFrom = vertex.getEdgeList();</text:span></text:p>
            <text:p text:style-name="P19"><text:span text:style-name="T20"><text:s text:c="15"/>for (AbstractEdge edge : edgeListFrom) {</text:span></text:p>
            <text:p text:style-name="P19"><text:span text:style-name="T20"><text:s text:c="19"/>if (edge.other(vertex).getColor() == Color.</text:span><text:span text:style-name="T21">red</text:span><text:span text:style-name="T20">) {return false;}</text:span></text:p>
            <text:p text:style-name="P19"><text:span text:style-name="T20"><text:s text:c="15"/>}</text:span></text:p>
            <text:p text:style-name="P19"><text:span text:style-name="T20"><text:s text:c="11"/>}</text:span></text:p>
            <text:p text:style-name="P19"><text:span text:style-name="T20"><text:s text:c="7"/>}</text:span></text:p>
            <text:p text:style-name="P26"/>
            <text:p text:style-name="P19"><text:span text:style-name="T20"><text:s text:c="7"/>for (int i = 0; i &lt; boolFlag.length; i++) {</text:span></text:p>
            <text:p text:style-name="P19"><text:span text:style-name="T20"><text:s text:c="11"/>if (vertexList.get(i).getColor() != Color.</text:span><text:span text:style-name="T21">red</text:span><text:span text:style-name="T20">) {</text:span></text:p>
            <text:p text:style-name="P19"><text:span text:style-name="T20"><text:s text:c="15"/>if (boolFlag[vertexList.get(i).getIndex()]) {</text:span></text:p>
            <text:p text:style-name="P19"><text:span text:style-name="T20"><text:s text:c="19"/>flag = true;</text:span></text:p>
            <text:p text:style-name="P19"><text:span text:style-name="T20"><text:s text:c="15"/>}</text:span></text:p>
            <text:p text:style-name="P19"><text:span text:style-name="T20"><text:s text:c="15"/>else {</text:span></text:p>
            <text:p text:style-name="P19"><text:span text:style-name="T20"><text:s text:c="19"/>flag = false;</text:span></text:p>
            <text:p text:style-name="P19"><text:span text:style-name="T20"><text:s text:c="19"/>break;</text:span></text:p>
            <text:p text:style-name="P19"><text:span text:style-name="T20"><text:s text:c="15"/>}</text:span></text:p>
            <text:p text:style-name="P19"><text:span text:style-name="T20"><text:s text:c="11"/>}</text:span></text:p>
            <text:p text:style-name="P19"><text:span text:style-name="T20"><text:s text:c="7"/>}</text:span></text:p>
            <text:p text:style-name="P19"><text:span text:style-name="T20"><text:s text:c="7"/>return flag;</text:span></text:p>
            <text:p text:style-name="P19"><text:span text:style-name="T20"><text:s text:c="3"/>}</text:span></text:p>
            <text:p text:style-name="P19"><text:span text:style-name="T20">}</text:span></text:p>
          </table:table-cell>
        </table:table-row>
        <table:table-row table:style-name="Table9.1">
          <table:table-cell table:style-name="Table9.A1" office:value-type="string">
            <text:p text:style-name="P19">6</text:p>
            <text:p text:style-name="P19">Является ли построенный граф графом отношения эквивалентности</text:p>
            <text:p text:style-name="P19"/>
            <text:p text:style-name="P19"/>
          </table:table-cell>
          <table:table-cell table:style-name="Table9.A1" office:value-type="string">
            <text:p text:style-name="P19"><text:span text:style-name="T20">import com.mathsystem.graphapi.AbstractEdge;</text:span></text:p>
            <text:p text:style-name="P19"><text:span text:style-name="T20">import com.mathsystem.graphapi.AbstractGraph;</text:span></text:p>
            <text:p text:style-name="P19"><text:span text:style-name="T20">import com.mathsystem.graphapi.Vertex;</text:span></text:p>
            <text:p text:style-name="P19"><text:span text:style-name="T20">import com.mathsystem.plugin.GraphProperty;</text:span></text:p>
            <text:p text:style-name="P26"/>
            <text:p text:style-name="P19"><text:span text:style-name="T20">import java.util.List;</text:span></text:p>
            <text:p text:style-name="P26"/>
            <text:p text:style-name="P19"><text:span text:style-name="T20">public class GraphEqual implements GraphProperty {</text:span></text:p>
            <text:p text:style-name="P19"><text:span text:style-name="T20"><text:s text:c="4"/>@Override</text:span></text:p>
            <text:p text:style-name="P19"><text:span text:style-name="T20"><text:s text:c="4"/>public boolean execute(AbstractGraph abstractGraph) {</text:span></text:p>
            <text:p text:style-name="P19"><text:span text:style-name="T20"><text:s text:c="8"/>if (abstractGraph.getEdgeCount() % 2 != 0) return false;</text:span></text:p>
            <text:p text:style-name="P19"><text:span text:style-name="T20">/*Число рёбер, с учётом того, что по умолчанию петли не учитываем(они есть всегда)</text:span></text:p>
            <text:p text:style-name="P19"><text:span text:style-name="T20">, должно быть чётно из-за симметричности*/</text:span></text:p>
            <text:p text:style-name="P19"><text:span text:style-name="T20"><text:s text:c="8"/>else {</text:span></text:p>
            <text:p text:style-name="P19"><text:span text:style-name="T20"><text:s text:c="12"/>boolean key = true;</text:span></text:p>
            <text:p text:style-name="P19"><text:span text:style-name="T20"><text:s text:c="12"/>List&lt;Vertex&gt; vertices = abstractGraph.getVertices();</text:span></text:p>
            <text:p text:style-name="P19"><text:span text:style-name="T20"><text:s text:c="12"/>int rep = abstractGraph.getVertexCount();</text:span></text:p>
            <text:p text:style-name="P19"><text:span text:style-name="T20"><text:s text:c="12"/>for (int i = 0; key &amp;&amp; i &lt; rep; i++) {</text:span></text:p>
            <text:p text:style-name="P19"><text:span text:style-name="T20"><text:s text:c="16"/>Vertex vertex = vertices.get(i);</text:span></text:p>
            <text:p text:style-name="P19"><text:span text:style-name="T20"><text:s text:c="16"/>//cout &lt;&lt; "was " &lt;&lt; vertex.getColor() &lt;&lt; endl;</text:span></text:p>
            <text:p text:style-name="P19"><text:span text:style-name="T20"><text:s text:c="16"/>List&lt;AbstractEdge&gt; edges = vertex.getEdgeList();</text:span></text:p>
            <text:p text:style-name="P19"><text:span text:style-name="T20"><text:s text:c="16"/>int countList = edges.size();</text:span></text:p>
            <text:p text:style-name="P19"><text:span text:style-name="T20"><text:s text:c="16"/>for (int j = 0; key &amp;&amp; j &lt; countList; j++) {</text:span></text:p>
            <text:p text:style-name="P19"><text:span text:style-name="T20"><text:s text:c="20"/>Vertex vertex1 = edges.get(j).other(vertex);</text:span></text:p>
            <text:p text:style-name="P19"><text:span text:style-name="T20"><text:s text:c="20"/>List&lt;AbstractEdge&gt; edges1 = vertex1.getEdgeList();</text:span></text:p>
            <text:p text:style-name="P19"><text:span text:style-name="T20"><text:s text:c="20"/>int countList1 = edges1.size();</text:span></text:p>
            <text:p text:style-name="P19"><text:span text:style-name="T20"><text:s text:c="20"/>for (int k = 0; k &lt; countList1; k++) {</text:span></text:p>
            <text:p text:style-name="P19"><text:span text:style-name="T20"><text:s text:c="24"/>key = (edges1.get(k).other(vertex1) == vertex);</text:span></text:p>
            <text:p text:style-name="P19"><text:span text:style-name="T20"><text:s text:c="24"/>if (key) k = countList1;</text:span></text:p>
            <text:p text:style-name="P19"><text:span text:style-name="T20"><text:s text:c="20"/>}</text:span></text:p>
            <text:p text:style-name="P19"><text:span text:style-name="T20"><text:s text:c="16"/>}</text:span></text:p>
            <text:p text:style-name="P19"><text:span text:style-name="T20"><text:s text:c="12"/>}</text:span></text:p>
            <text:p text:style-name="P19"><text:span text:style-name="T20"><text:s text:c="12"/>Trans trans = new Trans();</text:span></text:p>
            <text:p text:style-name="P19"><text:span text:style-name="T20"><text:s text:c="12"/>return (key &amp;&amp; trans.execute(abstractGraph));</text:span></text:p>
            <text:p text:style-name="P19"><text:span text:style-name="T20"><text:s text:c="8"/>}</text:span></text:p>
            <text:p text:style-name="P19"><text:span text:style-name="T20"><text:s text:c="4"/>}</text:span></text:p>
            <text:p text:style-name="P19"><text:span text:style-name="T20">}</text:span></text:p>
            <text:p text:style-name="P26"/>
            <text:p text:style-name="P19"><text:span text:style-name="T20">public class Trans implements GraphProperty</text:span></text:p>
            <text:p text:style-name="P19"><text:span text:style-name="T20">{ <text:s text:c="2"/>@Override</text:span></text:p>
            <text:p text:style-name="P19"><text:span text:style-name="T20"><text:s text:c="4"/>public boolean execute(AbstractGraph abstractGraph)</text:span></text:p>
            <text:p text:style-name="P19"><text:span text:style-name="T20"><text:s text:c="4"/>{ <text:s text:c="2"/>boolean k;</text:span></text:p>
            <text:p text:style-name="P19"><text:span text:style-name="T20"><text:s text:c="8"/>List&lt;Vertex&gt; vertices=abstractGraph.getVertices();</text:span></text:p>
            <text:p text:style-name="P19"><text:span text:style-name="T20"><text:s text:c="8"/>for (Vertex ver1:vertices) <text:s text:c="33"/>//Для каждой вершины графа:</text:span></text:p>
            <text:p text:style-name="P19"><text:span text:style-name="T20"><text:s text:c="8"/>{ <text:s text:c="2"/>List&lt;AbstractEdge&gt; edgeList1=ver1.getEdgeList(); <text:s text:c="7"/>//Получаем список её ребёр.</text:span></text:p>
            <text:p text:style-name="P19"><text:span text:style-name="T20"><text:s text:c="12"/>for (AbstractEdge edge1:edgeList1) <text:s text:c="21"/>//Для каждого ребра графа:</text:span></text:p>
            <text:p text:style-name="P19"><text:span text:style-name="T20"><text:s text:c="12"/>{ <text:s text:c="2"/>if (edge1.getV().equals(ver1)) <text:s text:c="28"/>//Если оно исходит из графа,</text:span></text:p>
            <text:p text:style-name="P19"><text:span text:style-name="T20"><text:s text:c="16"/>{ <text:s text:c="2"/>Vertex ver2=edge1.getW(); <text:s text:c="22"/>//получаем вторую вершину</text:span></text:p>
            <text:p text:style-name="P19"><text:span text:style-name="T20"><text:s text:c="20"/>List&lt;AbstractEdge&gt; edgeList2=ver2.getEdgeList();//и список смежности для неё.</text:span></text:p>
            <text:p text:style-name="P19"><text:span text:style-name="T20"><text:s text:c="20"/>for (AbstractEdge edge2:edgeList2) <text:s text:c="13"/>//Проходя по списку смежности,</text:span></text:p>
            <text:p text:style-name="P19"><text:span text:style-name="T20"><text:s text:c="20"/>{ <text:s text:c="2"/>if (edge2.getV().equals(ver2))</text:span></text:p>
            <text:p text:style-name="P19"><text:span text:style-name="T20"><text:s text:c="24"/>{ <text:s text:c="2"/>Vertex ver3=edge2.getW(); <text:s text:c="14"/>//выбираем третью вершину</text:span></text:p>
            <text:p text:style-name="P19"><text:span text:style-name="T20"><text:s text:c="28"/>if (!ver1.equals(ver3))</text:span></text:p>
            <text:p text:style-name="P19"><text:span text:style-name="T20"><text:s text:c="28"/>{ <text:s text:c="2"/>k = true;</text:span></text:p>
            <text:p text:style-name="P19"><text:span text:style-name="T20"><text:s text:c="32"/>for (AbstractEdge edge0:edgeList1) <text:s text:c="5"/>//и ищем в списке смежности 1-ой ребро между 1 и 3.</text:span></text:p>
            <text:p text:style-name="P19"><text:span text:style-name="T20"><text:s text:c="36"/>if (edge0.getV().equals(ver1) &amp;&amp; edge0.getW().equals(ver3))</text:span></text:p>
            <text:p text:style-name="P19"><text:span text:style-name="T20"><text:s text:c="36"/>{ <text:s text:c="2"/>k=false;</text:span></text:p>
            <text:p text:style-name="P19"><text:span text:style-name="T20"><text:s text:c="40"/>break;</text:span></text:p>
            <text:p text:style-name="P19"><text:span text:style-name="T20"><text:s text:c="36"/>}</text:span></text:p>
            <text:p text:style-name="P19"><text:span text:style-name="T20"><text:s text:c="32"/>if (k) <text:s text:c="33"/>//Если не находим, возвращаем 0</text:span></text:p>
            <text:p text:style-name="P19"><text:span text:style-name="T20"><text:s text:c="36"/>return false;</text:span></text:p>
            <text:p text:style-name="P19"><text:span text:style-name="T20"><text:s text:c="28"/>}</text:span></text:p>
            <text:p text:style-name="P19"><text:span text:style-name="T20"><text:s text:c="24"/>}</text:span></text:p>
            <text:p text:style-name="P19"><text:span text:style-name="T20"><text:s text:c="20"/>}</text:span></text:p>
            <text:p text:style-name="P19"><text:span text:style-name="T20"><text:s text:c="16"/>}</text:span></text:p>
            <text:p text:style-name="P19"><text:span text:style-name="T20"><text:s text:c="12"/>}</text:span></text:p>
            <text:p text:style-name="P19"><text:span text:style-name="T20"><text:s text:c="8"/>}</text:span></text:p>
            <text:p text:style-name="P19"><text:span text:style-name="T20"><text:s text:c="8"/>return true; <text:s text:c="2"/>//Если для всех всё найдено, возвращаем 1</text:span></text:p>
            <text:p text:style-name="P19"><text:span text:style-name="T20"><text:s text:c="4"/>}</text:span></text:p>
            <text:p text:style-name="P19"><text:span text:style-name="T20">}</text:span></text:p>
            <text:p text:style-name="P26"/>
            <text:p text:style-name="P2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3" meta:paragraph-count="2297" meta:word-count="8198" meta:character-count="89711" meta:non-whitespace-character-count="58444"/>
    <meta:generator>LibreOfficeDev/6.0.5.2$Linux_X86_64 LibreOffice_project/</meta:generator>
  </office:meta>
</office:document-meta>
</file>